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3.61pt"/>
    </style:style>
    <style:style style:name="co3" style:family="table-column">
      <style:table-column-properties fo:break-before="auto" style:column-width="194.51pt"/>
    </style:style>
    <style:style style:name="co4" style:family="table-column">
      <style:table-column-properties fo:break-before="auto" style:column-width="128.1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170.59pt"/>
    </style:style>
    <style:style style:name="co7" style:family="table-column">
      <style:table-column-properties fo:break-before="auto" style:column-width="145.11pt"/>
    </style:style>
    <style:style style:name="co8" style:family="table-column">
      <style:table-column-properties fo:break-before="auto" style:column-width="250.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/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transparent" fo:border="0.06pt solid #000000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1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in Already Assigned on the Symbol</text:p>
          </table:table-cell>
          <table:covered-table-cell table:style-name="ce6"/>
          <table:covered-table-cell/>
          <table:table-cell table:style-name="ce12" office:value-type="string" calcext:value-type="string" table:number-columns-spanned="1" table:number-rows-spanned="2">
            <text:p>CPU Pins</text:p>
          </table:table-cell>
          <table:table-cell table:style-name="ce15" office:value-type="string" calcext:value-type="string" table:number-columns-spanned="1" table:number-rows-spanned="2">
            <text:p>Assigned CPU pins</text:p>
          </table:table-cell>
          <table:table-cell table:style-name="ce17" office:value-type="string" calcext:value-type="string" table:number-columns-spanned="1" table:number-rows-spanned="2">
            <text:p>Is GPIO?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Pin Num</text:p>
          </table:table-cell>
          <table:table-cell table:style-name="ce7" office:value-type="string" calcext:value-type="string">
            <text:p>Name</text:p>
          </table:table-cell>
          <table:table-cell table:style-name="ce9" office:value-type="string" calcext:value-type="string">
            <text:p>The pin exists into the CPU</text:p>
          </table:table-cell>
          <table:covered-table-cell table:style-name="ce3"/>
          <table:covered-table-cell table:number-columns-repeated="2"/>
          <table:table-cell table:number-columns-repeated="7"/>
        </table:table-row>
        <table:table-row table:style-name="ro3">
          <table:table-cell table:style-name="ce3" office:value-type="string" calcext:value-type="string">
            <text:p>1A2</text:p>
          </table:table-cell>
          <table:table-cell table:style-name="ce8" office:value-type="string" calcext:value-type="string">
            <text:p>VDDCORE</text:p>
          </table:table-cell>
          <table:table-cell table:style-name="ce10" table:formula="of:=(MATCH([.A3];[.$D$3:.$D$363];0)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1A2</text:p>
          </table:table-cell>
          <table:table-cell table:style-name="ce16" table:formula="of:=(MATCH([.D3];[.$A$3:.$A$363];0))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A3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4];[.$D$3:.$D$363];0))" office:value-type="boolean" office:boolean-value="2" calcext:value-type="boolean">
            <text:p>TRUE</text:p>
          </table:table-cell>
          <table:table-cell table:style-name="ce3" office:value-type="string" calcext:value-type="string">
            <text:p>1A3</text:p>
          </table:table-cell>
          <table:table-cell table:style-name="ce16" table:formula="of:=(MATCH([.D4];[.$A$3:.$A$363];0))" office:value-type="boolean" office:boolean-value="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A4</text:p>
          </table:table-cell>
          <table:table-cell table:style-name="ce8" office:value-type="string" calcext:value-type="string">
            <text:p>VDDCORE</text:p>
          </table:table-cell>
          <table:table-cell table:style-name="ce11" table:formula="of:=(MATCH([.A5];[.$D$3:.$D$363];0))" office:value-type="boolean" office:boolean-value="3" calcext:value-type="boolean">
            <text:p>TRUE</text:p>
          </table:table-cell>
          <table:table-cell table:style-name="ce3" office:value-type="string" calcext:value-type="string">
            <text:p>1A4</text:p>
          </table:table-cell>
          <table:table-cell table:style-name="ce16" table:formula="of:=(MATCH([.D5];[.$A$3:.$A$363];0))" office:value-type="boolean" office:boolean-value="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A5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6];[.$D$3:.$D$363];0))" office:value-type="boolean" office:boolean-value="4" calcext:value-type="boolean">
            <text:p>TRUE</text:p>
          </table:table-cell>
          <table:table-cell table:style-name="ce3" office:value-type="string" calcext:value-type="string">
            <text:p>1A5</text:p>
          </table:table-cell>
          <table:table-cell table:style-name="ce16" table:formula="of:=(MATCH([.D6];[.$A$3:.$A$363];0))" office:value-type="boolean" office:boolean-value="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A6</text:p>
          </table:table-cell>
          <table:table-cell table:style-name="ce8" office:value-type="string" calcext:value-type="string">
            <text:p>VDDCORE</text:p>
          </table:table-cell>
          <table:table-cell table:style-name="ce11" table:formula="of:=(MATCH([.A7];[.$D$3:.$D$363];0))" office:value-type="boolean" office:boolean-value="5" calcext:value-type="boolean">
            <text:p>TRUE</text:p>
          </table:table-cell>
          <table:table-cell table:style-name="ce3" office:value-type="string" calcext:value-type="string">
            <text:p>1A6</text:p>
          </table:table-cell>
          <table:table-cell table:style-name="ce16" table:formula="of:=(MATCH([.D7];[.$A$3:.$A$363];0))" office:value-type="boolean" office:boolean-value="5" calcext:value-type="boolean">
            <text:p>TRUE</text:p>
          </table:table-cell>
          <table:table-cell/>
          <table:table-cell table:style-name="ce18" office:value-type="string" calcext:value-type="string" table:number-columns-spanned="1" table:number-rows-spanned="2">
            <text:p>Total Number of CPU pins</text:p>
          </table:table-cell>
          <table:table-cell table:style-name="ce23" table:formula="of:=COUNTA([.$D$3:.$D$363])" office:value-type="float" office:value="361" calcext:value-type="float" table:number-columns-spanned="1" table:number-rows-spanned="2">
            <text:p>361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1A7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8];[.$D$3:.$D$363];0))" office:value-type="boolean" office:boolean-value="6" calcext:value-type="boolean">
            <text:p>TRUE</text:p>
          </table:table-cell>
          <table:table-cell table:style-name="ce3" office:value-type="string" calcext:value-type="string">
            <text:p>1A7</text:p>
          </table:table-cell>
          <table:table-cell table:style-name="ce16" table:formula="of:=(MATCH([.D8];[.$A$3:.$A$363];0))" office:value-type="boolean" office:boolean-value="6" calcext:value-type="boolean">
            <text:p>TRUE</text:p>
          </table:table-cell>
          <table:table-cell/>
          <table:covered-table-cell table:number-columns-repeated="2" table:style-name="ce8"/>
          <table:table-cell table:number-columns-repeated="5"/>
        </table:table-row>
        <table:table-row table:style-name="ro3">
          <table:table-cell table:style-name="ce3" office:value-type="string" calcext:value-type="string">
            <text:p>1A8</text:p>
          </table:table-cell>
          <table:table-cell table:style-name="ce8" office:value-type="string" calcext:value-type="string">
            <text:p>VDDQ_DDR</text:p>
          </table:table-cell>
          <table:table-cell table:style-name="ce11" table:formula="of:=(MATCH([.A9];[.$D$3:.$D$363];0))" office:value-type="boolean" office:boolean-value="7" calcext:value-type="boolean">
            <text:p>TRUE</text:p>
          </table:table-cell>
          <table:table-cell table:style-name="ce3" office:value-type="string" calcext:value-type="string">
            <text:p>1A8</text:p>
          </table:table-cell>
          <table:table-cell table:style-name="ce16" table:formula="of:=(MATCH([.D9];[.$A$3:.$A$363];0))" office:value-type="boolean" office:boolean-value="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B1</text:p>
          </table:table-cell>
          <table:table-cell table:style-name="ce8" office:value-type="string" calcext:value-type="string">
            <text:p>VDDCORE</text:p>
          </table:table-cell>
          <table:table-cell table:style-name="ce11" table:formula="of:=(MATCH([.A10];[.$D$3:.$D$363];0))" office:value-type="boolean" office:boolean-value="8" calcext:value-type="boolean">
            <text:p>TRUE</text:p>
          </table:table-cell>
          <table:table-cell table:style-name="ce3" office:value-type="string" calcext:value-type="string">
            <text:p>1B1</text:p>
          </table:table-cell>
          <table:table-cell table:style-name="ce16" table:formula="of:=(MATCH([.D10];[.$A$3:.$A$363];0))" office:value-type="boolean" office:boolean-value="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B2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11];[.$D$3:.$D$363];0))" office:value-type="boolean" office:boolean-value="9" calcext:value-type="boolean">
            <text:p>TRUE</text:p>
          </table:table-cell>
          <table:table-cell table:style-name="ce3" office:value-type="string" calcext:value-type="string">
            <text:p>1B2</text:p>
          </table:table-cell>
          <table:table-cell table:style-name="ce16" table:formula="of:=(MATCH([.D11];[.$A$3:.$A$363];0))" office:value-type="boolean" office:boolean-value="9" calcext:value-type="boolean">
            <text:p>TRUE</text:p>
          </table:table-cell>
          <table:table-cell/>
          <table:table-cell table:style-name="ce19" office:value-type="string" calcext:value-type="string" table:number-columns-spanned="1" table:number-rows-spanned="2">
            <text:p>Total Number of pins assigned (counted from assigned table)</text:p>
          </table:table-cell>
          <table:table-cell table:style-name="ce23" table:formula="of:=COUNTA([.$A$3:.$A$363])" office:value-type="float" office:value="300" calcext:value-type="float" table:number-columns-spanned="1" table:number-rows-spanned="2">
            <text:p>300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1B3</text:p>
          </table:table-cell>
          <table:table-cell table:style-name="ce8" office:value-type="string" calcext:value-type="string">
            <text:p>VDDCORE</text:p>
          </table:table-cell>
          <table:table-cell table:style-name="ce11" table:formula="of:=(MATCH([.A12];[.$D$3:.$D$363];0))" office:value-type="boolean" office:boolean-value="10" calcext:value-type="boolean">
            <text:p>TRUE</text:p>
          </table:table-cell>
          <table:table-cell table:style-name="ce3" office:value-type="string" calcext:value-type="string">
            <text:p>1B3</text:p>
          </table:table-cell>
          <table:table-cell table:style-name="ce16" table:formula="of:=(MATCH([.D12];[.$A$3:.$A$363];0))" office:value-type="boolean" office:boolean-value="10" calcext:value-type="boolean">
            <text:p>TRUE</text:p>
          </table:table-cell>
          <table:table-cell/>
          <table:covered-table-cell table:number-columns-repeated="2" table:style-name="ce8"/>
          <table:table-cell table:number-columns-repeated="5"/>
        </table:table-row>
        <table:table-row table:style-name="ro3">
          <table:table-cell table:style-name="ce3" office:value-type="string" calcext:value-type="string">
            <text:p>1B4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13];[.$D$3:.$D$363];0))" office:value-type="boolean" office:boolean-value="11" calcext:value-type="boolean">
            <text:p>TRUE</text:p>
          </table:table-cell>
          <table:table-cell table:style-name="ce3" office:value-type="string" calcext:value-type="string">
            <text:p>1B4</text:p>
          </table:table-cell>
          <table:table-cell table:style-name="ce16" table:formula="of:=(MATCH([.D13];[.$A$3:.$A$363];0))" office:value-type="boolean" office:boolean-value="11" calcext:value-type="boolean">
            <text:p>TRUE</text:p>
          </table:table-cell>
          <table:table-cell/>
          <table:table-cell table:style-name="ce20" office:value-type="string" calcext:value-type="string" table:number-columns-spanned="1" table:number-rows-spanned="2">
            <text:p>Total Number of pins assigned (counted from global pins table)</text:p>
          </table:table-cell>
          <table:table-cell table:style-name="ce23" table:formula="of:=COUNT([.$E$3:.$E$363])" office:value-type="float" office:value="300" calcext:value-type="float" table:number-columns-spanned="1" table:number-rows-spanned="2">
            <text:p>300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1B5</text:p>
          </table:table-cell>
          <table:table-cell table:style-name="ce8" office:value-type="string" calcext:value-type="string">
            <text:p>VDDCORE</text:p>
          </table:table-cell>
          <table:table-cell table:style-name="ce11" table:formula="of:=(MATCH([.A14];[.$D$3:.$D$363];0))" office:value-type="boolean" office:boolean-value="12" calcext:value-type="boolean">
            <text:p>TRUE</text:p>
          </table:table-cell>
          <table:table-cell table:style-name="ce3" office:value-type="string" calcext:value-type="string">
            <text:p>1B5</text:p>
          </table:table-cell>
          <table:table-cell table:style-name="ce16" table:formula="of:=(MATCH([.D14];[.$A$3:.$A$363];0))" office:value-type="boolean" office:boolean-value="12" calcext:value-type="boolean">
            <text:p>TRUE</text:p>
          </table:table-cell>
          <table:table-cell/>
          <table:covered-table-cell table:number-columns-repeated="2"/>
          <table:table-cell table:number-columns-repeated="5"/>
        </table:table-row>
        <table:table-row table:style-name="ro3">
          <table:table-cell table:style-name="ce3" office:value-type="string" calcext:value-type="string">
            <text:p>1B6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15];[.$D$3:.$D$363];0))" office:value-type="boolean" office:boolean-value="13" calcext:value-type="boolean">
            <text:p>TRUE</text:p>
          </table:table-cell>
          <table:table-cell table:style-name="ce3" office:value-type="string" calcext:value-type="string">
            <text:p>1B6</text:p>
          </table:table-cell>
          <table:table-cell table:style-name="ce16" table:formula="of:=(MATCH([.D15];[.$A$3:.$A$363];0))" office:value-type="boolean" office:boolean-value="1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B7</text:p>
          </table:table-cell>
          <table:table-cell table:style-name="ce8" office:value-type="string" calcext:value-type="string">
            <text:p>VDDQ_DDR</text:p>
          </table:table-cell>
          <table:table-cell table:style-name="ce11" table:formula="of:=(MATCH([.A16];[.$D$3:.$D$363];0))" office:value-type="boolean" office:boolean-value="14" calcext:value-type="boolean">
            <text:p>TRUE</text:p>
          </table:table-cell>
          <table:table-cell table:style-name="ce3" office:value-type="string" calcext:value-type="string">
            <text:p>1B7</text:p>
          </table:table-cell>
          <table:table-cell table:style-name="ce16" table:formula="of:=(MATCH([.D16];[.$A$3:.$A$363];0))" office:value-type="boolean" office:boolean-value="1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B8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17];[.$D$3:.$D$363];0))" office:value-type="boolean" office:boolean-value="15" calcext:value-type="boolean">
            <text:p>TRUE</text:p>
          </table:table-cell>
          <table:table-cell table:style-name="ce3" office:value-type="string" calcext:value-type="string">
            <text:p>1B8</text:p>
          </table:table-cell>
          <table:table-cell table:style-name="ce16" table:formula="of:=(MATCH([.D17];[.$A$3:.$A$363];0))" office:value-type="boolean" office:boolean-value="15" calcext:value-type="boolean">
            <text:p>TRUE</text:p>
          </table:table-cell>
          <table:table-cell/>
          <table:table-cell table:style-name="ce21" office:value-type="string" calcext:value-type="string" table:number-columns-spanned="1" table:number-rows-spanned="2">
            <text:p>Total Number of unassigned pins (from CPU – assigned)</text:p>
          </table:table-cell>
          <table:table-cell table:style-name="ce23" table:formula="of:=[.$H$7]-[.$H$11]" office:value-type="float" office:value="61" calcext:value-type="float" table:number-columns-spanned="1" table:number-rows-spanned="2">
            <text:p>61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1B9</text:p>
          </table:table-cell>
          <table:table-cell table:style-name="ce8" office:value-type="string" calcext:value-type="string">
            <text:p>VDDQ_DDR</text:p>
          </table:table-cell>
          <table:table-cell table:style-name="ce11" table:formula="of:=(MATCH([.A18];[.$D$3:.$D$363];0))" office:value-type="boolean" office:boolean-value="16" calcext:value-type="boolean">
            <text:p>TRUE</text:p>
          </table:table-cell>
          <table:table-cell table:style-name="ce3" office:value-type="string" calcext:value-type="string">
            <text:p>1B9</text:p>
          </table:table-cell>
          <table:table-cell table:style-name="ce16" table:formula="of:=(MATCH([.D18];[.$A$3:.$A$363];0))" office:value-type="boolean" office:boolean-value="16" calcext:value-type="boolean">
            <text:p>TRUE</text:p>
          </table:table-cell>
          <table:table-cell/>
          <table:covered-table-cell table:number-columns-repeated="2" table:style-name="ce8"/>
          <table:table-cell table:number-columns-repeated="5"/>
        </table:table-row>
        <table:table-row table:style-name="ro3">
          <table:table-cell table:style-name="ce3" office:value-type="string" calcext:value-type="string">
            <text:p>1C1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19];[.$D$3:.$D$363];0))" office:value-type="boolean" office:boolean-value="17" calcext:value-type="boolean">
            <text:p>TRUE</text:p>
          </table:table-cell>
          <table:table-cell table:style-name="ce3" office:value-type="string" calcext:value-type="string">
            <text:p>1C1</text:p>
          </table:table-cell>
          <table:table-cell table:style-name="ce16" table:formula="of:=(MATCH([.D19];[.$A$3:.$A$363];0))" office:value-type="boolean" office:boolean-value="17" calcext:value-type="boolean">
            <text:p>TRUE</text:p>
          </table:table-cell>
          <table:table-cell/>
          <table:table-cell table:style-name="ce22" office:value-type="string" calcext:value-type="string" table:number-columns-spanned="1" table:number-rows-spanned="2">
            <text:p>Total Number of assigned pins (counted from table)</text:p>
          </table:table-cell>
          <table:table-cell table:style-name="ce23" table:formula="of:=[.$H$7]-[.$H$13]" office:value-type="float" office:value="61" calcext:value-type="float" table:number-columns-spanned="1" table:number-rows-spanned="2">
            <text:p>61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1C2</text:p>
          </table:table-cell>
          <table:table-cell table:style-name="ce8" office:value-type="string" calcext:value-type="string">
            <text:p>VDDCORE</text:p>
          </table:table-cell>
          <table:table-cell table:style-name="ce11" table:formula="of:=(MATCH([.A20];[.$D$3:.$D$363];0))" office:value-type="boolean" office:boolean-value="18" calcext:value-type="boolean">
            <text:p>TRUE</text:p>
          </table:table-cell>
          <table:table-cell table:style-name="ce3" office:value-type="string" calcext:value-type="string">
            <text:p>1C2</text:p>
          </table:table-cell>
          <table:table-cell table:style-name="ce16" table:formula="of:=(MATCH([.D20];[.$A$3:.$A$363];0))" office:value-type="boolean" office:boolean-value="18" calcext:value-type="boolean">
            <text:p>TRUE</text:p>
          </table:table-cell>
          <table:table-cell/>
          <table:covered-table-cell table:number-columns-repeated="2"/>
          <table:table-cell table:number-columns-repeated="5"/>
        </table:table-row>
        <table:table-row table:style-name="ro3">
          <table:table-cell table:style-name="ce3" office:value-type="string" calcext:value-type="string">
            <text:p>1C3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21];[.$D$3:.$D$363];0))" office:value-type="boolean" office:boolean-value="19" calcext:value-type="boolean">
            <text:p>TRUE</text:p>
          </table:table-cell>
          <table:table-cell table:style-name="ce3" office:value-type="string" calcext:value-type="string">
            <text:p>1C3</text:p>
          </table:table-cell>
          <table:table-cell table:style-name="ce16" table:formula="of:=(MATCH([.D21];[.$A$3:.$A$363];0))" office:value-type="boolean" office:boolean-value="1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C4</text:p>
          </table:table-cell>
          <table:table-cell table:style-name="ce8" office:value-type="string" calcext:value-type="string">
            <text:p>VDDCORE</text:p>
          </table:table-cell>
          <table:table-cell table:style-name="ce11" table:formula="of:=(MATCH([.A22];[.$D$3:.$D$363];0))" office:value-type="boolean" office:boolean-value="20" calcext:value-type="boolean">
            <text:p>TRUE</text:p>
          </table:table-cell>
          <table:table-cell table:style-name="ce3" office:value-type="string" calcext:value-type="string">
            <text:p>1C4</text:p>
          </table:table-cell>
          <table:table-cell table:style-name="ce16" table:formula="of:=(MATCH([.D22];[.$A$3:.$A$363];0))" office:value-type="boolean" office:boolean-value="2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C5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23];[.$D$3:.$D$363];0))" office:value-type="boolean" office:boolean-value="21" calcext:value-type="boolean">
            <text:p>TRUE</text:p>
          </table:table-cell>
          <table:table-cell table:style-name="ce3" office:value-type="string" calcext:value-type="string">
            <text:p>1C5</text:p>
          </table:table-cell>
          <table:table-cell table:style-name="ce16" table:formula="of:=(MATCH([.D23];[.$A$3:.$A$363];0))" office:value-type="boolean" office:boolean-value="2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C6</text:p>
          </table:table-cell>
          <table:table-cell table:style-name="ce8" office:value-type="string" calcext:value-type="string">
            <text:p>VDDCORE</text:p>
          </table:table-cell>
          <table:table-cell table:style-name="ce11" table:formula="of:=(MATCH([.A24];[.$D$3:.$D$363];0))" office:value-type="boolean" office:boolean-value="22" calcext:value-type="boolean">
            <text:p>TRUE</text:p>
          </table:table-cell>
          <table:table-cell table:style-name="ce3" office:value-type="string" calcext:value-type="string">
            <text:p>1C6</text:p>
          </table:table-cell>
          <table:table-cell table:style-name="ce16" table:formula="of:=(MATCH([.D24];[.$A$3:.$A$363];0))" office:value-type="boolean" office:boolean-value="2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C7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25];[.$D$3:.$D$363];0))" office:value-type="boolean" office:boolean-value="23" calcext:value-type="boolean">
            <text:p>TRUE</text:p>
          </table:table-cell>
          <table:table-cell table:style-name="ce3" office:value-type="string" calcext:value-type="string">
            <text:p>1C7</text:p>
          </table:table-cell>
          <table:table-cell table:style-name="ce16" table:formula="of:=(MATCH([.D25];[.$A$3:.$A$363];0))" office:value-type="boolean" office:boolean-value="2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C8</text:p>
          </table:table-cell>
          <table:table-cell table:style-name="ce8" office:value-type="string" calcext:value-type="string">
            <text:p>VDDQ_DDR</text:p>
          </table:table-cell>
          <table:table-cell table:style-name="ce11" table:formula="of:=(MATCH([.A26];[.$D$3:.$D$363];0))" office:value-type="boolean" office:boolean-value="24" calcext:value-type="boolean">
            <text:p>TRUE</text:p>
          </table:table-cell>
          <table:table-cell table:style-name="ce3" office:value-type="string" calcext:value-type="string">
            <text:p>1C8</text:p>
          </table:table-cell>
          <table:table-cell table:style-name="ce16" table:formula="of:=(MATCH([.D26];[.$A$3:.$A$363];0))" office:value-type="boolean" office:boolean-value="2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C9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27];[.$D$3:.$D$363];0))" office:value-type="boolean" office:boolean-value="25" calcext:value-type="boolean">
            <text:p>TRUE</text:p>
          </table:table-cell>
          <table:table-cell table:style-name="ce3" office:value-type="string" calcext:value-type="string">
            <text:p>1C9</text:p>
          </table:table-cell>
          <table:table-cell table:style-name="ce16" table:formula="of:=(MATCH([.D27];[.$A$3:.$A$363];0))" office:value-type="boolean" office:boolean-value="2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D1</text:p>
          </table:table-cell>
          <table:table-cell table:style-name="ce8" office:value-type="string" calcext:value-type="string">
            <text:p>VDDCORE</text:p>
          </table:table-cell>
          <table:table-cell table:style-name="ce11" table:formula="of:=(MATCH([.A28];[.$D$3:.$D$363];0))" office:value-type="boolean" office:boolean-value="26" calcext:value-type="boolean">
            <text:p>TRUE</text:p>
          </table:table-cell>
          <table:table-cell table:style-name="ce3" office:value-type="string" calcext:value-type="string">
            <text:p>1D1</text:p>
          </table:table-cell>
          <table:table-cell table:style-name="ce16" table:formula="of:=(MATCH([.D28];[.$A$3:.$A$363];0))" office:value-type="boolean" office:boolean-value="2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D2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29];[.$D$3:.$D$363];0))" office:value-type="boolean" office:boolean-value="27" calcext:value-type="boolean">
            <text:p>TRUE</text:p>
          </table:table-cell>
          <table:table-cell table:style-name="ce3" office:value-type="string" calcext:value-type="string">
            <text:p>1D2</text:p>
          </table:table-cell>
          <table:table-cell table:style-name="ce16" table:formula="of:=(MATCH([.D29];[.$A$3:.$A$363];0))" office:value-type="boolean" office:boolean-value="2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D3</text:p>
          </table:table-cell>
          <table:table-cell table:style-name="ce8" office:value-type="string" calcext:value-type="string">
            <text:p>VDDCORE</text:p>
          </table:table-cell>
          <table:table-cell table:style-name="ce11" table:formula="of:=(MATCH([.A30];[.$D$3:.$D$363];0))" office:value-type="boolean" office:boolean-value="28" calcext:value-type="boolean">
            <text:p>TRUE</text:p>
          </table:table-cell>
          <table:table-cell table:style-name="ce3" office:value-type="string" calcext:value-type="string">
            <text:p>1D3</text:p>
          </table:table-cell>
          <table:table-cell table:style-name="ce16" table:formula="of:=(MATCH([.D30];[.$A$3:.$A$363];0))" office:value-type="boolean" office:boolean-value="2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D4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31];[.$D$3:.$D$363];0))" office:value-type="boolean" office:boolean-value="29" calcext:value-type="boolean">
            <text:p>TRUE</text:p>
          </table:table-cell>
          <table:table-cell table:style-name="ce3" office:value-type="string" calcext:value-type="string">
            <text:p>1D4</text:p>
          </table:table-cell>
          <table:table-cell table:style-name="ce16" table:formula="of:=(MATCH([.D31];[.$A$3:.$A$363];0))" office:value-type="boolean" office:boolean-value="2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D5</text:p>
          </table:table-cell>
          <table:table-cell table:style-name="ce8" office:value-type="string" calcext:value-type="string">
            <text:p>VDDCORE</text:p>
          </table:table-cell>
          <table:table-cell table:style-name="ce11" table:formula="of:=(MATCH([.A32];[.$D$3:.$D$363];0))" office:value-type="boolean" office:boolean-value="30" calcext:value-type="boolean">
            <text:p>TRUE</text:p>
          </table:table-cell>
          <table:table-cell table:style-name="ce3" office:value-type="string" calcext:value-type="string">
            <text:p>1D5</text:p>
          </table:table-cell>
          <table:table-cell table:style-name="ce16" table:formula="of:=(MATCH([.D32];[.$A$3:.$A$363];0))" office:value-type="boolean" office:boolean-value="3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D6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33];[.$D$3:.$D$363];0))" office:value-type="boolean" office:boolean-value="31" calcext:value-type="boolean">
            <text:p>TRUE</text:p>
          </table:table-cell>
          <table:table-cell table:style-name="ce3" office:value-type="string" calcext:value-type="string">
            <text:p>1D6</text:p>
          </table:table-cell>
          <table:table-cell table:style-name="ce16" table:formula="of:=(MATCH([.D33];[.$A$3:.$A$363];0))" office:value-type="boolean" office:boolean-value="3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D7</text:p>
          </table:table-cell>
          <table:table-cell table:style-name="ce8" office:value-type="string" calcext:value-type="string">
            <text:p>VDDCORE</text:p>
          </table:table-cell>
          <table:table-cell table:style-name="ce11" table:formula="of:=(MATCH([.A34];[.$D$3:.$D$363];0))" office:value-type="boolean" office:boolean-value="32" calcext:value-type="boolean">
            <text:p>TRUE</text:p>
          </table:table-cell>
          <table:table-cell table:style-name="ce3" office:value-type="string" calcext:value-type="string">
            <text:p>1D7</text:p>
          </table:table-cell>
          <table:table-cell table:style-name="ce16" table:formula="of:=(MATCH([.D34];[.$A$3:.$A$363];0))" office:value-type="boolean" office:boolean-value="3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D8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35];[.$D$3:.$D$363];0))" office:value-type="boolean" office:boolean-value="33" calcext:value-type="boolean">
            <text:p>TRUE</text:p>
          </table:table-cell>
          <table:table-cell table:style-name="ce3" office:value-type="string" calcext:value-type="string">
            <text:p>1D8</text:p>
          </table:table-cell>
          <table:table-cell table:style-name="ce16" table:formula="of:=(MATCH([.D35];[.$A$3:.$A$363];0))" office:value-type="boolean" office:boolean-value="3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D9</text:p>
          </table:table-cell>
          <table:table-cell table:style-name="ce8" office:value-type="string" calcext:value-type="string">
            <text:p>VDDQ_DDR</text:p>
          </table:table-cell>
          <table:table-cell table:style-name="ce11" table:formula="of:=(MATCH([.A36];[.$D$3:.$D$363];0))" office:value-type="boolean" office:boolean-value="34" calcext:value-type="boolean">
            <text:p>TRUE</text:p>
          </table:table-cell>
          <table:table-cell table:style-name="ce3" office:value-type="string" calcext:value-type="string">
            <text:p>1D9</text:p>
          </table:table-cell>
          <table:table-cell table:style-name="ce16" table:formula="of:=(MATCH([.D36];[.$A$3:.$A$363];0))" office:value-type="boolean" office:boolean-value="3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E1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37];[.$D$3:.$D$363];0))" office:value-type="boolean" office:boolean-value="35" calcext:value-type="boolean">
            <text:p>TRUE</text:p>
          </table:table-cell>
          <table:table-cell table:style-name="ce3" office:value-type="string" calcext:value-type="string">
            <text:p>1E1</text:p>
          </table:table-cell>
          <table:table-cell table:style-name="ce16" table:formula="of:=(MATCH([.D37];[.$A$3:.$A$363];0))" office:value-type="boolean" office:boolean-value="3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E2</text:p>
          </table:table-cell>
          <table:table-cell table:style-name="ce8" office:value-type="string" calcext:value-type="string">
            <text:p>VDDCORE</text:p>
          </table:table-cell>
          <table:table-cell table:style-name="ce11" table:formula="of:=(MATCH([.A38];[.$D$3:.$D$363];0))" office:value-type="boolean" office:boolean-value="36" calcext:value-type="boolean">
            <text:p>TRUE</text:p>
          </table:table-cell>
          <table:table-cell table:style-name="ce3" office:value-type="string" calcext:value-type="string">
            <text:p>1E2</text:p>
          </table:table-cell>
          <table:table-cell table:style-name="ce16" table:formula="of:=(MATCH([.D38];[.$A$3:.$A$363];0))" office:value-type="boolean" office:boolean-value="3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E3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39];[.$D$3:.$D$363];0))" office:value-type="boolean" office:boolean-value="37" calcext:value-type="boolean">
            <text:p>TRUE</text:p>
          </table:table-cell>
          <table:table-cell table:style-name="ce3" office:value-type="string" calcext:value-type="string">
            <text:p>1E3</text:p>
          </table:table-cell>
          <table:table-cell table:style-name="ce16" table:formula="of:=(MATCH([.D39];[.$A$3:.$A$363];0))" office:value-type="boolean" office:boolean-value="3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E4</text:p>
          </table:table-cell>
          <table:table-cell table:style-name="ce8" office:value-type="string" calcext:value-type="string">
            <text:p>VDDCORE</text:p>
          </table:table-cell>
          <table:table-cell table:style-name="ce11" table:formula="of:=(MATCH([.A40];[.$D$3:.$D$363];0))" office:value-type="boolean" office:boolean-value="38" calcext:value-type="boolean">
            <text:p>TRUE</text:p>
          </table:table-cell>
          <table:table-cell table:style-name="ce3" office:value-type="string" calcext:value-type="string">
            <text:p>1E4</text:p>
          </table:table-cell>
          <table:table-cell table:style-name="ce16" table:formula="of:=(MATCH([.D40];[.$A$3:.$A$363];0))" office:value-type="boolean" office:boolean-value="3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E5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41];[.$D$3:.$D$363];0))" office:value-type="boolean" office:boolean-value="39" calcext:value-type="boolean">
            <text:p>TRUE</text:p>
          </table:table-cell>
          <table:table-cell table:style-name="ce3" office:value-type="string" calcext:value-type="string">
            <text:p>1E5</text:p>
          </table:table-cell>
          <table:table-cell table:style-name="ce16" table:formula="of:=(MATCH([.D41];[.$A$3:.$A$363];0))" office:value-type="boolean" office:boolean-value="3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E6</text:p>
          </table:table-cell>
          <table:table-cell table:style-name="ce8" office:value-type="string" calcext:value-type="string">
            <text:p>VDDCORE</text:p>
          </table:table-cell>
          <table:table-cell table:style-name="ce11" table:formula="of:=(MATCH([.A42];[.$D$3:.$D$363];0))" office:value-type="boolean" office:boolean-value="40" calcext:value-type="boolean">
            <text:p>TRUE</text:p>
          </table:table-cell>
          <table:table-cell table:style-name="ce3" office:value-type="string" calcext:value-type="string">
            <text:p>1E6</text:p>
          </table:table-cell>
          <table:table-cell table:style-name="ce16" table:formula="of:=(MATCH([.D42];[.$A$3:.$A$363];0))" office:value-type="boolean" office:boolean-value="4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E7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43];[.$D$3:.$D$363];0))" office:value-type="boolean" office:boolean-value="41" calcext:value-type="boolean">
            <text:p>TRUE</text:p>
          </table:table-cell>
          <table:table-cell table:style-name="ce3" office:value-type="string" calcext:value-type="string">
            <text:p>1E7</text:p>
          </table:table-cell>
          <table:table-cell table:style-name="ce16" table:formula="of:=(MATCH([.D43];[.$A$3:.$A$363];0))" office:value-type="boolean" office:boolean-value="4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E8</text:p>
          </table:table-cell>
          <table:table-cell table:style-name="ce8" office:value-type="string" calcext:value-type="string">
            <text:p>VDDQ_DDR</text:p>
          </table:table-cell>
          <table:table-cell table:style-name="ce11" table:formula="of:=(MATCH([.A44];[.$D$3:.$D$363];0))" office:value-type="boolean" office:boolean-value="42" calcext:value-type="boolean">
            <text:p>TRUE</text:p>
          </table:table-cell>
          <table:table-cell table:style-name="ce3" office:value-type="string" calcext:value-type="string">
            <text:p>1E8</text:p>
          </table:table-cell>
          <table:table-cell table:style-name="ce16" table:formula="of:=(MATCH([.D44];[.$A$3:.$A$363];0))" office:value-type="boolean" office:boolean-value="4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E9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45];[.$D$3:.$D$363];0))" office:value-type="boolean" office:boolean-value="43" calcext:value-type="boolean">
            <text:p>TRUE</text:p>
          </table:table-cell>
          <table:table-cell table:style-name="ce3" office:value-type="string" calcext:value-type="string">
            <text:p>1E9</text:p>
          </table:table-cell>
          <table:table-cell table:style-name="ce16" table:formula="of:=(MATCH([.D45];[.$A$3:.$A$363];0))" office:value-type="boolean" office:boolean-value="4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F1</text:p>
          </table:table-cell>
          <table:table-cell table:style-name="ce8" office:value-type="string" calcext:value-type="string">
            <text:p>VBAT</text:p>
          </table:table-cell>
          <table:table-cell table:style-name="ce11" table:formula="of:=(MATCH([.A46];[.$D$3:.$D$363];0))" office:value-type="boolean" office:boolean-value="44" calcext:value-type="boolean">
            <text:p>TRUE</text:p>
          </table:table-cell>
          <table:table-cell table:style-name="ce3" office:value-type="string" calcext:value-type="string">
            <text:p>1F1</text:p>
          </table:table-cell>
          <table:table-cell table:style-name="ce16" table:formula="of:=(MATCH([.D46];[.$A$3:.$A$363];0))" office:value-type="boolean" office:boolean-value="4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F2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47];[.$D$3:.$D$363];0))" office:value-type="boolean" office:boolean-value="45" calcext:value-type="boolean">
            <text:p>TRUE</text:p>
          </table:table-cell>
          <table:table-cell table:style-name="ce3" office:value-type="string" calcext:value-type="string">
            <text:p>1F2</text:p>
          </table:table-cell>
          <table:table-cell table:style-name="ce16" table:formula="of:=(MATCH([.D47];[.$A$3:.$A$363];0))" office:value-type="boolean" office:boolean-value="4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F3</text:p>
          </table:table-cell>
          <table:table-cell table:style-name="ce8" office:value-type="string" calcext:value-type="string">
            <text:p>VDD</text:p>
          </table:table-cell>
          <table:table-cell table:style-name="ce11" table:formula="of:=(MATCH([.A48];[.$D$3:.$D$363];0))" office:value-type="boolean" office:boolean-value="46" calcext:value-type="boolean">
            <text:p>TRUE</text:p>
          </table:table-cell>
          <table:table-cell table:style-name="ce3" office:value-type="string" calcext:value-type="string">
            <text:p>1F3</text:p>
          </table:table-cell>
          <table:table-cell table:style-name="ce16" table:formula="of:=(MATCH([.D48];[.$A$3:.$A$363];0))" office:value-type="boolean" office:boolean-value="4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F4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49];[.$D$3:.$D$363];0))" office:value-type="boolean" office:boolean-value="47" calcext:value-type="boolean">
            <text:p>TRUE</text:p>
          </table:table-cell>
          <table:table-cell table:style-name="ce3" office:value-type="string" calcext:value-type="string">
            <text:p>1F4</text:p>
          </table:table-cell>
          <table:table-cell table:style-name="ce16" table:formula="of:=(MATCH([.D49];[.$A$3:.$A$363];0))" office:value-type="boolean" office:boolean-value="4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F5</text:p>
          </table:table-cell>
          <table:table-cell table:style-name="ce8" office:value-type="string" calcext:value-type="string">
            <text:p>VDDCORE</text:p>
          </table:table-cell>
          <table:table-cell table:style-name="ce11" table:formula="of:=(MATCH([.A50];[.$D$3:.$D$363];0))" office:value-type="boolean" office:boolean-value="48" calcext:value-type="boolean">
            <text:p>TRUE</text:p>
          </table:table-cell>
          <table:table-cell table:style-name="ce3" office:value-type="string" calcext:value-type="string">
            <text:p>1F5</text:p>
          </table:table-cell>
          <table:table-cell table:style-name="ce16" table:formula="of:=(MATCH([.D50];[.$A$3:.$A$363];0))" office:value-type="boolean" office:boolean-value="4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F6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51];[.$D$3:.$D$363];0))" office:value-type="boolean" office:boolean-value="49" calcext:value-type="boolean">
            <text:p>TRUE</text:p>
          </table:table-cell>
          <table:table-cell table:style-name="ce3" office:value-type="string" calcext:value-type="string">
            <text:p>1F6</text:p>
          </table:table-cell>
          <table:table-cell table:style-name="ce16" table:formula="of:=(MATCH([.D51];[.$A$3:.$A$363];0))" office:value-type="boolean" office:boolean-value="4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F7</text:p>
          </table:table-cell>
          <table:table-cell table:style-name="ce8" office:value-type="string" calcext:value-type="string">
            <text:p>VDDCORE</text:p>
          </table:table-cell>
          <table:table-cell table:style-name="ce11" table:formula="of:=(MATCH([.A52];[.$D$3:.$D$363];0))" office:value-type="boolean" office:boolean-value="50" calcext:value-type="boolean">
            <text:p>TRUE</text:p>
          </table:table-cell>
          <table:table-cell table:style-name="ce3" office:value-type="string" calcext:value-type="string">
            <text:p>1F7</text:p>
          </table:table-cell>
          <table:table-cell table:style-name="ce16" table:formula="of:=(MATCH([.D52];[.$A$3:.$A$363];0))" office:value-type="boolean" office:boolean-value="5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F8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53];[.$D$3:.$D$363];0))" office:value-type="boolean" office:boolean-value="51" calcext:value-type="boolean">
            <text:p>TRUE</text:p>
          </table:table-cell>
          <table:table-cell table:style-name="ce3" office:value-type="string" calcext:value-type="string">
            <text:p>1F8</text:p>
          </table:table-cell>
          <table:table-cell table:style-name="ce16" table:formula="of:=(MATCH([.D53];[.$A$3:.$A$363];0))" office:value-type="boolean" office:boolean-value="5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F9</text:p>
          </table:table-cell>
          <table:table-cell table:style-name="ce8" office:value-type="string" calcext:value-type="string">
            <text:p>VDDQ_DDR</text:p>
          </table:table-cell>
          <table:table-cell table:style-name="ce11" table:formula="of:=(MATCH([.A54];[.$D$3:.$D$363];0))" office:value-type="boolean" office:boolean-value="52" calcext:value-type="boolean">
            <text:p>TRUE</text:p>
          </table:table-cell>
          <table:table-cell table:style-name="ce3" office:value-type="string" calcext:value-type="string">
            <text:p>1F9</text:p>
          </table:table-cell>
          <table:table-cell table:style-name="ce16" table:formula="of:=(MATCH([.D54];[.$A$3:.$A$363];0))" office:value-type="boolean" office:boolean-value="5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G1</text:p>
          </table:table-cell>
          <table:table-cell table:style-name="ce8" office:value-type="string" calcext:value-type="string">
            <text:p>VSS_ANA</text:p>
          </table:table-cell>
          <table:table-cell table:style-name="ce11" table:formula="of:=(MATCH([.A55];[.$D$3:.$D$363];0))" office:value-type="boolean" office:boolean-value="53" calcext:value-type="boolean">
            <text:p>TRUE</text:p>
          </table:table-cell>
          <table:table-cell table:style-name="ce3" office:value-type="string" calcext:value-type="string">
            <text:p>1G1</text:p>
          </table:table-cell>
          <table:table-cell table:style-name="ce16" table:formula="of:=(MATCH([.D55];[.$A$3:.$A$363];0))" office:value-type="boolean" office:boolean-value="5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G2</text:p>
          </table:table-cell>
          <table:table-cell table:style-name="ce8" office:value-type="string" calcext:value-type="string">
            <text:p>VDD_ANA</text:p>
          </table:table-cell>
          <table:table-cell table:style-name="ce11" table:formula="of:=(MATCH([.A56];[.$D$3:.$D$363];0))" office:value-type="boolean" office:boolean-value="54" calcext:value-type="boolean">
            <text:p>TRUE</text:p>
          </table:table-cell>
          <table:table-cell table:style-name="ce3" office:value-type="string" calcext:value-type="string">
            <text:p>1G2</text:p>
          </table:table-cell>
          <table:table-cell table:style-name="ce16" table:formula="of:=(MATCH([.D56];[.$A$3:.$A$363];0))" office:value-type="boolean" office:boolean-value="5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G3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57];[.$D$3:.$D$363];0))" office:value-type="boolean" office:boolean-value="55" calcext:value-type="boolean">
            <text:p>TRUE</text:p>
          </table:table-cell>
          <table:table-cell table:style-name="ce3" office:value-type="string" calcext:value-type="string">
            <text:p>1G3</text:p>
          </table:table-cell>
          <table:table-cell table:style-name="ce16" table:formula="of:=(MATCH([.D57];[.$A$3:.$A$363];0))" office:value-type="boolean" office:boolean-value="5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G4</text:p>
          </table:table-cell>
          <table:table-cell table:style-name="ce8" office:value-type="string" calcext:value-type="string">
            <text:p>VDD</text:p>
          </table:table-cell>
          <table:table-cell table:style-name="ce11" table:formula="of:=(MATCH([.A58];[.$D$3:.$D$363];0))" office:value-type="boolean" office:boolean-value="56" calcext:value-type="boolean">
            <text:p>TRUE</text:p>
          </table:table-cell>
          <table:table-cell table:style-name="ce3" office:value-type="string" calcext:value-type="string">
            <text:p>1G4</text:p>
          </table:table-cell>
          <table:table-cell table:style-name="ce16" table:formula="of:=(MATCH([.D58];[.$A$3:.$A$363];0))" office:value-type="boolean" office:boolean-value="5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G5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59];[.$D$3:.$D$363];0))" office:value-type="boolean" office:boolean-value="57" calcext:value-type="boolean">
            <text:p>TRUE</text:p>
          </table:table-cell>
          <table:table-cell table:style-name="ce3" office:value-type="string" calcext:value-type="string">
            <text:p>1G5</text:p>
          </table:table-cell>
          <table:table-cell table:style-name="ce16" table:formula="of:=(MATCH([.D59];[.$A$3:.$A$363];0))" office:value-type="boolean" office:boolean-value="5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G6</text:p>
          </table:table-cell>
          <table:table-cell table:style-name="ce8" office:value-type="string" calcext:value-type="string">
            <text:p>VDDCORE</text:p>
          </table:table-cell>
          <table:table-cell table:style-name="ce11" table:formula="of:=(MATCH([.A60];[.$D$3:.$D$363];0))" office:value-type="boolean" office:boolean-value="58" calcext:value-type="boolean">
            <text:p>TRUE</text:p>
          </table:table-cell>
          <table:table-cell table:style-name="ce3" office:value-type="string" calcext:value-type="string">
            <text:p>1G6</text:p>
          </table:table-cell>
          <table:table-cell table:style-name="ce16" table:formula="of:=(MATCH([.D60];[.$A$3:.$A$363];0))" office:value-type="boolean" office:boolean-value="5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G7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61];[.$D$3:.$D$363];0))" office:value-type="boolean" office:boolean-value="59" calcext:value-type="boolean">
            <text:p>TRUE</text:p>
          </table:table-cell>
          <table:table-cell table:style-name="ce3" office:value-type="string" calcext:value-type="string">
            <text:p>1G7</text:p>
          </table:table-cell>
          <table:table-cell table:style-name="ce16" table:formula="of:=(MATCH([.D61];[.$A$3:.$A$363];0))" office:value-type="boolean" office:boolean-value="5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G8</text:p>
          </table:table-cell>
          <table:table-cell table:style-name="ce8" office:value-type="string" calcext:value-type="string">
            <text:p>VDDQ_DDR</text:p>
          </table:table-cell>
          <table:table-cell table:style-name="ce11" table:formula="of:=(MATCH([.A62];[.$D$3:.$D$363];0))" office:value-type="boolean" office:boolean-value="60" calcext:value-type="boolean">
            <text:p>TRUE</text:p>
          </table:table-cell>
          <table:table-cell table:style-name="ce3" office:value-type="string" calcext:value-type="string">
            <text:p>1G8</text:p>
          </table:table-cell>
          <table:table-cell table:style-name="ce16" table:formula="of:=(MATCH([.D62];[.$A$3:.$A$363];0))" office:value-type="boolean" office:boolean-value="6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G9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63];[.$D$3:.$D$363];0))" office:value-type="boolean" office:boolean-value="61" calcext:value-type="boolean">
            <text:p>TRUE</text:p>
          </table:table-cell>
          <table:table-cell table:style-name="ce3" office:value-type="string" calcext:value-type="string">
            <text:p>1G9</text:p>
          </table:table-cell>
          <table:table-cell table:style-name="ce16" table:formula="of:=(MATCH([.D63];[.$A$3:.$A$363];0))" office:value-type="boolean" office:boolean-value="6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H1</text:p>
          </table:table-cell>
          <table:table-cell table:style-name="ce8" office:value-type="string" calcext:value-type="string">
            <text:p>VDDA</text:p>
          </table:table-cell>
          <table:table-cell table:style-name="ce11" table:formula="of:=(MATCH([.A64];[.$D$3:.$D$363];0))" office:value-type="boolean" office:boolean-value="62" calcext:value-type="boolean">
            <text:p>TRUE</text:p>
          </table:table-cell>
          <table:table-cell table:style-name="ce3" office:value-type="string" calcext:value-type="string">
            <text:p>1H1</text:p>
          </table:table-cell>
          <table:table-cell table:style-name="ce16" table:formula="of:=(MATCH([.D64];[.$A$3:.$A$363];0))" office:value-type="boolean" office:boolean-value="6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H2</text:p>
          </table:table-cell>
          <table:table-cell table:style-name="ce8" office:value-type="string" calcext:value-type="string">
            <text:p>VSSA</text:p>
          </table:table-cell>
          <table:table-cell table:style-name="ce11" table:formula="of:=(MATCH([.A65];[.$D$3:.$D$363];0))" office:value-type="boolean" office:boolean-value="63" calcext:value-type="boolean">
            <text:p>TRUE</text:p>
          </table:table-cell>
          <table:table-cell table:style-name="ce3" office:value-type="string" calcext:value-type="string">
            <text:p>1H2</text:p>
          </table:table-cell>
          <table:table-cell table:style-name="ce16" table:formula="of:=(MATCH([.D65];[.$A$3:.$A$363];0))" office:value-type="boolean" office:boolean-value="6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H3</text:p>
          </table:table-cell>
          <table:table-cell table:style-name="ce8" office:value-type="string" calcext:value-type="string">
            <text:p>VDD</text:p>
          </table:table-cell>
          <table:table-cell table:style-name="ce11" table:formula="of:=(MATCH([.A66];[.$D$3:.$D$363];0))" office:value-type="boolean" office:boolean-value="64" calcext:value-type="boolean">
            <text:p>TRUE</text:p>
          </table:table-cell>
          <table:table-cell table:style-name="ce3" office:value-type="string" calcext:value-type="string">
            <text:p>1H3</text:p>
          </table:table-cell>
          <table:table-cell table:style-name="ce16" table:formula="of:=(MATCH([.D66];[.$A$3:.$A$363];0))" office:value-type="boolean" office:boolean-value="6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H4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67];[.$D$3:.$D$363];0))" office:value-type="boolean" office:boolean-value="65" calcext:value-type="boolean">
            <text:p>TRUE</text:p>
          </table:table-cell>
          <table:table-cell table:style-name="ce3" office:value-type="string" calcext:value-type="string">
            <text:p>1H4</text:p>
          </table:table-cell>
          <table:table-cell table:style-name="ce16" table:formula="of:=(MATCH([.D67];[.$A$3:.$A$363];0))" office:value-type="boolean" office:boolean-value="6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H5</text:p>
          </table:table-cell>
          <table:table-cell table:style-name="ce8" office:value-type="string" calcext:value-type="string">
            <text:p>VDD</text:p>
          </table:table-cell>
          <table:table-cell table:style-name="ce11" table:formula="of:=(MATCH([.A68];[.$D$3:.$D$363];0))" office:value-type="boolean" office:boolean-value="66" calcext:value-type="boolean">
            <text:p>TRUE</text:p>
          </table:table-cell>
          <table:table-cell table:style-name="ce3" office:value-type="string" calcext:value-type="string">
            <text:p>1H5</text:p>
          </table:table-cell>
          <table:table-cell table:style-name="ce16" table:formula="of:=(MATCH([.D68];[.$A$3:.$A$363];0))" office:value-type="boolean" office:boolean-value="6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H6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69];[.$D$3:.$D$363];0))" office:value-type="boolean" office:boolean-value="67" calcext:value-type="boolean">
            <text:p>TRUE</text:p>
          </table:table-cell>
          <table:table-cell table:style-name="ce3" office:value-type="string" calcext:value-type="string">
            <text:p>1H6</text:p>
          </table:table-cell>
          <table:table-cell table:style-name="ce16" table:formula="of:=(MATCH([.D69];[.$A$3:.$A$363];0))" office:value-type="boolean" office:boolean-value="6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H7</text:p>
          </table:table-cell>
          <table:table-cell table:style-name="ce8" office:value-type="string" calcext:value-type="string">
            <text:p>VDDCORE</text:p>
          </table:table-cell>
          <table:table-cell table:style-name="ce11" table:formula="of:=(MATCH([.A70];[.$D$3:.$D$363];0))" office:value-type="boolean" office:boolean-value="68" calcext:value-type="boolean">
            <text:p>TRUE</text:p>
          </table:table-cell>
          <table:table-cell table:style-name="ce3" office:value-type="string" calcext:value-type="string">
            <text:p>1H7</text:p>
          </table:table-cell>
          <table:table-cell table:style-name="ce16" table:formula="of:=(MATCH([.D70];[.$A$3:.$A$363];0))" office:value-type="boolean" office:boolean-value="6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H8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71];[.$D$3:.$D$363];0))" office:value-type="boolean" office:boolean-value="69" calcext:value-type="boolean">
            <text:p>TRUE</text:p>
          </table:table-cell>
          <table:table-cell table:style-name="ce3" office:value-type="string" calcext:value-type="string">
            <text:p>1H8</text:p>
          </table:table-cell>
          <table:table-cell table:style-name="ce16" table:formula="of:=(MATCH([.D71];[.$A$3:.$A$363];0))" office:value-type="boolean" office:boolean-value="6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H9</text:p>
          </table:table-cell>
          <table:table-cell table:style-name="ce8" office:value-type="string" calcext:value-type="string">
            <text:p>VDDQ_DDR</text:p>
          </table:table-cell>
          <table:table-cell table:style-name="ce11" table:formula="of:=(MATCH([.A72];[.$D$3:.$D$363];0))" office:value-type="boolean" office:boolean-value="70" calcext:value-type="boolean">
            <text:p>TRUE</text:p>
          </table:table-cell>
          <table:table-cell table:style-name="ce3" office:value-type="string" calcext:value-type="string">
            <text:p>1H9</text:p>
          </table:table-cell>
          <table:table-cell table:style-name="ce16" table:formula="of:=(MATCH([.D72];[.$A$3:.$A$363];0))" office:value-type="boolean" office:boolean-value="7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J2</text:p>
          </table:table-cell>
          <table:table-cell table:style-name="ce8" office:value-type="string" calcext:value-type="string">
            <text:p>VDD</text:p>
          </table:table-cell>
          <table:table-cell table:style-name="ce11" table:formula="of:=(MATCH([.A73];[.$D$3:.$D$363];0))" office:value-type="boolean" office:boolean-value="71" calcext:value-type="boolean">
            <text:p>TRUE</text:p>
          </table:table-cell>
          <table:table-cell table:style-name="ce3" office:value-type="string" calcext:value-type="string">
            <text:p>1J2</text:p>
          </table:table-cell>
          <table:table-cell table:style-name="ce16" table:formula="of:=(MATCH([.D73];[.$A$3:.$A$363];0))" office:value-type="boolean" office:boolean-value="7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J3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74];[.$D$3:.$D$363];0))" office:value-type="boolean" office:boolean-value="72" calcext:value-type="boolean">
            <text:p>TRUE</text:p>
          </table:table-cell>
          <table:table-cell table:style-name="ce3" office:value-type="string" calcext:value-type="string">
            <text:p>1J3</text:p>
          </table:table-cell>
          <table:table-cell table:style-name="ce16" table:formula="of:=(MATCH([.D74];[.$A$3:.$A$363];0))" office:value-type="boolean" office:boolean-value="7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J4</text:p>
          </table:table-cell>
          <table:table-cell table:style-name="ce8" office:value-type="string" calcext:value-type="string">
            <text:p>VDD</text:p>
          </table:table-cell>
          <table:table-cell table:style-name="ce11" table:formula="of:=(MATCH([.A75];[.$D$3:.$D$363];0))" office:value-type="boolean" office:boolean-value="73" calcext:value-type="boolean">
            <text:p>TRUE</text:p>
          </table:table-cell>
          <table:table-cell table:style-name="ce3" office:value-type="string" calcext:value-type="string">
            <text:p>1J4</text:p>
          </table:table-cell>
          <table:table-cell table:style-name="ce16" table:formula="of:=(MATCH([.D75];[.$A$3:.$A$363];0))" office:value-type="boolean" office:boolean-value="7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J5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76];[.$D$3:.$D$363];0))" office:value-type="boolean" office:boolean-value="74" calcext:value-type="boolean">
            <text:p>TRUE</text:p>
          </table:table-cell>
          <table:table-cell table:style-name="ce3" office:value-type="string" calcext:value-type="string">
            <text:p>1J5</text:p>
          </table:table-cell>
          <table:table-cell table:style-name="ce16" table:formula="of:=(MATCH([.D76];[.$A$3:.$A$363];0))" office:value-type="boolean" office:boolean-value="7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J6</text:p>
          </table:table-cell>
          <table:table-cell table:style-name="ce8" office:value-type="string" calcext:value-type="string">
            <text:p>VDD</text:p>
          </table:table-cell>
          <table:table-cell table:style-name="ce11" table:formula="of:=(MATCH([.A77];[.$D$3:.$D$363];0))" office:value-type="boolean" office:boolean-value="75" calcext:value-type="boolean">
            <text:p>TRUE</text:p>
          </table:table-cell>
          <table:table-cell table:style-name="ce3" office:value-type="string" calcext:value-type="string">
            <text:p>1J6</text:p>
          </table:table-cell>
          <table:table-cell table:style-name="ce16" table:formula="of:=(MATCH([.D77];[.$A$3:.$A$363];0))" office:value-type="boolean" office:boolean-value="7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J7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78];[.$D$3:.$D$363];0))" office:value-type="boolean" office:boolean-value="76" calcext:value-type="boolean">
            <text:p>TRUE</text:p>
          </table:table-cell>
          <table:table-cell table:style-name="ce3" office:value-type="string" calcext:value-type="string">
            <text:p>1J7</text:p>
          </table:table-cell>
          <table:table-cell table:style-name="ce16" table:formula="of:=(MATCH([.D78];[.$A$3:.$A$363];0))" office:value-type="boolean" office:boolean-value="7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1J8</text:p>
          </table:table-cell>
          <table:table-cell table:style-name="ce8" office:value-type="string" calcext:value-type="string">
            <text:p>VDDQ_DDR</text:p>
          </table:table-cell>
          <table:table-cell table:style-name="ce11" table:formula="of:=(MATCH([.A79];[.$D$3:.$D$363];0))" office:value-type="boolean" office:boolean-value="77" calcext:value-type="boolean">
            <text:p>TRUE</text:p>
          </table:table-cell>
          <table:table-cell table:style-name="ce3" office:value-type="string" calcext:value-type="string">
            <text:p>1J8</text:p>
          </table:table-cell>
          <table:table-cell table:style-name="ce16" table:formula="of:=(MATCH([.D79];[.$A$3:.$A$363];0))" office:value-type="boolean" office:boolean-value="7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1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80];[.$D$3:.$D$363];0))" office:value-type="boolean" office:boolean-value="78" calcext:value-type="boolean">
            <text:p>TRUE</text:p>
          </table:table-cell>
          <table:table-cell table:style-name="ce13" office:value-type="string" calcext:value-type="string">
            <text:p>A1</text:p>
          </table:table-cell>
          <table:table-cell table:style-name="ce16" table:formula="of:=(MATCH([.D80];[.$A$3:.$A$363];0))" office:value-type="boolean" office:boolean-value="7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7</text:p>
          </table:table-cell>
          <table:table-cell table:style-name="ce8" office:value-type="string" calcext:value-type="string">
            <text:p>FMC_NWE(PD5)</text:p>
          </table:table-cell>
          <table:table-cell table:style-name="ce11" table:formula="of:=(MATCH([.A81];[.$D$3:.$D$363];0))" office:value-type="boolean" office:boolean-value="83" calcext:value-type="boolean">
            <text:p>TRUE</text:p>
          </table:table-cell>
          <table:table-cell table:style-name="ce3" office:value-type="string" calcext:value-type="string">
            <text:p>A2</text:p>
          </table:table-cell>
          <table:table-cell table:style-name="ce16" table:formula="of:=(MATCH([.D81];[.$A$3:.$A$363];0))" office:value-type="string" office:string-value="" calcext:value-type="error">
            <text:p>#N/A</text:p>
          </table:table-cell>
          <table:table-cell office:value-type="string" calcext:value-type="string">
            <text:p>PH5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A13</text:p>
          </table:table-cell>
          <table:table-cell table:style-name="ce8" office:value-type="string" calcext:value-type="string">
            <text:p>UART7_RX(PA8)</text:p>
          </table:table-cell>
          <table:table-cell table:style-name="ce11" table:formula="of:=(MATCH([.A82];[.$D$3:.$D$363];0))" office:value-type="boolean" office:boolean-value="87" calcext:value-type="boolean">
            <text:p>TRUE</text:p>
          </table:table-cell>
          <table:table-cell table:style-name="ce3" office:value-type="string" calcext:value-type="string">
            <text:p>A3</text:p>
          </table:table-cell>
          <table:table-cell table:style-name="ce16" table:formula="of:=(MATCH([.D82];[.$A$3:.$A$363];0))" office:value-type="string" office:string-value="" calcext:value-type="error">
            <text:p>#N/A</text:p>
          </table:table-cell>
          <table:table-cell office:value-type="string" calcext:value-type="string">
            <text:p>PE13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A16</text:p>
          </table:table-cell>
          <table:table-cell table:style-name="ce8" office:value-type="string" calcext:value-type="string">
            <text:p>DNU</text:p>
          </table:table-cell>
          <table:table-cell table:style-name="ce11" table:formula="of:=(MATCH([.A83];[.$D$3:.$D$363];0))" office:value-type="boolean" office:boolean-value="89" calcext:value-type="boolean">
            <text:p>TRUE</text:p>
          </table:table-cell>
          <table:table-cell table:style-name="ce3" office:value-type="string" calcext:value-type="string">
            <text:p>A4</text:p>
          </table:table-cell>
          <table:table-cell table:style-name="ce16" table:formula="of:=(MATCH([.D83];[.$A$3:.$A$363];0))" office:value-type="string" office:string-value="" calcext:value-type="error">
            <text:p>#N/A</text:p>
          </table:table-cell>
          <table:table-cell office:value-type="string" calcext:value-type="string">
            <text:p>PE11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A17</text:p>
          </table:table-cell>
          <table:table-cell table:style-name="ce8" office:value-type="string" calcext:value-type="string">
            <text:p>DNU</text:p>
          </table:table-cell>
          <table:table-cell table:style-name="ce11" table:formula="of:=(MATCH([.A84];[.$D$3:.$D$363];0))" office:value-type="boolean" office:boolean-value="90" calcext:value-type="boolean">
            <text:p>TRUE</text:p>
          </table:table-cell>
          <table:table-cell table:style-name="ce3" office:value-type="string" calcext:value-type="string">
            <text:p>A5</text:p>
          </table:table-cell>
          <table:table-cell table:style-name="ce16" table:formula="of:=(MATCH([.D84];[.$A$3:.$A$363];0))" office:value-type="string" office:string-value="" calcext:value-type="error">
            <text:p>#N/A</text:p>
          </table:table-cell>
          <table:table-cell office:value-type="string" calcext:value-type="string">
            <text:p>PF1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A19</text:p>
          </table:table-cell>
          <table:table-cell table:style-name="ce8" office:value-type="string" calcext:value-type="string">
            <text:p>JTDO-TRACESWO</text:p>
          </table:table-cell>
          <table:table-cell table:style-name="ce11" table:formula="of:=(MATCH([.A85];[.$D$3:.$D$363];0))" office:value-type="boolean" office:boolean-value="91" calcext:value-type="boolean">
            <text:p>TRUE</text:p>
          </table:table-cell>
          <table:table-cell table:style-name="ce3" office:value-type="string" calcext:value-type="string">
            <text:p>A7</text:p>
          </table:table-cell>
          <table:table-cell table:style-name="ce16" table:formula="of:=(MATCH([.D85];[.$A$3:.$A$363];0))" office:value-type="boolean" office:boolean-value="7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20</text:p>
          </table:table-cell>
          <table:table-cell table:style-name="ce8" office:value-type="string" calcext:value-type="string">
            <text:p>JTDI</text:p>
          </table:table-cell>
          <table:table-cell table:style-name="ce11" table:formula="of:=(MATCH([.A86];[.$D$3:.$D$363];0))" office:value-type="boolean" office:boolean-value="92" calcext:value-type="boolean">
            <text:p>TRUE</text:p>
          </table:table-cell>
          <table:table-cell table:style-name="ce3" office:value-type="string" calcext:value-type="string">
            <text:p>A8</text:p>
          </table:table-cell>
          <table:table-cell table:style-name="ce16" table:formula="of:=(MATCH([.D86];[.$A$3:.$A$363];0))" office:value-type="string" office:string-value="" calcext:value-type="error">
            <text:p>#N/A</text:p>
          </table:table-cell>
          <table:table-cell office:value-type="string" calcext:value-type="string">
            <text:p>PA9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A21</text:p>
          </table:table-cell>
          <table:table-cell table:style-name="ce8" office:value-type="string" calcext:value-type="string">
            <text:p>DDR_DQ20</text:p>
          </table:table-cell>
          <table:table-cell table:style-name="ce11" table:formula="of:=(MATCH([.A87];[.$D$3:.$D$363];0))" office:value-type="boolean" office:boolean-value="93" calcext:value-type="boolean">
            <text:p>TRUE</text:p>
          </table:table-cell>
          <table:table-cell table:style-name="ce3" office:value-type="string" calcext:value-type="string">
            <text:p>A10</text:p>
          </table:table-cell>
          <table:table-cell table:style-name="ce16" table:formula="of:=(MATCH([.D87];[.$A$3:.$A$363];0))" office:value-type="string" office:string-value="" calcext:value-type="error">
            <text:p>#N/A</text:p>
          </table:table-cell>
          <table:table-cell office:value-type="string" calcext:value-type="string">
            <text:p>PG6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A22</text:p>
          </table:table-cell>
          <table:table-cell table:style-name="ce8" office:value-type="string" calcext:value-type="string">
            <text:p>DDR_DQ23</text:p>
          </table:table-cell>
          <table:table-cell table:style-name="ce11" table:formula="of:=(MATCH([.A88];[.$D$3:.$D$363];0))" office:value-type="boolean" office:boolean-value="94" calcext:value-type="boolean">
            <text:p>TRUE</text:p>
          </table:table-cell>
          <table:table-cell table:style-name="ce3" office:value-type="string" calcext:value-type="string">
            <text:p>A11</text:p>
          </table:table-cell>
          <table:table-cell table:style-name="ce16" table:formula="of:=(MATCH([.D88];[.$A$3:.$A$363];0))" office:value-type="string" office:string-value="" calcext:value-type="error">
            <text:p>#N/A</text:p>
          </table:table-cell>
          <table:table-cell office:value-type="string" calcext:value-type="string">
            <text:p>PB3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A23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89];[.$D$3:.$D$363];0))" office:value-type="boolean" office:boolean-value="95" calcext:value-type="boolean">
            <text:p>TRUE</text:p>
          </table:table-cell>
          <table:table-cell table:style-name="ce3" office:value-type="string" calcext:value-type="string">
            <text:p>A13</text:p>
          </table:table-cell>
          <table:table-cell table:style-name="ce16" table:formula="of:=(MATCH([.D89];[.$A$3:.$A$363];0))" office:value-type="boolean" office:boolean-value="8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A1</text:p>
          </table:table-cell>
          <table:table-cell table:style-name="ce8" office:value-type="string" calcext:value-type="string">
            <text:p>ETH1_RGMII_TXD1(PG14)</text:p>
          </table:table-cell>
          <table:table-cell table:style-name="ce11" table:formula="of:=(MATCH([.A90];[.$D$3:.$D$363];0))" office:value-type="boolean" office:boolean-value="298" calcext:value-type="boolean">
            <text:p>TRUE</text:p>
          </table:table-cell>
          <table:table-cell table:style-name="ce3" office:value-type="string" calcext:value-type="string">
            <text:p>A14</text:p>
          </table:table-cell>
          <table:table-cell table:style-name="ce16" table:formula="of:=(MATCH([.D90];[.$A$3:.$A$363];0))" office:value-type="string" office:string-value="" calcext:value-type="error">
            <text:p>#N/A</text:p>
          </table:table-cell>
          <table:table-cell office:value-type="string" calcext:value-type="string">
            <text:p>PF2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AA2</text:p>
          </table:table-cell>
          <table:table-cell table:style-name="ce8" office:value-type="string" calcext:value-type="string">
            <text:p>ETH1_RGMII_TXD0(PG13)</text:p>
          </table:table-cell>
          <table:table-cell table:style-name="ce11" table:formula="of:=(MATCH([.A91];[.$D$3:.$D$363];0))" office:value-type="boolean" office:boolean-value="299" calcext:value-type="boolean">
            <text:p>TRUE</text:p>
          </table:table-cell>
          <table:table-cell table:style-name="ce3" office:value-type="string" calcext:value-type="string">
            <text:p>A16</text:p>
          </table:table-cell>
          <table:table-cell table:style-name="ce16" table:formula="of:=(MATCH([.D91];[.$A$3:.$A$363];0))" office:value-type="boolean" office:boolean-value="8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A4</text:p>
          </table:table-cell>
          <table:table-cell table:style-name="ce8" office:value-type="string" calcext:value-type="string">
            <text:p>ETH1_RGMII_RX_CLK(PA1)</text:p>
          </table:table-cell>
          <table:table-cell table:style-name="ce11" table:formula="of:=(MATCH([.A92];[.$D$3:.$D$363];0))" office:value-type="boolean" office:boolean-value="301" calcext:value-type="boolean">
            <text:p>TRUE</text:p>
          </table:table-cell>
          <table:table-cell table:style-name="ce3" office:value-type="string" calcext:value-type="string">
            <text:p>A17</text:p>
          </table:table-cell>
          <table:table-cell table:style-name="ce16" table:formula="of:=(MATCH([.D92];[.$A$3:.$A$363];0))" office:value-type="boolean" office:boolean-value="8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A5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93];[.$D$3:.$D$363];0))" office:value-type="boolean" office:boolean-value="302" calcext:value-type="boolean">
            <text:p>TRUE</text:p>
          </table:table-cell>
          <table:table-cell table:style-name="ce3" office:value-type="string" calcext:value-type="string">
            <text:p>A19</text:p>
          </table:table-cell>
          <table:table-cell table:style-name="ce16" table:formula="of:=(MATCH([.D93];[.$A$3:.$A$363];0))" office:value-type="boolean" office:boolean-value="8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A7</text:p>
          </table:table-cell>
          <table:table-cell table:style-name="ce8" office:value-type="string" calcext:value-type="string">
            <text:p>ETH1_RGMII_RXD3(PB1)</text:p>
          </table:table-cell>
          <table:table-cell table:style-name="ce11" table:formula="of:=(MATCH([.A94];[.$D$3:.$D$363];0))" office:value-type="boolean" office:boolean-value="304" calcext:value-type="boolean">
            <text:p>TRUE</text:p>
          </table:table-cell>
          <table:table-cell table:style-name="ce3" office:value-type="string" calcext:value-type="string">
            <text:p>A20</text:p>
          </table:table-cell>
          <table:table-cell table:style-name="ce16" table:formula="of:=(MATCH([.D94];[.$A$3:.$A$363];0))" office:value-type="boolean" office:boolean-value="8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A8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95];[.$D$3:.$D$363];0))" office:value-type="boolean" office:boolean-value="305" calcext:value-type="boolean">
            <text:p>TRUE</text:p>
          </table:table-cell>
          <table:table-cell table:style-name="ce3" office:value-type="string" calcext:value-type="string">
            <text:p>A21</text:p>
          </table:table-cell>
          <table:table-cell table:style-name="ce16" table:formula="of:=(MATCH([.D95];[.$A$3:.$A$363];0))" office:value-type="boolean" office:boolean-value="8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A9</text:p>
          </table:table-cell>
          <table:table-cell table:style-name="ce8" office:value-type="string" calcext:value-type="string">
            <text:p>FMC_AD6/FMC_D6(PE9)</text:p>
          </table:table-cell>
          <table:table-cell table:style-name="ce11" table:formula="of:=(MATCH([.A96];[.$D$3:.$D$363];0))" office:value-type="boolean" office:boolean-value="306" calcext:value-type="boolean">
            <text:p>TRUE</text:p>
          </table:table-cell>
          <table:table-cell table:style-name="ce3" office:value-type="string" calcext:value-type="string">
            <text:p>A22</text:p>
          </table:table-cell>
          <table:table-cell table:style-name="ce16" table:formula="of:=(MATCH([.D96];[.$A$3:.$A$363];0))" office:value-type="boolean" office:boolean-value="8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A10</text:p>
          </table:table-cell>
          <table:table-cell table:style-name="ce8" office:value-type="string" calcext:value-type="string">
            <text:p>UART5_TX(PB13)</text:p>
          </table:table-cell>
          <table:table-cell table:style-name="ce11" table:formula="of:=(MATCH([.A97];[.$D$3:.$D$363];0))" office:value-type="boolean" office:boolean-value="307" calcext:value-type="boolean">
            <text:p>TRUE</text:p>
          </table:table-cell>
          <table:table-cell table:style-name="ce3" office:value-type="string" calcext:value-type="string">
            <text:p>A23</text:p>
          </table:table-cell>
          <table:table-cell table:style-name="ce16" table:formula="of:=(MATCH([.D97];[.$A$3:.$A$363];0))" office:value-type="boolean" office:boolean-value="8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A11</text:p>
          </table:table-cell>
          <table:table-cell table:style-name="ce8" office:value-type="string" calcext:value-type="string">
            <text:p>FMC_AD4/FMC_D4(PE7)</text:p>
          </table:table-cell>
          <table:table-cell table:style-name="ce11" table:formula="of:=(MATCH([.A98];[.$D$3:.$D$363];0))" office:value-type="boolean" office:boolean-value="308" calcext:value-type="boolean">
            <text:p>TRUE</text:p>
          </table:table-cell>
          <table:table-cell table:style-name="ce3" office:value-type="string" calcext:value-type="string">
            <text:p>B1</text:p>
          </table:table-cell>
          <table:table-cell table:style-name="ce16" table:formula="of:=(MATCH([.D98];[.$A$3:.$A$363];0))" office:value-type="string" office:string-value="" calcext:value-type="error">
            <text:p>#N/A</text:p>
          </table:table-cell>
          <table:table-cell office:value-type="string" calcext:value-type="string">
            <text:p>PH15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AA12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99];[.$D$3:.$D$363];0))" office:value-type="boolean" office:boolean-value="309" calcext:value-type="boolean">
            <text:p>TRUE</text:p>
          </table:table-cell>
          <table:table-cell table:style-name="ce3" office:value-type="string" calcext:value-type="string">
            <text:p>B2</text:p>
          </table:table-cell>
          <table:table-cell table:style-name="ce16" table:formula="of:=(MATCH([.D99];[.$A$3:.$A$363];0))" office:value-type="boolean" office:boolean-value="14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A13</text:p>
          </table:table-cell>
          <table:table-cell table:style-name="ce8" office:value-type="string" calcext:value-type="string">
            <text:p>SPI5_NSS(PF6)</text:p>
          </table:table-cell>
          <table:table-cell table:style-name="ce11" table:formula="of:=(MATCH([.A100];[.$D$3:.$D$363];0))" office:value-type="boolean" office:boolean-value="310" calcext:value-type="boolean">
            <text:p>TRUE</text:p>
          </table:table-cell>
          <table:table-cell table:style-name="ce3" office:value-type="string" calcext:value-type="string">
            <text:p>B3</text:p>
          </table:table-cell>
          <table:table-cell table:style-name="ce16" table:formula="of:=(MATCH([.D100];[.$A$3:.$A$363];0))" office:value-type="string" office:string-value="" calcext:value-type="error">
            <text:p>#N/A</text:p>
          </table:table-cell>
          <table:table-cell office:value-type="string" calcext:value-type="string">
            <text:p>PH4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AA14</text:p>
          </table:table-cell>
          <table:table-cell table:style-name="ce8" office:value-type="string" calcext:value-type="string">
            <text:p>UART7_CTS(PF9)</text:p>
          </table:table-cell>
          <table:table-cell table:style-name="ce11" table:formula="of:=(MATCH([.A101];[.$D$3:.$D$363];0))" office:value-type="boolean" office:boolean-value="311" calcext:value-type="boolean">
            <text:p>TRUE</text:p>
          </table:table-cell>
          <table:table-cell table:style-name="ce3" office:value-type="string" calcext:value-type="string">
            <text:p>B4</text:p>
          </table:table-cell>
          <table:table-cell table:style-name="ce16" table:formula="of:=(MATCH([.D101];[.$A$3:.$A$363];0))" office:value-type="boolean" office:boolean-value="14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A15</text:p>
          </table:table-cell>
          <table:table-cell table:style-name="ce8" office:value-type="string" calcext:value-type="string">
            <text:p>VDD3V3_USBHS</text:p>
          </table:table-cell>
          <table:table-cell table:style-name="ce11" table:formula="of:=(MATCH([.A102];[.$D$3:.$D$363];0))" office:value-type="boolean" office:boolean-value="312" calcext:value-type="boolean">
            <text:p>TRUE</text:p>
          </table:table-cell>
          <table:table-cell table:style-name="ce3" office:value-type="string" calcext:value-type="string">
            <text:p>B5</text:p>
          </table:table-cell>
          <table:table-cell table:style-name="ce16" table:formula="of:=(MATCH([.D102];[.$A$3:.$A$363];0))" office:value-type="string" office:string-value="" calcext:value-type="error">
            <text:p>#N/A</text:p>
          </table:table-cell>
          <table:table-cell office:value-type="string" calcext:value-type="string">
            <text:p>PD10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AA16</text:p>
          </table:table-cell>
          <table:table-cell table:style-name="ce8" office:value-type="string" calcext:value-type="string">
            <text:p>VSS_USBHS</text:p>
          </table:table-cell>
          <table:table-cell table:style-name="ce11" table:formula="of:=(MATCH([.A103];[.$D$3:.$D$363];0))" office:value-type="boolean" office:boolean-value="313" calcext:value-type="boolean">
            <text:p>TRUE</text:p>
          </table:table-cell>
          <table:table-cell table:style-name="ce3" office:value-type="string" calcext:value-type="string">
            <text:p>B6</text:p>
          </table:table-cell>
          <table:table-cell table:style-name="ce16" table:formula="of:=(MATCH([.D103];[.$A$3:.$A$363];0))" office:value-type="boolean" office:boolean-value="14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A17</text:p>
          </table:table-cell>
          <table:table-cell table:style-name="ce8" office:value-type="string" calcext:value-type="string">
            <text:p>VDD3V3_USBFS</text:p>
          </table:table-cell>
          <table:table-cell table:style-name="ce11" table:formula="of:=(MATCH([.A104];[.$D$3:.$D$363];0))" office:value-type="boolean" office:boolean-value="314" calcext:value-type="boolean">
            <text:p>TRUE</text:p>
          </table:table-cell>
          <table:table-cell table:style-name="ce3" office:value-type="string" calcext:value-type="string">
            <text:p>B7</text:p>
          </table:table-cell>
          <table:table-cell table:style-name="ce16" table:formula="of:=(MATCH([.D104];[.$A$3:.$A$363];0))" office:value-type="boolean" office:boolean-value="14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A18</text:p>
          </table:table-cell>
          <table:table-cell table:style-name="ce8" office:value-type="string" calcext:value-type="string">
            <text:p>OTG_FS_DM(PA11)</text:p>
          </table:table-cell>
          <table:table-cell table:style-name="ce11" table:formula="of:=(MATCH([.A105];[.$D$3:.$D$363];0))" office:value-type="boolean" office:boolean-value="315" calcext:value-type="boolean">
            <text:p>TRUE</text:p>
          </table:table-cell>
          <table:table-cell table:style-name="ce3" office:value-type="string" calcext:value-type="string">
            <text:p>B8</text:p>
          </table:table-cell>
          <table:table-cell table:style-name="ce16" table:formula="of:=(MATCH([.D105];[.$A$3:.$A$363];0))" office:value-type="boolean" office:boolean-value="14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A20</text:p>
          </table:table-cell>
          <table:table-cell table:style-name="ce8" office:value-type="string" calcext:value-type="string">
            <text:p>DDR_DQM3</text:p>
          </table:table-cell>
          <table:table-cell table:style-name="ce11" table:formula="of:=(MATCH([.A106];[.$D$3:.$D$363];0))" office:value-type="boolean" office:boolean-value="317" calcext:value-type="boolean">
            <text:p>TRUE</text:p>
          </table:table-cell>
          <table:table-cell table:style-name="ce3" office:value-type="string" calcext:value-type="string">
            <text:p>B9</text:p>
          </table:table-cell>
          <table:table-cell table:style-name="ce16" table:formula="of:=(MATCH([.D106];[.$A$3:.$A$363];0))" office:value-type="boolean" office:boolean-value="14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A21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107];[.$D$3:.$D$363];0))" office:value-type="boolean" office:boolean-value="318" calcext:value-type="boolean">
            <text:p>TRUE</text:p>
          </table:table-cell>
          <table:table-cell table:style-name="ce3" office:value-type="string" calcext:value-type="string">
            <text:p>B10</text:p>
          </table:table-cell>
          <table:table-cell table:style-name="ce16" table:formula="of:=(MATCH([.D107];[.$A$3:.$A$363];0))" office:value-type="boolean" office:boolean-value="14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A22</text:p>
          </table:table-cell>
          <table:table-cell table:style-name="ce8" office:value-type="string" calcext:value-type="string">
            <text:p>DDR_DQ31</text:p>
          </table:table-cell>
          <table:table-cell table:style-name="ce11" table:formula="of:=(MATCH([.A108];[.$D$3:.$D$363];0))" office:value-type="boolean" office:boolean-value="319" calcext:value-type="boolean">
            <text:p>TRUE</text:p>
          </table:table-cell>
          <table:table-cell table:style-name="ce3" office:value-type="string" calcext:value-type="string">
            <text:p>B11</text:p>
          </table:table-cell>
          <table:table-cell table:style-name="ce16" table:formula="of:=(MATCH([.D108];[.$A$3:.$A$363];0))" office:value-type="boolean" office:boolean-value="15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A23</text:p>
          </table:table-cell>
          <table:table-cell table:style-name="ce8" office:value-type="string" calcext:value-type="string">
            <text:p>DDR_DQ30</text:p>
          </table:table-cell>
          <table:table-cell table:style-name="ce11" table:formula="of:=(MATCH([.A109];[.$D$3:.$D$363];0))" office:value-type="boolean" office:boolean-value="320" calcext:value-type="boolean">
            <text:p>TRUE</text:p>
          </table:table-cell>
          <table:table-cell table:style-name="ce3" office:value-type="string" calcext:value-type="string">
            <text:p>B12</text:p>
          </table:table-cell>
          <table:table-cell table:style-name="ce16" table:formula="of:=(MATCH([.D109];[.$A$3:.$A$363];0))" office:value-type="string" office:string-value="" calcext:value-type="error">
            <text:p>#N/A</text:p>
          </table:table-cell>
          <table:table-cell office:value-type="string" calcext:value-type="string">
            <text:p>PB5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AB1</text:p>
          </table:table-cell>
          <table:table-cell table:style-name="ce8" office:value-type="string" calcext:value-type="string">
            <text:p>ETH1_RGMII_TX_EN(PB11)</text:p>
          </table:table-cell>
          <table:table-cell table:style-name="ce11" table:formula="of:=(MATCH([.A110];[.$D$3:.$D$363];0))" office:value-type="boolean" office:boolean-value="321" calcext:value-type="boolean">
            <text:p>TRUE</text:p>
          </table:table-cell>
          <table:table-cell table:style-name="ce3" office:value-type="string" calcext:value-type="string">
            <text:p>B13</text:p>
          </table:table-cell>
          <table:table-cell table:style-name="ce16" table:formula="of:=(MATCH([.D110];[.$A$3:.$A$363];0))" office:value-type="boolean" office:boolean-value="15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B6</text:p>
          </table:table-cell>
          <table:table-cell table:style-name="ce8" office:value-type="string" calcext:value-type="string">
            <text:p>UART4_CTS(PB0)</text:p>
          </table:table-cell>
          <table:table-cell table:style-name="ce11" table:formula="of:=(MATCH([.A111];[.$D$3:.$D$363];0))" office:value-type="boolean" office:boolean-value="326" calcext:value-type="boolean">
            <text:p>TRUE</text:p>
          </table:table-cell>
          <table:table-cell table:style-name="ce3" office:value-type="string" calcext:value-type="string">
            <text:p>B14</text:p>
          </table:table-cell>
          <table:table-cell table:style-name="ce16" table:formula="of:=(MATCH([.D111];[.$A$3:.$A$363];0))" office:value-type="boolean" office:boolean-value="15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B7</text:p>
          </table:table-cell>
          <table:table-cell table:style-name="ce8" office:value-type="string" calcext:value-type="string">
            <text:p>ETH1_RGMII_RXD1(PC5)</text:p>
          </table:table-cell>
          <table:table-cell table:style-name="ce11" table:formula="of:=(MATCH([.A112];[.$D$3:.$D$363];0))" office:value-type="boolean" office:boolean-value="327" calcext:value-type="boolean">
            <text:p>TRUE</text:p>
          </table:table-cell>
          <table:table-cell table:style-name="ce3" office:value-type="string" calcext:value-type="string">
            <text:p>B15</text:p>
          </table:table-cell>
          <table:table-cell table:style-name="ce16" table:formula="of:=(MATCH([.D112];[.$A$3:.$A$363];0))" office:value-type="boolean" office:boolean-value="15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B8</text:p>
          </table:table-cell>
          <table:table-cell table:style-name="ce8" office:value-type="string" calcext:value-type="string">
            <text:p>ETH1_RGMII_RX_DV(PA7)</text:p>
          </table:table-cell>
          <table:table-cell table:style-name="ce11" table:formula="of:=(MATCH([.A113];[.$D$3:.$D$363];0))" office:value-type="boolean" office:boolean-value="328" calcext:value-type="boolean">
            <text:p>TRUE</text:p>
          </table:table-cell>
          <table:table-cell table:style-name="ce3" office:value-type="string" calcext:value-type="string">
            <text:p>B16</text:p>
          </table:table-cell>
          <table:table-cell table:style-name="ce16" table:formula="of:=(MATCH([.D113];[.$A$3:.$A$363];0))" office:value-type="boolean" office:boolean-value="15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B9</text:p>
          </table:table-cell>
          <table:table-cell table:style-name="ce8" office:value-type="string" calcext:value-type="string">
            <text:p>USART3_RTS(PG8)</text:p>
          </table:table-cell>
          <table:table-cell table:style-name="ce11" table:formula="of:=(MATCH([.A114];[.$D$3:.$D$363];0))" office:value-type="boolean" office:boolean-value="329" calcext:value-type="boolean">
            <text:p>TRUE</text:p>
          </table:table-cell>
          <table:table-cell table:style-name="ce3" office:value-type="string" calcext:value-type="string">
            <text:p>B17</text:p>
          </table:table-cell>
          <table:table-cell table:style-name="ce16" table:formula="of:=(MATCH([.D114];[.$A$3:.$A$363];0))" office:value-type="boolean" office:boolean-value="15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B10</text:p>
          </table:table-cell>
          <table:table-cell table:style-name="ce8" office:value-type="string" calcext:value-type="string">
            <text:p>SDMMC_CKIN(PB8)</text:p>
          </table:table-cell>
          <table:table-cell table:style-name="ce11" table:formula="of:=(MATCH([.A115];[.$D$3:.$D$363];0))" office:value-type="boolean" office:boolean-value="330" calcext:value-type="boolean">
            <text:p>TRUE</text:p>
          </table:table-cell>
          <table:table-cell table:style-name="ce3" office:value-type="string" calcext:value-type="string">
            <text:p>B18</text:p>
          </table:table-cell>
          <table:table-cell table:style-name="ce16" table:formula="of:=(MATCH([.D115];[.$A$3:.$A$363];0))" office:value-type="boolean" office:boolean-value="15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B11</text:p>
          </table:table-cell>
          <table:table-cell table:style-name="ce8" office:value-type="string" calcext:value-type="string">
            <text:p>UART8_CTS(PG10)</text:p>
          </table:table-cell>
          <table:table-cell table:style-name="ce11" table:formula="of:=(MATCH([.A116];[.$D$3:.$D$363];0))" office:value-type="boolean" office:boolean-value="331" calcext:value-type="boolean">
            <text:p>TRUE</text:p>
          </table:table-cell>
          <table:table-cell table:style-name="ce3" office:value-type="string" calcext:value-type="string">
            <text:p>B19</text:p>
          </table:table-cell>
          <table:table-cell table:style-name="ce16" table:formula="of:=(MATCH([.D116];[.$A$3:.$A$363];0))" office:value-type="boolean" office:boolean-value="15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B12</text:p>
          </table:table-cell>
          <table:table-cell table:style-name="ce8" office:value-type="string" calcext:value-type="string">
            <text:p>SPI5_SCK(PF7)</text:p>
          </table:table-cell>
          <table:table-cell table:style-name="ce11" table:formula="of:=(MATCH([.A117];[.$D$3:.$D$363];0))" office:value-type="boolean" office:boolean-value="332" calcext:value-type="boolean">
            <text:p>TRUE</text:p>
          </table:table-cell>
          <table:table-cell table:style-name="ce3" office:value-type="string" calcext:value-type="string">
            <text:p>B20</text:p>
          </table:table-cell>
          <table:table-cell table:style-name="ce16" table:formula="of:=(MATCH([.D117];[.$A$3:.$A$363];0))" office:value-type="boolean" office:boolean-value="15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B13</text:p>
          </table:table-cell>
          <table:table-cell table:style-name="ce8" office:value-type="string" calcext:value-type="string">
            <text:p>BYPASS_REG1V8</text:p>
          </table:table-cell>
          <table:table-cell table:style-name="ce11" table:formula="of:=(MATCH([.A118];[.$D$3:.$D$363];0))" office:value-type="boolean" office:boolean-value="333" calcext:value-type="boolean">
            <text:p>TRUE</text:p>
          </table:table-cell>
          <table:table-cell table:style-name="ce3" office:value-type="string" calcext:value-type="string">
            <text:p>B21</text:p>
          </table:table-cell>
          <table:table-cell table:style-name="ce16" table:formula="of:=(MATCH([.D118];[.$A$3:.$A$363];0))" office:value-type="boolean" office:boolean-value="15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B14</text:p>
          </table:table-cell>
          <table:table-cell table:style-name="ce8" office:value-type="string" calcext:value-type="string">
            <text:p>VDDA1V8_REG</text:p>
          </table:table-cell>
          <table:table-cell table:style-name="ce11" table:formula="of:=(MATCH([.A119];[.$D$3:.$D$363];0))" office:value-type="boolean" office:boolean-value="334" calcext:value-type="boolean">
            <text:p>TRUE</text:p>
          </table:table-cell>
          <table:table-cell table:style-name="ce3" office:value-type="string" calcext:value-type="string">
            <text:p>B22</text:p>
          </table:table-cell>
          <table:table-cell table:style-name="ce16" table:formula="of:=(MATCH([.D119];[.$A$3:.$A$363];0))" office:value-type="boolean" office:boolean-value="16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B15</text:p>
          </table:table-cell>
          <table:table-cell table:style-name="ce8" office:value-type="string" calcext:value-type="string">
            <text:p>VDDA1V1_REG</text:p>
          </table:table-cell>
          <table:table-cell table:style-name="ce11" table:formula="of:=(MATCH([.A120];[.$D$3:.$D$363];0))" office:value-type="boolean" office:boolean-value="335" calcext:value-type="boolean">
            <text:p>TRUE</text:p>
          </table:table-cell>
          <table:table-cell table:style-name="ce3" office:value-type="string" calcext:value-type="string">
            <text:p>B23</text:p>
          </table:table-cell>
          <table:table-cell table:style-name="ce16" table:formula="of:=(MATCH([.D120];[.$A$3:.$A$363];0))" office:value-type="boolean" office:boolean-value="16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B16</text:p>
          </table:table-cell>
          <table:table-cell table:style-name="ce8" office:value-type="string" calcext:value-type="string">
            <text:p>USB_DM2</text:p>
          </table:table-cell>
          <table:table-cell table:style-name="ce11" table:formula="of:=(MATCH([.A121];[.$D$3:.$D$363];0))" office:value-type="boolean" office:boolean-value="336" calcext:value-type="boolean">
            <text:p>TRUE</text:p>
          </table:table-cell>
          <table:table-cell table:style-name="ce3" office:value-type="string" calcext:value-type="string">
            <text:p>C1</text:p>
          </table:table-cell>
          <table:table-cell table:style-name="ce16" table:formula="of:=(MATCH([.D121];[.$A$3:.$A$363];0))" office:value-type="boolean" office:boolean-value="16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B17</text:p>
          </table:table-cell>
          <table:table-cell table:style-name="ce8" office:value-type="string" calcext:value-type="string">
            <text:p>USB_DM1</text:p>
          </table:table-cell>
          <table:table-cell table:style-name="ce11" table:formula="of:=(MATCH([.A122];[.$D$3:.$D$363];0))" office:value-type="boolean" office:boolean-value="337" calcext:value-type="boolean">
            <text:p>TRUE</text:p>
          </table:table-cell>
          <table:table-cell table:style-name="ce3" office:value-type="string" calcext:value-type="string">
            <text:p>C2</text:p>
          </table:table-cell>
          <table:table-cell table:style-name="ce16" table:formula="of:=(MATCH([.D122];[.$A$3:.$A$363];0))" office:value-type="boolean" office:boolean-value="16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B18</text:p>
          </table:table-cell>
          <table:table-cell table:style-name="ce8" office:value-type="string" calcext:value-type="string">
            <text:p>USB_RREF</text:p>
          </table:table-cell>
          <table:table-cell table:style-name="ce11" table:formula="of:=(MATCH([.A123];[.$D$3:.$D$363];0))" office:value-type="boolean" office:boolean-value="338" calcext:value-type="boolean">
            <text:p>TRUE</text:p>
          </table:table-cell>
          <table:table-cell table:style-name="ce3" office:value-type="string" calcext:value-type="string">
            <text:p>C3</text:p>
          </table:table-cell>
          <table:table-cell table:style-name="ce16" table:formula="of:=(MATCH([.D123];[.$A$3:.$A$363];0))" office:value-type="boolean" office:boolean-value="16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B19</text:p>
          </table:table-cell>
          <table:table-cell table:style-name="ce8" office:value-type="string" calcext:value-type="string">
            <text:p>OTG_FS_DP(PA12)</text:p>
          </table:table-cell>
          <table:table-cell table:style-name="ce11" table:formula="of:=(MATCH([.A124];[.$D$3:.$D$363];0))" office:value-type="boolean" office:boolean-value="339" calcext:value-type="boolean">
            <text:p>TRUE</text:p>
          </table:table-cell>
          <table:table-cell table:style-name="ce3" office:value-type="string" calcext:value-type="string">
            <text:p>C4</text:p>
          </table:table-cell>
          <table:table-cell table:style-name="ce16" table:formula="of:=(MATCH([.D124];[.$A$3:.$A$363];0))" office:value-type="string" office:string-value="" calcext:value-type="error">
            <text:p>#N/A</text:p>
          </table:table-cell>
          <table:table-cell office:value-type="string" calcext:value-type="string">
            <text:p>PH11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AB20</text:p>
          </table:table-cell>
          <table:table-cell table:style-name="ce8" office:value-type="string" calcext:value-type="string">
            <text:p>DDR_DQ27</text:p>
          </table:table-cell>
          <table:table-cell table:style-name="ce11" table:formula="of:=(MATCH([.A125];[.$D$3:.$D$363];0))" office:value-type="boolean" office:boolean-value="340" calcext:value-type="boolean">
            <text:p>TRUE</text:p>
          </table:table-cell>
          <table:table-cell table:style-name="ce3" office:value-type="string" calcext:value-type="string">
            <text:p>C5</text:p>
          </table:table-cell>
          <table:table-cell table:style-name="ce16" table:formula="of:=(MATCH([.D125];[.$A$3:.$A$363];0))" office:value-type="string" office:string-value="" calcext:value-type="error">
            <text:p>#N/A</text:p>
          </table:table-cell>
          <table:table-cell office:value-type="string" calcext:value-type="string">
            <text:p>PH9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AB21</text:p>
          </table:table-cell>
          <table:table-cell table:style-name="ce8" office:value-type="string" calcext:value-type="string">
            <text:p>DDR_DQ26</text:p>
          </table:table-cell>
          <table:table-cell table:style-name="ce11" table:formula="of:=(MATCH([.A126];[.$D$3:.$D$363];0))" office:value-type="boolean" office:boolean-value="341" calcext:value-type="boolean">
            <text:p>TRUE</text:p>
          </table:table-cell>
          <table:table-cell table:style-name="ce3" office:value-type="string" calcext:value-type="string">
            <text:p>C6</text:p>
          </table:table-cell>
          <table:table-cell table:style-name="ce16" table:formula="of:=(MATCH([.D126];[.$A$3:.$A$363];0))" office:value-type="boolean" office:boolean-value="16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B22</text:p>
          </table:table-cell>
          <table:table-cell table:style-name="ce8" office:value-type="string" calcext:value-type="string">
            <text:p>DDR_DQS3P</text:p>
          </table:table-cell>
          <table:table-cell table:style-name="ce11" table:formula="of:=(MATCH([.A127];[.$D$3:.$D$363];0))" office:value-type="boolean" office:boolean-value="342" calcext:value-type="boolean">
            <text:p>TRUE</text:p>
          </table:table-cell>
          <table:table-cell table:style-name="ce3" office:value-type="string" calcext:value-type="string">
            <text:p>C7</text:p>
          </table:table-cell>
          <table:table-cell table:style-name="ce16" table:formula="of:=(MATCH([.D127];[.$A$3:.$A$363];0))" office:value-type="boolean" office:boolean-value="16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B23</text:p>
          </table:table-cell>
          <table:table-cell table:style-name="ce8" office:value-type="string" calcext:value-type="string">
            <text:p>DDR_DQS3N</text:p>
          </table:table-cell>
          <table:table-cell table:style-name="ce11" table:formula="of:=(MATCH([.A128];[.$D$3:.$D$363];0))" office:value-type="boolean" office:boolean-value="343" calcext:value-type="boolean">
            <text:p>TRUE</text:p>
          </table:table-cell>
          <table:table-cell table:style-name="ce3" office:value-type="string" calcext:value-type="string">
            <text:p>C8</text:p>
          </table:table-cell>
          <table:table-cell table:style-name="ce16" table:formula="of:=(MATCH([.D128];[.$A$3:.$A$363];0))" office:value-type="boolean" office:boolean-value="16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C1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129];[.$D$3:.$D$363];0))" office:value-type="boolean" office:boolean-value="344" calcext:value-type="boolean">
            <text:p>TRUE</text:p>
          </table:table-cell>
          <table:table-cell table:style-name="ce3" office:value-type="string" calcext:value-type="string">
            <text:p>C9</text:p>
          </table:table-cell>
          <table:table-cell table:style-name="ce16" table:formula="of:=(MATCH([.D129];[.$A$3:.$A$363];0))" office:value-type="string" office:string-value="" calcext:value-type="error">
            <text:p>#N/A</text:p>
          </table:table-cell>
          <table:table-cell office:value-type="string" calcext:value-type="string">
            <text:p>PE3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AC3</text:p>
          </table:table-cell>
          <table:table-cell table:style-name="ce8" office:value-type="string" calcext:value-type="string">
            <text:p>USART2_TX(PA2)</text:p>
          </table:table-cell>
          <table:table-cell table:style-name="ce11" table:formula="of:=(MATCH([.A130];[.$D$3:.$D$363];0))" office:value-type="boolean" office:boolean-value="346" calcext:value-type="boolean">
            <text:p>TRUE</text:p>
          </table:table-cell>
          <table:table-cell table:style-name="ce3" office:value-type="string" calcext:value-type="string">
            <text:p>C10</text:p>
          </table:table-cell>
          <table:table-cell table:style-name="ce16" table:formula="of:=(MATCH([.D130];[.$A$3:.$A$363];0))" office:value-type="string" office:string-value="" calcext:value-type="error">
            <text:p>#N/A</text:p>
          </table:table-cell>
          <table:table-cell office:value-type="string" calcext:value-type="string">
            <text:p>PE6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AC4</text:p>
          </table:table-cell>
          <table:table-cell table:style-name="ce8" office:value-type="string" calcext:value-type="string">
            <text:p>I2C1_SCL(PF14)</text:p>
          </table:table-cell>
          <table:table-cell table:style-name="ce11" table:formula="of:=(MATCH([.A131];[.$D$3:.$D$363];0))" office:value-type="boolean" office:boolean-value="347" calcext:value-type="boolean">
            <text:p>TRUE</text:p>
          </table:table-cell>
          <table:table-cell table:style-name="ce3" office:value-type="string" calcext:value-type="string">
            <text:p>C11</text:p>
          </table:table-cell>
          <table:table-cell table:style-name="ce16" table:formula="of:=(MATCH([.D131];[.$A$3:.$A$363];0))" office:value-type="boolean" office:boolean-value="16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C5</text:p>
          </table:table-cell>
          <table:table-cell table:style-name="ce8" office:value-type="string" calcext:value-type="string">
            <text:p>UART5_RX(PB12)</text:p>
          </table:table-cell>
          <table:table-cell table:style-name="ce11" table:formula="of:=(MATCH([.A132];[.$D$3:.$D$363];0))" office:value-type="boolean" office:boolean-value="348" calcext:value-type="boolean">
            <text:p>TRUE</text:p>
          </table:table-cell>
          <table:table-cell table:style-name="ce3" office:value-type="string" calcext:value-type="string">
            <text:p>C12</text:p>
          </table:table-cell>
          <table:table-cell table:style-name="ce16" table:formula="of:=(MATCH([.D132];[.$A$3:.$A$363];0))" office:value-type="boolean" office:boolean-value="16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C7</text:p>
          </table:table-cell>
          <table:table-cell table:style-name="ce8" office:value-type="string" calcext:value-type="string">
            <text:p>ETH1_RGMII_RXD0(PC4)</text:p>
          </table:table-cell>
          <table:table-cell table:style-name="ce11" table:formula="of:=(MATCH([.A133];[.$D$3:.$D$363];0))" office:value-type="boolean" office:boolean-value="349" calcext:value-type="boolean">
            <text:p>TRUE</text:p>
          </table:table-cell>
          <table:table-cell table:style-name="ce3" office:value-type="string" calcext:value-type="string">
            <text:p>C13</text:p>
          </table:table-cell>
          <table:table-cell table:style-name="ce16" table:formula="of:=(MATCH([.D133];[.$A$3:.$A$363];0))" office:value-type="string" office:string-value="" calcext:value-type="error">
            <text:p>#N/A</text:p>
          </table:table-cell>
          <table:table-cell office:value-type="string" calcext:value-type="string">
            <text:p>PB14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AC10</text:p>
          </table:table-cell>
          <table:table-cell table:style-name="ce8" office:value-type="string" calcext:value-type="string">
            <text:p>FMC_A16/AMC_ALE(PD11)</text:p>
          </table:table-cell>
          <table:table-cell table:style-name="ce11" table:formula="of:=(MATCH([.A134];[.$D$3:.$D$363];0))" office:value-type="boolean" office:boolean-value="351" calcext:value-type="boolean">
            <text:p>TRUE</text:p>
          </table:table-cell>
          <table:table-cell table:style-name="ce3" office:value-type="string" calcext:value-type="string">
            <text:p>C14</text:p>
          </table:table-cell>
          <table:table-cell table:style-name="ce16" table:formula="of:=(MATCH([.D134];[.$A$3:.$A$363];0))" office:value-type="boolean" office:boolean-value="17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C11</text:p>
          </table:table-cell>
          <table:table-cell table:style-name="ce8" office:value-type="string" calcext:value-type="string">
            <text:p>UART7_RTS(PF8)</text:p>
          </table:table-cell>
          <table:table-cell table:style-name="ce11" table:formula="of:=(MATCH([.A135];[.$D$3:.$D$363];0))" office:value-type="boolean" office:boolean-value="352" calcext:value-type="boolean">
            <text:p>TRUE</text:p>
          </table:table-cell>
          <table:table-cell table:style-name="ce3" office:value-type="string" calcext:value-type="string">
            <text:p>C15</text:p>
          </table:table-cell>
          <table:table-cell table:style-name="ce16" table:formula="of:=(MATCH([.D135];[.$A$3:.$A$363];0))" office:value-type="boolean" office:boolean-value="17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C13</text:p>
          </table:table-cell>
          <table:table-cell table:style-name="ce8" office:value-type="string" calcext:value-type="string">
            <text:p>FMC_AD5/FMC_D5(PE8)</text:p>
          </table:table-cell>
          <table:table-cell table:style-name="ce11" table:formula="of:=(MATCH([.A136];[.$D$3:.$D$363];0))" office:value-type="boolean" office:boolean-value="353" calcext:value-type="boolean">
            <text:p>TRUE</text:p>
          </table:table-cell>
          <table:table-cell table:style-name="ce3" office:value-type="string" calcext:value-type="string">
            <text:p>C16</text:p>
          </table:table-cell>
          <table:table-cell table:style-name="ce16" table:formula="of:=(MATCH([.D136];[.$A$3:.$A$363];0))" office:value-type="boolean" office:boolean-value="17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C14</text:p>
          </table:table-cell>
          <table:table-cell table:style-name="ce8" office:value-type="string" calcext:value-type="string">
            <text:p>UART8_RTS(PG7)</text:p>
          </table:table-cell>
          <table:table-cell table:style-name="ce11" table:formula="of:=(MATCH([.A137];[.$D$3:.$D$363];0))" office:value-type="boolean" office:boolean-value="354" calcext:value-type="boolean">
            <text:p>TRUE</text:p>
          </table:table-cell>
          <table:table-cell table:style-name="ce3" office:value-type="string" calcext:value-type="string">
            <text:p>C17</text:p>
          </table:table-cell>
          <table:table-cell table:style-name="ce16" table:formula="of:=(MATCH([.D137];[.$A$3:.$A$363];0))" office:value-type="boolean" office:boolean-value="17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C16</text:p>
          </table:table-cell>
          <table:table-cell table:style-name="ce8" office:value-type="string" calcext:value-type="string">
            <text:p>USB_DP2</text:p>
          </table:table-cell>
          <table:table-cell table:style-name="ce11" table:formula="of:=(MATCH([.A138];[.$D$3:.$D$363];0))" office:value-type="boolean" office:boolean-value="355" calcext:value-type="boolean">
            <text:p>TRUE</text:p>
          </table:table-cell>
          <table:table-cell table:style-name="ce3" office:value-type="string" calcext:value-type="string">
            <text:p>C18</text:p>
          </table:table-cell>
          <table:table-cell table:style-name="ce16" table:formula="of:=(MATCH([.D138];[.$A$3:.$A$363];0))" office:value-type="boolean" office:boolean-value="17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C17</text:p>
          </table:table-cell>
          <table:table-cell table:style-name="ce8" office:value-type="string" calcext:value-type="string">
            <text:p>USB_DP1</text:p>
          </table:table-cell>
          <table:table-cell table:style-name="ce11" table:formula="of:=(MATCH([.A139];[.$D$3:.$D$363];0))" office:value-type="boolean" office:boolean-value="356" calcext:value-type="boolean">
            <text:p>TRUE</text:p>
          </table:table-cell>
          <table:table-cell table:style-name="ce3" office:value-type="string" calcext:value-type="string">
            <text:p>C19</text:p>
          </table:table-cell>
          <table:table-cell table:style-name="ce16" table:formula="of:=(MATCH([.D139];[.$A$3:.$A$363];0))" office:value-type="boolean" office:boolean-value="17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C19</text:p>
          </table:table-cell>
          <table:table-cell table:style-name="ce8" office:value-type="string" calcext:value-type="string">
            <text:p>OTG_VBUS</text:p>
          </table:table-cell>
          <table:table-cell table:style-name="ce11" table:formula="of:=(MATCH([.A140];[.$D$3:.$D$363];0))" office:value-type="boolean" office:boolean-value="357" calcext:value-type="boolean">
            <text:p>TRUE</text:p>
          </table:table-cell>
          <table:table-cell table:style-name="ce3" office:value-type="string" calcext:value-type="string">
            <text:p>C20</text:p>
          </table:table-cell>
          <table:table-cell table:style-name="ce16" table:formula="of:=(MATCH([.D140];[.$A$3:.$A$363];0))" office:value-type="boolean" office:boolean-value="17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C20</text:p>
          </table:table-cell>
          <table:table-cell table:style-name="ce8" office:value-type="string" calcext:value-type="string">
            <text:p>DDR_VREF</text:p>
          </table:table-cell>
          <table:table-cell table:style-name="ce11" table:formula="of:=(MATCH([.A141];[.$D$3:.$D$363];0))" office:value-type="boolean" office:boolean-value="358" calcext:value-type="boolean">
            <text:p>TRUE</text:p>
          </table:table-cell>
          <table:table-cell table:style-name="ce3" office:value-type="string" calcext:value-type="string">
            <text:p>C21</text:p>
          </table:table-cell>
          <table:table-cell table:style-name="ce16" table:formula="of:=(MATCH([.D141];[.$A$3:.$A$363];0))" office:value-type="boolean" office:boolean-value="17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C21</text:p>
          </table:table-cell>
          <table:table-cell table:style-name="ce8" office:value-type="string" calcext:value-type="string">
            <text:p>DDR_DQ29</text:p>
          </table:table-cell>
          <table:table-cell table:style-name="ce11" table:formula="of:=(MATCH([.A142];[.$D$3:.$D$363];0))" office:value-type="boolean" office:boolean-value="359" calcext:value-type="boolean">
            <text:p>TRUE</text:p>
          </table:table-cell>
          <table:table-cell table:style-name="ce3" office:value-type="string" calcext:value-type="string">
            <text:p>C22</text:p>
          </table:table-cell>
          <table:table-cell table:style-name="ce16" table:formula="of:=(MATCH([.D142];[.$A$3:.$A$363];0))" office:value-type="boolean" office:boolean-value="17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C22</text:p>
          </table:table-cell>
          <table:table-cell table:style-name="ce8" office:value-type="string" calcext:value-type="string">
            <text:p>DDR_DQ28</text:p>
          </table:table-cell>
          <table:table-cell table:style-name="ce11" table:formula="of:=(MATCH([.A143];[.$D$3:.$D$363];0))" office:value-type="boolean" office:boolean-value="360" calcext:value-type="boolean">
            <text:p>TRUE</text:p>
          </table:table-cell>
          <table:table-cell table:style-name="ce3" office:value-type="string" calcext:value-type="string">
            <text:p>C23</text:p>
          </table:table-cell>
          <table:table-cell table:style-name="ce16" table:formula="of:=(MATCH([.D143];[.$A$3:.$A$363];0))" office:value-type="boolean" office:boolean-value="17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AC23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144];[.$D$3:.$D$363];0))" office:value-type="boolean" office:boolean-value="361" calcext:value-type="boolean">
            <text:p>TRUE</text:p>
          </table:table-cell>
          <table:table-cell table:style-name="ce3" office:value-type="string" calcext:value-type="string">
            <text:p>D1</text:p>
          </table:table-cell>
          <table:table-cell table:style-name="ce16" table:formula="of:=(MATCH([.D144];[.$A$3:.$A$363];0))" office:value-type="boolean" office:boolean-value="18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B2</text:p>
          </table:table-cell>
          <table:table-cell table:style-name="ce8" office:value-type="string" calcext:value-type="string">
            <text:p>I2C1_SDA(PH12)</text:p>
          </table:table-cell>
          <table:table-cell table:style-name="ce11" table:formula="of:=(MATCH([.A145];[.$D$3:.$D$363];0))" office:value-type="boolean" office:boolean-value="97" calcext:value-type="boolean">
            <text:p>TRUE</text:p>
          </table:table-cell>
          <table:table-cell table:style-name="ce3" office:value-type="string" calcext:value-type="string">
            <text:p>D2</text:p>
          </table:table-cell>
          <table:table-cell table:style-name="ce16" table:formula="of:=(MATCH([.D145];[.$A$3:.$A$363];0))" office:value-type="boolean" office:boolean-value="18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B4</text:p>
          </table:table-cell>
          <table:table-cell table:style-name="ce8" office:value-type="string" calcext:value-type="string">
            <text:p>SDMMC_D0DIR(PE12)</text:p>
          </table:table-cell>
          <table:table-cell table:style-name="ce11" table:formula="of:=(MATCH([.A146];[.$D$3:.$D$363];0))" office:value-type="boolean" office:boolean-value="99" calcext:value-type="boolean">
            <text:p>TRUE</text:p>
          </table:table-cell>
          <table:table-cell table:style-name="ce3" office:value-type="string" calcext:value-type="string">
            <text:p>D3</text:p>
          </table:table-cell>
          <table:table-cell table:style-name="ce16" table:formula="of:=(MATCH([.D146];[.$A$3:.$A$363];0))" office:value-type="boolean" office:boolean-value="18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B6</text:p>
          </table:table-cell>
          <table:table-cell table:style-name="ce8" office:value-type="string" calcext:value-type="string">
            <text:p>FMC_NOE(PD4)</text:p>
          </table:table-cell>
          <table:table-cell table:style-name="ce11" table:formula="of:=(MATCH([.A147];[.$D$3:.$D$363];0))" office:value-type="boolean" office:boolean-value="101" calcext:value-type="boolean">
            <text:p>TRUE</text:p>
          </table:table-cell>
          <table:table-cell table:style-name="ce3" office:value-type="string" calcext:value-type="string">
            <text:p>D4</text:p>
          </table:table-cell>
          <table:table-cell table:style-name="ce16" table:formula="of:=(MATCH([.D147];[.$A$3:.$A$363];0))" office:value-type="boolean" office:boolean-value="18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B7</text:p>
          </table:table-cell>
          <table:table-cell table:style-name="ce8" office:value-type="string" calcext:value-type="string">
            <text:p>USART6_CTS(PG15)</text:p>
          </table:table-cell>
          <table:table-cell table:style-name="ce11" table:formula="of:=(MATCH([.A148];[.$D$3:.$D$363];0))" office:value-type="boolean" office:boolean-value="102" calcext:value-type="boolean">
            <text:p>TRUE</text:p>
          </table:table-cell>
          <table:table-cell table:style-name="ce3" office:value-type="string" calcext:value-type="string">
            <text:p>D5</text:p>
          </table:table-cell>
          <table:table-cell table:style-name="ce16" table:formula="of:=(MATCH([.D148];[.$A$3:.$A$363];0))" office:value-type="string" office:string-value="" calcext:value-type="error">
            <text:p>#N/A</text:p>
          </table:table-cell>
          <table:table-cell office:value-type="string" calcext:value-type="string">
            <text:p>PH8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B8</text:p>
          </table:table-cell>
          <table:table-cell table:style-name="ce8" office:value-type="string" calcext:value-type="string">
            <text:p>FMC_AD2/FMC_D2(PD0)</text:p>
          </table:table-cell>
          <table:table-cell table:style-name="ce11" table:formula="of:=(MATCH([.A149];[.$D$3:.$D$363];0))" office:value-type="boolean" office:boolean-value="103" calcext:value-type="boolean">
            <text:p>TRUE</text:p>
          </table:table-cell>
          <table:table-cell table:style-name="ce3" office:value-type="string" calcext:value-type="string">
            <text:p>D6</text:p>
          </table:table-cell>
          <table:table-cell table:style-name="ce16" table:formula="of:=(MATCH([.D149];[.$A$3:.$A$363];0))" office:value-type="boolean" office:boolean-value="18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B9</text:p>
          </table:table-cell>
          <table:table-cell table:style-name="ce8" office:value-type="string" calcext:value-type="string">
            <text:p>FMC_AD3/FMC_D3(PD1)</text:p>
          </table:table-cell>
          <table:table-cell table:style-name="ce11" table:formula="of:=(MATCH([.A150];[.$D$3:.$D$363];0))" office:value-type="boolean" office:boolean-value="104" calcext:value-type="boolean">
            <text:p>TRUE</text:p>
          </table:table-cell>
          <table:table-cell table:style-name="ce3" office:value-type="string" calcext:value-type="string">
            <text:p>D7</text:p>
          </table:table-cell>
          <table:table-cell table:style-name="ce16" table:formula="of:=(MATCH([.D150];[.$A$3:.$A$363];0))" office:value-type="string" office:string-value="" calcext:value-type="error">
            <text:p>#N/A</text:p>
          </table:table-cell>
          <table:table-cell office:value-type="string" calcext:value-type="string">
            <text:p>PF5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B10</text:p>
          </table:table-cell>
          <table:table-cell table:style-name="ce8" office:value-type="string" calcext:value-type="string">
            <text:p>SDMMC_D5(PB9)</text:p>
          </table:table-cell>
          <table:table-cell table:style-name="ce11" table:formula="of:=(MATCH([.A151];[.$D$3:.$D$363];0))" office:value-type="boolean" office:boolean-value="105" calcext:value-type="boolean">
            <text:p>TRUE</text:p>
          </table:table-cell>
          <table:table-cell table:style-name="ce3" office:value-type="string" calcext:value-type="string">
            <text:p>D8</text:p>
          </table:table-cell>
          <table:table-cell table:style-name="ce16" table:formula="of:=(MATCH([.D151];[.$A$3:.$A$363];0))" office:value-type="string" office:string-value="" calcext:value-type="error">
            <text:p>#N/A</text:p>
          </table:table-cell>
          <table:table-cell office:value-type="string" calcext:value-type="string">
            <text:p>PF0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B11</text:p>
          </table:table-cell>
          <table:table-cell table:style-name="ce8" office:value-type="string" calcext:value-type="string">
            <text:p>USART6_RX(PC7)</text:p>
          </table:table-cell>
          <table:table-cell table:style-name="ce11" table:formula="of:=(MATCH([.A152];[.$D$3:.$D$363];0))" office:value-type="boolean" office:boolean-value="106" calcext:value-type="boolean">
            <text:p>TRUE</text:p>
          </table:table-cell>
          <table:table-cell table:style-name="ce3" office:value-type="string" calcext:value-type="string">
            <text:p>D9</text:p>
          </table:table-cell>
          <table:table-cell table:style-name="ce16" table:formula="of:=(MATCH([.D152];[.$A$3:.$A$363];0))" office:value-type="string" office:string-value="" calcext:value-type="error">
            <text:p>#N/A</text:p>
          </table:table-cell>
          <table:table-cell office:value-type="string" calcext:value-type="string">
            <text:p>PF4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B13</text:p>
          </table:table-cell>
          <table:table-cell table:style-name="ce8" office:value-type="string" calcext:value-type="string">
            <text:p>UART7_TX(PB4)</text:p>
          </table:table-cell>
          <table:table-cell table:style-name="ce11" table:formula="of:=(MATCH([.A153];[.$D$3:.$D$363];0))" office:value-type="boolean" office:boolean-value="108" calcext:value-type="boolean">
            <text:p>TRUE</text:p>
          </table:table-cell>
          <table:table-cell table:style-name="ce3" office:value-type="string" calcext:value-type="string">
            <text:p>D10</text:p>
          </table:table-cell>
          <table:table-cell table:style-name="ce16" table:formula="of:=(MATCH([.D153];[.$A$3:.$A$363];0))" office:value-type="string" office:string-value="" calcext:value-type="error">
            <text:p>#N/A</text:p>
          </table:table-cell>
          <table:table-cell office:value-type="string" calcext:value-type="string">
            <text:p>PD7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B14</text:p>
          </table:table-cell>
          <table:table-cell table:style-name="ce8" office:value-type="string" calcext:value-type="string">
            <text:p>USART6_TX(PC6)</text:p>
          </table:table-cell>
          <table:table-cell table:style-name="ce11" table:formula="of:=(MATCH([.A154];[.$D$3:.$D$363];0))" office:value-type="boolean" office:boolean-value="109" calcext:value-type="boolean">
            <text:p>TRUE</text:p>
          </table:table-cell>
          <table:table-cell table:style-name="ce3" office:value-type="string" calcext:value-type="string">
            <text:p>D11</text:p>
          </table:table-cell>
          <table:table-cell table:style-name="ce16" table:formula="of:=(MATCH([.D154];[.$A$3:.$A$363];0))" office:value-type="string" office:string-value="" calcext:value-type="error">
            <text:p>#N/A</text:p>
          </table:table-cell>
          <table:table-cell office:value-type="string" calcext:value-type="string">
            <text:p>PB7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B15</text:p>
          </table:table-cell>
          <table:table-cell table:style-name="ce8" office:value-type="string" calcext:value-type="string">
            <text:p>DNU</text:p>
          </table:table-cell>
          <table:table-cell table:style-name="ce11" table:formula="of:=(MATCH([.A155];[.$D$3:.$D$363];0))" office:value-type="boolean" office:boolean-value="110" calcext:value-type="boolean">
            <text:p>TRUE</text:p>
          </table:table-cell>
          <table:table-cell table:style-name="ce3" office:value-type="string" calcext:value-type="string">
            <text:p>D12</text:p>
          </table:table-cell>
          <table:table-cell table:style-name="ce16" table:formula="of:=(MATCH([.D155];[.$A$3:.$A$363];0))" office:value-type="boolean" office:boolean-value="18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B16</text:p>
          </table:table-cell>
          <table:table-cell table:style-name="ce8" office:value-type="string" calcext:value-type="string">
            <text:p>DNU</text:p>
          </table:table-cell>
          <table:table-cell table:style-name="ce11" table:formula="of:=(MATCH([.A156];[.$D$3:.$D$363];0))" office:value-type="boolean" office:boolean-value="111" calcext:value-type="boolean">
            <text:p>TRUE</text:p>
          </table:table-cell>
          <table:table-cell table:style-name="ce3" office:value-type="string" calcext:value-type="string">
            <text:p>D13</text:p>
          </table:table-cell>
          <table:table-cell table:style-name="ce16" table:formula="of:=(MATCH([.D156];[.$A$3:.$A$363];0))" office:value-type="boolean" office:boolean-value="18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B17</text:p>
          </table:table-cell>
          <table:table-cell table:style-name="ce8" office:value-type="string" calcext:value-type="string">
            <text:p>DNU</text:p>
          </table:table-cell>
          <table:table-cell table:style-name="ce11" table:formula="of:=(MATCH([.A157];[.$D$3:.$D$363];0))" office:value-type="boolean" office:boolean-value="112" calcext:value-type="boolean">
            <text:p>TRUE</text:p>
          </table:table-cell>
          <table:table-cell table:style-name="ce3" office:value-type="string" calcext:value-type="string">
            <text:p>D14</text:p>
          </table:table-cell>
          <table:table-cell table:style-name="ce16" table:formula="of:=(MATCH([.D157];[.$A$3:.$A$363];0))" office:value-type="boolean" office:boolean-value="18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B18</text:p>
          </table:table-cell>
          <table:table-cell table:style-name="ce8" office:value-type="string" calcext:value-type="string">
            <text:p>VDD_Unused</text:p>
          </table:table-cell>
          <table:table-cell table:style-name="ce11" table:formula="of:=(MATCH([.A158];[.$D$3:.$D$363];0))" office:value-type="boolean" office:boolean-value="113" calcext:value-type="boolean">
            <text:p>TRUE</text:p>
          </table:table-cell>
          <table:table-cell table:style-name="ce3" office:value-type="string" calcext:value-type="string">
            <text:p>D15</text:p>
          </table:table-cell>
          <table:table-cell table:style-name="ce16" table:formula="of:=(MATCH([.D158];[.$A$3:.$A$363];0))" office:value-type="boolean" office:boolean-value="18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B19</text:p>
          </table:table-cell>
          <table:table-cell table:style-name="ce8" office:value-type="string" calcext:value-type="string">
            <text:p>NJTRST</text:p>
          </table:table-cell>
          <table:table-cell table:style-name="ce11" table:formula="of:=(MATCH([.A159];[.$D$3:.$D$363];0))" office:value-type="boolean" office:boolean-value="114" calcext:value-type="boolean">
            <text:p>TRUE</text:p>
          </table:table-cell>
          <table:table-cell table:style-name="ce3" office:value-type="string" calcext:value-type="string">
            <text:p>D16</text:p>
          </table:table-cell>
          <table:table-cell table:style-name="ce16" table:formula="of:=(MATCH([.D159];[.$A$3:.$A$363];0))" office:value-type="boolean" office:boolean-value="18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B20</text:p>
          </table:table-cell>
          <table:table-cell table:style-name="ce8" office:value-type="string" calcext:value-type="string">
            <text:p>JTCK-SWCLK</text:p>
          </table:table-cell>
          <table:table-cell table:style-name="ce11" table:formula="of:=(MATCH([.A160];[.$D$3:.$D$363];0))" office:value-type="boolean" office:boolean-value="115" calcext:value-type="boolean">
            <text:p>TRUE</text:p>
          </table:table-cell>
          <table:table-cell table:style-name="ce3" office:value-type="string" calcext:value-type="string">
            <text:p>D17</text:p>
          </table:table-cell>
          <table:table-cell table:style-name="ce16" table:formula="of:=(MATCH([.D160];[.$A$3:.$A$363];0))" office:value-type="boolean" office:boolean-value="19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B21</text:p>
          </table:table-cell>
          <table:table-cell table:style-name="ce8" office:value-type="string" calcext:value-type="string">
            <text:p>DDR_DQ19</text:p>
          </table:table-cell>
          <table:table-cell table:style-name="ce11" table:formula="of:=(MATCH([.A161];[.$D$3:.$D$363];0))" office:value-type="boolean" office:boolean-value="116" calcext:value-type="boolean">
            <text:p>TRUE</text:p>
          </table:table-cell>
          <table:table-cell table:style-name="ce3" office:value-type="string" calcext:value-type="string">
            <text:p>D18</text:p>
          </table:table-cell>
          <table:table-cell table:style-name="ce16" table:formula="of:=(MATCH([.D161];[.$A$3:.$A$363];0))" office:value-type="boolean" office:boolean-value="19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B22</text:p>
          </table:table-cell>
          <table:table-cell table:style-name="ce8" office:value-type="string" calcext:value-type="string">
            <text:p>DDR_DQ16</text:p>
          </table:table-cell>
          <table:table-cell table:style-name="ce11" table:formula="of:=(MATCH([.A162];[.$D$3:.$D$363];0))" office:value-type="boolean" office:boolean-value="117" calcext:value-type="boolean">
            <text:p>TRUE</text:p>
          </table:table-cell>
          <table:table-cell table:style-name="ce3" office:value-type="string" calcext:value-type="string">
            <text:p>D19</text:p>
          </table:table-cell>
          <table:table-cell table:style-name="ce16" table:formula="of:=(MATCH([.D162];[.$A$3:.$A$363];0))" office:value-type="boolean" office:boolean-value="19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B23</text:p>
          </table:table-cell>
          <table:table-cell table:style-name="ce8" office:value-type="string" calcext:value-type="string">
            <text:p>DDR_DQS2N</text:p>
          </table:table-cell>
          <table:table-cell table:style-name="ce11" table:formula="of:=(MATCH([.A163];[.$D$3:.$D$363];0))" office:value-type="boolean" office:boolean-value="118" calcext:value-type="boolean">
            <text:p>TRUE</text:p>
          </table:table-cell>
          <table:table-cell table:style-name="ce3" office:value-type="string" calcext:value-type="string">
            <text:p>D20</text:p>
          </table:table-cell>
          <table:table-cell table:style-name="ce16" table:formula="of:=(MATCH([.D163];[.$A$3:.$A$363];0))" office:value-type="boolean" office:boolean-value="19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C1</text:p>
          </table:table-cell>
          <table:table-cell table:style-name="ce8" office:value-type="string" calcext:value-type="string">
            <text:p>SPI2_NSS(PI0)</text:p>
          </table:table-cell>
          <table:table-cell table:style-name="ce11" table:formula="of:=(MATCH([.A164];[.$D$3:.$D$363];0))" office:value-type="boolean" office:boolean-value="119" calcext:value-type="boolean">
            <text:p>TRUE</text:p>
          </table:table-cell>
          <table:table-cell table:style-name="ce3" office:value-type="string" calcext:value-type="string">
            <text:p>D21</text:p>
          </table:table-cell>
          <table:table-cell table:style-name="ce16" table:formula="of:=(MATCH([.D164];[.$A$3:.$A$363];0))" office:value-type="boolean" office:boolean-value="19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C2</text:p>
          </table:table-cell>
          <table:table-cell table:style-name="ce8" office:value-type="string" calcext:value-type="string">
            <text:p>I2C1_SMBA(PH10)</text:p>
          </table:table-cell>
          <table:table-cell table:style-name="ce11" table:formula="of:=(MATCH([.A165];[.$D$3:.$D$363];0))" office:value-type="boolean" office:boolean-value="120" calcext:value-type="boolean">
            <text:p>TRUE</text:p>
          </table:table-cell>
          <table:table-cell table:style-name="ce3" office:value-type="string" calcext:value-type="string">
            <text:p>D22</text:p>
          </table:table-cell>
          <table:table-cell table:style-name="ce16" table:formula="of:=(MATCH([.D165];[.$A$3:.$A$363];0))" office:value-type="boolean" office:boolean-value="19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C3</text:p>
          </table:table-cell>
          <table:table-cell table:style-name="ce8" office:value-type="string" calcext:value-type="string">
            <text:p>UART4_RX(PH14)</text:p>
          </table:table-cell>
          <table:table-cell table:style-name="ce11" table:formula="of:=(MATCH([.A166];[.$D$3:.$D$363];0))" office:value-type="boolean" office:boolean-value="121" calcext:value-type="boolean">
            <text:p>TRUE</text:p>
          </table:table-cell>
          <table:table-cell table:style-name="ce3" office:value-type="string" calcext:value-type="string">
            <text:p>D23</text:p>
          </table:table-cell>
          <table:table-cell table:style-name="ce16" table:formula="of:=(MATCH([.D166];[.$A$3:.$A$363];0))" office:value-type="boolean" office:boolean-value="19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C6</text:p>
          </table:table-cell>
          <table:table-cell table:style-name="ce8" office:value-type="string" calcext:value-type="string">
            <text:p>SDMMC_D123DIR(PE14)</text:p>
          </table:table-cell>
          <table:table-cell table:style-name="ce11" table:formula="of:=(MATCH([.A167];[.$D$3:.$D$363];0))" office:value-type="boolean" office:boolean-value="124" calcext:value-type="boolean">
            <text:p>TRUE</text:p>
          </table:table-cell>
          <table:table-cell table:style-name="ce3" office:value-type="string" calcext:value-type="string">
            <text:p>E1</text:p>
          </table:table-cell>
          <table:table-cell table:style-name="ce16" table:formula="of:=(MATCH([.D167];[.$A$3:.$A$363];0))" office:value-type="boolean" office:boolean-value="19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C7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168];[.$D$3:.$D$363];0))" office:value-type="boolean" office:boolean-value="125" calcext:value-type="boolean">
            <text:p>TRUE</text:p>
          </table:table-cell>
          <table:table-cell table:style-name="ce3" office:value-type="string" calcext:value-type="string">
            <text:p>E2</text:p>
          </table:table-cell>
          <table:table-cell table:style-name="ce16" table:formula="of:=(MATCH([.D168];[.$A$3:.$A$363];0))" office:value-type="boolean" office:boolean-value="19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C8</text:p>
          </table:table-cell>
          <table:table-cell table:style-name="ce8" office:value-type="string" calcext:value-type="string">
            <text:p>UART8_TX(PE1)</text:p>
          </table:table-cell>
          <table:table-cell table:style-name="ce11" table:formula="of:=(MATCH([.A169];[.$D$3:.$D$363];0))" office:value-type="boolean" office:boolean-value="126" calcext:value-type="boolean">
            <text:p>TRUE</text:p>
          </table:table-cell>
          <table:table-cell table:style-name="ce3" office:value-type="string" calcext:value-type="string">
            <text:p>E3</text:p>
          </table:table-cell>
          <table:table-cell table:style-name="ce16" table:formula="of:=(MATCH([.D169];[.$A$3:.$A$363];0))" office:value-type="boolean" office:boolean-value="19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C11</text:p>
          </table:table-cell>
          <table:table-cell table:style-name="ce8" office:value-type="string" calcext:value-type="string">
            <text:p>SDMMC_D6(PE5)</text:p>
          </table:table-cell>
          <table:table-cell table:style-name="ce11" table:formula="of:=(MATCH([.A170];[.$D$3:.$D$363];0))" office:value-type="boolean" office:boolean-value="129" calcext:value-type="boolean">
            <text:p>TRUE</text:p>
          </table:table-cell>
          <table:table-cell table:style-name="ce3" office:value-type="string" calcext:value-type="string">
            <text:p>E4</text:p>
          </table:table-cell>
          <table:table-cell table:style-name="ce16" table:formula="of:=(MATCH([.D170];[.$A$3:.$A$363];0))" office:value-type="string" office:string-value="" calcext:value-type="error">
            <text:p>#N/A</text:p>
          </table:table-cell>
          <table:table-cell office:value-type="string" calcext:value-type="string">
            <text:p>PI4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C12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171];[.$D$3:.$D$363];0))" office:value-type="boolean" office:boolean-value="130" calcext:value-type="boolean">
            <text:p>TRUE</text:p>
          </table:table-cell>
          <table:table-cell table:style-name="ce3" office:value-type="string" calcext:value-type="string">
            <text:p>E20</text:p>
          </table:table-cell>
          <table:table-cell table:style-name="ce16" table:formula="of:=(MATCH([.D171];[.$A$3:.$A$363];0))" office:value-type="boolean" office:boolean-value="20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C14</text:p>
          </table:table-cell>
          <table:table-cell table:style-name="ce8" office:value-type="string" calcext:value-type="string">
            <text:p>VDDA1V8_Unused</text:p>
          </table:table-cell>
          <table:table-cell table:style-name="ce11" table:formula="of:=(MATCH([.A172];[.$D$3:.$D$363];0))" office:value-type="boolean" office:boolean-value="132" calcext:value-type="boolean">
            <text:p>TRUE</text:p>
          </table:table-cell>
          <table:table-cell table:style-name="ce3" office:value-type="string" calcext:value-type="string">
            <text:p>E21</text:p>
          </table:table-cell>
          <table:table-cell table:style-name="ce16" table:formula="of:=(MATCH([.D172];[.$A$3:.$A$363];0))" office:value-type="boolean" office:boolean-value="20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C15</text:p>
          </table:table-cell>
          <table:table-cell table:style-name="ce8" office:value-type="string" calcext:value-type="string">
            <text:p>DNU</text:p>
          </table:table-cell>
          <table:table-cell table:style-name="ce11" table:formula="of:=(MATCH([.A173];[.$D$3:.$D$363];0))" office:value-type="boolean" office:boolean-value="133" calcext:value-type="boolean">
            <text:p>TRUE</text:p>
          </table:table-cell>
          <table:table-cell table:style-name="ce3" office:value-type="string" calcext:value-type="string">
            <text:p>E22</text:p>
          </table:table-cell>
          <table:table-cell table:style-name="ce16" table:formula="of:=(MATCH([.D173];[.$A$3:.$A$363];0))" office:value-type="boolean" office:boolean-value="20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C16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174];[.$D$3:.$D$363];0))" office:value-type="boolean" office:boolean-value="134" calcext:value-type="boolean">
            <text:p>TRUE</text:p>
          </table:table-cell>
          <table:table-cell table:style-name="ce3" office:value-type="string" calcext:value-type="string">
            <text:p>E23</text:p>
          </table:table-cell>
          <table:table-cell table:style-name="ce16" table:formula="of:=(MATCH([.D174];[.$A$3:.$A$363];0))" office:value-type="boolean" office:boolean-value="20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C17</text:p>
          </table:table-cell>
          <table:table-cell table:style-name="ce8" office:value-type="string" calcext:value-type="string">
            <text:p>VDDA1V2_Unused</text:p>
          </table:table-cell>
          <table:table-cell table:style-name="ce11" table:formula="of:=(MATCH([.A175];[.$D$3:.$D$363];0))" office:value-type="boolean" office:boolean-value="135" calcext:value-type="boolean">
            <text:p>TRUE</text:p>
          </table:table-cell>
          <table:table-cell table:style-name="ce3" office:value-type="string" calcext:value-type="string">
            <text:p>F2</text:p>
          </table:table-cell>
          <table:table-cell table:style-name="ce16" table:formula="of:=(MATCH([.D175];[.$A$3:.$A$363];0))" office:value-type="string" office:string-value="" calcext:value-type="error">
            <text:p>#N/A</text:p>
          </table:table-cell>
          <table:table-cell office:value-type="string" calcext:value-type="string">
            <text:p>PI7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C18</text:p>
          </table:table-cell>
          <table:table-cell table:style-name="ce8" office:value-type="string" calcext:value-type="string">
            <text:p>VDDA1V2_Unused</text:p>
          </table:table-cell>
          <table:table-cell table:style-name="ce11" table:formula="of:=(MATCH([.A176];[.$D$3:.$D$363];0))" office:value-type="boolean" office:boolean-value="136" calcext:value-type="boolean">
            <text:p>TRUE</text:p>
          </table:table-cell>
          <table:table-cell table:style-name="ce3" office:value-type="string" calcext:value-type="string">
            <text:p>F3</text:p>
          </table:table-cell>
          <table:table-cell table:style-name="ce16" table:formula="of:=(MATCH([.D176];[.$A$3:.$A$363];0))" office:value-type="string" office:string-value="" calcext:value-type="error">
            <text:p>#N/A</text:p>
          </table:table-cell>
          <table:table-cell office:value-type="string" calcext:value-type="string">
            <text:p>PI5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C19</text:p>
          </table:table-cell>
          <table:table-cell table:style-name="ce8" office:value-type="string" calcext:value-type="string">
            <text:p>UART4_RTS(PA15)</text:p>
          </table:table-cell>
          <table:table-cell table:style-name="ce11" table:formula="of:=(MATCH([.A177];[.$D$3:.$D$363];0))" office:value-type="boolean" office:boolean-value="137" calcext:value-type="boolean">
            <text:p>TRUE</text:p>
          </table:table-cell>
          <table:table-cell table:style-name="ce3" office:value-type="string" calcext:value-type="string">
            <text:p>F4</text:p>
          </table:table-cell>
          <table:table-cell table:style-name="ce16" table:formula="of:=(MATCH([.D177];[.$A$3:.$A$363];0))" office:value-type="string" office:string-value="" calcext:value-type="error">
            <text:p>#N/A</text:p>
          </table:table-cell>
          <table:table-cell office:value-type="string" calcext:value-type="string">
            <text:p>PI6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C20</text:p>
          </table:table-cell>
          <table:table-cell table:style-name="ce8" office:value-type="string" calcext:value-type="string">
            <text:p>JTMS_SWDIO</text:p>
          </table:table-cell>
          <table:table-cell table:style-name="ce11" table:formula="of:=(MATCH([.A178];[.$D$3:.$D$363];0))" office:value-type="boolean" office:boolean-value="138" calcext:value-type="boolean">
            <text:p>TRUE</text:p>
          </table:table-cell>
          <table:table-cell table:style-name="ce3" office:value-type="string" calcext:value-type="string">
            <text:p>F20</text:p>
          </table:table-cell>
          <table:table-cell table:style-name="ce16" table:formula="of:=(MATCH([.D178];[.$A$3:.$A$363];0))" office:value-type="boolean" office:boolean-value="20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C21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179];[.$D$3:.$D$363];0))" office:value-type="boolean" office:boolean-value="139" calcext:value-type="boolean">
            <text:p>TRUE</text:p>
          </table:table-cell>
          <table:table-cell table:style-name="ce3" office:value-type="string" calcext:value-type="string">
            <text:p>F21</text:p>
          </table:table-cell>
          <table:table-cell table:style-name="ce16" table:formula="of:=(MATCH([.D179];[.$A$3:.$A$363];0))" office:value-type="boolean" office:boolean-value="20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C22</text:p>
          </table:table-cell>
          <table:table-cell table:style-name="ce8" office:value-type="string" calcext:value-type="string">
            <text:p>DDR_DQS2P</text:p>
          </table:table-cell>
          <table:table-cell table:style-name="ce11" table:formula="of:=(MATCH([.A180];[.$D$3:.$D$363];0))" office:value-type="boolean" office:boolean-value="140" calcext:value-type="boolean">
            <text:p>TRUE</text:p>
          </table:table-cell>
          <table:table-cell table:style-name="ce3" office:value-type="string" calcext:value-type="string">
            <text:p>F22</text:p>
          </table:table-cell>
          <table:table-cell table:style-name="ce16" table:formula="of:=(MATCH([.D180];[.$A$3:.$A$363];0))" office:value-type="boolean" office:boolean-value="20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C23</text:p>
          </table:table-cell>
          <table:table-cell table:style-name="ce8" office:value-type="string" calcext:value-type="string">
            <text:p>DDR_DQM2</text:p>
          </table:table-cell>
          <table:table-cell table:style-name="ce11" table:formula="of:=(MATCH([.A181];[.$D$3:.$D$363];0))" office:value-type="boolean" office:boolean-value="141" calcext:value-type="boolean">
            <text:p>TRUE</text:p>
          </table:table-cell>
          <table:table-cell table:style-name="ce3" office:value-type="string" calcext:value-type="string">
            <text:p>G1</text:p>
          </table:table-cell>
          <table:table-cell table:style-name="ce16" table:formula="of:=(MATCH([.D181];[.$A$3:.$A$363];0))" office:value-type="boolean" office:boolean-value="20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D1</text:p>
          </table:table-cell>
          <table:table-cell table:style-name="ce8" office:value-type="string" calcext:value-type="string">
            <text:p>UART4_TX(PH13)</text:p>
          </table:table-cell>
          <table:table-cell table:style-name="ce11" table:formula="of:=(MATCH([.A182];[.$D$3:.$D$363];0))" office:value-type="boolean" office:boolean-value="142" calcext:value-type="boolean">
            <text:p>TRUE</text:p>
          </table:table-cell>
          <table:table-cell table:style-name="ce3" office:value-type="string" calcext:value-type="string">
            <text:p>G2</text:p>
          </table:table-cell>
          <table:table-cell table:style-name="ce16" table:formula="of:=(MATCH([.D182];[.$A$3:.$A$363];0))" office:value-type="string" office:string-value="" calcext:value-type="error">
            <text:p>#N/A</text:p>
          </table:table-cell>
          <table:table-cell office:value-type="string" calcext:value-type="string">
            <text:p>PZ4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D2</text:p>
          </table:table-cell>
          <table:table-cell table:style-name="ce8" office:value-type="string" calcext:value-type="string">
            <text:p>FMC_NWAIT(PD6)</text:p>
          </table:table-cell>
          <table:table-cell table:style-name="ce11" table:formula="of:=(MATCH([.A183];[.$D$3:.$D$363];0))" office:value-type="boolean" office:boolean-value="143" calcext:value-type="boolean">
            <text:p>TRUE</text:p>
          </table:table-cell>
          <table:table-cell table:style-name="ce3" office:value-type="string" calcext:value-type="string">
            <text:p>G3</text:p>
          </table:table-cell>
          <table:table-cell table:style-name="ce16" table:formula="of:=(MATCH([.D183];[.$A$3:.$A$363];0))" office:value-type="boolean" office:boolean-value="20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D3</text:p>
          </table:table-cell>
          <table:table-cell table:style-name="ce8" office:value-type="string" calcext:value-type="string">
            <text:p>FMC_NCE2(PE15)</text:p>
          </table:table-cell>
          <table:table-cell table:style-name="ce11" table:formula="of:=(MATCH([.A184];[.$D$3:.$D$363];0))" office:value-type="boolean" office:boolean-value="144" calcext:value-type="boolean">
            <text:p>TRUE</text:p>
          </table:table-cell>
          <table:table-cell table:style-name="ce3" office:value-type="string" calcext:value-type="string">
            <text:p>G4</text:p>
          </table:table-cell>
          <table:table-cell table:style-name="ce16" table:formula="of:=(MATCH([.D184];[.$A$3:.$A$363];0))" office:value-type="boolean" office:boolean-value="20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D4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185];[.$D$3:.$D$363];0))" office:value-type="boolean" office:boolean-value="145" calcext:value-type="boolean">
            <text:p>TRUE</text:p>
          </table:table-cell>
          <table:table-cell table:style-name="ce3" office:value-type="string" calcext:value-type="string">
            <text:p>G20</text:p>
          </table:table-cell>
          <table:table-cell table:style-name="ce16" table:formula="of:=(MATCH([.D185];[.$A$3:.$A$363];0))" office:value-type="boolean" office:boolean-value="21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D6</text:p>
          </table:table-cell>
          <table:table-cell table:style-name="ce8" office:value-type="string" calcext:value-type="string">
            <text:p>UART1_RX(PE0)</text:p>
          </table:table-cell>
          <table:table-cell table:style-name="ce11" table:formula="of:=(MATCH([.A186];[.$D$3:.$D$363];0))" office:value-type="boolean" office:boolean-value="147" calcext:value-type="boolean">
            <text:p>TRUE</text:p>
          </table:table-cell>
          <table:table-cell table:style-name="ce3" office:value-type="string" calcext:value-type="string">
            <text:p>G21</text:p>
          </table:table-cell>
          <table:table-cell table:style-name="ce16" table:formula="of:=(MATCH([.D186];[.$A$3:.$A$363];0))" office:value-type="boolean" office:boolean-value="21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D12</text:p>
          </table:table-cell>
          <table:table-cell table:style-name="ce8" office:value-type="string" calcext:value-type="string">
            <text:p>SDMMC_CMD(PD2)</text:p>
          </table:table-cell>
          <table:table-cell table:style-name="ce11" table:formula="of:=(MATCH([.A187];[.$D$3:.$D$363];0))" office:value-type="boolean" office:boolean-value="153" calcext:value-type="boolean">
            <text:p>TRUE</text:p>
          </table:table-cell>
          <table:table-cell table:style-name="ce3" office:value-type="string" calcext:value-type="string">
            <text:p>G22</text:p>
          </table:table-cell>
          <table:table-cell table:style-name="ce16" table:formula="of:=(MATCH([.D187];[.$A$3:.$A$363];0))" office:value-type="boolean" office:boolean-value="21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D13</text:p>
          </table:table-cell>
          <table:table-cell table:style-name="ce8" office:value-type="string" calcext:value-type="string">
            <text:p>SDMMC_CK(PC12)</text:p>
          </table:table-cell>
          <table:table-cell table:style-name="ce11" table:formula="of:=(MATCH([.A188];[.$D$3:.$D$363];0))" office:value-type="boolean" office:boolean-value="154" calcext:value-type="boolean">
            <text:p>TRUE</text:p>
          </table:table-cell>
          <table:table-cell table:style-name="ce3" office:value-type="string" calcext:value-type="string">
            <text:p>G23</text:p>
          </table:table-cell>
          <table:table-cell table:style-name="ce16" table:formula="of:=(MATCH([.D188];[.$A$3:.$A$363];0))" office:value-type="boolean" office:boolean-value="21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D14</text:p>
          </table:table-cell>
          <table:table-cell table:style-name="ce8" office:value-type="string" calcext:value-type="string">
            <text:p>SDMMC_D7(PD3)</text:p>
          </table:table-cell>
          <table:table-cell table:style-name="ce11" table:formula="of:=(MATCH([.A189];[.$D$3:.$D$363];0))" office:value-type="boolean" office:boolean-value="155" calcext:value-type="boolean">
            <text:p>TRUE</text:p>
          </table:table-cell>
          <table:table-cell table:style-name="ce3" office:value-type="string" calcext:value-type="string">
            <text:p>H1</text:p>
          </table:table-cell>
          <table:table-cell table:style-name="ce16" table:formula="of:=(MATCH([.D189];[.$A$3:.$A$363];0))" office:value-type="boolean" office:boolean-value="21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D15</text:p>
          </table:table-cell>
          <table:table-cell table:style-name="ce8" office:value-type="string" calcext:value-type="string">
            <text:p>SDMMC_D2(PC10)</text:p>
          </table:table-cell>
          <table:table-cell table:style-name="ce11" table:formula="of:=(MATCH([.A190];[.$D$3:.$D$363];0))" office:value-type="boolean" office:boolean-value="156" calcext:value-type="boolean">
            <text:p>TRUE</text:p>
          </table:table-cell>
          <table:table-cell table:style-name="ce3" office:value-type="string" calcext:value-type="string">
            <text:p>H2</text:p>
          </table:table-cell>
          <table:table-cell table:style-name="ce16" table:formula="of:=(MATCH([.D190];[.$A$3:.$A$363];0))" office:value-type="boolean" office:boolean-value="21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D16</text:p>
          </table:table-cell>
          <table:table-cell table:style-name="ce8" office:value-type="string" calcext:value-type="string">
            <text:p>SDMMC_D3(PC11)</text:p>
          </table:table-cell>
          <table:table-cell table:style-name="ce11" table:formula="of:=(MATCH([.A191];[.$D$3:.$D$363];0))" office:value-type="boolean" office:boolean-value="157" calcext:value-type="boolean">
            <text:p>TRUE</text:p>
          </table:table-cell>
          <table:table-cell table:style-name="ce3" office:value-type="string" calcext:value-type="string">
            <text:p>H3</text:p>
          </table:table-cell>
          <table:table-cell table:style-name="ce16" table:formula="of:=(MATCH([.D191];[.$A$3:.$A$363];0))" office:value-type="boolean" office:boolean-value="21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D17</text:p>
          </table:table-cell>
          <table:table-cell table:style-name="ce8" office:value-type="string" calcext:value-type="string">
            <text:p>SDMMC_D1(PC9)</text:p>
          </table:table-cell>
          <table:table-cell table:style-name="ce11" table:formula="of:=(MATCH([.A192];[.$D$3:.$D$363];0))" office:value-type="boolean" office:boolean-value="158" calcext:value-type="boolean">
            <text:p>TRUE</text:p>
          </table:table-cell>
          <table:table-cell table:style-name="ce3" office:value-type="string" calcext:value-type="string">
            <text:p>H4</text:p>
          </table:table-cell>
          <table:table-cell table:style-name="ce16" table:formula="of:=(MATCH([.D192];[.$A$3:.$A$363];0))" office:value-type="string" office:string-value="" calcext:value-type="error">
            <text:p>#N/A</text:p>
          </table:table-cell>
          <table:table-cell office:value-type="string" calcext:value-type="string">
            <text:p>PI9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D18</text:p>
          </table:table-cell>
          <table:table-cell table:style-name="ce8" office:value-type="string" calcext:value-type="string">
            <text:p>SDMMC_D0(PC8)</text:p>
          </table:table-cell>
          <table:table-cell table:style-name="ce11" table:formula="of:=(MATCH([.A193];[.$D$3:.$D$363];0))" office:value-type="boolean" office:boolean-value="159" calcext:value-type="boolean">
            <text:p>TRUE</text:p>
          </table:table-cell>
          <table:table-cell table:style-name="ce3" office:value-type="string" calcext:value-type="string">
            <text:p>H20</text:p>
          </table:table-cell>
          <table:table-cell table:style-name="ce16" table:formula="of:=(MATCH([.D193];[.$A$3:.$A$363];0))" office:value-type="boolean" office:boolean-value="21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D19</text:p>
          </table:table-cell>
          <table:table-cell table:style-name="ce8" office:value-type="string" calcext:value-type="string">
            <text:p>SDMMC_D4(PE4)</text:p>
          </table:table-cell>
          <table:table-cell table:style-name="ce11" table:formula="of:=(MATCH([.A194];[.$D$3:.$D$363];0))" office:value-type="boolean" office:boolean-value="160" calcext:value-type="boolean">
            <text:p>TRUE</text:p>
          </table:table-cell>
          <table:table-cell table:style-name="ce3" office:value-type="string" calcext:value-type="string">
            <text:p>H21</text:p>
          </table:table-cell>
          <table:table-cell table:style-name="ce16" table:formula="of:=(MATCH([.D194];[.$A$3:.$A$363];0))" office:value-type="boolean" office:boolean-value="21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D20</text:p>
          </table:table-cell>
          <table:table-cell table:style-name="ce8" office:value-type="string" calcext:value-type="string">
            <text:p>DDR_RESETN</text:p>
          </table:table-cell>
          <table:table-cell table:style-name="ce11" table:formula="of:=(MATCH([.A195];[.$D$3:.$D$363];0))" office:value-type="boolean" office:boolean-value="161" calcext:value-type="boolean">
            <text:p>TRUE</text:p>
          </table:table-cell>
          <table:table-cell table:style-name="ce3" office:value-type="string" calcext:value-type="string">
            <text:p>H22</text:p>
          </table:table-cell>
          <table:table-cell table:style-name="ce16" table:formula="of:=(MATCH([.D195];[.$A$3:.$A$363];0))" office:value-type="boolean" office:boolean-value="21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D21</text:p>
          </table:table-cell>
          <table:table-cell table:style-name="ce8" office:value-type="string" calcext:value-type="string">
            <text:p>DDR_DQ22</text:p>
          </table:table-cell>
          <table:table-cell table:style-name="ce11" table:formula="of:=(MATCH([.A196];[.$D$3:.$D$363];0))" office:value-type="boolean" office:boolean-value="162" calcext:value-type="boolean">
            <text:p>TRUE</text:p>
          </table:table-cell>
          <table:table-cell table:style-name="ce3" office:value-type="string" calcext:value-type="string">
            <text:p>H23</text:p>
          </table:table-cell>
          <table:table-cell table:style-name="ce16" table:formula="of:=(MATCH([.D196];[.$A$3:.$A$363];0))" office:value-type="boolean" office:boolean-value="22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D22</text:p>
          </table:table-cell>
          <table:table-cell table:style-name="ce8" office:value-type="string" calcext:value-type="string">
            <text:p>DDR_DQ17</text:p>
          </table:table-cell>
          <table:table-cell table:style-name="ce11" table:formula="of:=(MATCH([.A197];[.$D$3:.$D$363];0))" office:value-type="boolean" office:boolean-value="163" calcext:value-type="boolean">
            <text:p>TRUE</text:p>
          </table:table-cell>
          <table:table-cell table:style-name="ce3" office:value-type="string" calcext:value-type="string">
            <text:p>J2</text:p>
          </table:table-cell>
          <table:table-cell table:style-name="ce16" table:formula="of:=(MATCH([.D197];[.$A$3:.$A$363];0))" office:value-type="boolean" office:boolean-value="22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D23</text:p>
          </table:table-cell>
          <table:table-cell table:style-name="ce8" office:value-type="string" calcext:value-type="string">
            <text:p>DDR_DQ18</text:p>
          </table:table-cell>
          <table:table-cell table:style-name="ce11" table:formula="of:=(MATCH([.A198];[.$D$3:.$D$363];0))" office:value-type="boolean" office:boolean-value="164" calcext:value-type="boolean">
            <text:p>TRUE</text:p>
          </table:table-cell>
          <table:table-cell table:style-name="ce3" office:value-type="string" calcext:value-type="string">
            <text:p>J3</text:p>
          </table:table-cell>
          <table:table-cell table:style-name="ce16" table:formula="of:=(MATCH([.D198];[.$A$3:.$A$363];0))" office:value-type="boolean" office:boolean-value="22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E1</text:p>
          </table:table-cell>
          <table:table-cell table:style-name="ce8" office:value-type="string" calcext:value-type="string">
            <text:p>SPI2_MOSI(PI3)</text:p>
          </table:table-cell>
          <table:table-cell table:style-name="ce11" table:formula="of:=(MATCH([.A199];[.$D$3:.$D$363];0))" office:value-type="boolean" office:boolean-value="165" calcext:value-type="boolean">
            <text:p>TRUE</text:p>
          </table:table-cell>
          <table:table-cell table:style-name="ce3" office:value-type="string" calcext:value-type="string">
            <text:p>J4</text:p>
          </table:table-cell>
          <table:table-cell table:style-name="ce16" table:formula="of:=(MATCH([.D199];[.$A$3:.$A$363];0))" office:value-type="boolean" office:boolean-value="22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E2</text:p>
          </table:table-cell>
          <table:table-cell table:style-name="ce8" office:value-type="string" calcext:value-type="string">
            <text:p>SPI2_MISO(PI2)</text:p>
          </table:table-cell>
          <table:table-cell table:style-name="ce11" table:formula="of:=(MATCH([.A200];[.$D$3:.$D$363];0))" office:value-type="boolean" office:boolean-value="166" calcext:value-type="boolean">
            <text:p>TRUE</text:p>
          </table:table-cell>
          <table:table-cell table:style-name="ce3" office:value-type="string" calcext:value-type="string">
            <text:p>J20</text:p>
          </table:table-cell>
          <table:table-cell table:style-name="ce16" table:formula="of:=(MATCH([.D200];[.$A$3:.$A$363];0))" office:value-type="boolean" office:boolean-value="22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E3</text:p>
          </table:table-cell>
          <table:table-cell table:style-name="ce8" office:value-type="string" calcext:value-type="string">
            <text:p>SPI2_SCK(PI1)</text:p>
          </table:table-cell>
          <table:table-cell table:style-name="ce11" table:formula="of:=(MATCH([.A201];[.$D$3:.$D$363];0))" office:value-type="boolean" office:boolean-value="167" calcext:value-type="boolean">
            <text:p>TRUE</text:p>
          </table:table-cell>
          <table:table-cell table:style-name="ce3" office:value-type="string" calcext:value-type="string">
            <text:p>J21</text:p>
          </table:table-cell>
          <table:table-cell table:style-name="ce16" table:formula="of:=(MATCH([.D201];[.$A$3:.$A$363];0))" office:value-type="boolean" office:boolean-value="22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E20</text:p>
          </table:table-cell>
          <table:table-cell table:style-name="ce8" office:value-type="string" calcext:value-type="string">
            <text:p>DDR_A7</text:p>
          </table:table-cell>
          <table:table-cell table:style-name="ce11" table:formula="of:=(MATCH([.A202];[.$D$3:.$D$363];0))" office:value-type="boolean" office:boolean-value="169" calcext:value-type="boolean">
            <text:p>TRUE</text:p>
          </table:table-cell>
          <table:table-cell table:style-name="ce3" office:value-type="string" calcext:value-type="string">
            <text:p>J22</text:p>
          </table:table-cell>
          <table:table-cell table:style-name="ce16" table:formula="of:=(MATCH([.D202];[.$A$3:.$A$363];0))" office:value-type="boolean" office:boolean-value="22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E21</text:p>
          </table:table-cell>
          <table:table-cell table:style-name="ce8" office:value-type="string" calcext:value-type="string">
            <text:p>DDR_DQ3</text:p>
          </table:table-cell>
          <table:table-cell table:style-name="ce11" table:formula="of:=(MATCH([.A203];[.$D$3:.$D$363];0))" office:value-type="boolean" office:boolean-value="170" calcext:value-type="boolean">
            <text:p>TRUE</text:p>
          </table:table-cell>
          <table:table-cell table:style-name="ce3" office:value-type="string" calcext:value-type="string">
            <text:p>K1</text:p>
          </table:table-cell>
          <table:table-cell table:style-name="ce16" table:formula="of:=(MATCH([.D203];[.$A$3:.$A$363];0))" office:value-type="boolean" office:boolean-value="22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E22</text:p>
          </table:table-cell>
          <table:table-cell table:style-name="ce8" office:value-type="string" calcext:value-type="string">
            <text:p>DDR_DQ0</text:p>
          </table:table-cell>
          <table:table-cell table:style-name="ce11" table:formula="of:=(MATCH([.A204];[.$D$3:.$D$363];0))" office:value-type="boolean" office:boolean-value="171" calcext:value-type="boolean">
            <text:p>TRUE</text:p>
          </table:table-cell>
          <table:table-cell table:style-name="ce3" office:value-type="string" calcext:value-type="string">
            <text:p>K2</text:p>
          </table:table-cell>
          <table:table-cell table:style-name="ce16" table:formula="of:=(MATCH([.D204];[.$A$3:.$A$363];0))" office:value-type="string" office:string-value="" calcext:value-type="error">
            <text:p>#N/A</text:p>
          </table:table-cell>
          <table:table-cell office:value-type="string" calcext:value-type="string">
            <text:p>PC13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E23</text:p>
          </table:table-cell>
          <table:table-cell table:style-name="ce8" office:value-type="string" calcext:value-type="string">
            <text:p>DDR_DQ21</text:p>
          </table:table-cell>
          <table:table-cell table:style-name="ce11" table:formula="of:=(MATCH([.A205];[.$D$3:.$D$363];0))" office:value-type="boolean" office:boolean-value="172" calcext:value-type="boolean">
            <text:p>TRUE</text:p>
          </table:table-cell>
          <table:table-cell table:style-name="ce3" office:value-type="string" calcext:value-type="string">
            <text:p>K3</text:p>
          </table:table-cell>
          <table:table-cell table:style-name="ce16" table:formula="of:=(MATCH([.D205];[.$A$3:.$A$363];0))" office:value-type="boolean" office:boolean-value="22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F20</text:p>
          </table:table-cell>
          <table:table-cell table:style-name="ce8" office:value-type="string" calcext:value-type="string">
            <text:p>DDR_A13</text:p>
          </table:table-cell>
          <table:table-cell table:style-name="ce11" table:formula="of:=(MATCH([.A206];[.$D$3:.$D$363];0))" office:value-type="boolean" office:boolean-value="176" calcext:value-type="boolean">
            <text:p>TRUE</text:p>
          </table:table-cell>
          <table:table-cell table:style-name="ce3" office:value-type="string" calcext:value-type="string">
            <text:p>K4</text:p>
          </table:table-cell>
          <table:table-cell table:style-name="ce16" table:formula="of:=(MATCH([.D206];[.$A$3:.$A$363];0))" office:value-type="boolean" office:boolean-value="22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F21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207];[.$D$3:.$D$363];0))" office:value-type="boolean" office:boolean-value="177" calcext:value-type="boolean">
            <text:p>TRUE</text:p>
          </table:table-cell>
          <table:table-cell table:style-name="ce3" office:value-type="string" calcext:value-type="string">
            <text:p>K20</text:p>
          </table:table-cell>
          <table:table-cell table:style-name="ce16" table:formula="of:=(MATCH([.D207];[.$A$3:.$A$363];0))" office:value-type="boolean" office:boolean-value="23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F22</text:p>
          </table:table-cell>
          <table:table-cell table:style-name="ce8" office:value-type="string" calcext:value-type="string">
            <text:p>DDR_DQ1</text:p>
          </table:table-cell>
          <table:table-cell table:style-name="ce11" table:formula="of:=(MATCH([.A208];[.$D$3:.$D$363];0))" office:value-type="boolean" office:boolean-value="178" calcext:value-type="boolean">
            <text:p>TRUE</text:p>
          </table:table-cell>
          <table:table-cell table:style-name="ce3" office:value-type="string" calcext:value-type="string">
            <text:p>K21</text:p>
          </table:table-cell>
          <table:table-cell table:style-name="ce16" table:formula="of:=(MATCH([.D208];[.$A$3:.$A$363];0))" office:value-type="boolean" office:boolean-value="23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G1</text:p>
          </table:table-cell>
          <table:table-cell table:style-name="ce8" office:value-type="string" calcext:value-type="string">
            <text:p>SPI1_MISO(PZ1)</text:p>
          </table:table-cell>
          <table:table-cell table:style-name="ce11" table:formula="of:=(MATCH([.A209];[.$D$3:.$D$363];0))" office:value-type="boolean" office:boolean-value="179" calcext:value-type="boolean">
            <text:p>TRUE</text:p>
          </table:table-cell>
          <table:table-cell table:style-name="ce3" office:value-type="string" calcext:value-type="string">
            <text:p>K22</text:p>
          </table:table-cell>
          <table:table-cell table:style-name="ce16" table:formula="of:=(MATCH([.D209];[.$A$3:.$A$363];0))" office:value-type="boolean" office:boolean-value="23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G3</text:p>
          </table:table-cell>
          <table:table-cell table:style-name="ce8" office:value-type="string" calcext:value-type="string">
            <text:p>SPI1_SCK(PZ0)</text:p>
          </table:table-cell>
          <table:table-cell table:style-name="ce11" table:formula="of:=(MATCH([.A210];[.$D$3:.$D$363];0))" office:value-type="boolean" office:boolean-value="181" calcext:value-type="boolean">
            <text:p>TRUE</text:p>
          </table:table-cell>
          <table:table-cell table:style-name="ce3" office:value-type="string" calcext:value-type="string">
            <text:p>K23</text:p>
          </table:table-cell>
          <table:table-cell table:style-name="ce16" table:formula="of:=(MATCH([.D210];[.$A$3:.$A$363];0))" office:value-type="boolean" office:boolean-value="23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G4</text:p>
          </table:table-cell>
          <table:table-cell table:style-name="ce8" office:value-type="string" calcext:value-type="string">
            <text:p>USART1_CTS(PZ3)</text:p>
          </table:table-cell>
          <table:table-cell table:style-name="ce11" table:formula="of:=(MATCH([.A211];[.$D$3:.$D$363];0))" office:value-type="boolean" office:boolean-value="182" calcext:value-type="boolean">
            <text:p>TRUE</text:p>
          </table:table-cell>
          <table:table-cell table:style-name="ce3" office:value-type="string" calcext:value-type="string">
            <text:p>L1</text:p>
          </table:table-cell>
          <table:table-cell table:style-name="ce16" table:formula="of:=(MATCH([.D211];[.$A$3:.$A$363];0))" office:value-type="string" office:string-value="" calcext:value-type="error">
            <text:p>#N/A</text:p>
          </table:table-cell>
          <table:table-cell office:value-type="string" calcext:value-type="string">
            <text:p>PC15-OSC32_OUT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G20</text:p>
          </table:table-cell>
          <table:table-cell table:style-name="ce8" office:value-type="string" calcext:value-type="string">
            <text:p>DDR_A9</text:p>
          </table:table-cell>
          <table:table-cell table:style-name="ce11" table:formula="of:=(MATCH([.A212];[.$D$3:.$D$363];0))" office:value-type="boolean" office:boolean-value="183" calcext:value-type="boolean">
            <text:p>TRUE</text:p>
          </table:table-cell>
          <table:table-cell table:style-name="ce3" office:value-type="string" calcext:value-type="string">
            <text:p>L2</text:p>
          </table:table-cell>
          <table:table-cell table:style-name="ce16" table:formula="of:=(MATCH([.D212];[.$A$3:.$A$363];0))" office:value-type="string" office:string-value="" calcext:value-type="error">
            <text:p>#N/A</text:p>
          </table:table-cell>
          <table:table-cell office:value-type="string" calcext:value-type="string">
            <text:p>PC14-OSC32_IN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G21</text:p>
          </table:table-cell>
          <table:table-cell table:style-name="ce8" office:value-type="string" calcext:value-type="string">
            <text:p>DDR_DQ7</text:p>
          </table:table-cell>
          <table:table-cell table:style-name="ce11" table:formula="of:=(MATCH([.A213];[.$D$3:.$D$363];0))" office:value-type="boolean" office:boolean-value="184" calcext:value-type="boolean">
            <text:p>TRUE</text:p>
          </table:table-cell>
          <table:table-cell table:style-name="ce3" office:value-type="string" calcext:value-type="string">
            <text:p>L3</text:p>
          </table:table-cell>
          <table:table-cell table:style-name="ce16" table:formula="of:=(MATCH([.D213];[.$A$3:.$A$363];0))" office:value-type="boolean" office:boolean-value="23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G22</text:p>
          </table:table-cell>
          <table:table-cell table:style-name="ce8" office:value-type="string" calcext:value-type="string">
            <text:p>DDR_DQS0P</text:p>
          </table:table-cell>
          <table:table-cell table:style-name="ce11" table:formula="of:=(MATCH([.A214];[.$D$3:.$D$363];0))" office:value-type="boolean" office:boolean-value="185" calcext:value-type="boolean">
            <text:p>TRUE</text:p>
          </table:table-cell>
          <table:table-cell table:style-name="ce3" office:value-type="string" calcext:value-type="string">
            <text:p>L4</text:p>
          </table:table-cell>
          <table:table-cell table:style-name="ce16" table:formula="of:=(MATCH([.D214];[.$A$3:.$A$363];0))" office:value-type="string" office:string-value="" calcext:value-type="error">
            <text:p>#N/A</text:p>
          </table:table-cell>
          <table:table-cell office:value-type="string" calcext:value-type="string">
            <text:p>PI8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G23</text:p>
          </table:table-cell>
          <table:table-cell table:style-name="ce8" office:value-type="string" calcext:value-type="string">
            <text:p>DDR_DQS0N</text:p>
          </table:table-cell>
          <table:table-cell table:style-name="ce11" table:formula="of:=(MATCH([.A215];[.$D$3:.$D$363];0))" office:value-type="boolean" office:boolean-value="186" calcext:value-type="boolean">
            <text:p>TRUE</text:p>
          </table:table-cell>
          <table:table-cell table:style-name="ce3" office:value-type="string" calcext:value-type="string">
            <text:p>L20</text:p>
          </table:table-cell>
          <table:table-cell table:style-name="ce16" table:formula="of:=(MATCH([.D215];[.$A$3:.$A$363];0))" office:value-type="boolean" office:boolean-value="23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H1</text:p>
          </table:table-cell>
          <table:table-cell table:style-name="ce8" office:value-type="string" calcext:value-type="string">
            <text:p>USART1_RX(PZ6)</text:p>
          </table:table-cell>
          <table:table-cell table:style-name="ce11" table:formula="of:=(MATCH([.A216];[.$D$3:.$D$363];0))" office:value-type="boolean" office:boolean-value="187" calcext:value-type="boolean">
            <text:p>TRUE</text:p>
          </table:table-cell>
          <table:table-cell table:style-name="ce3" office:value-type="string" calcext:value-type="string">
            <text:p>L21</text:p>
          </table:table-cell>
          <table:table-cell table:style-name="ce16" table:formula="of:=(MATCH([.D216];[.$A$3:.$A$363];0))" office:value-type="boolean" office:boolean-value="23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H2</text:p>
          </table:table-cell>
          <table:table-cell table:style-name="ce8" office:value-type="string" calcext:value-type="string">
            <text:p>USART1_RTS(PZ5)</text:p>
          </table:table-cell>
          <table:table-cell table:style-name="ce11" table:formula="of:=(MATCH([.A217];[.$D$3:.$D$363];0))" office:value-type="boolean" office:boolean-value="188" calcext:value-type="boolean">
            <text:p>TRUE</text:p>
          </table:table-cell>
          <table:table-cell table:style-name="ce3" office:value-type="string" calcext:value-type="string">
            <text:p>L22</text:p>
          </table:table-cell>
          <table:table-cell table:style-name="ce16" table:formula="of:=(MATCH([.D217];[.$A$3:.$A$363];0))" office:value-type="boolean" office:boolean-value="23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H3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218];[.$D$3:.$D$363];0))" office:value-type="boolean" office:boolean-value="189" calcext:value-type="boolean">
            <text:p>TRUE</text:p>
          </table:table-cell>
          <table:table-cell table:style-name="ce3" office:value-type="string" calcext:value-type="string">
            <text:p>L23</text:p>
          </table:table-cell>
          <table:table-cell table:style-name="ce16" table:formula="of:=(MATCH([.D218];[.$A$3:.$A$363];0))" office:value-type="boolean" office:boolean-value="23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H20</text:p>
          </table:table-cell>
          <table:table-cell table:style-name="ce8" office:value-type="string" calcext:value-type="string">
            <text:p>DDR_A5</text:p>
          </table:table-cell>
          <table:table-cell table:style-name="ce11" table:formula="of:=(MATCH([.A219];[.$D$3:.$D$363];0))" office:value-type="boolean" office:boolean-value="191" calcext:value-type="boolean">
            <text:p>TRUE</text:p>
          </table:table-cell>
          <table:table-cell table:style-name="ce3" office:value-type="string" calcext:value-type="string">
            <text:p>M2</text:p>
          </table:table-cell>
          <table:table-cell table:style-name="ce16" table:formula="of:=(MATCH([.D219];[.$A$3:.$A$363];0))" office:value-type="boolean" office:boolean-value="23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H21</text:p>
          </table:table-cell>
          <table:table-cell table:style-name="ce8" office:value-type="string" calcext:value-type="string">
            <text:p>DDR_DQ2</text:p>
          </table:table-cell>
          <table:table-cell table:style-name="ce11" table:formula="of:=(MATCH([.A220];[.$D$3:.$D$363];0))" office:value-type="boolean" office:boolean-value="192" calcext:value-type="boolean">
            <text:p>TRUE</text:p>
          </table:table-cell>
          <table:table-cell table:style-name="ce3" office:value-type="string" calcext:value-type="string">
            <text:p>M3</text:p>
          </table:table-cell>
          <table:table-cell table:style-name="ce16" table:formula="of:=(MATCH([.D220];[.$A$3:.$A$363];0))" office:value-type="boolean" office:boolean-value="24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H22</text:p>
          </table:table-cell>
          <table:table-cell table:style-name="ce8" office:value-type="string" calcext:value-type="string">
            <text:p>DDR_DQ6</text:p>
          </table:table-cell>
          <table:table-cell table:style-name="ce11" table:formula="of:=(MATCH([.A221];[.$D$3:.$D$363];0))" office:value-type="boolean" office:boolean-value="193" calcext:value-type="boolean">
            <text:p>TRUE</text:p>
          </table:table-cell>
          <table:table-cell table:style-name="ce3" office:value-type="string" calcext:value-type="string">
            <text:p>M4</text:p>
          </table:table-cell>
          <table:table-cell table:style-name="ce16" table:formula="of:=(MATCH([.D221];[.$A$3:.$A$363];0))" office:value-type="boolean" office:boolean-value="24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H23</text:p>
          </table:table-cell>
          <table:table-cell table:style-name="ce8" office:value-type="string" calcext:value-type="string">
            <text:p>DDR_DQM0</text:p>
          </table:table-cell>
          <table:table-cell table:style-name="ce11" table:formula="of:=(MATCH([.A222];[.$D$3:.$D$363];0))" office:value-type="boolean" office:boolean-value="194" calcext:value-type="boolean">
            <text:p>TRUE</text:p>
          </table:table-cell>
          <table:table-cell table:style-name="ce3" office:value-type="string" calcext:value-type="string">
            <text:p>M20</text:p>
          </table:table-cell>
          <table:table-cell table:style-name="ce16" table:formula="of:=(MATCH([.D222];[.$A$3:.$A$363];0))" office:value-type="boolean" office:boolean-value="24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J2</text:p>
          </table:table-cell>
          <table:table-cell table:style-name="ce8" office:value-type="string" calcext:value-type="string">
            <text:p>FMC_AD1/FMC_D1(PD15)</text:p>
          </table:table-cell>
          <table:table-cell table:style-name="ce11" table:formula="of:=(MATCH([.A223];[.$D$3:.$D$363];0))" office:value-type="boolean" office:boolean-value="195" calcext:value-type="boolean">
            <text:p>TRUE</text:p>
          </table:table-cell>
          <table:table-cell table:style-name="ce3" office:value-type="string" calcext:value-type="string">
            <text:p>M21</text:p>
          </table:table-cell>
          <table:table-cell table:style-name="ce16" table:formula="of:=(MATCH([.D223];[.$A$3:.$A$363];0))" office:value-type="boolean" office:boolean-value="24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J3</text:p>
          </table:table-cell>
          <table:table-cell table:style-name="ce8" office:value-type="string" calcext:value-type="string">
            <text:p>USART1_TX(PZ7)</text:p>
          </table:table-cell>
          <table:table-cell table:style-name="ce11" table:formula="of:=(MATCH([.A224];[.$D$3:.$D$363];0))" office:value-type="boolean" office:boolean-value="196" calcext:value-type="boolean">
            <text:p>TRUE</text:p>
          </table:table-cell>
          <table:table-cell table:style-name="ce3" office:value-type="string" calcext:value-type="string">
            <text:p>M22</text:p>
          </table:table-cell>
          <table:table-cell table:style-name="ce16" table:formula="of:=(MATCH([.D224];[.$A$3:.$A$363];0))" office:value-type="boolean" office:boolean-value="24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J4</text:p>
          </table:table-cell>
          <table:table-cell table:style-name="ce8" office:value-type="string" calcext:value-type="string">
            <text:p>SPI1_MOSI(PZ2)</text:p>
          </table:table-cell>
          <table:table-cell table:style-name="ce11" table:formula="of:=(MATCH([.A225];[.$D$3:.$D$363];0))" office:value-type="boolean" office:boolean-value="197" calcext:value-type="boolean">
            <text:p>TRUE</text:p>
          </table:table-cell>
          <table:table-cell table:style-name="ce3" office:value-type="string" calcext:value-type="string">
            <text:p>N1</text:p>
          </table:table-cell>
          <table:table-cell table:style-name="ce16" table:formula="of:=(MATCH([.D225];[.$A$3:.$A$363];0))" office:value-type="boolean" office:boolean-value="24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J20</text:p>
          </table:table-cell>
          <table:table-cell table:style-name="ce8" office:value-type="string" calcext:value-type="string">
            <text:p>DDR_A2</text:p>
          </table:table-cell>
          <table:table-cell table:style-name="ce11" table:formula="of:=(MATCH([.A226];[.$D$3:.$D$363];0))" office:value-type="boolean" office:boolean-value="198" calcext:value-type="boolean">
            <text:p>TRUE</text:p>
          </table:table-cell>
          <table:table-cell table:style-name="ce3" office:value-type="string" calcext:value-type="string">
            <text:p>N2</text:p>
          </table:table-cell>
          <table:table-cell table:style-name="ce16" table:formula="of:=(MATCH([.D226];[.$A$3:.$A$363];0))" office:value-type="string" office:string-value="" calcext:value-type="error">
            <text:p>#N/A</text:p>
          </table:table-cell>
          <table:table-cell office:value-type="string" calcext:value-type="string">
            <text:p>PA13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J21</text:p>
          </table:table-cell>
          <table:table-cell table:style-name="ce8" office:value-type="string" calcext:value-type="string">
            <text:p>DDR_DQ4</text:p>
          </table:table-cell>
          <table:table-cell table:style-name="ce11" table:formula="of:=(MATCH([.A227];[.$D$3:.$D$363];0))" office:value-type="boolean" office:boolean-value="199" calcext:value-type="boolean">
            <text:p>TRUE</text:p>
          </table:table-cell>
          <table:table-cell table:style-name="ce3" office:value-type="string" calcext:value-type="string">
            <text:p>N3</text:p>
          </table:table-cell>
          <table:table-cell table:style-name="ce16" table:formula="of:=(MATCH([.D227];[.$A$3:.$A$363];0))" office:value-type="boolean" office:boolean-value="24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J22</text:p>
          </table:table-cell>
          <table:table-cell table:style-name="ce8" office:value-type="string" calcext:value-type="string">
            <text:p>DDR_DQ5</text:p>
          </table:table-cell>
          <table:table-cell table:style-name="ce11" table:formula="of:=(MATCH([.A228];[.$D$3:.$D$363];0))" office:value-type="boolean" office:boolean-value="200" calcext:value-type="boolean">
            <text:p>TRUE</text:p>
          </table:table-cell>
          <table:table-cell table:style-name="ce3" office:value-type="string" calcext:value-type="string">
            <text:p>N4</text:p>
          </table:table-cell>
          <table:table-cell table:style-name="ce16" table:formula="of:=(MATCH([.D228];[.$A$3:.$A$363];0))" office:value-type="boolean" office:boolean-value="24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K1</text:p>
          </table:table-cell>
          <table:table-cell table:style-name="ce8" office:value-type="string" calcext:value-type="string">
            <text:p>USART3_RX(PD9)</text:p>
          </table:table-cell>
          <table:table-cell table:style-name="ce11" table:formula="of:=(MATCH([.A229];[.$D$3:.$D$363];0))" office:value-type="boolean" office:boolean-value="201" calcext:value-type="boolean">
            <text:p>TRUE</text:p>
          </table:table-cell>
          <table:table-cell table:style-name="ce3" office:value-type="string" calcext:value-type="string">
            <text:p>N20</text:p>
          </table:table-cell>
          <table:table-cell table:style-name="ce16" table:formula="of:=(MATCH([.D229];[.$A$3:.$A$363];0))" office:value-type="boolean" office:boolean-value="24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K3</text:p>
          </table:table-cell>
          <table:table-cell table:style-name="ce8" office:value-type="string" calcext:value-type="string">
            <text:p>USART3_TX(PD8)</text:p>
          </table:table-cell>
          <table:table-cell table:style-name="ce11" table:formula="of:=(MATCH([.A230];[.$D$3:.$D$363];0))" office:value-type="boolean" office:boolean-value="203" calcext:value-type="boolean">
            <text:p>TRUE</text:p>
          </table:table-cell>
          <table:table-cell table:style-name="ce3" office:value-type="string" calcext:value-type="string">
            <text:p>N21</text:p>
          </table:table-cell>
          <table:table-cell table:style-name="ce16" table:formula="of:=(MATCH([.D230];[.$A$3:.$A$363];0))" office:value-type="boolean" office:boolean-value="24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K4</text:p>
          </table:table-cell>
          <table:table-cell table:style-name="ce8" office:value-type="string" calcext:value-type="string">
            <text:p>USART6_RTS(PG12)</text:p>
          </table:table-cell>
          <table:table-cell table:style-name="ce11" table:formula="of:=(MATCH([.A231];[.$D$3:.$D$363];0))" office:value-type="boolean" office:boolean-value="204" calcext:value-type="boolean">
            <text:p>TRUE</text:p>
          </table:table-cell>
          <table:table-cell table:style-name="ce3" office:value-type="string" calcext:value-type="string">
            <text:p>N22</text:p>
          </table:table-cell>
          <table:table-cell table:style-name="ce16" table:formula="of:=(MATCH([.D231];[.$A$3:.$A$363];0))" office:value-type="boolean" office:boolean-value="25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K20</text:p>
          </table:table-cell>
          <table:table-cell table:style-name="ce8" office:value-type="string" calcext:value-type="string">
            <text:p>DDR_DTO0</text:p>
          </table:table-cell>
          <table:table-cell table:style-name="ce11" table:formula="of:=(MATCH([.A232];[.$D$3:.$D$363];0))" office:value-type="boolean" office:boolean-value="205" calcext:value-type="boolean">
            <text:p>TRUE</text:p>
          </table:table-cell>
          <table:table-cell table:style-name="ce3" office:value-type="string" calcext:value-type="string">
            <text:p>N23</text:p>
          </table:table-cell>
          <table:table-cell table:style-name="ce16" table:formula="of:=(MATCH([.D232];[.$A$3:.$A$363];0))" office:value-type="boolean" office:boolean-value="25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K21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233];[.$D$3:.$D$363];0))" office:value-type="boolean" office:boolean-value="206" calcext:value-type="boolean">
            <text:p>TRUE</text:p>
          </table:table-cell>
          <table:table-cell table:style-name="ce3" office:value-type="string" calcext:value-type="string">
            <text:p>P1</text:p>
          </table:table-cell>
          <table:table-cell table:style-name="ce16" table:formula="of:=(MATCH([.D233];[.$A$3:.$A$363];0))" office:value-type="string" office:string-value="" calcext:value-type="error">
            <text:p>#N/A</text:p>
          </table:table-cell>
          <table:table-cell office:value-type="string" calcext:value-type="string">
            <text:p>PH0-OSC_IN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K22</text:p>
          </table:table-cell>
          <table:table-cell table:style-name="ce8" office:value-type="string" calcext:value-type="string">
            <text:p>DDR_A3</text:p>
          </table:table-cell>
          <table:table-cell table:style-name="ce11" table:formula="of:=(MATCH([.A234];[.$D$3:.$D$363];0))" office:value-type="boolean" office:boolean-value="207" calcext:value-type="boolean">
            <text:p>TRUE</text:p>
          </table:table-cell>
          <table:table-cell table:style-name="ce3" office:value-type="string" calcext:value-type="string">
            <text:p>P2</text:p>
          </table:table-cell>
          <table:table-cell table:style-name="ce16" table:formula="of:=(MATCH([.D234];[.$A$3:.$A$363];0))" office:value-type="string" office:string-value="" calcext:value-type="error">
            <text:p>#N/A</text:p>
          </table:table-cell>
          <table:table-cell office:value-type="string" calcext:value-type="string">
            <text:p>PH0_OSC_OUT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K23</text:p>
          </table:table-cell>
          <table:table-cell table:style-name="ce8" office:value-type="string" calcext:value-type="string">
            <text:p>DDR_ZQ</text:p>
          </table:table-cell>
          <table:table-cell table:style-name="ce11" table:formula="of:=(MATCH([.A235];[.$D$3:.$D$363];0))" office:value-type="boolean" office:boolean-value="208" calcext:value-type="boolean">
            <text:p>TRUE</text:p>
          </table:table-cell>
          <table:table-cell table:style-name="ce3" office:value-type="string" calcext:value-type="string">
            <text:p>P3</text:p>
          </table:table-cell>
          <table:table-cell table:style-name="ce16" table:formula="of:=(MATCH([.D235];[.$A$3:.$A$363];0))" office:value-type="boolean" office:boolean-value="25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L3</text:p>
          </table:table-cell>
          <table:table-cell table:style-name="ce8" office:value-type="string" calcext:value-type="string">
            <text:p>FMC_AD0/FMC_D0(PD14)</text:p>
          </table:table-cell>
          <table:table-cell table:style-name="ce11" table:formula="of:=(MATCH([.A236];[.$D$3:.$D$363];0))" office:value-type="boolean" office:boolean-value="211" calcext:value-type="boolean">
            <text:p>TRUE</text:p>
          </table:table-cell>
          <table:table-cell table:style-name="ce3" office:value-type="string" calcext:value-type="string">
            <text:p>P4</text:p>
          </table:table-cell>
          <table:table-cell table:style-name="ce16" table:formula="of:=(MATCH([.D236];[.$A$3:.$A$363];0))" office:value-type="string" office:string-value="" calcext:value-type="error">
            <text:p>#N/A</text:p>
          </table:table-cell>
          <table:table-cell office:value-type="string" calcext:value-type="string">
            <text:p>PI11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L20</text:p>
          </table:table-cell>
          <table:table-cell table:style-name="ce8" office:value-type="string" calcext:value-type="string">
            <text:p>DDR_A0</text:p>
          </table:table-cell>
          <table:table-cell table:style-name="ce11" table:formula="of:=(MATCH([.A237];[.$D$3:.$D$363];0))" office:value-type="boolean" office:boolean-value="213" calcext:value-type="boolean">
            <text:p>TRUE</text:p>
          </table:table-cell>
          <table:table-cell table:style-name="ce3" office:value-type="string" calcext:value-type="string">
            <text:p>P20</text:p>
          </table:table-cell>
          <table:table-cell table:style-name="ce16" table:formula="of:=(MATCH([.D237];[.$A$3:.$A$363];0))" office:value-type="boolean" office:boolean-value="25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L21</text:p>
          </table:table-cell>
          <table:table-cell table:style-name="ce8" office:value-type="string" calcext:value-type="string">
            <text:p>DDR_DTO1</text:p>
          </table:table-cell>
          <table:table-cell table:style-name="ce11" table:formula="of:=(MATCH([.A238];[.$D$3:.$D$363];0))" office:value-type="boolean" office:boolean-value="214" calcext:value-type="boolean">
            <text:p>TRUE</text:p>
          </table:table-cell>
          <table:table-cell table:style-name="ce3" office:value-type="string" calcext:value-type="string">
            <text:p>P21</text:p>
          </table:table-cell>
          <table:table-cell table:style-name="ce16" table:formula="of:=(MATCH([.D238];[.$A$3:.$A$363];0))" office:value-type="boolean" office:boolean-value="25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L22</text:p>
          </table:table-cell>
          <table:table-cell table:style-name="ce8" office:value-type="string" calcext:value-type="string">
            <text:p>DDR_ODT</text:p>
          </table:table-cell>
          <table:table-cell table:style-name="ce11" table:formula="of:=(MATCH([.A239];[.$D$3:.$D$363];0))" office:value-type="boolean" office:boolean-value="215" calcext:value-type="boolean">
            <text:p>TRUE</text:p>
          </table:table-cell>
          <table:table-cell table:style-name="ce3" office:value-type="string" calcext:value-type="string">
            <text:p>P22</text:p>
          </table:table-cell>
          <table:table-cell table:style-name="ce16" table:formula="of:=(MATCH([.D239];[.$A$3:.$A$363];0))" office:value-type="boolean" office:boolean-value="25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L23</text:p>
          </table:table-cell>
          <table:table-cell table:style-name="ce8" office:value-type="string" calcext:value-type="string">
            <text:p>DDR_BA0</text:p>
          </table:table-cell>
          <table:table-cell table:style-name="ce11" table:formula="of:=(MATCH([.A240];[.$D$3:.$D$363];0))" office:value-type="boolean" office:boolean-value="216" calcext:value-type="boolean">
            <text:p>TRUE</text:p>
          </table:table-cell>
          <table:table-cell table:style-name="ce3" office:value-type="string" calcext:value-type="string">
            <text:p>P23</text:p>
          </table:table-cell>
          <table:table-cell table:style-name="ce16" table:formula="of:=(MATCH([.D240];[.$A$3:.$A$363];0))" office:value-type="boolean" office:boolean-value="25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M2</text:p>
          </table:table-cell>
          <table:table-cell table:style-name="ce8" office:value-type="string" calcext:value-type="string">
            <text:p>BOOT2</text:p>
          </table:table-cell>
          <table:table-cell table:style-name="ce11" table:formula="of:=(MATCH([.A241];[.$D$3:.$D$363];0))" office:value-type="boolean" office:boolean-value="217" calcext:value-type="boolean">
            <text:p>TRUE</text:p>
          </table:table-cell>
          <table:table-cell table:style-name="ce3" office:value-type="string" calcext:value-type="string">
            <text:p>R2</text:p>
          </table:table-cell>
          <table:table-cell table:style-name="ce16" table:formula="of:=(MATCH([.D241];[.$A$3:.$A$363];0))" office:value-type="boolean" office:boolean-value="25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M3</text:p>
          </table:table-cell>
          <table:table-cell table:style-name="ce8" office:value-type="string" calcext:value-type="string">
            <text:p>NRST</text:p>
          </table:table-cell>
          <table:table-cell table:style-name="ce11" table:formula="of:=(MATCH([.A242];[.$D$3:.$D$363];0))" office:value-type="boolean" office:boolean-value="218" calcext:value-type="boolean">
            <text:p>TRUE</text:p>
          </table:table-cell>
          <table:table-cell table:style-name="ce3" office:value-type="string" calcext:value-type="string">
            <text:p>R3</text:p>
          </table:table-cell>
          <table:table-cell table:style-name="ce16" table:formula="of:=(MATCH([.D242];[.$A$3:.$A$363];0))" office:value-type="boolean" office:boolean-value="25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M4</text:p>
          </table:table-cell>
          <table:table-cell table:style-name="ce8" office:value-type="string" calcext:value-type="string">
            <text:p>NRSTCORE</text:p>
          </table:table-cell>
          <table:table-cell table:style-name="ce11" table:formula="of:=(MATCH([.A243];[.$D$3:.$D$363];0))" office:value-type="boolean" office:boolean-value="219" calcext:value-type="boolean">
            <text:p>TRUE</text:p>
          </table:table-cell>
          <table:table-cell table:style-name="ce3" office:value-type="string" calcext:value-type="string">
            <text:p>R4</text:p>
          </table:table-cell>
          <table:table-cell table:style-name="ce16" table:formula="of:=(MATCH([.D243];[.$A$3:.$A$363];0))" office:value-type="boolean" office:boolean-value="25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M20</text:p>
          </table:table-cell>
          <table:table-cell table:style-name="ce8" office:value-type="string" calcext:value-type="string">
            <text:p>DDR_WEN</text:p>
          </table:table-cell>
          <table:table-cell table:style-name="ce11" table:formula="of:=(MATCH([.A244];[.$D$3:.$D$363];0))" office:value-type="boolean" office:boolean-value="220" calcext:value-type="boolean">
            <text:p>TRUE</text:p>
          </table:table-cell>
          <table:table-cell table:style-name="ce3" office:value-type="string" calcext:value-type="string">
            <text:p>R20</text:p>
          </table:table-cell>
          <table:table-cell table:style-name="ce16" table:formula="of:=(MATCH([.D244];[.$A$3:.$A$363];0))" office:value-type="boolean" office:boolean-value="26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M21</text:p>
          </table:table-cell>
          <table:table-cell table:style-name="ce8" office:value-type="string" calcext:value-type="string">
            <text:p>DDR_BA2</text:p>
          </table:table-cell>
          <table:table-cell table:style-name="ce11" table:formula="of:=(MATCH([.A245];[.$D$3:.$D$363];0))" office:value-type="boolean" office:boolean-value="221" calcext:value-type="boolean">
            <text:p>TRUE</text:p>
          </table:table-cell>
          <table:table-cell table:style-name="ce3" office:value-type="string" calcext:value-type="string">
            <text:p>R21</text:p>
          </table:table-cell>
          <table:table-cell table:style-name="ce16" table:formula="of:=(MATCH([.D245];[.$A$3:.$A$363];0))" office:value-type="boolean" office:boolean-value="26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M22</text:p>
          </table:table-cell>
          <table:table-cell table:style-name="ce8" office:value-type="string" calcext:value-type="string">
            <text:p>DDR_CSN</text:p>
          </table:table-cell>
          <table:table-cell table:style-name="ce11" table:formula="of:=(MATCH([.A246];[.$D$3:.$D$363];0))" office:value-type="boolean" office:boolean-value="222" calcext:value-type="boolean">
            <text:p>TRUE</text:p>
          </table:table-cell>
          <table:table-cell table:style-name="ce3" office:value-type="string" calcext:value-type="string">
            <text:p>R22</text:p>
          </table:table-cell>
          <table:table-cell table:style-name="ce16" table:formula="of:=(MATCH([.D246];[.$A$3:.$A$363];0))" office:value-type="boolean" office:boolean-value="26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N1</text:p>
          </table:table-cell>
          <table:table-cell table:style-name="ce8" office:value-type="string" calcext:value-type="string">
            <text:p>BOOT0</text:p>
          </table:table-cell>
          <table:table-cell table:style-name="ce11" table:formula="of:=(MATCH([.A247];[.$D$3:.$D$363];0))" office:value-type="boolean" office:boolean-value="223" calcext:value-type="boolean">
            <text:p>TRUE</text:p>
          </table:table-cell>
          <table:table-cell table:style-name="ce3" office:value-type="string" calcext:value-type="string">
            <text:p>T1</text:p>
          </table:table-cell>
          <table:table-cell table:style-name="ce16" table:formula="of:=(MATCH([.D247];[.$A$3:.$A$363];0))" office:value-type="boolean" office:boolean-value="26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N3</text:p>
          </table:table-cell>
          <table:table-cell table:style-name="ce8" office:value-type="string" calcext:value-type="string">
            <text:p>PWR_LP</text:p>
          </table:table-cell>
          <table:table-cell table:style-name="ce11" table:formula="of:=(MATCH([.A248];[.$D$3:.$D$363];0))" office:value-type="boolean" office:boolean-value="225" calcext:value-type="boolean">
            <text:p>TRUE</text:p>
          </table:table-cell>
          <table:table-cell table:style-name="ce3" office:value-type="string" calcext:value-type="string">
            <text:p>T2</text:p>
          </table:table-cell>
          <table:table-cell table:style-name="ce16" table:formula="of:=(MATCH([.D248];[.$A$3:.$A$363];0))" office:value-type="string" office:string-value="" calcext:value-type="error">
            <text:p>#N/A</text:p>
          </table:table-cell>
          <table:table-cell office:value-type="string" calcext:value-type="string">
            <text:p>PA14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N4</text:p>
          </table:table-cell>
          <table:table-cell table:style-name="ce8" office:value-type="string" calcext:value-type="string">
            <text:p>BOOT1</text:p>
          </table:table-cell>
          <table:table-cell table:style-name="ce11" table:formula="of:=(MATCH([.A249];[.$D$3:.$D$363];0))" office:value-type="boolean" office:boolean-value="226" calcext:value-type="boolean">
            <text:p>TRUE</text:p>
          </table:table-cell>
          <table:table-cell table:style-name="ce3" office:value-type="string" calcext:value-type="string">
            <text:p>T3</text:p>
          </table:table-cell>
          <table:table-cell table:style-name="ce16" table:formula="of:=(MATCH([.D249];[.$A$3:.$A$363];0))" office:value-type="boolean" office:boolean-value="26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N20</text:p>
          </table:table-cell>
          <table:table-cell table:style-name="ce8" office:value-type="string" calcext:value-type="string">
            <text:p>DDR_CASN</text:p>
          </table:table-cell>
          <table:table-cell table:style-name="ce11" table:formula="of:=(MATCH([.A250];[.$D$3:.$D$363];0))" office:value-type="boolean" office:boolean-value="227" calcext:value-type="boolean">
            <text:p>TRUE</text:p>
          </table:table-cell>
          <table:table-cell table:style-name="ce3" office:value-type="string" calcext:value-type="string">
            <text:p>T4</text:p>
          </table:table-cell>
          <table:table-cell table:style-name="ce16" table:formula="of:=(MATCH([.D250];[.$A$3:.$A$363];0))" office:value-type="string" office:string-value="" calcext:value-type="error">
            <text:p>#N/A</text:p>
          </table:table-cell>
          <table:table-cell office:value-type="string" calcext:value-type="string">
            <text:p>PG3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N21</text:p>
          </table:table-cell>
          <table:table-cell table:style-name="ce8" office:value-type="string" calcext:value-type="string">
            <text:p>DDR_RASN</text:p>
          </table:table-cell>
          <table:table-cell table:style-name="ce11" table:formula="of:=(MATCH([.A251];[.$D$3:.$D$363];0))" office:value-type="boolean" office:boolean-value="228" calcext:value-type="boolean">
            <text:p>TRUE</text:p>
          </table:table-cell>
          <table:table-cell table:style-name="ce3" office:value-type="string" calcext:value-type="string">
            <text:p>T20</text:p>
          </table:table-cell>
          <table:table-cell table:style-name="ce16" table:formula="of:=(MATCH([.D251];[.$A$3:.$A$363];0))" office:value-type="boolean" office:boolean-value="26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N22</text:p>
          </table:table-cell>
          <table:table-cell table:style-name="ce8" office:value-type="string" calcext:value-type="string">
            <text:p>DDR_CLKP</text:p>
          </table:table-cell>
          <table:table-cell table:style-name="ce11" table:formula="of:=(MATCH([.A252];[.$D$3:.$D$363];0))" office:value-type="boolean" office:boolean-value="229" calcext:value-type="boolean">
            <text:p>TRUE</text:p>
          </table:table-cell>
          <table:table-cell table:style-name="ce3" office:value-type="string" calcext:value-type="string">
            <text:p>T21</text:p>
          </table:table-cell>
          <table:table-cell table:style-name="ce16" table:formula="of:=(MATCH([.D252];[.$A$3:.$A$363];0))" office:value-type="boolean" office:boolean-value="26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N23</text:p>
          </table:table-cell>
          <table:table-cell table:style-name="ce8" office:value-type="string" calcext:value-type="string">
            <text:p>DDR_CLKN</text:p>
          </table:table-cell>
          <table:table-cell table:style-name="ce11" table:formula="of:=(MATCH([.A253];[.$D$3:.$D$363];0))" office:value-type="boolean" office:boolean-value="230" calcext:value-type="boolean">
            <text:p>TRUE</text:p>
          </table:table-cell>
          <table:table-cell table:style-name="ce3" office:value-type="string" calcext:value-type="string">
            <text:p>T22</text:p>
          </table:table-cell>
          <table:table-cell table:style-name="ce16" table:formula="of:=(MATCH([.D253];[.$A$3:.$A$363];0))" office:value-type="boolean" office:boolean-value="26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P3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254];[.$D$3:.$D$363];0))" office:value-type="boolean" office:boolean-value="233" calcext:value-type="boolean">
            <text:p>TRUE</text:p>
          </table:table-cell>
          <table:table-cell table:style-name="ce3" office:value-type="string" calcext:value-type="string">
            <text:p>T23</text:p>
          </table:table-cell>
          <table:table-cell table:style-name="ce16" table:formula="of:=(MATCH([.D254];[.$A$3:.$A$363];0))" office:value-type="boolean" office:boolean-value="26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P20</text:p>
          </table:table-cell>
          <table:table-cell table:style-name="ce8" office:value-type="string" calcext:value-type="string">
            <text:p>DDR_A15</text:p>
          </table:table-cell>
          <table:table-cell table:style-name="ce11" table:formula="of:=(MATCH([.A255];[.$D$3:.$D$363];0))" office:value-type="boolean" office:boolean-value="235" calcext:value-type="boolean">
            <text:p>TRUE</text:p>
          </table:table-cell>
          <table:table-cell table:style-name="ce3" office:value-type="string" calcext:value-type="string">
            <text:p>U1</text:p>
          </table:table-cell>
          <table:table-cell table:style-name="ce16" table:formula="of:=(MATCH([.D255];[.$A$3:.$A$363];0))" office:value-type="string" office:string-value="" calcext:value-type="error">
            <text:p>#N/A</text:p>
          </table:table-cell>
          <table:table-cell office:value-type="string" calcext:value-type="string">
            <text:p>PF3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P21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256];[.$D$3:.$D$363];0))" office:value-type="boolean" office:boolean-value="236" calcext:value-type="boolean">
            <text:p>TRUE</text:p>
          </table:table-cell>
          <table:table-cell table:style-name="ce3" office:value-type="string" calcext:value-type="string">
            <text:p>U2</text:p>
          </table:table-cell>
          <table:table-cell table:style-name="ce16" table:formula="of:=(MATCH([.D256];[.$A$3:.$A$363];0))" office:value-type="boolean" office:boolean-value="26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P22</text:p>
          </table:table-cell>
          <table:table-cell table:style-name="ce8" office:value-type="string" calcext:value-type="string">
            <text:p>DDR_A1</text:p>
          </table:table-cell>
          <table:table-cell table:style-name="ce11" table:formula="of:=(MATCH([.A257];[.$D$3:.$D$363];0))" office:value-type="boolean" office:boolean-value="237" calcext:value-type="boolean">
            <text:p>TRUE</text:p>
          </table:table-cell>
          <table:table-cell table:style-name="ce3" office:value-type="string" calcext:value-type="string">
            <text:p>U3</text:p>
          </table:table-cell>
          <table:table-cell table:style-name="ce16" table:formula="of:=(MATCH([.D257];[.$A$3:.$A$363];0))" office:value-type="string" office:string-value="" calcext:value-type="error">
            <text:p>#N/A</text:p>
          </table:table-cell>
          <table:table-cell office:value-type="string" calcext:value-type="string">
            <text:p>ANA0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P23</text:p>
          </table:table-cell>
          <table:table-cell table:style-name="ce8" office:value-type="string" calcext:value-type="string">
            <text:p>DDR_A12</text:p>
          </table:table-cell>
          <table:table-cell table:style-name="ce11" table:formula="of:=(MATCH([.A258];[.$D$3:.$D$363];0))" office:value-type="boolean" office:boolean-value="238" calcext:value-type="boolean">
            <text:p>TRUE</text:p>
          </table:table-cell>
          <table:table-cell table:style-name="ce3" office:value-type="string" calcext:value-type="string">
            <text:p>U4</text:p>
          </table:table-cell>
          <table:table-cell table:style-name="ce16" table:formula="of:=(MATCH([.D258];[.$A$3:.$A$363];0))" office:value-type="string" office:string-value="" calcext:value-type="error">
            <text:p>#N/A</text:p>
          </table:table-cell>
          <table:table-cell office:value-type="string" calcext:value-type="string">
            <text:p>ANA1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R2</text:p>
          </table:table-cell>
          <table:table-cell table:style-name="ce8" office:value-type="string" calcext:value-type="string">
            <text:p>PWR_ON</text:p>
          </table:table-cell>
          <table:table-cell table:style-name="ce11" table:formula="of:=(MATCH([.A259];[.$D$3:.$D$363];0))" office:value-type="boolean" office:boolean-value="239" calcext:value-type="boolean">
            <text:p>TRUE</text:p>
          </table:table-cell>
          <table:table-cell table:style-name="ce3" office:value-type="string" calcext:value-type="string">
            <text:p>U20</text:p>
          </table:table-cell>
          <table:table-cell table:style-name="ce16" table:formula="of:=(MATCH([.D259];[.$A$3:.$A$363];0))" office:value-type="boolean" office:boolean-value="27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R3</text:p>
          </table:table-cell>
          <table:table-cell table:style-name="ce8" office:value-type="string" calcext:value-type="string">
            <text:p>PDR_ON</text:p>
          </table:table-cell>
          <table:table-cell table:style-name="ce11" table:formula="of:=(MATCH([.A260];[.$D$3:.$D$363];0))" office:value-type="boolean" office:boolean-value="240" calcext:value-type="boolean">
            <text:p>TRUE</text:p>
          </table:table-cell>
          <table:table-cell table:style-name="ce3" office:value-type="string" calcext:value-type="string">
            <text:p>U21</text:p>
          </table:table-cell>
          <table:table-cell table:style-name="ce16" table:formula="of:=(MATCH([.D260];[.$A$3:.$A$363];0))" office:value-type="boolean" office:boolean-value="27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R4</text:p>
          </table:table-cell>
          <table:table-cell table:style-name="ce8" office:value-type="string" calcext:value-type="string">
            <text:p>VREF+</text:p>
          </table:table-cell>
          <table:table-cell table:style-name="ce11" table:formula="of:=(MATCH([.A261];[.$D$3:.$D$363];0))" office:value-type="boolean" office:boolean-value="241" calcext:value-type="boolean">
            <text:p>TRUE</text:p>
          </table:table-cell>
          <table:table-cell table:style-name="ce3" office:value-type="string" calcext:value-type="string">
            <text:p>U22</text:p>
          </table:table-cell>
          <table:table-cell table:style-name="ce16" table:formula="of:=(MATCH([.D261];[.$A$3:.$A$363];0))" office:value-type="boolean" office:boolean-value="27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R20</text:p>
          </table:table-cell>
          <table:table-cell table:style-name="ce8" office:value-type="string" calcext:value-type="string">
            <text:p>DDR_A11</text:p>
          </table:table-cell>
          <table:table-cell table:style-name="ce11" table:formula="of:=(MATCH([.A262];[.$D$3:.$D$363];0))" office:value-type="boolean" office:boolean-value="242" calcext:value-type="boolean">
            <text:p>TRUE</text:p>
          </table:table-cell>
          <table:table-cell table:style-name="ce3" office:value-type="string" calcext:value-type="string">
            <text:p>U23</text:p>
          </table:table-cell>
          <table:table-cell table:style-name="ce16" table:formula="of:=(MATCH([.D262];[.$A$3:.$A$363];0))" office:value-type="boolean" office:boolean-value="27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R21</text:p>
          </table:table-cell>
          <table:table-cell table:style-name="ce8" office:value-type="string" calcext:value-type="string">
            <text:p>DDR_A14</text:p>
          </table:table-cell>
          <table:table-cell table:style-name="ce11" table:formula="of:=(MATCH([.A263];[.$D$3:.$D$363];0))" office:value-type="boolean" office:boolean-value="243" calcext:value-type="boolean">
            <text:p>TRUE</text:p>
          </table:table-cell>
          <table:table-cell table:style-name="ce3" office:value-type="string" calcext:value-type="string">
            <text:p>V2</text:p>
          </table:table-cell>
          <table:table-cell table:style-name="ce16" table:formula="of:=(MATCH([.D263];[.$A$3:.$A$363];0))" office:value-type="string" office:string-value="" calcext:value-type="error">
            <text:p>#N/A</text:p>
          </table:table-cell>
          <table:table-cell office:value-type="string" calcext:value-type="string">
            <text:p>PG2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R22</text:p>
          </table:table-cell>
          <table:table-cell table:style-name="ce8" office:value-type="string" calcext:value-type="string">
            <text:p>DDR_A10</text:p>
          </table:table-cell>
          <table:table-cell table:style-name="ce11" table:formula="of:=(MATCH([.A264];[.$D$3:.$D$363];0))" office:value-type="boolean" office:boolean-value="244" calcext:value-type="boolean">
            <text:p>TRUE</text:p>
          </table:table-cell>
          <table:table-cell table:style-name="ce3" office:value-type="string" calcext:value-type="string">
            <text:p>V3</text:p>
          </table:table-cell>
          <table:table-cell table:style-name="ce16" table:formula="of:=(MATCH([.D264];[.$A$3:.$A$363];0))" office:value-type="string" office:string-value="" calcext:value-type="error">
            <text:p>#N/A</text:p>
          </table:table-cell>
          <table:table-cell office:value-type="string" calcext:value-type="string">
            <text:p>PA5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T1</text:p>
          </table:table-cell>
          <table:table-cell table:style-name="ce8" office:value-type="string" calcext:value-type="string">
            <text:p>USART3_CTS(PI10)</text:p>
          </table:table-cell>
          <table:table-cell table:style-name="ce11" table:formula="of:=(MATCH([.A265];[.$D$3:.$D$363];0))" office:value-type="boolean" office:boolean-value="245" calcext:value-type="boolean">
            <text:p>TRUE</text:p>
          </table:table-cell>
          <table:table-cell table:style-name="ce3" office:value-type="string" calcext:value-type="string">
            <text:p>V4</text:p>
          </table:table-cell>
          <table:table-cell table:style-name="ce16" table:formula="of:=(MATCH([.D265];[.$A$3:.$A$363];0))" office:value-type="boolean" office:boolean-value="27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T3</text:p>
          </table:table-cell>
          <table:table-cell table:style-name="ce8" office:value-type="string" calcext:value-type="string">
            <text:p>PDR_ON_CORE</text:p>
          </table:table-cell>
          <table:table-cell table:style-name="ce11" table:formula="of:=(MATCH([.A266];[.$D$3:.$D$363];0))" office:value-type="boolean" office:boolean-value="247" calcext:value-type="boolean">
            <text:p>TRUE</text:p>
          </table:table-cell>
          <table:table-cell table:style-name="ce3" office:value-type="string" calcext:value-type="string">
            <text:p>V20</text:p>
          </table:table-cell>
          <table:table-cell table:style-name="ce16" table:formula="of:=(MATCH([.D266];[.$A$3:.$A$363];0))" office:value-type="boolean" office:boolean-value="27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T20</text:p>
          </table:table-cell>
          <table:table-cell table:style-name="ce8" office:value-type="string" calcext:value-type="string">
            <text:p>DDR_CKE</text:p>
          </table:table-cell>
          <table:table-cell table:style-name="ce11" table:formula="of:=(MATCH([.A267];[.$D$3:.$D$363];0))" office:value-type="boolean" office:boolean-value="249" calcext:value-type="boolean">
            <text:p>TRUE</text:p>
          </table:table-cell>
          <table:table-cell table:style-name="ce3" office:value-type="string" calcext:value-type="string">
            <text:p>V21</text:p>
          </table:table-cell>
          <table:table-cell table:style-name="ce16" table:formula="of:=(MATCH([.D267];[.$A$3:.$A$363];0))" office:value-type="boolean" office:boolean-value="27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T21</text:p>
          </table:table-cell>
          <table:table-cell table:style-name="ce8" office:value-type="string" calcext:value-type="string">
            <text:p>DDR_DQ8</text:p>
          </table:table-cell>
          <table:table-cell table:style-name="ce11" table:formula="of:=(MATCH([.A268];[.$D$3:.$D$363];0))" office:value-type="boolean" office:boolean-value="250" calcext:value-type="boolean">
            <text:p>TRUE</text:p>
          </table:table-cell>
          <table:table-cell table:style-name="ce3" office:value-type="string" calcext:value-type="string">
            <text:p>V22</text:p>
          </table:table-cell>
          <table:table-cell table:style-name="ce16" table:formula="of:=(MATCH([.D268];[.$A$3:.$A$363];0))" office:value-type="boolean" office:boolean-value="27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T22</text:p>
          </table:table-cell>
          <table:table-cell table:style-name="ce8" office:value-type="string" calcext:value-type="string">
            <text:p>DDR_DQ10</text:p>
          </table:table-cell>
          <table:table-cell table:style-name="ce11" table:formula="of:=(MATCH([.A269];[.$D$3:.$D$363];0))" office:value-type="boolean" office:boolean-value="251" calcext:value-type="boolean">
            <text:p>TRUE</text:p>
          </table:table-cell>
          <table:table-cell table:style-name="ce3" office:value-type="string" calcext:value-type="string">
            <text:p>W1</text:p>
          </table:table-cell>
          <table:table-cell table:style-name="ce16" table:formula="of:=(MATCH([.D269];[.$A$3:.$A$363];0))" office:value-type="string" office:string-value="" calcext:value-type="error">
            <text:p>#N/A</text:p>
          </table:table-cell>
          <table:table-cell office:value-type="string" calcext:value-type="string">
            <text:p>PG1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T23</text:p>
          </table:table-cell>
          <table:table-cell table:style-name="ce8" office:value-type="string" calcext:value-type="string">
            <text:p>DDR_DQ13</text:p>
          </table:table-cell>
          <table:table-cell table:style-name="ce11" table:formula="of:=(MATCH([.A270];[.$D$3:.$D$363];0))" office:value-type="boolean" office:boolean-value="252" calcext:value-type="boolean">
            <text:p>TRUE</text:p>
          </table:table-cell>
          <table:table-cell table:style-name="ce3" office:value-type="string" calcext:value-type="string">
            <text:p>W2</text:p>
          </table:table-cell>
          <table:table-cell table:style-name="ce16" table:formula="of:=(MATCH([.D270];[.$A$3:.$A$363];0))" office:value-type="boolean" office:boolean-value="27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U2</text:p>
          </table:table-cell>
          <table:table-cell table:style-name="ce8" office:value-type="string" calcext:value-type="string">
            <text:p>USART2_RX(PA3)</text:p>
          </table:table-cell>
          <table:table-cell table:style-name="ce11" table:formula="of:=(MATCH([.A271];[.$D$3:.$D$363];0))" office:value-type="boolean" office:boolean-value="254" calcext:value-type="boolean">
            <text:p>TRUE</text:p>
          </table:table-cell>
          <table:table-cell table:style-name="ce3" office:value-type="string" calcext:value-type="string">
            <text:p>W3</text:p>
          </table:table-cell>
          <table:table-cell table:style-name="ce16" table:formula="of:=(MATCH([.D271];[.$A$3:.$A$363];0))" office:value-type="boolean" office:boolean-value="27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U20</text:p>
          </table:table-cell>
          <table:table-cell table:style-name="ce8" office:value-type="string" calcext:value-type="string">
            <text:p>DDR_BA1</text:p>
          </table:table-cell>
          <table:table-cell table:style-name="ce11" table:formula="of:=(MATCH([.A272];[.$D$3:.$D$363];0))" office:value-type="boolean" office:boolean-value="257" calcext:value-type="boolean">
            <text:p>TRUE</text:p>
          </table:table-cell>
          <table:table-cell table:style-name="ce3" office:value-type="string" calcext:value-type="string">
            <text:p>W4</text:p>
          </table:table-cell>
          <table:table-cell table:style-name="ce16" table:formula="of:=(MATCH([.D272];[.$A$3:.$A$363];0))" office:value-type="boolean" office:boolean-value="28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U21</text:p>
          </table:table-cell>
          <table:table-cell table:style-name="ce8" office:value-type="string" calcext:value-type="string">
            <text:p>DDR_DQ9</text:p>
          </table:table-cell>
          <table:table-cell table:style-name="ce11" table:formula="of:=(MATCH([.A273];[.$D$3:.$D$363];0))" office:value-type="boolean" office:boolean-value="258" calcext:value-type="boolean">
            <text:p>TRUE</text:p>
          </table:table-cell>
          <table:table-cell table:style-name="ce3" office:value-type="string" calcext:value-type="string">
            <text:p>W20</text:p>
          </table:table-cell>
          <table:table-cell table:style-name="ce16" table:formula="of:=(MATCH([.D273];[.$A$3:.$A$363];0))" office:value-type="boolean" office:boolean-value="28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U22</text:p>
          </table:table-cell>
          <table:table-cell table:style-name="ce8" office:value-type="string" calcext:value-type="string">
            <text:p>DDR_DQS1P</text:p>
          </table:table-cell>
          <table:table-cell table:style-name="ce11" table:formula="of:=(MATCH([.A274];[.$D$3:.$D$363];0))" office:value-type="boolean" office:boolean-value="259" calcext:value-type="boolean">
            <text:p>TRUE</text:p>
          </table:table-cell>
          <table:table-cell table:style-name="ce3" office:value-type="string" calcext:value-type="string">
            <text:p>W21</text:p>
          </table:table-cell>
          <table:table-cell table:style-name="ce16" table:formula="of:=(MATCH([.D274];[.$A$3:.$A$363];0))" office:value-type="boolean" office:boolean-value="28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U23</text:p>
          </table:table-cell>
          <table:table-cell table:style-name="ce8" office:value-type="string" calcext:value-type="string">
            <text:p>DDR_DQS1N</text:p>
          </table:table-cell>
          <table:table-cell table:style-name="ce11" table:formula="of:=(MATCH([.A275];[.$D$3:.$D$363];0))" office:value-type="boolean" office:boolean-value="260" calcext:value-type="boolean">
            <text:p>TRUE</text:p>
          </table:table-cell>
          <table:table-cell table:style-name="ce3" office:value-type="string" calcext:value-type="string">
            <text:p>W22</text:p>
          </table:table-cell>
          <table:table-cell table:style-name="ce16" table:formula="of:=(MATCH([.D275];[.$A$3:.$A$363];0))" office:value-type="boolean" office:boolean-value="28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V4</text:p>
          </table:table-cell>
          <table:table-cell table:style-name="ce8" office:value-type="string" calcext:value-type="string">
            <text:p>SPI1_NSS(PA4)</text:p>
          </table:table-cell>
          <table:table-cell table:style-name="ce11" table:formula="of:=(MATCH([.A276];[.$D$3:.$D$363];0))" office:value-type="boolean" office:boolean-value="263" calcext:value-type="boolean">
            <text:p>TRUE</text:p>
          </table:table-cell>
          <table:table-cell table:style-name="ce3" office:value-type="string" calcext:value-type="string">
            <text:p>W23</text:p>
          </table:table-cell>
          <table:table-cell table:style-name="ce16" table:formula="of:=(MATCH([.D276];[.$A$3:.$A$363];0))" office:value-type="boolean" office:boolean-value="28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V20</text:p>
          </table:table-cell>
          <table:table-cell table:style-name="ce8" office:value-type="string" calcext:value-type="string">
            <text:p>DDR_A4</text:p>
          </table:table-cell>
          <table:table-cell table:style-name="ce11" table:formula="of:=(MATCH([.A277];[.$D$3:.$D$363];0))" office:value-type="boolean" office:boolean-value="264" calcext:value-type="boolean">
            <text:p>TRUE</text:p>
          </table:table-cell>
          <table:table-cell table:style-name="ce3" office:value-type="string" calcext:value-type="string">
            <text:p>Y1</text:p>
          </table:table-cell>
          <table:table-cell table:style-name="ce16" table:formula="of:=(MATCH([.D277];[.$A$3:.$A$363];0))" office:value-type="boolean" office:boolean-value="28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V21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278];[.$D$3:.$D$363];0))" office:value-type="boolean" office:boolean-value="265" calcext:value-type="boolean">
            <text:p>TRUE</text:p>
          </table:table-cell>
          <table:table-cell table:style-name="ce3" office:value-type="string" calcext:value-type="string">
            <text:p>Y2</text:p>
          </table:table-cell>
          <table:table-cell table:style-name="ce16" table:formula="of:=(MATCH([.D278];[.$A$3:.$A$363];0))" office:value-type="boolean" office:boolean-value="28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V22</text:p>
          </table:table-cell>
          <table:table-cell table:style-name="ce8" office:value-type="string" calcext:value-type="string">
            <text:p>DDR_DQM1</text:p>
          </table:table-cell>
          <table:table-cell table:style-name="ce11" table:formula="of:=(MATCH([.A279];[.$D$3:.$D$363];0))" office:value-type="boolean" office:boolean-value="266" calcext:value-type="boolean">
            <text:p>TRUE</text:p>
          </table:table-cell>
          <table:table-cell table:style-name="ce3" office:value-type="string" calcext:value-type="string">
            <text:p>Y3</text:p>
          </table:table-cell>
          <table:table-cell table:style-name="ce16" table:formula="of:=(MATCH([.D279];[.$A$3:.$A$363];0))" office:value-type="string" office:string-value="" calcext:value-type="error">
            <text:p>#N/A</text:p>
          </table:table-cell>
          <table:table-cell office:value-type="string" calcext:value-type="string">
            <text:p>PB10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W2</text:p>
          </table:table-cell>
          <table:table-cell table:style-name="ce8" office:value-type="string" calcext:value-type="string">
            <text:p>ETH1_RGMII_TX_CLK(PC3)</text:p>
          </table:table-cell>
          <table:table-cell table:style-name="ce11" table:formula="of:=(MATCH([.A280];[.$D$3:.$D$363];0))" office:value-type="boolean" office:boolean-value="268" calcext:value-type="boolean">
            <text:p>TRUE</text:p>
          </table:table-cell>
          <table:table-cell table:style-name="ce3" office:value-type="string" calcext:value-type="string">
            <text:p>Y4</text:p>
          </table:table-cell>
          <table:table-cell table:style-name="ce16" table:formula="of:=(MATCH([.D280];[.$A$3:.$A$363];0))" office:value-type="boolean" office:boolean-value="28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W3</text:p>
          </table:table-cell>
          <table:table-cell table:style-name="ce8" office:value-type="string" calcext:value-type="string">
            <text:p>VSS</text:p>
          </table:table-cell>
          <table:table-cell table:style-name="ce11" table:formula="of:=(MATCH([.A281];[.$D$3:.$D$363];0))" office:value-type="boolean" office:boolean-value="269" calcext:value-type="boolean">
            <text:p>TRUE</text:p>
          </table:table-cell>
          <table:table-cell table:style-name="ce3" office:value-type="string" calcext:value-type="string">
            <text:p>Y5</text:p>
          </table:table-cell>
          <table:table-cell table:style-name="ce16" table:formula="of:=(MATCH([.D281];[.$A$3:.$A$363];0))" office:value-type="boolean" office:boolean-value="28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W4</text:p>
          </table:table-cell>
          <table:table-cell table:style-name="ce8" office:value-type="string" calcext:value-type="string">
            <text:p>SPI5_MISO(PH7)</text:p>
          </table:table-cell>
          <table:table-cell table:style-name="ce11" table:formula="of:=(MATCH([.A282];[.$D$3:.$D$363];0))" office:value-type="boolean" office:boolean-value="270" calcext:value-type="boolean">
            <text:p>TRUE</text:p>
          </table:table-cell>
          <table:table-cell table:style-name="ce3" office:value-type="string" calcext:value-type="string">
            <text:p>Y6</text:p>
          </table:table-cell>
          <table:table-cell table:style-name="ce16" table:formula="of:=(MATCH([.D282];[.$A$3:.$A$363];0))" office:value-type="string" office:string-value="" calcext:value-type="error">
            <text:p>#N/A</text:p>
          </table:table-cell>
          <table:table-cell office:value-type="string" calcext:value-type="string">
            <text:p>PG5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W20</text:p>
          </table:table-cell>
          <table:table-cell table:style-name="ce8" office:value-type="string" calcext:value-type="string">
            <text:p>DDR_A6</text:p>
          </table:table-cell>
          <table:table-cell table:style-name="ce11" table:formula="of:=(MATCH([.A283];[.$D$3:.$D$363];0))" office:value-type="boolean" office:boolean-value="271" calcext:value-type="boolean">
            <text:p>TRUE</text:p>
          </table:table-cell>
          <table:table-cell table:style-name="ce3" office:value-type="string" calcext:value-type="string">
            <text:p>Y7</text:p>
          </table:table-cell>
          <table:table-cell table:style-name="ce16" table:formula="of:=(MATCH([.D283];[.$A$3:.$A$363];0))" office:value-type="string" office:string-value="" calcext:value-type="error">
            <text:p>#N/A</text:p>
          </table:table-cell>
          <table:table-cell office:value-type="string" calcext:value-type="string">
            <text:p>PG11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W21</text:p>
          </table:table-cell>
          <table:table-cell table:style-name="ce8" office:value-type="string" calcext:value-type="string">
            <text:p>DDR_DQ11</text:p>
          </table:table-cell>
          <table:table-cell table:style-name="ce11" table:formula="of:=(MATCH([.A284];[.$D$3:.$D$363];0))" office:value-type="boolean" office:boolean-value="272" calcext:value-type="boolean">
            <text:p>TRUE</text:p>
          </table:table-cell>
          <table:table-cell table:style-name="ce3" office:value-type="string" calcext:value-type="string">
            <text:p>Y8</text:p>
          </table:table-cell>
          <table:table-cell table:style-name="ce16" table:formula="of:=(MATCH([.D284];[.$A$3:.$A$363];0))" office:value-type="string" office:string-value="" calcext:value-type="error">
            <text:p>#N/A</text:p>
          </table:table-cell>
          <table:table-cell office:value-type="string" calcext:value-type="string">
            <text:p>PB5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W22</text:p>
          </table:table-cell>
          <table:table-cell table:style-name="ce8" office:value-type="string" calcext:value-type="string">
            <text:p>DDR_DQ14</text:p>
          </table:table-cell>
          <table:table-cell table:style-name="ce11" table:formula="of:=(MATCH([.A285];[.$D$3:.$D$363];0))" office:value-type="boolean" office:boolean-value="273" calcext:value-type="boolean">
            <text:p>TRUE</text:p>
          </table:table-cell>
          <table:table-cell table:style-name="ce3" office:value-type="string" calcext:value-type="string">
            <text:p>Y9</text:p>
          </table:table-cell>
          <table:table-cell table:style-name="ce16" table:formula="of:=(MATCH([.D285];[.$A$3:.$A$363];0))" office:value-type="string" office:string-value="" calcext:value-type="error">
            <text:p>#N/A</text:p>
          </table:table-cell>
          <table:table-cell office:value-type="string" calcext:value-type="string">
            <text:p>PF12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W23</text:p>
          </table:table-cell>
          <table:table-cell table:style-name="ce8" office:value-type="string" calcext:value-type="string">
            <text:p>DDR_DQ12</text:p>
          </table:table-cell>
          <table:table-cell table:style-name="ce11" table:formula="of:=(MATCH([.A286];[.$D$3:.$D$363];0))" office:value-type="boolean" office:boolean-value="274" calcext:value-type="boolean">
            <text:p>TRUE</text:p>
          </table:table-cell>
          <table:table-cell table:style-name="ce3" office:value-type="string" calcext:value-type="string">
            <text:p>Y10</text:p>
          </table:table-cell>
          <table:table-cell table:style-name="ce16" table:formula="of:=(MATCH([.D286];[.$A$3:.$A$363];0))" office:value-type="boolean" office:boolean-value="28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Y1</text:p>
          </table:table-cell>
          <table:table-cell table:style-name="ce8" office:value-type="string" calcext:value-type="string">
            <text:p>ETH1_RGMII_TXD3(PE2)</text:p>
          </table:table-cell>
          <table:table-cell table:style-name="ce11" table:formula="of:=(MATCH([.A287];[.$D$3:.$D$363];0))" office:value-type="boolean" office:boolean-value="275" calcext:value-type="boolean">
            <text:p>TRUE</text:p>
          </table:table-cell>
          <table:table-cell table:style-name="ce3" office:value-type="string" calcext:value-type="string">
            <text:p>Y11</text:p>
          </table:table-cell>
          <table:table-cell table:style-name="ce16" table:formula="of:=(MATCH([.D287];[.$A$3:.$A$363];0))" office:value-type="boolean" office:boolean-value="29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Y2</text:p>
          </table:table-cell>
          <table:table-cell table:style-name="ce8" office:value-type="string" calcext:value-type="string">
            <text:p>ETH1_RGMII_TXD2(PC2)</text:p>
          </table:table-cell>
          <table:table-cell table:style-name="ce11" table:formula="of:=(MATCH([.A288];[.$D$3:.$D$363];0))" office:value-type="boolean" office:boolean-value="276" calcext:value-type="boolean">
            <text:p>TRUE</text:p>
          </table:table-cell>
          <table:table-cell table:style-name="ce3" office:value-type="string" calcext:value-type="string">
            <text:p>Y12</text:p>
          </table:table-cell>
          <table:table-cell table:style-name="ce16" table:formula="of:=(MATCH([.D288];[.$A$3:.$A$363];0))" office:value-type="string" office:string-value="" calcext:value-type="error">
            <text:p>#N/A</text:p>
          </table:table-cell>
          <table:table-cell office:value-type="string" calcext:value-type="string">
            <text:p>PF10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Y4</text:p>
          </table:table-cell>
          <table:table-cell table:style-name="ce8" office:value-type="string" calcext:value-type="string">
            <text:p>I2C4_SDA(PF15)</text:p>
          </table:table-cell>
          <table:table-cell table:style-name="ce11" table:formula="of:=(MATCH([.A289];[.$D$3:.$D$363];0))" office:value-type="boolean" office:boolean-value="278" calcext:value-type="boolean">
            <text:p>TRUE</text:p>
          </table:table-cell>
          <table:table-cell table:style-name="ce3" office:value-type="string" calcext:value-type="string">
            <text:p>Y13</text:p>
          </table:table-cell>
          <table:table-cell table:style-name="ce16" table:formula="of:=(MATCH([.D289];[.$A$3:.$A$363];0))" office:value-type="boolean" office:boolean-value="29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Y5</text:p>
          </table:table-cell>
          <table:table-cell table:style-name="ce8" office:value-type="string" calcext:value-type="string">
            <text:p>I2C4_SMBA(PF13)</text:p>
          </table:table-cell>
          <table:table-cell table:style-name="ce11" table:formula="of:=(MATCH([.A290];[.$D$3:.$D$363];0))" office:value-type="boolean" office:boolean-value="279" calcext:value-type="boolean">
            <text:p>TRUE</text:p>
          </table:table-cell>
          <table:table-cell table:style-name="ce3" office:value-type="string" calcext:value-type="string">
            <text:p>Y14</text:p>
          </table:table-cell>
          <table:table-cell table:style-name="ce16" table:formula="of:=(MATCH([.D290];[.$A$3:.$A$363];0))" office:value-type="boolean" office:boolean-value="29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Y10</text:p>
          </table:table-cell>
          <table:table-cell table:style-name="ce8" office:value-type="string" calcext:value-type="string">
            <text:p>SPI5_MOSI(PF11)</text:p>
          </table:table-cell>
          <table:table-cell table:style-name="ce11" table:formula="of:=(MATCH([.A291];[.$D$3:.$D$363];0))" office:value-type="boolean" office:boolean-value="284" calcext:value-type="boolean">
            <text:p>TRUE</text:p>
          </table:table-cell>
          <table:table-cell table:style-name="ce3" office:value-type="string" calcext:value-type="string">
            <text:p>Y15</text:p>
          </table:table-cell>
          <table:table-cell table:style-name="ce16" table:formula="of:=(MATCH([.D291];[.$A$3:.$A$363];0))" office:value-type="boolean" office:boolean-value="29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Y11</text:p>
          </table:table-cell>
          <table:table-cell table:style-name="ce8" office:value-type="string" calcext:value-type="string">
            <text:p>ETH1_RGMII_RXD2(PH6)</text:p>
          </table:table-cell>
          <table:table-cell table:style-name="ce11" table:formula="of:=(MATCH([.A292];[.$D$3:.$D$363];0))" office:value-type="boolean" office:boolean-value="285" calcext:value-type="boolean">
            <text:p>TRUE</text:p>
          </table:table-cell>
          <table:table-cell table:style-name="ce3" office:value-type="string" calcext:value-type="string">
            <text:p>Y16</text:p>
          </table:table-cell>
          <table:table-cell table:style-name="ce16" table:formula="of:=(MATCH([.D292];[.$A$3:.$A$363];0))" office:value-type="string" office:string-value="" calcext:value-type="error">
            <text:p>#N/A</text:p>
          </table:table-cell>
          <table:table-cell office:value-type="string" calcext:value-type="string">
            <text:p>PB2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Y13</text:p>
          </table:table-cell>
          <table:table-cell table:style-name="ce8" office:value-type="string" calcext:value-type="string">
            <text:p>FMC_NCE(PG9)</text:p>
          </table:table-cell>
          <table:table-cell table:style-name="ce11" table:formula="of:=(MATCH([.A293];[.$D$3:.$D$363];0))" office:value-type="boolean" office:boolean-value="287" calcext:value-type="boolean">
            <text:p>TRUE</text:p>
          </table:table-cell>
          <table:table-cell table:style-name="ce3" office:value-type="string" calcext:value-type="string">
            <text:p>Y17</text:p>
          </table:table-cell>
          <table:table-cell table:style-name="ce16" table:formula="of:=(MATCH([.D293];[.$A$3:.$A$363];0))" office:value-type="boolean" office:boolean-value="29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Y14</text:p>
          </table:table-cell>
          <table:table-cell table:style-name="ce8" office:value-type="string" calcext:value-type="string">
            <text:p>I2C4_SCL(PB6)</text:p>
          </table:table-cell>
          <table:table-cell table:style-name="ce11" table:formula="of:=(MATCH([.A294];[.$D$3:.$D$363];0))" office:value-type="boolean" office:boolean-value="288" calcext:value-type="boolean">
            <text:p>TRUE</text:p>
          </table:table-cell>
          <table:table-cell table:style-name="ce3" office:value-type="string" calcext:value-type="string">
            <text:p>Y18</text:p>
          </table:table-cell>
          <table:table-cell table:style-name="ce16" table:formula="of:=(MATCH([.D294];[.$A$3:.$A$363];0))" office:value-type="boolean" office:boolean-value="29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Y15</text:p>
          </table:table-cell>
          <table:table-cell table:style-name="ce8" office:value-type="string" calcext:value-type="string">
            <text:p>FMC_AD7/FMC_D7(PE10)</text:p>
          </table:table-cell>
          <table:table-cell table:style-name="ce11" table:formula="of:=(MATCH([.A295];[.$D$3:.$D$363];0))" office:value-type="boolean" office:boolean-value="289" calcext:value-type="boolean">
            <text:p>TRUE</text:p>
          </table:table-cell>
          <table:table-cell table:style-name="ce3" office:value-type="string" calcext:value-type="string">
            <text:p>Y19</text:p>
          </table:table-cell>
          <table:table-cell table:style-name="ce16" table:formula="of:=(MATCH([.D295];[.$A$3:.$A$363];0))" office:value-type="boolean" office:boolean-value="29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Y17</text:p>
          </table:table-cell>
          <table:table-cell table:style-name="ce8" office:value-type="string" calcext:value-type="string">
            <text:p>OTG_FS_ID(PA10)</text:p>
          </table:table-cell>
          <table:table-cell table:style-name="ce11" table:formula="of:=(MATCH([.A296];[.$D$3:.$D$363];0))" office:value-type="boolean" office:boolean-value="291" calcext:value-type="boolean">
            <text:p>TRUE</text:p>
          </table:table-cell>
          <table:table-cell table:style-name="ce3" office:value-type="string" calcext:value-type="string">
            <text:p>Y20</text:p>
          </table:table-cell>
          <table:table-cell table:style-name="ce16" table:formula="of:=(MATCH([.D296];[.$A$3:.$A$363];0))" office:value-type="boolean" office:boolean-value="29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Y18</text:p>
          </table:table-cell>
          <table:table-cell table:style-name="ce8" office:value-type="string" calcext:value-type="string">
            <text:p>FMC_A17/FMC_ALE(PD12)</text:p>
          </table:table-cell>
          <table:table-cell table:style-name="ce11" table:formula="of:=(MATCH([.A297];[.$D$3:.$D$363];0))" office:value-type="boolean" office:boolean-value="292" calcext:value-type="boolean">
            <text:p>TRUE</text:p>
          </table:table-cell>
          <table:table-cell table:style-name="ce3" office:value-type="string" calcext:value-type="string">
            <text:p>Y21</text:p>
          </table:table-cell>
          <table:table-cell table:style-name="ce16" table:formula="of:=(MATCH([.D297];[.$A$3:.$A$363];0))" office:value-type="boolean" office:boolean-value="29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Y19</text:p>
          </table:table-cell>
          <table:table-cell table:style-name="ce8" office:value-type="string" calcext:value-type="string">
            <text:p>DDR_ATO</text:p>
          </table:table-cell>
          <table:table-cell table:style-name="ce11" table:formula="of:=(MATCH([.A298];[.$D$3:.$D$363];0))" office:value-type="boolean" office:boolean-value="293" calcext:value-type="boolean">
            <text:p>TRUE</text:p>
          </table:table-cell>
          <table:table-cell table:style-name="ce3" office:value-type="string" calcext:value-type="string">
            <text:p>Y22</text:p>
          </table:table-cell>
          <table:table-cell table:style-name="ce16" table:formula="of:=(MATCH([.D298];[.$A$3:.$A$363];0))" office:value-type="boolean" office:boolean-value="29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Y20</text:p>
          </table:table-cell>
          <table:table-cell table:style-name="ce8" office:value-type="string" calcext:value-type="string">
            <text:p>DDR_A8</text:p>
          </table:table-cell>
          <table:table-cell table:style-name="ce11" table:formula="of:=(MATCH([.A299];[.$D$3:.$D$363];0))" office:value-type="boolean" office:boolean-value="294" calcext:value-type="boolean">
            <text:p>TRUE</text:p>
          </table:table-cell>
          <table:table-cell table:style-name="ce3" office:value-type="string" calcext:value-type="string">
            <text:p>Y23</text:p>
          </table:table-cell>
          <table:table-cell table:style-name="ce16" table:formula="of:=(MATCH([.D299];[.$A$3:.$A$363];0))" office:value-type="boolean" office:boolean-value="30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Y21</text:p>
          </table:table-cell>
          <table:table-cell table:style-name="ce8" office:value-type="string" calcext:value-type="string">
            <text:p>DDR_DQ15</text:p>
          </table:table-cell>
          <table:table-cell table:style-name="ce11" table:formula="of:=(MATCH([.A300];[.$D$3:.$D$363];0))" office:value-type="boolean" office:boolean-value="295" calcext:value-type="boolean">
            <text:p>TRUE</text:p>
          </table:table-cell>
          <table:table-cell table:style-name="ce3" office:value-type="string" calcext:value-type="string">
            <text:p>AA1</text:p>
          </table:table-cell>
          <table:table-cell table:style-name="ce16" table:formula="of:=(MATCH([.D300];[.$A$3:.$A$363];0))" office:value-type="boolean" office:boolean-value="8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Y22</text:p>
          </table:table-cell>
          <table:table-cell table:style-name="ce8" office:value-type="string" calcext:value-type="string">
            <text:p>DDR_DQ25</text:p>
          </table:table-cell>
          <table:table-cell table:style-name="ce11" table:formula="of:=(MATCH([.A301];[.$D$3:.$D$363];0))" office:value-type="boolean" office:boolean-value="296" calcext:value-type="boolean">
            <text:p>TRUE</text:p>
          </table:table-cell>
          <table:table-cell table:style-name="ce3" office:value-type="string" calcext:value-type="string">
            <text:p>AA2</text:p>
          </table:table-cell>
          <table:table-cell table:style-name="ce16" table:formula="of:=(MATCH([.D301];[.$A$3:.$A$363];0))" office:value-type="boolean" office:boolean-value="8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Y23</text:p>
          </table:table-cell>
          <table:table-cell table:style-name="ce8" office:value-type="string" calcext:value-type="string">
            <text:p>DDR_DQ24</text:p>
          </table:table-cell>
          <table:table-cell table:style-name="ce11" table:formula="of:=(MATCH([.A302];[.$D$3:.$D$363];0))" office:value-type="boolean" office:boolean-value="297" calcext:value-type="boolean">
            <text:p>TRUE</text:p>
          </table:table-cell>
          <table:table-cell table:style-name="ce3" office:value-type="string" calcext:value-type="string">
            <text:p>AA3</text:p>
          </table:table-cell>
          <table:table-cell table:style-name="ce16" table:formula="of:=(MATCH([.D302];[.$A$3:.$A$363];0))" office:value-type="string" office:string-value="" calcext:value-type="error">
            <text:p>#N/A</text:p>
          </table:table-cell>
          <table:table-cell office:value-type="string" calcext:value-type="string">
            <text:p>PH3</text:p>
          </table:table-cell>
          <table:table-cell table:number-columns-repeated="7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A4</text:p>
          </table:table-cell>
          <table:table-cell table:style-name="ce16" table:formula="of:=(MATCH([.D303];[.$A$3:.$A$363];0))" office:value-type="boolean" office:boolean-value="9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A5</text:p>
          </table:table-cell>
          <table:table-cell table:style-name="ce16" table:formula="of:=(MATCH([.D304];[.$A$3:.$A$363];0))" office:value-type="boolean" office:boolean-value="9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A6</text:p>
          </table:table-cell>
          <table:table-cell table:style-name="ce16" table:formula="of:=(MATCH([.D305];[.$A$3:.$A$363];0))" office:value-type="string" office:string-value="" calcext:value-type="error">
            <text:p>#N/A</text:p>
          </table:table-cell>
          <table:table-cell office:value-type="string" calcext:value-type="string">
            <text:p>PC1</text:p>
          </table:table-cell>
          <table:table-cell table:number-columns-repeated="7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A7</text:p>
          </table:table-cell>
          <table:table-cell table:style-name="ce16" table:formula="of:=(MATCH([.D306];[.$A$3:.$A$363];0))" office:value-type="boolean" office:boolean-value="9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A8</text:p>
          </table:table-cell>
          <table:table-cell table:style-name="ce16" table:formula="of:=(MATCH([.D307];[.$A$3:.$A$363];0))" office:value-type="boolean" office:boolean-value="9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A9</text:p>
          </table:table-cell>
          <table:table-cell table:style-name="ce16" table:formula="of:=(MATCH([.D308];[.$A$3:.$A$363];0))" office:value-type="boolean" office:boolean-value="9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A10</text:p>
          </table:table-cell>
          <table:table-cell table:style-name="ce16" table:formula="of:=(MATCH([.D309];[.$A$3:.$A$363];0))" office:value-type="boolean" office:boolean-value="9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A11</text:p>
          </table:table-cell>
          <table:table-cell table:style-name="ce16" table:formula="of:=(MATCH([.D310];[.$A$3:.$A$363];0))" office:value-type="boolean" office:boolean-value="9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A12</text:p>
          </table:table-cell>
          <table:table-cell table:style-name="ce16" table:formula="of:=(MATCH([.D311];[.$A$3:.$A$363];0))" office:value-type="boolean" office:boolean-value="9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A13</text:p>
          </table:table-cell>
          <table:table-cell table:style-name="ce16" table:formula="of:=(MATCH([.D312];[.$A$3:.$A$363];0))" office:value-type="boolean" office:boolean-value="9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A14</text:p>
          </table:table-cell>
          <table:table-cell table:style-name="ce16" table:formula="of:=(MATCH([.D313];[.$A$3:.$A$363];0))" office:value-type="boolean" office:boolean-value="9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A15</text:p>
          </table:table-cell>
          <table:table-cell table:style-name="ce16" table:formula="of:=(MATCH([.D314];[.$A$3:.$A$363];0))" office:value-type="boolean" office:boolean-value="10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A16</text:p>
          </table:table-cell>
          <table:table-cell table:style-name="ce16" table:formula="of:=(MATCH([.D315];[.$A$3:.$A$363];0))" office:value-type="boolean" office:boolean-value="10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A17</text:p>
          </table:table-cell>
          <table:table-cell table:style-name="ce16" table:formula="of:=(MATCH([.D316];[.$A$3:.$A$363];0))" office:value-type="boolean" office:boolean-value="10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A18</text:p>
          </table:table-cell>
          <table:table-cell table:style-name="ce16" table:formula="of:=(MATCH([.D317];[.$A$3:.$A$363];0))" office:value-type="boolean" office:boolean-value="10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A19</text:p>
          </table:table-cell>
          <table:table-cell table:style-name="ce16" table:formula="of:=(MATCH([.D318];[.$A$3:.$A$363];0))" office:value-type="string" office:string-value="" calcext:value-type="error">
            <text:p>#N/A</text:p>
          </table:table-cell>
          <table:table-cell office:value-type="string" calcext:value-type="string">
            <text:p>PD13</text:p>
          </table:table-cell>
          <table:table-cell table:number-columns-repeated="7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A20</text:p>
          </table:table-cell>
          <table:table-cell table:style-name="ce16" table:formula="of:=(MATCH([.D319];[.$A$3:.$A$363];0))" office:value-type="boolean" office:boolean-value="10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A21</text:p>
          </table:table-cell>
          <table:table-cell table:style-name="ce16" table:formula="of:=(MATCH([.D320];[.$A$3:.$A$363];0))" office:value-type="boolean" office:boolean-value="10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A22</text:p>
          </table:table-cell>
          <table:table-cell table:style-name="ce16" table:formula="of:=(MATCH([.D321];[.$A$3:.$A$363];0))" office:value-type="boolean" office:boolean-value="10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A23</text:p>
          </table:table-cell>
          <table:table-cell table:style-name="ce16" table:formula="of:=(MATCH([.D322];[.$A$3:.$A$363];0))" office:value-type="boolean" office:boolean-value="10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B1</text:p>
          </table:table-cell>
          <table:table-cell table:style-name="ce16" table:formula="of:=(MATCH([.D323];[.$A$3:.$A$363];0))" office:value-type="boolean" office:boolean-value="10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B2</text:p>
          </table:table-cell>
          <table:table-cell table:style-name="ce16" table:formula="of:=(MATCH([.D324];[.$A$3:.$A$363];0))" office:value-type="string" office:string-value="" calcext:value-type="error">
            <text:p>#N/A</text:p>
          </table:table-cell>
          <table:table-cell office:value-type="string" calcext:value-type="string">
            <text:p>PG4</text:p>
          </table:table-cell>
          <table:table-cell table:number-columns-repeated="7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B3</text:p>
          </table:table-cell>
          <table:table-cell table:style-name="ce16" table:formula="of:=(MATCH([.D325];[.$A$3:.$A$363];0))" office:value-type="string" office:string-value="" calcext:value-type="error">
            <text:p>#N/A</text:p>
          </table:table-cell>
          <table:table-cell office:value-type="string" calcext:value-type="string">
            <text:p>PA0</text:p>
          </table:table-cell>
          <table:table-cell table:number-columns-repeated="7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B4</text:p>
          </table:table-cell>
          <table:table-cell table:style-name="ce16" table:formula="of:=(MATCH([.D326];[.$A$3:.$A$363];0))" office:value-type="string" office:string-value="" calcext:value-type="error">
            <text:p>#N/A</text:p>
          </table:table-cell>
          <table:table-cell office:value-type="string" calcext:value-type="string">
            <text:p>PH2</text:p>
          </table:table-cell>
          <table:table-cell table:number-columns-repeated="7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B5</text:p>
          </table:table-cell>
          <table:table-cell table:style-name="ce16" table:formula="of:=(MATCH([.D327];[.$A$3:.$A$363];0))" office:value-type="string" office:string-value="" calcext:value-type="error">
            <text:p>#N/A</text:p>
          </table:table-cell>
          <table:table-cell office:value-type="string" calcext:value-type="string">
            <text:p>PC0</text:p>
          </table:table-cell>
          <table:table-cell table:number-columns-repeated="7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B6</text:p>
          </table:table-cell>
          <table:table-cell table:style-name="ce16" table:formula="of:=(MATCH([.D328];[.$A$3:.$A$363];0))" office:value-type="boolean" office:boolean-value="10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B7</text:p>
          </table:table-cell>
          <table:table-cell table:style-name="ce16" table:formula="of:=(MATCH([.D329];[.$A$3:.$A$363];0))" office:value-type="boolean" office:boolean-value="11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B8</text:p>
          </table:table-cell>
          <table:table-cell table:style-name="ce16" table:formula="of:=(MATCH([.D330];[.$A$3:.$A$363];0))" office:value-type="boolean" office:boolean-value="11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B9</text:p>
          </table:table-cell>
          <table:table-cell table:style-name="ce16" table:formula="of:=(MATCH([.D331];[.$A$3:.$A$363];0))" office:value-type="boolean" office:boolean-value="11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B10</text:p>
          </table:table-cell>
          <table:table-cell table:style-name="ce16" table:formula="of:=(MATCH([.D332];[.$A$3:.$A$363];0))" office:value-type="boolean" office:boolean-value="11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B11</text:p>
          </table:table-cell>
          <table:table-cell table:style-name="ce16" table:formula="of:=(MATCH([.D333];[.$A$3:.$A$363];0))" office:value-type="boolean" office:boolean-value="11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B12</text:p>
          </table:table-cell>
          <table:table-cell table:style-name="ce16" table:formula="of:=(MATCH([.D334];[.$A$3:.$A$363];0))" office:value-type="boolean" office:boolean-value="11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B13</text:p>
          </table:table-cell>
          <table:table-cell table:style-name="ce16" table:formula="of:=(MATCH([.D335];[.$A$3:.$A$363];0))" office:value-type="boolean" office:boolean-value="11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B14</text:p>
          </table:table-cell>
          <table:table-cell table:style-name="ce16" table:formula="of:=(MATCH([.D336];[.$A$3:.$A$363];0))" office:value-type="boolean" office:boolean-value="11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B15</text:p>
          </table:table-cell>
          <table:table-cell table:style-name="ce16" table:formula="of:=(MATCH([.D337];[.$A$3:.$A$363];0))" office:value-type="boolean" office:boolean-value="11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B16</text:p>
          </table:table-cell>
          <table:table-cell table:style-name="ce16" table:formula="of:=(MATCH([.D338];[.$A$3:.$A$363];0))" office:value-type="boolean" office:boolean-value="11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B17</text:p>
          </table:table-cell>
          <table:table-cell table:style-name="ce16" table:formula="of:=(MATCH([.D339];[.$A$3:.$A$363];0))" office:value-type="boolean" office:boolean-value="12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B18</text:p>
          </table:table-cell>
          <table:table-cell table:style-name="ce16" table:formula="of:=(MATCH([.D340];[.$A$3:.$A$363];0))" office:value-type="boolean" office:boolean-value="12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B19</text:p>
          </table:table-cell>
          <table:table-cell table:style-name="ce16" table:formula="of:=(MATCH([.D341];[.$A$3:.$A$363];0))" office:value-type="boolean" office:boolean-value="12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B20</text:p>
          </table:table-cell>
          <table:table-cell table:style-name="ce16" table:formula="of:=(MATCH([.D342];[.$A$3:.$A$363];0))" office:value-type="boolean" office:boolean-value="12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B21</text:p>
          </table:table-cell>
          <table:table-cell table:style-name="ce16" table:formula="of:=(MATCH([.D343];[.$A$3:.$A$363];0))" office:value-type="boolean" office:boolean-value="12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B22</text:p>
          </table:table-cell>
          <table:table-cell table:style-name="ce16" table:formula="of:=(MATCH([.D344];[.$A$3:.$A$363];0))" office:value-type="boolean" office:boolean-value="12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B23</text:p>
          </table:table-cell>
          <table:table-cell table:style-name="ce16" table:formula="of:=(MATCH([.D345];[.$A$3:.$A$363];0))" office:value-type="boolean" office:boolean-value="12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C1</text:p>
          </table:table-cell>
          <table:table-cell table:style-name="ce16" table:formula="of:=(MATCH([.D346];[.$A$3:.$A$363];0))" office:value-type="boolean" office:boolean-value="12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C2</text:p>
          </table:table-cell>
          <table:table-cell table:style-name="ce16" table:formula="of:=(MATCH([.D347];[.$A$3:.$A$363];0))" office:value-type="string" office:string-value="" calcext:value-type="error">
            <text:p>#N/A</text:p>
          </table:table-cell>
          <table:table-cell office:value-type="string" calcext:value-type="string">
            <text:p>PG0</text:p>
          </table:table-cell>
          <table:table-cell table:number-columns-repeated="7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C3</text:p>
          </table:table-cell>
          <table:table-cell table:style-name="ce16" table:formula="of:=(MATCH([.D348];[.$A$3:.$A$363];0))" office:value-type="boolean" office:boolean-value="12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C4</text:p>
          </table:table-cell>
          <table:table-cell table:style-name="ce16" table:formula="of:=(MATCH([.D349];[.$A$3:.$A$363];0))" office:value-type="boolean" office:boolean-value="12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C5</text:p>
          </table:table-cell>
          <table:table-cell table:style-name="ce16" table:formula="of:=(MATCH([.D350];[.$A$3:.$A$363];0))" office:value-type="boolean" office:boolean-value="13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C7</text:p>
          </table:table-cell>
          <table:table-cell table:style-name="ce16" table:formula="of:=(MATCH([.D351];[.$A$3:.$A$363];0))" office:value-type="boolean" office:boolean-value="13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C8</text:p>
          </table:table-cell>
          <table:table-cell table:style-name="ce16" table:formula="of:=(MATCH([.D352];[.$A$3:.$A$363];0))" office:value-type="string" office:string-value="" calcext:value-type="error">
            <text:p>#N/A</text:p>
          </table:table-cell>
          <table:table-cell office:value-type="string" calcext:value-type="string">
            <text:p>PD11</text:p>
          </table:table-cell>
          <table:table-cell table:number-columns-repeated="7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C10</text:p>
          </table:table-cell>
          <table:table-cell table:style-name="ce16" table:formula="of:=(MATCH([.D353];[.$A$3:.$A$363];0))" office:value-type="boolean" office:boolean-value="132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C11</text:p>
          </table:table-cell>
          <table:table-cell table:style-name="ce16" table:formula="of:=(MATCH([.D354];[.$A$3:.$A$363];0))" office:value-type="boolean" office:boolean-value="133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C13</text:p>
          </table:table-cell>
          <table:table-cell table:style-name="ce16" table:formula="of:=(MATCH([.D355];[.$A$3:.$A$363];0))" office:value-type="boolean" office:boolean-value="134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C14</text:p>
          </table:table-cell>
          <table:table-cell table:style-name="ce16" table:formula="of:=(MATCH([.D356];[.$A$3:.$A$363];0))" office:value-type="boolean" office:boolean-value="135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C16</text:p>
          </table:table-cell>
          <table:table-cell table:style-name="ce16" table:formula="of:=(MATCH([.D357];[.$A$3:.$A$363];0))" office:value-type="boolean" office:boolean-value="136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C17</text:p>
          </table:table-cell>
          <table:table-cell table:style-name="ce16" table:formula="of:=(MATCH([.D358];[.$A$3:.$A$363];0))" office:value-type="boolean" office:boolean-value="137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C19</text:p>
          </table:table-cell>
          <table:table-cell table:style-name="ce16" table:formula="of:=(MATCH([.D359];[.$A$3:.$A$363];0))" office:value-type="boolean" office:boolean-value="138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C20</text:p>
          </table:table-cell>
          <table:table-cell table:style-name="ce16" table:formula="of:=(MATCH([.D360];[.$A$3:.$A$363];0))" office:value-type="boolean" office:boolean-value="139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C21</text:p>
          </table:table-cell>
          <table:table-cell table:style-name="ce16" table:formula="of:=(MATCH([.D361];[.$A$3:.$A$363];0))" office:value-type="boolean" office:boolean-value="140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C22</text:p>
          </table:table-cell>
          <table:table-cell table:style-name="ce16" table:formula="of:=(MATCH([.D362];[.$A$3:.$A$363];0))" office:value-type="boolean" office:boolean-value="141" calcext:value-type="boolean">
            <text:p>TRUE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8" table:number-columns-repeated="2"/>
          <table:table-cell table:style-name="ce3" office:value-type="string" calcext:value-type="string">
            <text:p>AC23</text:p>
          </table:table-cell>
          <table:table-cell table:style-name="ce16" table:formula="of:=(MATCH([.D363];[.$A$3:.$A$363];0))" office:value-type="boolean" office:boolean-value="142" calcext:value-type="boolean">
            <text:p>TRUE</text:p>
          </table:table-cell>
          <table:table-cell table:number-columns-repeated="8"/>
        </table:table-row>
        <table:table-row table:style-name="ro3" table:number-rows-repeated="1048212">
          <table:table-cell table:number-columns-repeated="13"/>
        </table:table-row>
        <table:table-row table:style-name="ro3">
          <table:table-cell table:number-columns-repeated="13"/>
        </table:table-row>
        <calcext:conditional-formats>
          <calcext:conditional-format calcext:target-range-address="Sheet1.A4:Sheet1.A1048576 Sheet1.A1:Sheet1.A2">
            <calcext:condition calcext:apply-style-name="Heading" calcext:value="duplicate" calcext:base-cell-address="Sheet1.A1"/>
          </calcext:conditional-format>
          <calcext:conditional-format calcext:target-range-address="Sheet1.E3:Sheet1.E363 Sheet1.C4:Sheet1.C302">
            <calcext:color-scale>
              <calcext:color-scale-entry calcext:value="0" calcext:type="number" calcext:color="#ff0000"/>
              <calcext:color-scale-entry calcext:value="1" calcext:type="number" calcext:color="#00cc00"/>
            </calcext:color-scale>
          </calcext:conditional-format>
          <calcext:conditional-format calcext:target-range-address="Sheet1.C3:Sheet1.C302">
            <calcext:color-scale>
              <calcext:color-scale-entry calcext:value="0" calcext:type="number" calcext:color="#ff0000"/>
              <calcext:color-scale-entry calcext:value="1" calcext:type="number" calcext:color="#00cc00"/>
            </calcext:color-scale>
          </calcext:conditional-format>
          <calcext:conditional-format calcext:target-range-address="Sheet1.A303:Sheet1.A1048576 Sheet1.A1:Sheet1.A2">
            <calcext:condition calcext:apply-style-name="Heading" calcext:value="duplicate" calcext:base-cell-address="Sheet1.A1"/>
          </calcext:conditional-format>
          <calcext:conditional-format calcext:target-range-address="Sheet1.G11:Sheet1.G11">
            <calcext:condition calcext:apply-style-name="Heading" calcext:value="duplicate" calcext:base-cell-address="Sheet1.G11"/>
          </calcext:conditional-format>
          <calcext:conditional-format calcext:target-range-address="Sheet1.G13:Sheet1.G13">
            <calcext:condition calcext:apply-style-name="Heading" calcext:value="duplicate" calcext:base-cell-address="Sheet1.G13"/>
          </calcext:conditional-format>
          <calcext:conditional-format calcext:target-range-address="Sheet1.G17:Sheet1.G17">
            <calcext:condition calcext:apply-style-name="Heading" calcext:value="duplicate" calcext:base-cell-address="Sheet1.G17"/>
          </calcext:conditional-format>
          <calcext:conditional-format calcext:target-range-address="Sheet1.G19:Sheet1.G19">
            <calcext:condition calcext:apply-style-name="Heading" calcext:value="duplicate" calcext:base-cell-address="Sheet1.G19"/>
          </calcext:conditional-format>
          <calcext:conditional-format calcext:target-range-address="Sheet1.G7:Sheet1.G7">
            <calcext:condition calcext:apply-style-name="Heading" calcext:value="duplicate" calcext:base-cell-address="Sheet1.G7"/>
          </calcext:conditional-format>
        </calcext:conditional-formats>
      </table:table>
      <table:table table:name="Sheet2" table:style-name="ta1">
        <table:table-column table:style-name="co8" table:default-cell-style-name="ce24"/>
        <table:table-column table:style-name="co1" table:number-columns-repeated="8" table:default-cell-style-name="Default"/>
        <table:table-column table:style-name="co1" table:default-cell-style-name="ce14"/>
        <table:table-column table:style-name="co1" table:default-cell-style-name="Default"/>
        <table:table-row table:style-name="ro3">
          <table:table-cell office:value-type="string" calcext:value-type="string">
            <text:p><text:s text:c="8"/>(pin (num 1A2) (name VDDCORE) (type input))</text:p>
          </table:table-cell>
          <table:table-cell table:number-columns-repeated="8"/>
          <table:table-cell office:value-type="string" calcext:value-type="string">
            <text:p>1A2</text:p>
          </table:table-cell>
          <table:table-cell office:value-type="string" calcext:value-type="string">
            <text:p>VDDCORE</text:p>
          </table:table-cell>
        </table:table-row>
        <table:table-row table:style-name="ro3">
          <table:table-cell office:value-type="string" calcext:value-type="string">
            <text:p><text:s text:c="8"/>(pin (num 1A3) (name VSS) (type input))</text:p>
          </table:table-cell>
          <table:table-cell table:number-columns-repeated="8"/>
          <table:table-cell office:value-type="string" calcext:value-type="string">
            <text:p>1A3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A4) (name VDDCORE) (type input))</text:p>
          </table:table-cell>
          <table:table-cell table:number-columns-repeated="8"/>
          <table:table-cell office:value-type="string" calcext:value-type="string">
            <text:p>1A4</text:p>
          </table:table-cell>
          <table:table-cell office:value-type="string" calcext:value-type="string">
            <text:p>VDDCORE</text:p>
          </table:table-cell>
        </table:table-row>
        <table:table-row table:style-name="ro3">
          <table:table-cell office:value-type="string" calcext:value-type="string">
            <text:p><text:s text:c="8"/>(pin (num 1A5) (name VSS) (type input))</text:p>
          </table:table-cell>
          <table:table-cell table:number-columns-repeated="8"/>
          <table:table-cell office:value-type="string" calcext:value-type="string">
            <text:p>1A5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A6) (name VDDCORE) (type input))</text:p>
          </table:table-cell>
          <table:table-cell table:number-columns-repeated="8"/>
          <table:table-cell office:value-type="string" calcext:value-type="string">
            <text:p>1A6</text:p>
          </table:table-cell>
          <table:table-cell office:value-type="string" calcext:value-type="string">
            <text:p>VDDCORE</text:p>
          </table:table-cell>
        </table:table-row>
        <table:table-row table:style-name="ro3">
          <table:table-cell office:value-type="string" calcext:value-type="string">
            <text:p><text:s text:c="8"/>(pin (num 1A7) (name VSS) (type input))</text:p>
          </table:table-cell>
          <table:table-cell table:number-columns-repeated="8"/>
          <table:table-cell office:value-type="string" calcext:value-type="string">
            <text:p>1A7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A8) (name VDDQ_DDR) (type input))</text:p>
          </table:table-cell>
          <table:table-cell table:number-columns-repeated="8"/>
          <table:table-cell office:value-type="string" calcext:value-type="string">
            <text:p>1A8</text:p>
          </table:table-cell>
          <table:table-cell office:value-type="string" calcext:value-type="string">
            <text:p>VDDQ_DDR</text:p>
          </table:table-cell>
        </table:table-row>
        <table:table-row table:style-name="ro3">
          <table:table-cell office:value-type="string" calcext:value-type="string">
            <text:p><text:s text:c="8"/>(pin (num 1B1) (name VDDCORE) (type input))</text:p>
          </table:table-cell>
          <table:table-cell table:number-columns-repeated="8"/>
          <table:table-cell office:value-type="string" calcext:value-type="string">
            <text:p>1B1</text:p>
          </table:table-cell>
          <table:table-cell office:value-type="string" calcext:value-type="string">
            <text:p>VDDCORE</text:p>
          </table:table-cell>
        </table:table-row>
        <table:table-row table:style-name="ro3">
          <table:table-cell office:value-type="string" calcext:value-type="string">
            <text:p><text:s text:c="8"/>(pin (num 1B2) (name VSS) (type input))</text:p>
          </table:table-cell>
          <table:table-cell table:number-columns-repeated="8"/>
          <table:table-cell office:value-type="string" calcext:value-type="string">
            <text:p>1B2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B3) (name VDDCORE) (type input))</text:p>
          </table:table-cell>
          <table:table-cell table:number-columns-repeated="8"/>
          <table:table-cell office:value-type="string" calcext:value-type="string">
            <text:p>1B3</text:p>
          </table:table-cell>
          <table:table-cell office:value-type="string" calcext:value-type="string">
            <text:p>VDDCORE</text:p>
          </table:table-cell>
        </table:table-row>
        <table:table-row table:style-name="ro3">
          <table:table-cell office:value-type="string" calcext:value-type="string">
            <text:p><text:s text:c="8"/>(pin (num 1B4) (name VSS) (type input))</text:p>
          </table:table-cell>
          <table:table-cell table:number-columns-repeated="8"/>
          <table:table-cell office:value-type="string" calcext:value-type="string">
            <text:p>1B4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B5) (name VDDCORE) (type input))</text:p>
          </table:table-cell>
          <table:table-cell table:number-columns-repeated="8"/>
          <table:table-cell office:value-type="string" calcext:value-type="string">
            <text:p>1B5</text:p>
          </table:table-cell>
          <table:table-cell office:value-type="string" calcext:value-type="string">
            <text:p>VDDCORE</text:p>
          </table:table-cell>
        </table:table-row>
        <table:table-row table:style-name="ro3">
          <table:table-cell office:value-type="string" calcext:value-type="string">
            <text:p><text:s text:c="8"/>(pin (num 1B6) (name VSS) (type input))</text:p>
          </table:table-cell>
          <table:table-cell table:number-columns-repeated="8"/>
          <table:table-cell office:value-type="string" calcext:value-type="string">
            <text:p>1B6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B7) (name VDDQ_DDR) (type input))</text:p>
          </table:table-cell>
          <table:table-cell table:number-columns-repeated="8"/>
          <table:table-cell office:value-type="string" calcext:value-type="string">
            <text:p>1B7</text:p>
          </table:table-cell>
          <table:table-cell office:value-type="string" calcext:value-type="string">
            <text:p>VDDQ_DDR</text:p>
          </table:table-cell>
        </table:table-row>
        <table:table-row table:style-name="ro3">
          <table:table-cell office:value-type="string" calcext:value-type="string">
            <text:p><text:s text:c="8"/>(pin (num 1B8) (name VSS) (type input))</text:p>
          </table:table-cell>
          <table:table-cell table:number-columns-repeated="8"/>
          <table:table-cell office:value-type="string" calcext:value-type="string">
            <text:p>1B8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B9) (name VDDQ_DDR) (type input))</text:p>
          </table:table-cell>
          <table:table-cell table:number-columns-repeated="8"/>
          <table:table-cell office:value-type="string" calcext:value-type="string">
            <text:p>1B9</text:p>
          </table:table-cell>
          <table:table-cell office:value-type="string" calcext:value-type="string">
            <text:p>VDDQ_DDR</text:p>
          </table:table-cell>
        </table:table-row>
        <table:table-row table:style-name="ro3">
          <table:table-cell office:value-type="string" calcext:value-type="string">
            <text:p><text:s text:c="8"/>(pin (num 1C1) (name VSS) (type input))</text:p>
          </table:table-cell>
          <table:table-cell table:number-columns-repeated="8"/>
          <table:table-cell office:value-type="string" calcext:value-type="string">
            <text:p>1C1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C2) (name VDDCORE) (type input))</text:p>
          </table:table-cell>
          <table:table-cell table:number-columns-repeated="8"/>
          <table:table-cell office:value-type="string" calcext:value-type="string">
            <text:p>1C2</text:p>
          </table:table-cell>
          <table:table-cell office:value-type="string" calcext:value-type="string">
            <text:p>VDDCORE</text:p>
          </table:table-cell>
        </table:table-row>
        <table:table-row table:style-name="ro3">
          <table:table-cell office:value-type="string" calcext:value-type="string">
            <text:p><text:s text:c="8"/>(pin (num 1C3) (name VSS) (type input))</text:p>
          </table:table-cell>
          <table:table-cell table:number-columns-repeated="8"/>
          <table:table-cell office:value-type="string" calcext:value-type="string">
            <text:p>1C3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C4) (name VDDCORE) (type input))</text:p>
          </table:table-cell>
          <table:table-cell table:number-columns-repeated="8"/>
          <table:table-cell office:value-type="string" calcext:value-type="string">
            <text:p>1C4</text:p>
          </table:table-cell>
          <table:table-cell office:value-type="string" calcext:value-type="string">
            <text:p>VDDCORE</text:p>
          </table:table-cell>
        </table:table-row>
        <table:table-row table:style-name="ro3">
          <table:table-cell office:value-type="string" calcext:value-type="string">
            <text:p><text:s text:c="8"/>(pin (num 1C5) (name VSS) (type input))</text:p>
          </table:table-cell>
          <table:table-cell table:number-columns-repeated="8"/>
          <table:table-cell office:value-type="string" calcext:value-type="string">
            <text:p>1C5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C6) (name VDDCORE) (type input))</text:p>
          </table:table-cell>
          <table:table-cell table:number-columns-repeated="8"/>
          <table:table-cell office:value-type="string" calcext:value-type="string">
            <text:p>1C6</text:p>
          </table:table-cell>
          <table:table-cell office:value-type="string" calcext:value-type="string">
            <text:p>VDDCORE</text:p>
          </table:table-cell>
        </table:table-row>
        <table:table-row table:style-name="ro3">
          <table:table-cell office:value-type="string" calcext:value-type="string">
            <text:p><text:s text:c="8"/>(pin (num 1C7) (name VSS) (type input))</text:p>
          </table:table-cell>
          <table:table-cell table:number-columns-repeated="8"/>
          <table:table-cell office:value-type="string" calcext:value-type="string">
            <text:p>1C7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C8) (name VDDQ_DDR) (type input))</text:p>
          </table:table-cell>
          <table:table-cell table:number-columns-repeated="8"/>
          <table:table-cell office:value-type="string" calcext:value-type="string">
            <text:p>1C8</text:p>
          </table:table-cell>
          <table:table-cell office:value-type="string" calcext:value-type="string">
            <text:p>VDDQ_DDR</text:p>
          </table:table-cell>
        </table:table-row>
        <table:table-row table:style-name="ro3">
          <table:table-cell office:value-type="string" calcext:value-type="string">
            <text:p><text:s text:c="8"/>(pin (num 1C9) (name VSS) (type input))</text:p>
          </table:table-cell>
          <table:table-cell table:number-columns-repeated="8"/>
          <table:table-cell office:value-type="string" calcext:value-type="string">
            <text:p>1C9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D1) (name VDDCORE) (type input))</text:p>
          </table:table-cell>
          <table:table-cell table:number-columns-repeated="8"/>
          <table:table-cell office:value-type="string" calcext:value-type="string">
            <text:p>1D1</text:p>
          </table:table-cell>
          <table:table-cell office:value-type="string" calcext:value-type="string">
            <text:p>VDDCORE</text:p>
          </table:table-cell>
        </table:table-row>
        <table:table-row table:style-name="ro3">
          <table:table-cell office:value-type="string" calcext:value-type="string">
            <text:p><text:s text:c="8"/>(pin (num 1D2) (name VSS) (type input))</text:p>
          </table:table-cell>
          <table:table-cell table:number-columns-repeated="8"/>
          <table:table-cell office:value-type="string" calcext:value-type="string">
            <text:p>1D2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D3) (name VDDCORE) (type input))</text:p>
          </table:table-cell>
          <table:table-cell table:number-columns-repeated="8"/>
          <table:table-cell office:value-type="string" calcext:value-type="string">
            <text:p>1D3</text:p>
          </table:table-cell>
          <table:table-cell office:value-type="string" calcext:value-type="string">
            <text:p>VDDCORE</text:p>
          </table:table-cell>
        </table:table-row>
        <table:table-row table:style-name="ro3">
          <table:table-cell office:value-type="string" calcext:value-type="string">
            <text:p><text:s text:c="8"/>(pin (num 1D4) (name VSS) (type input))</text:p>
          </table:table-cell>
          <table:table-cell table:number-columns-repeated="8"/>
          <table:table-cell office:value-type="string" calcext:value-type="string">
            <text:p>1D4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D5) (name VDDCORE) (type input))</text:p>
          </table:table-cell>
          <table:table-cell table:number-columns-repeated="8"/>
          <table:table-cell office:value-type="string" calcext:value-type="string">
            <text:p>1D5</text:p>
          </table:table-cell>
          <table:table-cell office:value-type="string" calcext:value-type="string">
            <text:p>VDDCORE</text:p>
          </table:table-cell>
        </table:table-row>
        <table:table-row table:style-name="ro3">
          <table:table-cell office:value-type="string" calcext:value-type="string">
            <text:p><text:s text:c="8"/>(pin (num 1D6) (name VSS) (type input))</text:p>
          </table:table-cell>
          <table:table-cell table:number-columns-repeated="8"/>
          <table:table-cell office:value-type="string" calcext:value-type="string">
            <text:p>1D6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D7) (name VDDCORE) (type input))</text:p>
          </table:table-cell>
          <table:table-cell table:number-columns-repeated="8"/>
          <table:table-cell office:value-type="string" calcext:value-type="string">
            <text:p>1D7</text:p>
          </table:table-cell>
          <table:table-cell office:value-type="string" calcext:value-type="string">
            <text:p>VDDCORE</text:p>
          </table:table-cell>
        </table:table-row>
        <table:table-row table:style-name="ro3">
          <table:table-cell office:value-type="string" calcext:value-type="string">
            <text:p><text:s text:c="8"/>(pin (num 1D8) (name VSS) (type input))</text:p>
          </table:table-cell>
          <table:table-cell table:number-columns-repeated="8"/>
          <table:table-cell office:value-type="string" calcext:value-type="string">
            <text:p>1D8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D9) (name VDDQ_DDR) (type input))</text:p>
          </table:table-cell>
          <table:table-cell table:number-columns-repeated="8"/>
          <table:table-cell office:value-type="string" calcext:value-type="string">
            <text:p>1D9</text:p>
          </table:table-cell>
          <table:table-cell office:value-type="string" calcext:value-type="string">
            <text:p>VDDQ_DDR</text:p>
          </table:table-cell>
        </table:table-row>
        <table:table-row table:style-name="ro3">
          <table:table-cell office:value-type="string" calcext:value-type="string">
            <text:p><text:s text:c="8"/>(pin (num 1E1) (name VSS) (type input))</text:p>
          </table:table-cell>
          <table:table-cell table:number-columns-repeated="8"/>
          <table:table-cell office:value-type="string" calcext:value-type="string">
            <text:p>1E1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E2) (name VDDCORE) (type input))</text:p>
          </table:table-cell>
          <table:table-cell table:number-columns-repeated="8"/>
          <table:table-cell office:value-type="string" calcext:value-type="string">
            <text:p>1E2</text:p>
          </table:table-cell>
          <table:table-cell office:value-type="string" calcext:value-type="string">
            <text:p>VDDCORE</text:p>
          </table:table-cell>
        </table:table-row>
        <table:table-row table:style-name="ro3">
          <table:table-cell office:value-type="string" calcext:value-type="string">
            <text:p><text:s text:c="8"/>(pin (num 1E3) (name VSS) (type input))</text:p>
          </table:table-cell>
          <table:table-cell table:number-columns-repeated="8"/>
          <table:table-cell office:value-type="string" calcext:value-type="string">
            <text:p>1E3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E4) (name VDDCORE) (type input))</text:p>
          </table:table-cell>
          <table:table-cell table:number-columns-repeated="8"/>
          <table:table-cell office:value-type="string" calcext:value-type="string">
            <text:p>1E4</text:p>
          </table:table-cell>
          <table:table-cell office:value-type="string" calcext:value-type="string">
            <text:p>VDDCORE</text:p>
          </table:table-cell>
        </table:table-row>
        <table:table-row table:style-name="ro3">
          <table:table-cell office:value-type="string" calcext:value-type="string">
            <text:p><text:s text:c="8"/>(pin (num 1E5) (name VSS) (type input))</text:p>
          </table:table-cell>
          <table:table-cell table:number-columns-repeated="8"/>
          <table:table-cell office:value-type="string" calcext:value-type="string">
            <text:p>1E5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E6) (name VDDCORE) (type input))</text:p>
          </table:table-cell>
          <table:table-cell table:number-columns-repeated="8"/>
          <table:table-cell office:value-type="string" calcext:value-type="string">
            <text:p>1E6</text:p>
          </table:table-cell>
          <table:table-cell office:value-type="string" calcext:value-type="string">
            <text:p>VDDCORE</text:p>
          </table:table-cell>
        </table:table-row>
        <table:table-row table:style-name="ro3">
          <table:table-cell office:value-type="string" calcext:value-type="string">
            <text:p><text:s text:c="8"/>(pin (num 1E7) (name VSS) (type input))</text:p>
          </table:table-cell>
          <table:table-cell table:number-columns-repeated="8"/>
          <table:table-cell office:value-type="string" calcext:value-type="string">
            <text:p>1E7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E8) (name VDDQ_DDR) (type input))</text:p>
          </table:table-cell>
          <table:table-cell table:number-columns-repeated="8"/>
          <table:table-cell office:value-type="string" calcext:value-type="string">
            <text:p>1E8</text:p>
          </table:table-cell>
          <table:table-cell office:value-type="string" calcext:value-type="string">
            <text:p>VDDQ_DDR</text:p>
          </table:table-cell>
        </table:table-row>
        <table:table-row table:style-name="ro3">
          <table:table-cell office:value-type="string" calcext:value-type="string">
            <text:p><text:s text:c="8"/>(pin (num 1E9) (name VSS) (type input))</text:p>
          </table:table-cell>
          <table:table-cell table:number-columns-repeated="8"/>
          <table:table-cell office:value-type="string" calcext:value-type="string">
            <text:p>1E9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F1) (name VBAT) (type input))</text:p>
          </table:table-cell>
          <table:table-cell table:number-columns-repeated="8"/>
          <table:table-cell office:value-type="string" calcext:value-type="string">
            <text:p>1F1</text:p>
          </table:table-cell>
          <table:table-cell office:value-type="string" calcext:value-type="string">
            <text:p>VBAT</text:p>
          </table:table-cell>
        </table:table-row>
        <table:table-row table:style-name="ro3">
          <table:table-cell office:value-type="string" calcext:value-type="string">
            <text:p><text:s text:c="8"/>(pin (num 1F2) (name VSS) (type input))</text:p>
          </table:table-cell>
          <table:table-cell table:number-columns-repeated="8"/>
          <table:table-cell office:value-type="string" calcext:value-type="string">
            <text:p>1F2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F3) (name VDD) (type input))</text:p>
          </table:table-cell>
          <table:table-cell table:number-columns-repeated="8"/>
          <table:table-cell office:value-type="string" calcext:value-type="string">
            <text:p>1F3</text:p>
          </table:table-cell>
          <table:table-cell office:value-type="string" calcext:value-type="string">
            <text:p>VDD</text:p>
          </table:table-cell>
        </table:table-row>
        <table:table-row table:style-name="ro3">
          <table:table-cell office:value-type="string" calcext:value-type="string">
            <text:p><text:s text:c="8"/>(pin (num 1F4) (name VSS) (type input))</text:p>
          </table:table-cell>
          <table:table-cell table:number-columns-repeated="8"/>
          <table:table-cell office:value-type="string" calcext:value-type="string">
            <text:p>1F4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F5) (name VDDCORE) (type input))</text:p>
          </table:table-cell>
          <table:table-cell table:number-columns-repeated="8"/>
          <table:table-cell office:value-type="string" calcext:value-type="string">
            <text:p>1F5</text:p>
          </table:table-cell>
          <table:table-cell office:value-type="string" calcext:value-type="string">
            <text:p>VDDCORE</text:p>
          </table:table-cell>
        </table:table-row>
        <table:table-row table:style-name="ro3">
          <table:table-cell office:value-type="string" calcext:value-type="string">
            <text:p><text:s text:c="8"/>(pin (num 1F6) (name VSS) (type input))</text:p>
          </table:table-cell>
          <table:table-cell table:number-columns-repeated="8"/>
          <table:table-cell office:value-type="string" calcext:value-type="string">
            <text:p>1F6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F7) (name VDDCORE) (type input))</text:p>
          </table:table-cell>
          <table:table-cell table:number-columns-repeated="8"/>
          <table:table-cell office:value-type="string" calcext:value-type="string">
            <text:p>1F7</text:p>
          </table:table-cell>
          <table:table-cell office:value-type="string" calcext:value-type="string">
            <text:p>VDDCORE</text:p>
          </table:table-cell>
        </table:table-row>
        <table:table-row table:style-name="ro3">
          <table:table-cell office:value-type="string" calcext:value-type="string">
            <text:p><text:s text:c="8"/>(pin (num 1F8) (name VSS) (type input))</text:p>
          </table:table-cell>
          <table:table-cell table:number-columns-repeated="8"/>
          <table:table-cell office:value-type="string" calcext:value-type="string">
            <text:p>1F8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F9) (name VDDQ_DDR) (type input))</text:p>
          </table:table-cell>
          <table:table-cell table:number-columns-repeated="8"/>
          <table:table-cell office:value-type="string" calcext:value-type="string">
            <text:p>1F9</text:p>
          </table:table-cell>
          <table:table-cell office:value-type="string" calcext:value-type="string">
            <text:p>VDDQ_DDR</text:p>
          </table:table-cell>
        </table:table-row>
        <table:table-row table:style-name="ro3">
          <table:table-cell office:value-type="string" calcext:value-type="string">
            <text:p><text:s text:c="8"/>(pin (num 1G1) (name VSS_ANA) (type input))</text:p>
          </table:table-cell>
          <table:table-cell table:number-columns-repeated="8"/>
          <table:table-cell office:value-type="string" calcext:value-type="string">
            <text:p>1G1</text:p>
          </table:table-cell>
          <table:table-cell office:value-type="string" calcext:value-type="string">
            <text:p>VSS_ANA</text:p>
          </table:table-cell>
        </table:table-row>
        <table:table-row table:style-name="ro3">
          <table:table-cell office:value-type="string" calcext:value-type="string">
            <text:p><text:s text:c="8"/>(pin (num 1G2) (name VDD_ANA) (type input))</text:p>
          </table:table-cell>
          <table:table-cell table:number-columns-repeated="8"/>
          <table:table-cell office:value-type="string" calcext:value-type="string">
            <text:p>1G2</text:p>
          </table:table-cell>
          <table:table-cell office:value-type="string" calcext:value-type="string">
            <text:p>VDD_ANA</text:p>
          </table:table-cell>
        </table:table-row>
        <table:table-row table:style-name="ro3">
          <table:table-cell office:value-type="string" calcext:value-type="string">
            <text:p><text:s text:c="8"/>(pin (num 1G3) (name VSS) (type input))</text:p>
          </table:table-cell>
          <table:table-cell table:number-columns-repeated="8"/>
          <table:table-cell office:value-type="string" calcext:value-type="string">
            <text:p>1G3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G4) (name VDD) (type input))</text:p>
          </table:table-cell>
          <table:table-cell table:number-columns-repeated="8"/>
          <table:table-cell office:value-type="string" calcext:value-type="string">
            <text:p>1G4</text:p>
          </table:table-cell>
          <table:table-cell office:value-type="string" calcext:value-type="string">
            <text:p>VDD</text:p>
          </table:table-cell>
        </table:table-row>
        <table:table-row table:style-name="ro3">
          <table:table-cell office:value-type="string" calcext:value-type="string">
            <text:p><text:s text:c="8"/>(pin (num 1G5) (name VSS) (type input))</text:p>
          </table:table-cell>
          <table:table-cell table:number-columns-repeated="8"/>
          <table:table-cell office:value-type="string" calcext:value-type="string">
            <text:p>1G5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G6) (name VDDCORE) (type input))</text:p>
          </table:table-cell>
          <table:table-cell table:number-columns-repeated="8"/>
          <table:table-cell office:value-type="string" calcext:value-type="string">
            <text:p>1G6</text:p>
          </table:table-cell>
          <table:table-cell office:value-type="string" calcext:value-type="string">
            <text:p>VDDCORE</text:p>
          </table:table-cell>
        </table:table-row>
        <table:table-row table:style-name="ro3">
          <table:table-cell office:value-type="string" calcext:value-type="string">
            <text:p><text:s text:c="8"/>(pin (num 1G7) (name VSS) (type input))</text:p>
          </table:table-cell>
          <table:table-cell table:number-columns-repeated="8"/>
          <table:table-cell office:value-type="string" calcext:value-type="string">
            <text:p>1G7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G8) (name VDDQ_DDR) (type input))</text:p>
          </table:table-cell>
          <table:table-cell table:number-columns-repeated="8"/>
          <table:table-cell office:value-type="string" calcext:value-type="string">
            <text:p>1G8</text:p>
          </table:table-cell>
          <table:table-cell office:value-type="string" calcext:value-type="string">
            <text:p>VDDQ_DDR</text:p>
          </table:table-cell>
        </table:table-row>
        <table:table-row table:style-name="ro3">
          <table:table-cell office:value-type="string" calcext:value-type="string">
            <text:p><text:s text:c="8"/>(pin (num 1G9) (name VSS) (type input))</text:p>
          </table:table-cell>
          <table:table-cell table:number-columns-repeated="8"/>
          <table:table-cell office:value-type="string" calcext:value-type="string">
            <text:p>1G9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H1) (name VDDA) (type input))</text:p>
          </table:table-cell>
          <table:table-cell table:number-columns-repeated="8"/>
          <table:table-cell office:value-type="string" calcext:value-type="string">
            <text:p>1H1</text:p>
          </table:table-cell>
          <table:table-cell office:value-type="string" calcext:value-type="string">
            <text:p>VDDA</text:p>
          </table:table-cell>
        </table:table-row>
        <table:table-row table:style-name="ro3">
          <table:table-cell office:value-type="string" calcext:value-type="string">
            <text:p><text:s text:c="8"/>(pin (num 1H2) (name VSSA) (type input))</text:p>
          </table:table-cell>
          <table:table-cell table:number-columns-repeated="8"/>
          <table:table-cell office:value-type="string" calcext:value-type="string">
            <text:p>1H2</text:p>
          </table:table-cell>
          <table:table-cell office:value-type="string" calcext:value-type="string">
            <text:p>VSSA</text:p>
          </table:table-cell>
        </table:table-row>
        <table:table-row table:style-name="ro3">
          <table:table-cell office:value-type="string" calcext:value-type="string">
            <text:p><text:s text:c="8"/>(pin (num 1H3) (name VDD) (type input))</text:p>
          </table:table-cell>
          <table:table-cell table:number-columns-repeated="8"/>
          <table:table-cell office:value-type="string" calcext:value-type="string">
            <text:p>1H3</text:p>
          </table:table-cell>
          <table:table-cell office:value-type="string" calcext:value-type="string">
            <text:p>VDD</text:p>
          </table:table-cell>
        </table:table-row>
        <table:table-row table:style-name="ro3">
          <table:table-cell office:value-type="string" calcext:value-type="string">
            <text:p><text:s text:c="8"/>(pin (num 1H4) (name VSS) (type input))</text:p>
          </table:table-cell>
          <table:table-cell table:number-columns-repeated="8"/>
          <table:table-cell office:value-type="string" calcext:value-type="string">
            <text:p>1H4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H5) (name VDD) (type input))</text:p>
          </table:table-cell>
          <table:table-cell table:number-columns-repeated="8"/>
          <table:table-cell office:value-type="string" calcext:value-type="string">
            <text:p>1H5</text:p>
          </table:table-cell>
          <table:table-cell office:value-type="string" calcext:value-type="string">
            <text:p>VDD</text:p>
          </table:table-cell>
        </table:table-row>
        <table:table-row table:style-name="ro3">
          <table:table-cell office:value-type="string" calcext:value-type="string">
            <text:p><text:s text:c="8"/>(pin (num 1H6) (name VSS) (type input))</text:p>
          </table:table-cell>
          <table:table-cell table:number-columns-repeated="8"/>
          <table:table-cell office:value-type="string" calcext:value-type="string">
            <text:p>1H6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H7) (name VDDCORE) (type input))</text:p>
          </table:table-cell>
          <table:table-cell table:number-columns-repeated="8"/>
          <table:table-cell office:value-type="string" calcext:value-type="string">
            <text:p>1H7</text:p>
          </table:table-cell>
          <table:table-cell office:value-type="string" calcext:value-type="string">
            <text:p>VDDCORE</text:p>
          </table:table-cell>
        </table:table-row>
        <table:table-row table:style-name="ro3">
          <table:table-cell office:value-type="string" calcext:value-type="string">
            <text:p><text:s text:c="8"/>(pin (num 1H8) (name VSS) (type input))</text:p>
          </table:table-cell>
          <table:table-cell table:number-columns-repeated="8"/>
          <table:table-cell office:value-type="string" calcext:value-type="string">
            <text:p>1H8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H9) (name VDDQ_DDR) (type input))</text:p>
          </table:table-cell>
          <table:table-cell table:number-columns-repeated="8"/>
          <table:table-cell office:value-type="string" calcext:value-type="string">
            <text:p>1H9</text:p>
          </table:table-cell>
          <table:table-cell office:value-type="string" calcext:value-type="string">
            <text:p>VDDQ_DDR</text:p>
          </table:table-cell>
        </table:table-row>
        <table:table-row table:style-name="ro3">
          <table:table-cell office:value-type="string" calcext:value-type="string">
            <text:p><text:s text:c="8"/>(pin (num 1J2) (name VDD) (type input))</text:p>
          </table:table-cell>
          <table:table-cell table:number-columns-repeated="8"/>
          <table:table-cell office:value-type="string" calcext:value-type="string">
            <text:p>1J2</text:p>
          </table:table-cell>
          <table:table-cell office:value-type="string" calcext:value-type="string">
            <text:p>VDD</text:p>
          </table:table-cell>
        </table:table-row>
        <table:table-row table:style-name="ro3">
          <table:table-cell office:value-type="string" calcext:value-type="string">
            <text:p><text:s text:c="8"/>(pin (num 1J3) (name VSS) (type input))</text:p>
          </table:table-cell>
          <table:table-cell table:number-columns-repeated="8"/>
          <table:table-cell office:value-type="string" calcext:value-type="string">
            <text:p>1J3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J4) (name VDD) (type input))</text:p>
          </table:table-cell>
          <table:table-cell table:number-columns-repeated="8"/>
          <table:table-cell office:value-type="string" calcext:value-type="string">
            <text:p>1J4</text:p>
          </table:table-cell>
          <table:table-cell office:value-type="string" calcext:value-type="string">
            <text:p>VDD</text:p>
          </table:table-cell>
        </table:table-row>
        <table:table-row table:style-name="ro3">
          <table:table-cell office:value-type="string" calcext:value-type="string">
            <text:p><text:s text:c="8"/>(pin (num 1J5) (name VSS) (type input))</text:p>
          </table:table-cell>
          <table:table-cell table:number-columns-repeated="8"/>
          <table:table-cell office:value-type="string" calcext:value-type="string">
            <text:p>1J5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J6) (name VDD) (type input))</text:p>
          </table:table-cell>
          <table:table-cell table:number-columns-repeated="8"/>
          <table:table-cell office:value-type="string" calcext:value-type="string">
            <text:p>1J6</text:p>
          </table:table-cell>
          <table:table-cell office:value-type="string" calcext:value-type="string">
            <text:p>VDD</text:p>
          </table:table-cell>
        </table:table-row>
        <table:table-row table:style-name="ro3">
          <table:table-cell office:value-type="string" calcext:value-type="string">
            <text:p><text:s text:c="8"/>(pin (num 1J7) (name VSS) (type input))</text:p>
          </table:table-cell>
          <table:table-cell table:number-columns-repeated="8"/>
          <table:table-cell office:value-type="string" calcext:value-type="string">
            <text:p>1J7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1J8) (name VDDQ_DDR) (type input))</text:p>
          </table:table-cell>
          <table:table-cell table:number-columns-repeated="8"/>
          <table:table-cell office:value-type="string" calcext:value-type="string">
            <text:p>1J8</text:p>
          </table:table-cell>
          <table:table-cell office:value-type="string" calcext:value-type="string">
            <text:p>VDDQ_DDR</text:p>
          </table:table-cell>
        </table:table-row>
        <table:table-row table:style-name="ro3">
          <table:table-cell office:value-type="string" calcext:value-type="string">
            <text:p><text:s text:c="8"/>(pin (num A1) (name VSS) (type input))</text:p>
          </table:table-cell>
          <table:table-cell table:number-columns-repeated="8"/>
          <table:table-cell office:value-type="string" calcext:value-type="string">
            <text:p>A1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A7) (name "FMC_NWE(PD5)") (type input))</text:p>
          </table:table-cell>
          <table:table-cell table:number-columns-repeated="8"/>
          <table:table-cell office:value-type="string" calcext:value-type="string">
            <text:p>A7</text:p>
          </table:table-cell>
          <table:table-cell office:value-type="string" calcext:value-type="string">
            <text:p>FMC_NWE(PD5)</text:p>
          </table:table-cell>
        </table:table-row>
        <table:table-row table:style-name="ro3">
          <table:table-cell office:value-type="string" calcext:value-type="string">
            <text:p><text:s text:c="8"/>(pin (num A13) (name "UART7_RX(PA8)") (type input))</text:p>
          </table:table-cell>
          <table:table-cell table:number-columns-repeated="8"/>
          <table:table-cell office:value-type="string" calcext:value-type="string">
            <text:p>A13</text:p>
          </table:table-cell>
          <table:table-cell office:value-type="string" calcext:value-type="string">
            <text:p>UART7_RX(PA8)</text:p>
          </table:table-cell>
        </table:table-row>
        <table:table-row table:style-name="ro3">
          <table:table-cell office:value-type="string" calcext:value-type="string">
            <text:p><text:s text:c="8"/>(pin (num A16) (name DNU) (type input))</text:p>
          </table:table-cell>
          <table:table-cell table:number-columns-repeated="8"/>
          <table:table-cell office:value-type="string" calcext:value-type="string">
            <text:p>A16</text:p>
          </table:table-cell>
          <table:table-cell office:value-type="string" calcext:value-type="string">
            <text:p>DNU</text:p>
          </table:table-cell>
        </table:table-row>
        <table:table-row table:style-name="ro3">
          <table:table-cell office:value-type="string" calcext:value-type="string">
            <text:p><text:s text:c="8"/>(pin (num A17) (name DNU) (type input))</text:p>
          </table:table-cell>
          <table:table-cell table:number-columns-repeated="8"/>
          <table:table-cell office:value-type="string" calcext:value-type="string">
            <text:p>A17</text:p>
          </table:table-cell>
          <table:table-cell office:value-type="string" calcext:value-type="string">
            <text:p>DNU</text:p>
          </table:table-cell>
        </table:table-row>
        <table:table-row table:style-name="ro3">
          <table:table-cell office:value-type="string" calcext:value-type="string">
            <text:p><text:s text:c="8"/>(pin (num A19) (name JTDO-TRACESWO) (type input))</text:p>
          </table:table-cell>
          <table:table-cell table:number-columns-repeated="8"/>
          <table:table-cell office:value-type="string" calcext:value-type="string">
            <text:p>A19</text:p>
          </table:table-cell>
          <table:table-cell office:value-type="string" calcext:value-type="string">
            <text:p>JTDO-TRACESWO</text:p>
          </table:table-cell>
        </table:table-row>
        <table:table-row table:style-name="ro3">
          <table:table-cell office:value-type="string" calcext:value-type="string">
            <text:p><text:s text:c="8"/>(pin (num A20) (name JTDI) (type input))</text:p>
          </table:table-cell>
          <table:table-cell table:number-columns-repeated="8"/>
          <table:table-cell office:value-type="string" calcext:value-type="string">
            <text:p>A20</text:p>
          </table:table-cell>
          <table:table-cell office:value-type="string" calcext:value-type="string">
            <text:p>JTDI</text:p>
          </table:table-cell>
        </table:table-row>
        <table:table-row table:style-name="ro3">
          <table:table-cell office:value-type="string" calcext:value-type="string">
            <text:p><text:s text:c="8"/>(pin (num A21) (name DDR_DQ20) (type input))</text:p>
          </table:table-cell>
          <table:table-cell table:number-columns-repeated="8"/>
          <table:table-cell office:value-type="string" calcext:value-type="string">
            <text:p>A21</text:p>
          </table:table-cell>
          <table:table-cell office:value-type="string" calcext:value-type="string">
            <text:p>DDR_DQ20</text:p>
          </table:table-cell>
        </table:table-row>
        <table:table-row table:style-name="ro3">
          <table:table-cell office:value-type="string" calcext:value-type="string">
            <text:p><text:s text:c="8"/>(pin (num A22) (name DDR_DQ23) (type input))</text:p>
          </table:table-cell>
          <table:table-cell table:number-columns-repeated="8"/>
          <table:table-cell office:value-type="string" calcext:value-type="string">
            <text:p>A22</text:p>
          </table:table-cell>
          <table:table-cell office:value-type="string" calcext:value-type="string">
            <text:p>DDR_DQ23</text:p>
          </table:table-cell>
        </table:table-row>
        <table:table-row table:style-name="ro3">
          <table:table-cell office:value-type="string" calcext:value-type="string">
            <text:p><text:s text:c="8"/>(pin (num A23) (name VSS) (type input))</text:p>
          </table:table-cell>
          <table:table-cell table:number-columns-repeated="8"/>
          <table:table-cell office:value-type="string" calcext:value-type="string">
            <text:p>A23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AA1) (name "ETH1_RGMII_TXD1(PG14)") (type input))</text:p>
          </table:table-cell>
          <table:table-cell table:number-columns-repeated="8"/>
          <table:table-cell office:value-type="string" calcext:value-type="string">
            <text:p>AA1</text:p>
          </table:table-cell>
          <table:table-cell office:value-type="string" calcext:value-type="string">
            <text:p>ETH1_RGMII_TXD1(PG14)</text:p>
          </table:table-cell>
        </table:table-row>
        <table:table-row table:style-name="ro3">
          <table:table-cell office:value-type="string" calcext:value-type="string">
            <text:p><text:s text:c="8"/>(pin (num AA2) (name "ETH1_RGMII_TXD0(PG13)") (type input))</text:p>
          </table:table-cell>
          <table:table-cell table:number-columns-repeated="8"/>
          <table:table-cell office:value-type="string" calcext:value-type="string">
            <text:p>AA2</text:p>
          </table:table-cell>
          <table:table-cell office:value-type="string" calcext:value-type="string">
            <text:p>ETH1_RGMII_TXD0(PG13)</text:p>
          </table:table-cell>
        </table:table-row>
        <table:table-row table:style-name="ro3">
          <table:table-cell office:value-type="string" calcext:value-type="string">
            <text:p><text:s text:c="8"/>(pin (num AA4) (name "ETH1_RGMII_RX_CLK(PA1)") (type input))</text:p>
          </table:table-cell>
          <table:table-cell table:number-columns-repeated="8"/>
          <table:table-cell office:value-type="string" calcext:value-type="string">
            <text:p>AA4</text:p>
          </table:table-cell>
          <table:table-cell office:value-type="string" calcext:value-type="string">
            <text:p>ETH1_RGMII_RX_CLK(PA1)</text:p>
          </table:table-cell>
        </table:table-row>
        <table:table-row table:style-name="ro3">
          <table:table-cell office:value-type="string" calcext:value-type="string">
            <text:p><text:s text:c="8"/>(pin (num AA5) (name VSS) (type input))</text:p>
          </table:table-cell>
          <table:table-cell table:number-columns-repeated="8"/>
          <table:table-cell office:value-type="string" calcext:value-type="string">
            <text:p>AA5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AA7) (name "ETH1_RGMII_RXD3(PB1)") (type input))</text:p>
          </table:table-cell>
          <table:table-cell table:number-columns-repeated="8"/>
          <table:table-cell office:value-type="string" calcext:value-type="string">
            <text:p>AA7</text:p>
          </table:table-cell>
          <table:table-cell office:value-type="string" calcext:value-type="string">
            <text:p>ETH1_RGMII_RXD3(PB1)</text:p>
          </table:table-cell>
        </table:table-row>
        <table:table-row table:style-name="ro3">
          <table:table-cell office:value-type="string" calcext:value-type="string">
            <text:p><text:s text:c="8"/>(pin (num AA8) (name VSS) (type input))</text:p>
          </table:table-cell>
          <table:table-cell table:number-columns-repeated="8"/>
          <table:table-cell office:value-type="string" calcext:value-type="string">
            <text:p>AA8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AA9) (name "FMC_AD6/FMC_D6(PE9)") (type input))</text:p>
          </table:table-cell>
          <table:table-cell table:number-columns-repeated="8"/>
          <table:table-cell office:value-type="string" calcext:value-type="string">
            <text:p>AA9</text:p>
          </table:table-cell>
          <table:table-cell office:value-type="string" calcext:value-type="string">
            <text:p>FMC_AD6/FMC_D6(PE9)</text:p>
          </table:table-cell>
        </table:table-row>
        <table:table-row table:style-name="ro3">
          <table:table-cell office:value-type="string" calcext:value-type="string">
            <text:p><text:s text:c="8"/>(pin (num AA10) (name "UART5_TX(PB13)") (type input))</text:p>
          </table:table-cell>
          <table:table-cell table:number-columns-repeated="8"/>
          <table:table-cell office:value-type="string" calcext:value-type="string">
            <text:p>AA10</text:p>
          </table:table-cell>
          <table:table-cell office:value-type="string" calcext:value-type="string">
            <text:p>UART5_TX(PB13)</text:p>
          </table:table-cell>
        </table:table-row>
        <table:table-row table:style-name="ro3">
          <table:table-cell office:value-type="string" calcext:value-type="string">
            <text:p><text:s text:c="8"/>(pin (num AA11) (name "FMC_AD4/FMC_D4(PE7)") (type input))</text:p>
          </table:table-cell>
          <table:table-cell table:number-columns-repeated="8"/>
          <table:table-cell office:value-type="string" calcext:value-type="string">
            <text:p>AA11</text:p>
          </table:table-cell>
          <table:table-cell office:value-type="string" calcext:value-type="string">
            <text:p>FMC_AD4/FMC_D4(PE7)</text:p>
          </table:table-cell>
        </table:table-row>
        <table:table-row table:style-name="ro3">
          <table:table-cell office:value-type="string" calcext:value-type="string">
            <text:p><text:s text:c="8"/>(pin (num AA12) (name VSS) (type input))</text:p>
          </table:table-cell>
          <table:table-cell table:number-columns-repeated="8"/>
          <table:table-cell office:value-type="string" calcext:value-type="string">
            <text:p>AA12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AA13) (name "SPI5_NSS(PF6)") (type input))</text:p>
          </table:table-cell>
          <table:table-cell table:number-columns-repeated="8"/>
          <table:table-cell office:value-type="string" calcext:value-type="string">
            <text:p>AA13</text:p>
          </table:table-cell>
          <table:table-cell office:value-type="string" calcext:value-type="string">
            <text:p>SPI5_NSS(PF6)</text:p>
          </table:table-cell>
        </table:table-row>
        <table:table-row table:style-name="ro3">
          <table:table-cell office:value-type="string" calcext:value-type="string">
            <text:p><text:s text:c="8"/>(pin (num AA14) (name "UART7_CTS(PF9)") (type input))</text:p>
          </table:table-cell>
          <table:table-cell table:number-columns-repeated="8"/>
          <table:table-cell office:value-type="string" calcext:value-type="string">
            <text:p>AA14</text:p>
          </table:table-cell>
          <table:table-cell office:value-type="string" calcext:value-type="string">
            <text:p>UART7_CTS(PF9)</text:p>
          </table:table-cell>
        </table:table-row>
        <table:table-row table:style-name="ro3">
          <table:table-cell office:value-type="string" calcext:value-type="string">
            <text:p><text:s text:c="8"/>(pin (num AA15) (name VDD3V3_USBHS) (type input))</text:p>
          </table:table-cell>
          <table:table-cell table:number-columns-repeated="8"/>
          <table:table-cell office:value-type="string" calcext:value-type="string">
            <text:p>AA15</text:p>
          </table:table-cell>
          <table:table-cell office:value-type="string" calcext:value-type="string">
            <text:p>VDD3V3_USBHS</text:p>
          </table:table-cell>
        </table:table-row>
        <table:table-row table:style-name="ro3">
          <table:table-cell office:value-type="string" calcext:value-type="string">
            <text:p><text:s text:c="8"/>(pin (num AA16) (name VSS_USBHS) (type input))</text:p>
          </table:table-cell>
          <table:table-cell table:number-columns-repeated="8"/>
          <table:table-cell office:value-type="string" calcext:value-type="string">
            <text:p>AA16</text:p>
          </table:table-cell>
          <table:table-cell office:value-type="string" calcext:value-type="string">
            <text:p>VSS_USBHS</text:p>
          </table:table-cell>
        </table:table-row>
        <table:table-row table:style-name="ro3">
          <table:table-cell office:value-type="string" calcext:value-type="string">
            <text:p><text:s text:c="8"/>(pin (num AA17) (name VDD3V3_USBFS) (type input))</text:p>
          </table:table-cell>
          <table:table-cell table:number-columns-repeated="8"/>
          <table:table-cell office:value-type="string" calcext:value-type="string">
            <text:p>AA17</text:p>
          </table:table-cell>
          <table:table-cell office:value-type="string" calcext:value-type="string">
            <text:p>VDD3V3_USBFS</text:p>
          </table:table-cell>
        </table:table-row>
        <table:table-row table:style-name="ro3">
          <table:table-cell office:value-type="string" calcext:value-type="string">
            <text:p><text:s text:c="8"/>(pin (num AA18) (name "OTG_FS_DM(PA11)") (type input))</text:p>
          </table:table-cell>
          <table:table-cell table:number-columns-repeated="8"/>
          <table:table-cell office:value-type="string" calcext:value-type="string">
            <text:p>AA18</text:p>
          </table:table-cell>
          <table:table-cell office:value-type="string" calcext:value-type="string">
            <text:p>OTG_FS_DM(PA11)</text:p>
          </table:table-cell>
        </table:table-row>
        <table:table-row table:style-name="ro3">
          <table:table-cell office:value-type="string" calcext:value-type="string">
            <text:p><text:s text:c="8"/>(pin (num AA20) (name DDR_DQM3) (type input))</text:p>
          </table:table-cell>
          <table:table-cell table:number-columns-repeated="8"/>
          <table:table-cell office:value-type="string" calcext:value-type="string">
            <text:p>AA20</text:p>
          </table:table-cell>
          <table:table-cell office:value-type="string" calcext:value-type="string">
            <text:p>DDR_DQM3</text:p>
          </table:table-cell>
        </table:table-row>
        <table:table-row table:style-name="ro3">
          <table:table-cell office:value-type="string" calcext:value-type="string">
            <text:p><text:s text:c="8"/>(pin (num AA21) (name VSS) (type input))</text:p>
          </table:table-cell>
          <table:table-cell table:number-columns-repeated="8"/>
          <table:table-cell office:value-type="string" calcext:value-type="string">
            <text:p>AA21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AA22) (name DDR_DQ31) (type input))</text:p>
          </table:table-cell>
          <table:table-cell table:number-columns-repeated="8"/>
          <table:table-cell office:value-type="string" calcext:value-type="string">
            <text:p>AA22</text:p>
          </table:table-cell>
          <table:table-cell office:value-type="string" calcext:value-type="string">
            <text:p>DDR_DQ31</text:p>
          </table:table-cell>
        </table:table-row>
        <table:table-row table:style-name="ro3">
          <table:table-cell office:value-type="string" calcext:value-type="string">
            <text:p><text:s text:c="8"/>(pin (num AA23) (name DDR_DQ30) (type input))</text:p>
          </table:table-cell>
          <table:table-cell table:number-columns-repeated="8"/>
          <table:table-cell office:value-type="string" calcext:value-type="string">
            <text:p>AA23</text:p>
          </table:table-cell>
          <table:table-cell office:value-type="string" calcext:value-type="string">
            <text:p>DDR_DQ30</text:p>
          </table:table-cell>
        </table:table-row>
        <table:table-row table:style-name="ro3">
          <table:table-cell office:value-type="string" calcext:value-type="string">
            <text:p><text:s text:c="8"/>(pin (num AB1) (name "ETH1_RGMII_TX_EN(PB11)") (type input))</text:p>
          </table:table-cell>
          <table:table-cell table:number-columns-repeated="8"/>
          <table:table-cell office:value-type="string" calcext:value-type="string">
            <text:p>AB1</text:p>
          </table:table-cell>
          <table:table-cell office:value-type="string" calcext:value-type="string">
            <text:p>ETH1_RGMII_TX_EN(PB11)</text:p>
          </table:table-cell>
        </table:table-row>
        <table:table-row table:style-name="ro3">
          <table:table-cell office:value-type="string" calcext:value-type="string">
            <text:p><text:s text:c="8"/>(pin (num AB6) (name "UART4_CTS(PB0)") (type input))</text:p>
          </table:table-cell>
          <table:table-cell table:number-columns-repeated="8"/>
          <table:table-cell office:value-type="string" calcext:value-type="string">
            <text:p>AB6</text:p>
          </table:table-cell>
          <table:table-cell office:value-type="string" calcext:value-type="string">
            <text:p>UART4_CTS(PB0)</text:p>
          </table:table-cell>
        </table:table-row>
        <table:table-row table:style-name="ro3">
          <table:table-cell office:value-type="string" calcext:value-type="string">
            <text:p><text:s text:c="8"/>(pin (num AB7) (name "ETH1_RGMII_RXD1(PC5)") (type input))</text:p>
          </table:table-cell>
          <table:table-cell table:number-columns-repeated="8"/>
          <table:table-cell office:value-type="string" calcext:value-type="string">
            <text:p>AB7</text:p>
          </table:table-cell>
          <table:table-cell office:value-type="string" calcext:value-type="string">
            <text:p>ETH1_RGMII_RXD1(PC5)</text:p>
          </table:table-cell>
        </table:table-row>
        <table:table-row table:style-name="ro3">
          <table:table-cell office:value-type="string" calcext:value-type="string">
            <text:p><text:s text:c="8"/>(pin (num AB8) (name "ETH1_RGMII_RX_DV(PA7)") (type input))</text:p>
          </table:table-cell>
          <table:table-cell table:number-columns-repeated="8"/>
          <table:table-cell office:value-type="string" calcext:value-type="string">
            <text:p>AB8</text:p>
          </table:table-cell>
          <table:table-cell office:value-type="string" calcext:value-type="string">
            <text:p>ETH1_RGMII_RX_DV(PA7)</text:p>
          </table:table-cell>
        </table:table-row>
        <table:table-row table:style-name="ro3">
          <table:table-cell office:value-type="string" calcext:value-type="string">
            <text:p><text:s text:c="8"/>(pin (num AB9) (name "USART3_RTS(PG8)") (type input))</text:p>
          </table:table-cell>
          <table:table-cell table:number-columns-repeated="8"/>
          <table:table-cell office:value-type="string" calcext:value-type="string">
            <text:p>AB9</text:p>
          </table:table-cell>
          <table:table-cell office:value-type="string" calcext:value-type="string">
            <text:p>USART3_RTS(PG8)</text:p>
          </table:table-cell>
        </table:table-row>
        <table:table-row table:style-name="ro3">
          <table:table-cell office:value-type="string" calcext:value-type="string">
            <text:p><text:s text:c="8"/>(pin (num AB10) (name "SDMMC_CKIN(PB8)") (type input))</text:p>
          </table:table-cell>
          <table:table-cell table:number-columns-repeated="8"/>
          <table:table-cell office:value-type="string" calcext:value-type="string">
            <text:p>AB10</text:p>
          </table:table-cell>
          <table:table-cell office:value-type="string" calcext:value-type="string">
            <text:p>SDMMC_CKIN(PB8)</text:p>
          </table:table-cell>
        </table:table-row>
        <table:table-row table:style-name="ro3">
          <table:table-cell office:value-type="string" calcext:value-type="string">
            <text:p><text:s text:c="8"/>(pin (num AB11) (name "UART8_CTS(PG10)") (type input))</text:p>
          </table:table-cell>
          <table:table-cell table:number-columns-repeated="8"/>
          <table:table-cell office:value-type="string" calcext:value-type="string">
            <text:p>AB11</text:p>
          </table:table-cell>
          <table:table-cell office:value-type="string" calcext:value-type="string">
            <text:p>UART8_CTS(PG10)</text:p>
          </table:table-cell>
        </table:table-row>
        <table:table-row table:style-name="ro3">
          <table:table-cell office:value-type="string" calcext:value-type="string">
            <text:p><text:s text:c="8"/>(pin (num AB12) (name "SPI5_SCK(PF7)") (type input))</text:p>
          </table:table-cell>
          <table:table-cell table:number-columns-repeated="8"/>
          <table:table-cell office:value-type="string" calcext:value-type="string">
            <text:p>AB12</text:p>
          </table:table-cell>
          <table:table-cell office:value-type="string" calcext:value-type="string">
            <text:p>SPI5_SCK(PF7)</text:p>
          </table:table-cell>
        </table:table-row>
        <table:table-row table:style-name="ro3">
          <table:table-cell office:value-type="string" calcext:value-type="string">
            <text:p><text:s text:c="8"/>(pin (num AB13) (name BYPASS_REG1V8) (type input))</text:p>
          </table:table-cell>
          <table:table-cell table:number-columns-repeated="8"/>
          <table:table-cell office:value-type="string" calcext:value-type="string">
            <text:p>AB13</text:p>
          </table:table-cell>
          <table:table-cell office:value-type="string" calcext:value-type="string">
            <text:p>BYPASS_REG1V8</text:p>
          </table:table-cell>
        </table:table-row>
        <table:table-row table:style-name="ro3">
          <table:table-cell office:value-type="string" calcext:value-type="string">
            <text:p><text:s text:c="8"/>(pin (num AB14) (name VDDA1V8_REG) (type input))</text:p>
          </table:table-cell>
          <table:table-cell table:number-columns-repeated="8"/>
          <table:table-cell office:value-type="string" calcext:value-type="string">
            <text:p>AB14</text:p>
          </table:table-cell>
          <table:table-cell office:value-type="string" calcext:value-type="string">
            <text:p>VDDA1V8_REG</text:p>
          </table:table-cell>
        </table:table-row>
        <table:table-row table:style-name="ro3">
          <table:table-cell office:value-type="string" calcext:value-type="string">
            <text:p><text:s text:c="8"/>(pin (num AB15) (name VDDA1V1_REG) (type input))</text:p>
          </table:table-cell>
          <table:table-cell table:number-columns-repeated="8"/>
          <table:table-cell office:value-type="string" calcext:value-type="string">
            <text:p>AB15</text:p>
          </table:table-cell>
          <table:table-cell office:value-type="string" calcext:value-type="string">
            <text:p>VDDA1V1_REG</text:p>
          </table:table-cell>
        </table:table-row>
        <table:table-row table:style-name="ro3">
          <table:table-cell office:value-type="string" calcext:value-type="string">
            <text:p><text:s text:c="8"/>(pin (num AB16) (name USB_DM2) (type input))</text:p>
          </table:table-cell>
          <table:table-cell table:number-columns-repeated="8"/>
          <table:table-cell office:value-type="string" calcext:value-type="string">
            <text:p>AB16</text:p>
          </table:table-cell>
          <table:table-cell office:value-type="string" calcext:value-type="string">
            <text:p>USB_DM2</text:p>
          </table:table-cell>
        </table:table-row>
        <table:table-row table:style-name="ro3">
          <table:table-cell office:value-type="string" calcext:value-type="string">
            <text:p><text:s text:c="8"/>(pin (num AB17) (name USB_DM1) (type input))</text:p>
          </table:table-cell>
          <table:table-cell table:number-columns-repeated="8"/>
          <table:table-cell office:value-type="string" calcext:value-type="string">
            <text:p>AB17</text:p>
          </table:table-cell>
          <table:table-cell office:value-type="string" calcext:value-type="string">
            <text:p>USB_DM1</text:p>
          </table:table-cell>
        </table:table-row>
        <table:table-row table:style-name="ro3">
          <table:table-cell office:value-type="string" calcext:value-type="string">
            <text:p><text:s text:c="8"/>(pin (num AB18) (name USB_RREF) (type input))</text:p>
          </table:table-cell>
          <table:table-cell table:number-columns-repeated="8"/>
          <table:table-cell office:value-type="string" calcext:value-type="string">
            <text:p>AB18</text:p>
          </table:table-cell>
          <table:table-cell office:value-type="string" calcext:value-type="string">
            <text:p>USB_RREF</text:p>
          </table:table-cell>
        </table:table-row>
        <table:table-row table:style-name="ro3">
          <table:table-cell office:value-type="string" calcext:value-type="string">
            <text:p><text:s text:c="8"/>(pin (num AB19) (name "OTG_FS_DP(PA12)") (type input))</text:p>
          </table:table-cell>
          <table:table-cell table:number-columns-repeated="8"/>
          <table:table-cell office:value-type="string" calcext:value-type="string">
            <text:p>AB19</text:p>
          </table:table-cell>
          <table:table-cell office:value-type="string" calcext:value-type="string">
            <text:p>OTG_FS_DP(PA12)</text:p>
          </table:table-cell>
        </table:table-row>
        <table:table-row table:style-name="ro3">
          <table:table-cell office:value-type="string" calcext:value-type="string">
            <text:p><text:s text:c="8"/>(pin (num AB20) (name DDR_DQ27) (type input))</text:p>
          </table:table-cell>
          <table:table-cell table:number-columns-repeated="8"/>
          <table:table-cell office:value-type="string" calcext:value-type="string">
            <text:p>AB20</text:p>
          </table:table-cell>
          <table:table-cell office:value-type="string" calcext:value-type="string">
            <text:p>DDR_DQ27</text:p>
          </table:table-cell>
        </table:table-row>
        <table:table-row table:style-name="ro3">
          <table:table-cell office:value-type="string" calcext:value-type="string">
            <text:p><text:s text:c="8"/>(pin (num AB21) (name DDR_DQ26) (type input))</text:p>
          </table:table-cell>
          <table:table-cell table:number-columns-repeated="8"/>
          <table:table-cell office:value-type="string" calcext:value-type="string">
            <text:p>AB21</text:p>
          </table:table-cell>
          <table:table-cell office:value-type="string" calcext:value-type="string">
            <text:p>DDR_DQ26</text:p>
          </table:table-cell>
        </table:table-row>
        <table:table-row table:style-name="ro3">
          <table:table-cell office:value-type="string" calcext:value-type="string">
            <text:p><text:s text:c="8"/>(pin (num AB22) (name DDR_DQS3P) (type input))</text:p>
          </table:table-cell>
          <table:table-cell table:number-columns-repeated="8"/>
          <table:table-cell office:value-type="string" calcext:value-type="string">
            <text:p>AB22</text:p>
          </table:table-cell>
          <table:table-cell office:value-type="string" calcext:value-type="string">
            <text:p>DDR_DQS3P</text:p>
          </table:table-cell>
        </table:table-row>
        <table:table-row table:style-name="ro3">
          <table:table-cell office:value-type="string" calcext:value-type="string">
            <text:p><text:s text:c="8"/>(pin (num AB23) (name DDR_DQS3N) (type input))</text:p>
          </table:table-cell>
          <table:table-cell table:number-columns-repeated="8"/>
          <table:table-cell office:value-type="string" calcext:value-type="string">
            <text:p>AB23</text:p>
          </table:table-cell>
          <table:table-cell office:value-type="string" calcext:value-type="string">
            <text:p>DDR_DQS3N</text:p>
          </table:table-cell>
        </table:table-row>
        <table:table-row table:style-name="ro3">
          <table:table-cell office:value-type="string" calcext:value-type="string">
            <text:p><text:s text:c="8"/>(pin (num AC1) (name VSS) (type input))</text:p>
          </table:table-cell>
          <table:table-cell table:number-columns-repeated="8"/>
          <table:table-cell office:value-type="string" calcext:value-type="string">
            <text:p>AC1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AC3) (name "USART2_TX(PA2)") (type input))</text:p>
          </table:table-cell>
          <table:table-cell table:number-columns-repeated="8"/>
          <table:table-cell office:value-type="string" calcext:value-type="string">
            <text:p>AC3</text:p>
          </table:table-cell>
          <table:table-cell office:value-type="string" calcext:value-type="string">
            <text:p>USART2_TX(PA2)</text:p>
          </table:table-cell>
        </table:table-row>
        <table:table-row table:style-name="ro3">
          <table:table-cell office:value-type="string" calcext:value-type="string">
            <text:p><text:s text:c="8"/>(pin (num AC4) (name "I2C1_SCL(PF14)") (type input))</text:p>
          </table:table-cell>
          <table:table-cell table:number-columns-repeated="8"/>
          <table:table-cell office:value-type="string" calcext:value-type="string">
            <text:p>AC4</text:p>
          </table:table-cell>
          <table:table-cell office:value-type="string" calcext:value-type="string">
            <text:p>I2C1_SCL(PF14)</text:p>
          </table:table-cell>
        </table:table-row>
        <table:table-row table:style-name="ro3">
          <table:table-cell office:value-type="string" calcext:value-type="string">
            <text:p><text:s text:c="8"/>(pin (num AC5) (name "UART5_RX(PB12)") (type input))</text:p>
          </table:table-cell>
          <table:table-cell table:number-columns-repeated="8"/>
          <table:table-cell office:value-type="string" calcext:value-type="string">
            <text:p>AC5</text:p>
          </table:table-cell>
          <table:table-cell office:value-type="string" calcext:value-type="string">
            <text:p>UART5_RX(PB12)</text:p>
          </table:table-cell>
        </table:table-row>
        <table:table-row table:style-name="ro3">
          <table:table-cell office:value-type="string" calcext:value-type="string">
            <text:p><text:s text:c="8"/>(pin (num AC7) (name "ETH1_RGMII_RXD0(PC4)") (type input))</text:p>
          </table:table-cell>
          <table:table-cell table:number-columns-repeated="8"/>
          <table:table-cell office:value-type="string" calcext:value-type="string">
            <text:p>AC7</text:p>
          </table:table-cell>
          <table:table-cell office:value-type="string" calcext:value-type="string">
            <text:p>ETH1_RGMII_RXD0(PC4)</text:p>
          </table:table-cell>
        </table:table-row>
        <table:table-row table:style-name="ro3">
          <table:table-cell office:value-type="string" calcext:value-type="string">
            <text:p><text:s text:c="8"/>(pin (num AC10) (name "FMC_A16/AMC_ALE(PD11)") (type input))</text:p>
          </table:table-cell>
          <table:table-cell table:number-columns-repeated="8"/>
          <table:table-cell office:value-type="string" calcext:value-type="string">
            <text:p>AC10</text:p>
          </table:table-cell>
          <table:table-cell office:value-type="string" calcext:value-type="string">
            <text:p>FMC_A16/AMC_ALE(PD11)</text:p>
          </table:table-cell>
        </table:table-row>
        <table:table-row table:style-name="ro3">
          <table:table-cell office:value-type="string" calcext:value-type="string">
            <text:p><text:s text:c="8"/>(pin (num AC11) (name "UART7_RTS(PF8)") (type input))</text:p>
          </table:table-cell>
          <table:table-cell table:number-columns-repeated="8"/>
          <table:table-cell office:value-type="string" calcext:value-type="string">
            <text:p>AC11</text:p>
          </table:table-cell>
          <table:table-cell office:value-type="string" calcext:value-type="string">
            <text:p>UART7_RTS(PF8)</text:p>
          </table:table-cell>
        </table:table-row>
        <table:table-row table:style-name="ro3">
          <table:table-cell office:value-type="string" calcext:value-type="string">
            <text:p><text:s text:c="8"/>(pin (num AC13) (name "FMC_AD5/FMC_D5(PE8)") (type input))</text:p>
          </table:table-cell>
          <table:table-cell table:number-columns-repeated="8"/>
          <table:table-cell office:value-type="string" calcext:value-type="string">
            <text:p>AC13</text:p>
          </table:table-cell>
          <table:table-cell office:value-type="string" calcext:value-type="string">
            <text:p>FMC_AD5/FMC_D5(PE8)</text:p>
          </table:table-cell>
        </table:table-row>
        <table:table-row table:style-name="ro3">
          <table:table-cell office:value-type="string" calcext:value-type="string">
            <text:p><text:s text:c="8"/>(pin (num AC14) (name "UART8_RTS(PG7)") (type input))</text:p>
          </table:table-cell>
          <table:table-cell table:number-columns-repeated="8"/>
          <table:table-cell office:value-type="string" calcext:value-type="string">
            <text:p>AC14</text:p>
          </table:table-cell>
          <table:table-cell office:value-type="string" calcext:value-type="string">
            <text:p>UART8_RTS(PG7)</text:p>
          </table:table-cell>
        </table:table-row>
        <table:table-row table:style-name="ro3">
          <table:table-cell office:value-type="string" calcext:value-type="string">
            <text:p><text:s text:c="8"/>(pin (num AC16) (name USB_DP2) (type input))</text:p>
          </table:table-cell>
          <table:table-cell table:number-columns-repeated="8"/>
          <table:table-cell office:value-type="string" calcext:value-type="string">
            <text:p>AC16</text:p>
          </table:table-cell>
          <table:table-cell office:value-type="string" calcext:value-type="string">
            <text:p>USB_DP2</text:p>
          </table:table-cell>
        </table:table-row>
        <table:table-row table:style-name="ro3">
          <table:table-cell office:value-type="string" calcext:value-type="string">
            <text:p><text:s text:c="8"/>(pin (num AC17) (name USB_DP1) (type input))</text:p>
          </table:table-cell>
          <table:table-cell table:number-columns-repeated="8"/>
          <table:table-cell office:value-type="string" calcext:value-type="string">
            <text:p>AC17</text:p>
          </table:table-cell>
          <table:table-cell office:value-type="string" calcext:value-type="string">
            <text:p>USB_DP1</text:p>
          </table:table-cell>
        </table:table-row>
        <table:table-row table:style-name="ro3">
          <table:table-cell office:value-type="string" calcext:value-type="string">
            <text:p><text:s text:c="8"/>(pin (num AC19) (name OTG_VBUS) (type input))</text:p>
          </table:table-cell>
          <table:table-cell table:number-columns-repeated="8"/>
          <table:table-cell office:value-type="string" calcext:value-type="string">
            <text:p>AC19</text:p>
          </table:table-cell>
          <table:table-cell office:value-type="string" calcext:value-type="string">
            <text:p>OTG_VBUS</text:p>
          </table:table-cell>
        </table:table-row>
        <table:table-row table:style-name="ro3">
          <table:table-cell office:value-type="string" calcext:value-type="string">
            <text:p><text:s text:c="8"/>(pin (num AC20) (name DDR_VREF) (type input))</text:p>
          </table:table-cell>
          <table:table-cell table:number-columns-repeated="8"/>
          <table:table-cell office:value-type="string" calcext:value-type="string">
            <text:p>AC20</text:p>
          </table:table-cell>
          <table:table-cell office:value-type="string" calcext:value-type="string">
            <text:p>DDR_VREF</text:p>
          </table:table-cell>
        </table:table-row>
        <table:table-row table:style-name="ro3">
          <table:table-cell office:value-type="string" calcext:value-type="string">
            <text:p><text:s text:c="8"/>(pin (num AC21) (name DDR_DQ29) (type input))</text:p>
          </table:table-cell>
          <table:table-cell table:number-columns-repeated="8"/>
          <table:table-cell office:value-type="string" calcext:value-type="string">
            <text:p>AC21</text:p>
          </table:table-cell>
          <table:table-cell office:value-type="string" calcext:value-type="string">
            <text:p>DDR_DQ29</text:p>
          </table:table-cell>
        </table:table-row>
        <table:table-row table:style-name="ro3">
          <table:table-cell office:value-type="string" calcext:value-type="string">
            <text:p><text:s text:c="8"/>(pin (num AC22) (name DDR_DQ28) (type input))</text:p>
          </table:table-cell>
          <table:table-cell table:number-columns-repeated="8"/>
          <table:table-cell office:value-type="string" calcext:value-type="string">
            <text:p>AC22</text:p>
          </table:table-cell>
          <table:table-cell office:value-type="string" calcext:value-type="string">
            <text:p>DDR_DQ28</text:p>
          </table:table-cell>
        </table:table-row>
        <table:table-row table:style-name="ro3">
          <table:table-cell office:value-type="string" calcext:value-type="string">
            <text:p><text:s text:c="8"/>(pin (num AC23) (name VSS) (type input))</text:p>
          </table:table-cell>
          <table:table-cell table:number-columns-repeated="8"/>
          <table:table-cell office:value-type="string" calcext:value-type="string">
            <text:p>AC23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B2) (name "I2C1_SDA(PH12)") (type input))</text:p>
          </table:table-cell>
          <table:table-cell table:number-columns-repeated="8"/>
          <table:table-cell office:value-type="string" calcext:value-type="string">
            <text:p>B2</text:p>
          </table:table-cell>
          <table:table-cell office:value-type="string" calcext:value-type="string">
            <text:p>I2C1_SDA(PH12)</text:p>
          </table:table-cell>
        </table:table-row>
        <table:table-row table:style-name="ro3">
          <table:table-cell office:value-type="string" calcext:value-type="string">
            <text:p><text:s text:c="8"/>(pin (num B4) (name "SDMMC_D0DIR(PE12)") (type input))</text:p>
          </table:table-cell>
          <table:table-cell table:number-columns-repeated="8"/>
          <table:table-cell office:value-type="string" calcext:value-type="string">
            <text:p>B4</text:p>
          </table:table-cell>
          <table:table-cell office:value-type="string" calcext:value-type="string">
            <text:p>SDMMC_D0DIR(PE12)</text:p>
          </table:table-cell>
        </table:table-row>
        <table:table-row table:style-name="ro3">
          <table:table-cell office:value-type="string" calcext:value-type="string">
            <text:p><text:s text:c="8"/>(pin (num B6) (name "FMC_NOE(PD4)") (type input))</text:p>
          </table:table-cell>
          <table:table-cell table:number-columns-repeated="8"/>
          <table:table-cell office:value-type="string" calcext:value-type="string">
            <text:p>B6</text:p>
          </table:table-cell>
          <table:table-cell office:value-type="string" calcext:value-type="string">
            <text:p>FMC_NOE(PD4)</text:p>
          </table:table-cell>
        </table:table-row>
        <table:table-row table:style-name="ro3">
          <table:table-cell office:value-type="string" calcext:value-type="string">
            <text:p><text:s text:c="8"/>(pin (num B7) (name "USART6_CTS(PG15)") (type input))</text:p>
          </table:table-cell>
          <table:table-cell table:number-columns-repeated="8"/>
          <table:table-cell office:value-type="string" calcext:value-type="string">
            <text:p>B7</text:p>
          </table:table-cell>
          <table:table-cell office:value-type="string" calcext:value-type="string">
            <text:p>USART6_CTS(PG15)</text:p>
          </table:table-cell>
        </table:table-row>
        <table:table-row table:style-name="ro3">
          <table:table-cell office:value-type="string" calcext:value-type="string">
            <text:p><text:s text:c="8"/>(pin (num B8) (name "FMC_AD2/FMC_D2(PD0)") (type input))</text:p>
          </table:table-cell>
          <table:table-cell table:number-columns-repeated="8"/>
          <table:table-cell office:value-type="string" calcext:value-type="string">
            <text:p>B8</text:p>
          </table:table-cell>
          <table:table-cell office:value-type="string" calcext:value-type="string">
            <text:p>FMC_AD2/FMC_D2(PD0)</text:p>
          </table:table-cell>
        </table:table-row>
        <table:table-row table:style-name="ro3">
          <table:table-cell office:value-type="string" calcext:value-type="string">
            <text:p><text:s text:c="8"/>(pin (num B9) (name "FMC_AD3/FMC_D3(PD1)") (type input))</text:p>
          </table:table-cell>
          <table:table-cell table:number-columns-repeated="8"/>
          <table:table-cell office:value-type="string" calcext:value-type="string">
            <text:p>B9</text:p>
          </table:table-cell>
          <table:table-cell office:value-type="string" calcext:value-type="string">
            <text:p>FMC_AD3/FMC_D3(PD1)</text:p>
          </table:table-cell>
        </table:table-row>
        <table:table-row table:style-name="ro3">
          <table:table-cell office:value-type="string" calcext:value-type="string">
            <text:p><text:s text:c="8"/>(pin (num B10) (name "SDMMC_D5(PB9)") (type input))</text:p>
          </table:table-cell>
          <table:table-cell table:number-columns-repeated="8"/>
          <table:table-cell office:value-type="string" calcext:value-type="string">
            <text:p>B10</text:p>
          </table:table-cell>
          <table:table-cell office:value-type="string" calcext:value-type="string">
            <text:p>SDMMC_D5(PB9)</text:p>
          </table:table-cell>
        </table:table-row>
        <table:table-row table:style-name="ro3">
          <table:table-cell office:value-type="string" calcext:value-type="string">
            <text:p><text:s text:c="8"/>(pin (num B11) (name "USART6_RX(PC7)") (type input))</text:p>
          </table:table-cell>
          <table:table-cell table:number-columns-repeated="8"/>
          <table:table-cell office:value-type="string" calcext:value-type="string">
            <text:p>B11</text:p>
          </table:table-cell>
          <table:table-cell office:value-type="string" calcext:value-type="string">
            <text:p>USART6_RX(PC7)</text:p>
          </table:table-cell>
        </table:table-row>
        <table:table-row table:style-name="ro3">
          <table:table-cell office:value-type="string" calcext:value-type="string">
            <text:p><text:s text:c="8"/>(pin (num B13) (name "UART7_TX(PB4)") (type input))</text:p>
          </table:table-cell>
          <table:table-cell table:number-columns-repeated="8"/>
          <table:table-cell office:value-type="string" calcext:value-type="string">
            <text:p>B13</text:p>
          </table:table-cell>
          <table:table-cell office:value-type="string" calcext:value-type="string">
            <text:p>UART7_TX(PB4)</text:p>
          </table:table-cell>
        </table:table-row>
        <table:table-row table:style-name="ro3">
          <table:table-cell office:value-type="string" calcext:value-type="string">
            <text:p><text:s text:c="8"/>(pin (num B14) (name "USART6_TX(PC6)") (type input))</text:p>
          </table:table-cell>
          <table:table-cell table:number-columns-repeated="8"/>
          <table:table-cell office:value-type="string" calcext:value-type="string">
            <text:p>B14</text:p>
          </table:table-cell>
          <table:table-cell office:value-type="string" calcext:value-type="string">
            <text:p>USART6_TX(PC6)</text:p>
          </table:table-cell>
        </table:table-row>
        <table:table-row table:style-name="ro3">
          <table:table-cell office:value-type="string" calcext:value-type="string">
            <text:p><text:s text:c="8"/>(pin (num B15) (name DNU) (type input))</text:p>
          </table:table-cell>
          <table:table-cell table:number-columns-repeated="8"/>
          <table:table-cell office:value-type="string" calcext:value-type="string">
            <text:p>B15</text:p>
          </table:table-cell>
          <table:table-cell office:value-type="string" calcext:value-type="string">
            <text:p>DNU</text:p>
          </table:table-cell>
        </table:table-row>
        <table:table-row table:style-name="ro3">
          <table:table-cell office:value-type="string" calcext:value-type="string">
            <text:p><text:s text:c="8"/>(pin (num B16) (name DNU) (type input))</text:p>
          </table:table-cell>
          <table:table-cell table:number-columns-repeated="8"/>
          <table:table-cell office:value-type="string" calcext:value-type="string">
            <text:p>B16</text:p>
          </table:table-cell>
          <table:table-cell office:value-type="string" calcext:value-type="string">
            <text:p>DNU</text:p>
          </table:table-cell>
        </table:table-row>
        <table:table-row table:style-name="ro3">
          <table:table-cell office:value-type="string" calcext:value-type="string">
            <text:p><text:s text:c="8"/>(pin (num B17) (name DNU) (type input))</text:p>
          </table:table-cell>
          <table:table-cell table:number-columns-repeated="8"/>
          <table:table-cell office:value-type="string" calcext:value-type="string">
            <text:p>B17</text:p>
          </table:table-cell>
          <table:table-cell office:value-type="string" calcext:value-type="string">
            <text:p>DNU</text:p>
          </table:table-cell>
        </table:table-row>
        <table:table-row table:style-name="ro3">
          <table:table-cell office:value-type="string" calcext:value-type="string">
            <text:p><text:s text:c="8"/>(pin (num B18) (name VDD_Unused) (type input))</text:p>
          </table:table-cell>
          <table:table-cell table:number-columns-repeated="8"/>
          <table:table-cell office:value-type="string" calcext:value-type="string">
            <text:p>B18</text:p>
          </table:table-cell>
          <table:table-cell office:value-type="string" calcext:value-type="string">
            <text:p>VDD_Unused</text:p>
          </table:table-cell>
        </table:table-row>
        <table:table-row table:style-name="ro3">
          <table:table-cell office:value-type="string" calcext:value-type="string">
            <text:p><text:s text:c="8"/>(pin (num B19) (name NJTRST) (type input))</text:p>
          </table:table-cell>
          <table:table-cell table:number-columns-repeated="8"/>
          <table:table-cell office:value-type="string" calcext:value-type="string">
            <text:p>B19</text:p>
          </table:table-cell>
          <table:table-cell office:value-type="string" calcext:value-type="string">
            <text:p>NJTRST</text:p>
          </table:table-cell>
        </table:table-row>
        <table:table-row table:style-name="ro3">
          <table:table-cell office:value-type="string" calcext:value-type="string">
            <text:p><text:s text:c="8"/>(pin (num B20) (name JTCK-SWCLK) (type input))</text:p>
          </table:table-cell>
          <table:table-cell table:number-columns-repeated="8"/>
          <table:table-cell office:value-type="string" calcext:value-type="string">
            <text:p>B20</text:p>
          </table:table-cell>
          <table:table-cell office:value-type="string" calcext:value-type="string">
            <text:p>JTCK-SWCLK</text:p>
          </table:table-cell>
        </table:table-row>
        <table:table-row table:style-name="ro3">
          <table:table-cell office:value-type="string" calcext:value-type="string">
            <text:p><text:s text:c="8"/>(pin (num B21) (name DDR_DQ19) (type input))</text:p>
          </table:table-cell>
          <table:table-cell table:number-columns-repeated="8"/>
          <table:table-cell office:value-type="string" calcext:value-type="string">
            <text:p>B21</text:p>
          </table:table-cell>
          <table:table-cell office:value-type="string" calcext:value-type="string">
            <text:p>DDR_DQ19</text:p>
          </table:table-cell>
        </table:table-row>
        <table:table-row table:style-name="ro3">
          <table:table-cell office:value-type="string" calcext:value-type="string">
            <text:p><text:s text:c="8"/>(pin (num B22) (name DDR_DQ16) (type input))</text:p>
          </table:table-cell>
          <table:table-cell table:number-columns-repeated="8"/>
          <table:table-cell office:value-type="string" calcext:value-type="string">
            <text:p>B22</text:p>
          </table:table-cell>
          <table:table-cell office:value-type="string" calcext:value-type="string">
            <text:p>DDR_DQ16</text:p>
          </table:table-cell>
        </table:table-row>
        <table:table-row table:style-name="ro3">
          <table:table-cell office:value-type="string" calcext:value-type="string">
            <text:p><text:s text:c="8"/>(pin (num B23) (name DDR_DQS2N) (type input))</text:p>
          </table:table-cell>
          <table:table-cell table:number-columns-repeated="8"/>
          <table:table-cell office:value-type="string" calcext:value-type="string">
            <text:p>B23</text:p>
          </table:table-cell>
          <table:table-cell office:value-type="string" calcext:value-type="string">
            <text:p>DDR_DQS2N</text:p>
          </table:table-cell>
        </table:table-row>
        <table:table-row table:style-name="ro3">
          <table:table-cell office:value-type="string" calcext:value-type="string">
            <text:p><text:s text:c="8"/>(pin (num C1) (name "SPI2_NSS(PI0)") (type input))</text:p>
          </table:table-cell>
          <table:table-cell table:number-columns-repeated="8"/>
          <table:table-cell office:value-type="string" calcext:value-type="string">
            <text:p>C1</text:p>
          </table:table-cell>
          <table:table-cell office:value-type="string" calcext:value-type="string">
            <text:p>SPI2_NSS(PI0)</text:p>
          </table:table-cell>
        </table:table-row>
        <table:table-row table:style-name="ro3">
          <table:table-cell office:value-type="string" calcext:value-type="string">
            <text:p><text:s text:c="8"/>(pin (num C2) (name "I2C1_SMBA(PH10)") (type input))</text:p>
          </table:table-cell>
          <table:table-cell table:number-columns-repeated="8"/>
          <table:table-cell office:value-type="string" calcext:value-type="string">
            <text:p>C2</text:p>
          </table:table-cell>
          <table:table-cell office:value-type="string" calcext:value-type="string">
            <text:p>I2C1_SMBA(PH10)</text:p>
          </table:table-cell>
        </table:table-row>
        <table:table-row table:style-name="ro3">
          <table:table-cell office:value-type="string" calcext:value-type="string">
            <text:p><text:s text:c="8"/>(pin (num C3) (name "UART4_RX(PH14)") (type input))</text:p>
          </table:table-cell>
          <table:table-cell table:number-columns-repeated="8"/>
          <table:table-cell office:value-type="string" calcext:value-type="string">
            <text:p>C3</text:p>
          </table:table-cell>
          <table:table-cell office:value-type="string" calcext:value-type="string">
            <text:p>UART4_RX(PH14)</text:p>
          </table:table-cell>
        </table:table-row>
        <table:table-row table:style-name="ro3">
          <table:table-cell office:value-type="string" calcext:value-type="string">
            <text:p><text:s text:c="8"/>(pin (num C6) (name "SDMMC_D123DIR(PE14)") (type input))</text:p>
          </table:table-cell>
          <table:table-cell table:number-columns-repeated="8"/>
          <table:table-cell office:value-type="string" calcext:value-type="string">
            <text:p>C6</text:p>
          </table:table-cell>
          <table:table-cell office:value-type="string" calcext:value-type="string">
            <text:p>SDMMC_D123DIR(PE14)</text:p>
          </table:table-cell>
        </table:table-row>
        <table:table-row table:style-name="ro3">
          <table:table-cell office:value-type="string" calcext:value-type="string">
            <text:p><text:s text:c="8"/>(pin (num C7) (name VSS) (type input))</text:p>
          </table:table-cell>
          <table:table-cell table:number-columns-repeated="8"/>
          <table:table-cell office:value-type="string" calcext:value-type="string">
            <text:p>C7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C8) (name "UART8_TX(PE1)") (type input))</text:p>
          </table:table-cell>
          <table:table-cell table:number-columns-repeated="8"/>
          <table:table-cell office:value-type="string" calcext:value-type="string">
            <text:p>C8</text:p>
          </table:table-cell>
          <table:table-cell office:value-type="string" calcext:value-type="string">
            <text:p>UART8_TX(PE1)</text:p>
          </table:table-cell>
        </table:table-row>
        <table:table-row table:style-name="ro3">
          <table:table-cell office:value-type="string" calcext:value-type="string">
            <text:p><text:s text:c="8"/>(pin (num C11) (name "SDMMC_D6(PE5)") (type input))</text:p>
          </table:table-cell>
          <table:table-cell table:number-columns-repeated="8"/>
          <table:table-cell office:value-type="string" calcext:value-type="string">
            <text:p>C11</text:p>
          </table:table-cell>
          <table:table-cell office:value-type="string" calcext:value-type="string">
            <text:p>SDMMC_D6(PE5)</text:p>
          </table:table-cell>
        </table:table-row>
        <table:table-row table:style-name="ro3">
          <table:table-cell office:value-type="string" calcext:value-type="string">
            <text:p><text:s text:c="8"/>(pin (num C12) (name VSS) (type input))</text:p>
          </table:table-cell>
          <table:table-cell table:number-columns-repeated="8"/>
          <table:table-cell office:value-type="string" calcext:value-type="string">
            <text:p>C12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C14) (name VDDA1V8_Unused) (type input))</text:p>
          </table:table-cell>
          <table:table-cell table:number-columns-repeated="8"/>
          <table:table-cell office:value-type="string" calcext:value-type="string">
            <text:p>C14</text:p>
          </table:table-cell>
          <table:table-cell office:value-type="string" calcext:value-type="string">
            <text:p>VDDA1V8_Unused</text:p>
          </table:table-cell>
        </table:table-row>
        <table:table-row table:style-name="ro3">
          <table:table-cell office:value-type="string" calcext:value-type="string">
            <text:p><text:s text:c="8"/>(pin (num C15) (name DNU) (type input))</text:p>
          </table:table-cell>
          <table:table-cell table:number-columns-repeated="8"/>
          <table:table-cell office:value-type="string" calcext:value-type="string">
            <text:p>C15</text:p>
          </table:table-cell>
          <table:table-cell office:value-type="string" calcext:value-type="string">
            <text:p>DNU</text:p>
          </table:table-cell>
        </table:table-row>
        <table:table-row table:style-name="ro3">
          <table:table-cell office:value-type="string" calcext:value-type="string">
            <text:p><text:s text:c="8"/>(pin (num C16) (name VSS) (type input))</text:p>
          </table:table-cell>
          <table:table-cell table:number-columns-repeated="8"/>
          <table:table-cell office:value-type="string" calcext:value-type="string">
            <text:p>C16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C17) (name VDDA1V2_Unused) (type input))</text:p>
          </table:table-cell>
          <table:table-cell table:number-columns-repeated="8"/>
          <table:table-cell office:value-type="string" calcext:value-type="string">
            <text:p>C17</text:p>
          </table:table-cell>
          <table:table-cell office:value-type="string" calcext:value-type="string">
            <text:p>VDDA1V2_Unused</text:p>
          </table:table-cell>
        </table:table-row>
        <table:table-row table:style-name="ro3">
          <table:table-cell office:value-type="string" calcext:value-type="string">
            <text:p><text:s text:c="8"/>(pin (num C18) (name VDDA1V2_Unused) (type input))</text:p>
          </table:table-cell>
          <table:table-cell table:number-columns-repeated="8"/>
          <table:table-cell office:value-type="string" calcext:value-type="string">
            <text:p>C18</text:p>
          </table:table-cell>
          <table:table-cell office:value-type="string" calcext:value-type="string">
            <text:p>VDDA1V2_Unused</text:p>
          </table:table-cell>
        </table:table-row>
        <table:table-row table:style-name="ro3">
          <table:table-cell office:value-type="string" calcext:value-type="string">
            <text:p><text:s text:c="8"/>(pin (num C19) (name "UART4_RTS(PA15)") (type input))</text:p>
          </table:table-cell>
          <table:table-cell table:number-columns-repeated="8"/>
          <table:table-cell office:value-type="string" calcext:value-type="string">
            <text:p>C19</text:p>
          </table:table-cell>
          <table:table-cell office:value-type="string" calcext:value-type="string">
            <text:p>UART4_RTS(PA15)</text:p>
          </table:table-cell>
        </table:table-row>
        <table:table-row table:style-name="ro3">
          <table:table-cell office:value-type="string" calcext:value-type="string">
            <text:p><text:s text:c="8"/>(pin (num C20) (name JTMS_SWDIO) (type input))</text:p>
          </table:table-cell>
          <table:table-cell table:number-columns-repeated="8"/>
          <table:table-cell office:value-type="string" calcext:value-type="string">
            <text:p>C20</text:p>
          </table:table-cell>
          <table:table-cell office:value-type="string" calcext:value-type="string">
            <text:p>JTMS_SWDIO</text:p>
          </table:table-cell>
        </table:table-row>
        <table:table-row table:style-name="ro3">
          <table:table-cell office:value-type="string" calcext:value-type="string">
            <text:p><text:s text:c="8"/>(pin (num C21) (name VSS) (type input))</text:p>
          </table:table-cell>
          <table:table-cell table:number-columns-repeated="8"/>
          <table:table-cell office:value-type="string" calcext:value-type="string">
            <text:p>C21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C22) (name DDR_DQS2P) (type input))</text:p>
          </table:table-cell>
          <table:table-cell table:number-columns-repeated="8"/>
          <table:table-cell office:value-type="string" calcext:value-type="string">
            <text:p>C22</text:p>
          </table:table-cell>
          <table:table-cell office:value-type="string" calcext:value-type="string">
            <text:p>DDR_DQS2P</text:p>
          </table:table-cell>
        </table:table-row>
        <table:table-row table:style-name="ro3">
          <table:table-cell office:value-type="string" calcext:value-type="string">
            <text:p><text:s text:c="8"/>(pin (num C23) (name DDR_DQM2) (type input))</text:p>
          </table:table-cell>
          <table:table-cell table:number-columns-repeated="8"/>
          <table:table-cell office:value-type="string" calcext:value-type="string">
            <text:p>C23</text:p>
          </table:table-cell>
          <table:table-cell office:value-type="string" calcext:value-type="string">
            <text:p>DDR_DQM2</text:p>
          </table:table-cell>
        </table:table-row>
        <table:table-row table:style-name="ro3">
          <table:table-cell office:value-type="string" calcext:value-type="string">
            <text:p><text:s text:c="8"/>(pin (num D1) (name "UART4_TX(PH13)") (type input))</text:p>
          </table:table-cell>
          <table:table-cell table:number-columns-repeated="8"/>
          <table:table-cell office:value-type="string" calcext:value-type="string">
            <text:p>D1</text:p>
          </table:table-cell>
          <table:table-cell office:value-type="string" calcext:value-type="string">
            <text:p>UART4_TX(PH13)</text:p>
          </table:table-cell>
        </table:table-row>
        <table:table-row table:style-name="ro3">
          <table:table-cell office:value-type="string" calcext:value-type="string">
            <text:p><text:s text:c="8"/>(pin (num D2) (name "FMC_NWAIT(PD6)") (type input))</text:p>
          </table:table-cell>
          <table:table-cell table:number-columns-repeated="8"/>
          <table:table-cell office:value-type="string" calcext:value-type="string">
            <text:p>D2</text:p>
          </table:table-cell>
          <table:table-cell office:value-type="string" calcext:value-type="string">
            <text:p>FMC_NWAIT(PD6)</text:p>
          </table:table-cell>
        </table:table-row>
        <table:table-row table:style-name="ro3">
          <table:table-cell office:value-type="string" calcext:value-type="string">
            <text:p><text:s text:c="8"/>(pin (num D3) (name "FMC_NCE2(PE15)") (type input))</text:p>
          </table:table-cell>
          <table:table-cell table:number-columns-repeated="8"/>
          <table:table-cell office:value-type="string" calcext:value-type="string">
            <text:p>D3</text:p>
          </table:table-cell>
          <table:table-cell office:value-type="string" calcext:value-type="string">
            <text:p>FMC_NCE2(PE15)</text:p>
          </table:table-cell>
        </table:table-row>
        <table:table-row table:style-name="ro3">
          <table:table-cell office:value-type="string" calcext:value-type="string">
            <text:p><text:s text:c="8"/>(pin (num D4) (name VSS) (type input))</text:p>
          </table:table-cell>
          <table:table-cell table:number-columns-repeated="8"/>
          <table:table-cell office:value-type="string" calcext:value-type="string">
            <text:p>D4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D6) (name "UART1_RX(PE0)") (type input))</text:p>
          </table:table-cell>
          <table:table-cell table:number-columns-repeated="8"/>
          <table:table-cell office:value-type="string" calcext:value-type="string">
            <text:p>D6</text:p>
          </table:table-cell>
          <table:table-cell office:value-type="string" calcext:value-type="string">
            <text:p>UART1_RX(PE0)</text:p>
          </table:table-cell>
        </table:table-row>
        <table:table-row table:style-name="ro3">
          <table:table-cell office:value-type="string" calcext:value-type="string">
            <text:p><text:s text:c="8"/>(pin (num D12) (name "SDMMC_CMD(PD2)") (type input))</text:p>
          </table:table-cell>
          <table:table-cell table:number-columns-repeated="8"/>
          <table:table-cell office:value-type="string" calcext:value-type="string">
            <text:p>D12</text:p>
          </table:table-cell>
          <table:table-cell office:value-type="string" calcext:value-type="string">
            <text:p>SDMMC_CMD(PD2)</text:p>
          </table:table-cell>
        </table:table-row>
        <table:table-row table:style-name="ro3">
          <table:table-cell office:value-type="string" calcext:value-type="string">
            <text:p><text:s text:c="8"/>(pin (num D13) (name "SDMMC_CK(PC12)") (type input))</text:p>
          </table:table-cell>
          <table:table-cell table:number-columns-repeated="8"/>
          <table:table-cell office:value-type="string" calcext:value-type="string">
            <text:p>D13</text:p>
          </table:table-cell>
          <table:table-cell office:value-type="string" calcext:value-type="string">
            <text:p>SDMMC_CK(PC12)</text:p>
          </table:table-cell>
        </table:table-row>
        <table:table-row table:style-name="ro3">
          <table:table-cell office:value-type="string" calcext:value-type="string">
            <text:p><text:s text:c="8"/>(pin (num D14) (name "SDMMC_D7(PD3)") (type input))</text:p>
          </table:table-cell>
          <table:table-cell table:number-columns-repeated="8"/>
          <table:table-cell office:value-type="string" calcext:value-type="string">
            <text:p>D14</text:p>
          </table:table-cell>
          <table:table-cell office:value-type="string" calcext:value-type="string">
            <text:p>SDMMC_D7(PD3)</text:p>
          </table:table-cell>
        </table:table-row>
        <table:table-row table:style-name="ro3">
          <table:table-cell office:value-type="string" calcext:value-type="string">
            <text:p><text:s text:c="8"/>(pin (num D15) (name "SDMMC_D2(PC10)") (type input))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SDMMC_D2(PC10)</text:p>
          </table:table-cell>
        </table:table-row>
        <table:table-row table:style-name="ro3">
          <table:table-cell office:value-type="string" calcext:value-type="string">
            <text:p><text:s text:c="8"/>(pin (num D16) (name "SDMMC_D3(PC11)") (type input))</text:p>
          </table:table-cell>
          <table:table-cell table:number-columns-repeated="8"/>
          <table:table-cell office:value-type="string" calcext:value-type="string">
            <text:p>D16</text:p>
          </table:table-cell>
          <table:table-cell office:value-type="string" calcext:value-type="string">
            <text:p>SDMMC_D3(PC11)</text:p>
          </table:table-cell>
        </table:table-row>
        <table:table-row table:style-name="ro3">
          <table:table-cell office:value-type="string" calcext:value-type="string">
            <text:p><text:s text:c="8"/>(pin (num D17) (name "SDMMC_D1(PC9)") (type input))</text:p>
          </table:table-cell>
          <table:table-cell table:number-columns-repeated="8"/>
          <table:table-cell office:value-type="string" calcext:value-type="string">
            <text:p>D17</text:p>
          </table:table-cell>
          <table:table-cell office:value-type="string" calcext:value-type="string">
            <text:p>SDMMC_D1(PC9)</text:p>
          </table:table-cell>
        </table:table-row>
        <table:table-row table:style-name="ro3">
          <table:table-cell office:value-type="string" calcext:value-type="string">
            <text:p><text:s text:c="8"/>(pin (num D18) (name "SDMMC_D0(PC8)") (type input))</text:p>
          </table:table-cell>
          <table:table-cell table:number-columns-repeated="8"/>
          <table:table-cell office:value-type="string" calcext:value-type="string">
            <text:p>D18</text:p>
          </table:table-cell>
          <table:table-cell office:value-type="string" calcext:value-type="string">
            <text:p>SDMMC_D0(PC8)</text:p>
          </table:table-cell>
        </table:table-row>
        <table:table-row table:style-name="ro3">
          <table:table-cell office:value-type="string" calcext:value-type="string">
            <text:p><text:s text:c="8"/>(pin (num D19) (name "SDMMC_D4(PE4)") (type input))</text:p>
          </table:table-cell>
          <table:table-cell table:number-columns-repeated="8"/>
          <table:table-cell office:value-type="string" calcext:value-type="string">
            <text:p>D19</text:p>
          </table:table-cell>
          <table:table-cell office:value-type="string" calcext:value-type="string">
            <text:p>SDMMC_D4(PE4)</text:p>
          </table:table-cell>
        </table:table-row>
        <table:table-row table:style-name="ro3">
          <table:table-cell office:value-type="string" calcext:value-type="string">
            <text:p><text:s text:c="8"/>(pin (num D20) (name DDR_RESETN) (type input))</text:p>
          </table:table-cell>
          <table:table-cell table:number-columns-repeated="8"/>
          <table:table-cell office:value-type="string" calcext:value-type="string">
            <text:p>D20</text:p>
          </table:table-cell>
          <table:table-cell office:value-type="string" calcext:value-type="string">
            <text:p>DDR_RESETN</text:p>
          </table:table-cell>
        </table:table-row>
        <table:table-row table:style-name="ro3">
          <table:table-cell office:value-type="string" calcext:value-type="string">
            <text:p><text:s text:c="8"/>(pin (num D21) (name DDR_DQ22) (type input))</text:p>
          </table:table-cell>
          <table:table-cell table:number-columns-repeated="8"/>
          <table:table-cell office:value-type="string" calcext:value-type="string">
            <text:p>D21</text:p>
          </table:table-cell>
          <table:table-cell office:value-type="string" calcext:value-type="string">
            <text:p>DDR_DQ22</text:p>
          </table:table-cell>
        </table:table-row>
        <table:table-row table:style-name="ro3">
          <table:table-cell office:value-type="string" calcext:value-type="string">
            <text:p><text:s text:c="8"/>(pin (num D22) (name DDR_DQ17) (type input))</text:p>
          </table:table-cell>
          <table:table-cell table:number-columns-repeated="8"/>
          <table:table-cell office:value-type="string" calcext:value-type="string">
            <text:p>D22</text:p>
          </table:table-cell>
          <table:table-cell office:value-type="string" calcext:value-type="string">
            <text:p>DDR_DQ17</text:p>
          </table:table-cell>
        </table:table-row>
        <table:table-row table:style-name="ro3">
          <table:table-cell office:value-type="string" calcext:value-type="string">
            <text:p><text:s text:c="8"/>(pin (num D23) (name DDR_DQ18) (type input))</text:p>
          </table:table-cell>
          <table:table-cell table:number-columns-repeated="8"/>
          <table:table-cell office:value-type="string" calcext:value-type="string">
            <text:p>D23</text:p>
          </table:table-cell>
          <table:table-cell office:value-type="string" calcext:value-type="string">
            <text:p>DDR_DQ18</text:p>
          </table:table-cell>
        </table:table-row>
        <table:table-row table:style-name="ro3">
          <table:table-cell office:value-type="string" calcext:value-type="string">
            <text:p><text:s text:c="8"/>(pin (num E1) (name "SPI2_MOSI(PI3)") (type input))</text:p>
          </table:table-cell>
          <table:table-cell table:number-columns-repeated="8"/>
          <table:table-cell office:value-type="string" calcext:value-type="string">
            <text:p>E1</text:p>
          </table:table-cell>
          <table:table-cell office:value-type="string" calcext:value-type="string">
            <text:p>SPI2_MOSI(PI3)</text:p>
          </table:table-cell>
        </table:table-row>
        <table:table-row table:style-name="ro3">
          <table:table-cell office:value-type="string" calcext:value-type="string">
            <text:p><text:s text:c="8"/>(pin (num E2) (name "SPI2_MISO(PI2)") (type input))</text:p>
          </table:table-cell>
          <table:table-cell table:number-columns-repeated="8"/>
          <table:table-cell office:value-type="string" calcext:value-type="string">
            <text:p>E2</text:p>
          </table:table-cell>
          <table:table-cell office:value-type="string" calcext:value-type="string">
            <text:p>SPI2_MISO(PI2)</text:p>
          </table:table-cell>
        </table:table-row>
        <table:table-row table:style-name="ro3">
          <table:table-cell office:value-type="string" calcext:value-type="string">
            <text:p><text:s text:c="8"/>(pin (num E3) (name "SPI2_SCK(PI1)") (type input))</text:p>
          </table:table-cell>
          <table:table-cell table:number-columns-repeated="8"/>
          <table:table-cell office:value-type="string" calcext:value-type="string">
            <text:p>E3</text:p>
          </table:table-cell>
          <table:table-cell office:value-type="string" calcext:value-type="string">
            <text:p>SPI2_SCK(PI1)</text:p>
          </table:table-cell>
        </table:table-row>
        <table:table-row table:style-name="ro3">
          <table:table-cell office:value-type="string" calcext:value-type="string">
            <text:p><text:s text:c="8"/>(pin (num E20) (name DDR_A7) (type input))</text:p>
          </table:table-cell>
          <table:table-cell table:number-columns-repeated="8"/>
          <table:table-cell office:value-type="string" calcext:value-type="string">
            <text:p>E20</text:p>
          </table:table-cell>
          <table:table-cell office:value-type="string" calcext:value-type="string">
            <text:p>DDR_A7</text:p>
          </table:table-cell>
        </table:table-row>
        <table:table-row table:style-name="ro3">
          <table:table-cell office:value-type="string" calcext:value-type="string">
            <text:p><text:s text:c="8"/>(pin (num E21) (name DDR_DQ3) (type input))</text:p>
          </table:table-cell>
          <table:table-cell table:number-columns-repeated="8"/>
          <table:table-cell office:value-type="string" calcext:value-type="string">
            <text:p>E21</text:p>
          </table:table-cell>
          <table:table-cell office:value-type="string" calcext:value-type="string">
            <text:p>DDR_DQ3</text:p>
          </table:table-cell>
        </table:table-row>
        <table:table-row table:style-name="ro3">
          <table:table-cell office:value-type="string" calcext:value-type="string">
            <text:p><text:s text:c="8"/>(pin (num E22) (name DDR_DQ0) (type input))</text:p>
          </table:table-cell>
          <table:table-cell table:number-columns-repeated="8"/>
          <table:table-cell office:value-type="string" calcext:value-type="string">
            <text:p>E22</text:p>
          </table:table-cell>
          <table:table-cell office:value-type="string" calcext:value-type="string">
            <text:p>DDR_DQ0</text:p>
          </table:table-cell>
        </table:table-row>
        <table:table-row table:style-name="ro3">
          <table:table-cell office:value-type="string" calcext:value-type="string">
            <text:p><text:s text:c="8"/>(pin (num E23) (name DDR_DQ21) (type input))</text:p>
          </table:table-cell>
          <table:table-cell table:number-columns-repeated="8"/>
          <table:table-cell office:value-type="string" calcext:value-type="string">
            <text:p>E23</text:p>
          </table:table-cell>
          <table:table-cell office:value-type="string" calcext:value-type="string">
            <text:p>DDR_DQ21</text:p>
          </table:table-cell>
        </table:table-row>
        <table:table-row table:style-name="ro3">
          <table:table-cell office:value-type="string" calcext:value-type="string">
            <text:p><text:s text:c="8"/>(pin (num F20) (name DDR_A13) (type input))</text:p>
          </table:table-cell>
          <table:table-cell table:number-columns-repeated="8"/>
          <table:table-cell office:value-type="string" calcext:value-type="string">
            <text:p>F20</text:p>
          </table:table-cell>
          <table:table-cell office:value-type="string" calcext:value-type="string">
            <text:p>DDR_A13</text:p>
          </table:table-cell>
        </table:table-row>
        <table:table-row table:style-name="ro3">
          <table:table-cell office:value-type="string" calcext:value-type="string">
            <text:p><text:s text:c="8"/>(pin (num F21) (name VSS) (type input))</text:p>
          </table:table-cell>
          <table:table-cell table:number-columns-repeated="8"/>
          <table:table-cell office:value-type="string" calcext:value-type="string">
            <text:p>F21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F22) (name DDR_DQ1) (type input))</text:p>
          </table:table-cell>
          <table:table-cell table:number-columns-repeated="8"/>
          <table:table-cell office:value-type="string" calcext:value-type="string">
            <text:p>F22</text:p>
          </table:table-cell>
          <table:table-cell office:value-type="string" calcext:value-type="string">
            <text:p>DDR_DQ1</text:p>
          </table:table-cell>
        </table:table-row>
        <table:table-row table:style-name="ro3">
          <table:table-cell office:value-type="string" calcext:value-type="string">
            <text:p><text:s text:c="8"/>(pin (num G1) (name "SPI1_MISO(PZ1)") (type input))</text:p>
          </table:table-cell>
          <table:table-cell table:number-columns-repeated="8"/>
          <table:table-cell office:value-type="string" calcext:value-type="string">
            <text:p>G1</text:p>
          </table:table-cell>
          <table:table-cell office:value-type="string" calcext:value-type="string">
            <text:p>SPI1_MISO(PZ1)</text:p>
          </table:table-cell>
        </table:table-row>
        <table:table-row table:style-name="ro3">
          <table:table-cell office:value-type="string" calcext:value-type="string">
            <text:p><text:s text:c="8"/>(pin (num G3) (name "SPI1_SCK(PZ0)") (type input))</text:p>
          </table:table-cell>
          <table:table-cell table:number-columns-repeated="8"/>
          <table:table-cell office:value-type="string" calcext:value-type="string">
            <text:p>G3</text:p>
          </table:table-cell>
          <table:table-cell office:value-type="string" calcext:value-type="string">
            <text:p>SPI1_SCK(PZ0)</text:p>
          </table:table-cell>
        </table:table-row>
        <table:table-row table:style-name="ro3">
          <table:table-cell office:value-type="string" calcext:value-type="string">
            <text:p><text:s text:c="8"/>(pin (num G4) (name "USART1_CTS(PZ3)") (type input))</text:p>
          </table:table-cell>
          <table:table-cell table:number-columns-repeated="8"/>
          <table:table-cell office:value-type="string" calcext:value-type="string">
            <text:p>G4</text:p>
          </table:table-cell>
          <table:table-cell office:value-type="string" calcext:value-type="string">
            <text:p>USART1_CTS(PZ3)</text:p>
          </table:table-cell>
        </table:table-row>
        <table:table-row table:style-name="ro3">
          <table:table-cell office:value-type="string" calcext:value-type="string">
            <text:p><text:s text:c="8"/>(pin (num G20) (name DDR_A9) (type input))</text:p>
          </table:table-cell>
          <table:table-cell table:number-columns-repeated="8"/>
          <table:table-cell office:value-type="string" calcext:value-type="string">
            <text:p>G20</text:p>
          </table:table-cell>
          <table:table-cell office:value-type="string" calcext:value-type="string">
            <text:p>DDR_A9</text:p>
          </table:table-cell>
        </table:table-row>
        <table:table-row table:style-name="ro3">
          <table:table-cell office:value-type="string" calcext:value-type="string">
            <text:p><text:s text:c="8"/>(pin (num G21) (name DDR_DQ7) (type input))</text:p>
          </table:table-cell>
          <table:table-cell table:number-columns-repeated="8"/>
          <table:table-cell office:value-type="string" calcext:value-type="string">
            <text:p>G21</text:p>
          </table:table-cell>
          <table:table-cell office:value-type="string" calcext:value-type="string">
            <text:p>DDR_DQ7</text:p>
          </table:table-cell>
        </table:table-row>
        <table:table-row table:style-name="ro3">
          <table:table-cell office:value-type="string" calcext:value-type="string">
            <text:p><text:s text:c="8"/>(pin (num G22) (name DDR_DQS0P) (type input))</text:p>
          </table:table-cell>
          <table:table-cell table:number-columns-repeated="8"/>
          <table:table-cell office:value-type="string" calcext:value-type="string">
            <text:p>G22</text:p>
          </table:table-cell>
          <table:table-cell office:value-type="string" calcext:value-type="string">
            <text:p>DDR_DQS0P</text:p>
          </table:table-cell>
        </table:table-row>
        <table:table-row table:style-name="ro3">
          <table:table-cell office:value-type="string" calcext:value-type="string">
            <text:p><text:s text:c="8"/>(pin (num G23) (name DDR_DQS0N) (type input))</text:p>
          </table:table-cell>
          <table:table-cell table:number-columns-repeated="8"/>
          <table:table-cell office:value-type="string" calcext:value-type="string">
            <text:p>G23</text:p>
          </table:table-cell>
          <table:table-cell office:value-type="string" calcext:value-type="string">
            <text:p>DDR_DQS0N</text:p>
          </table:table-cell>
        </table:table-row>
        <table:table-row table:style-name="ro3">
          <table:table-cell office:value-type="string" calcext:value-type="string">
            <text:p><text:s text:c="8"/>(pin (num H1) (name "USART1_RX(PZ6)") (type input))</text:p>
          </table:table-cell>
          <table:table-cell table:number-columns-repeated="8"/>
          <table:table-cell office:value-type="string" calcext:value-type="string">
            <text:p>H1</text:p>
          </table:table-cell>
          <table:table-cell office:value-type="string" calcext:value-type="string">
            <text:p>USART1_RX(PZ6)</text:p>
          </table:table-cell>
        </table:table-row>
        <table:table-row table:style-name="ro3">
          <table:table-cell office:value-type="string" calcext:value-type="string">
            <text:p><text:s text:c="8"/>(pin (num H2) (name "USART1_RTS(PZ5)") (type input))</text:p>
          </table:table-cell>
          <table:table-cell table:number-columns-repeated="8"/>
          <table:table-cell office:value-type="string" calcext:value-type="string">
            <text:p>H2</text:p>
          </table:table-cell>
          <table:table-cell office:value-type="string" calcext:value-type="string">
            <text:p>USART1_RTS(PZ5)</text:p>
          </table:table-cell>
        </table:table-row>
        <table:table-row table:style-name="ro3">
          <table:table-cell office:value-type="string" calcext:value-type="string">
            <text:p><text:s text:c="8"/>(pin (num H3) (name VSS) (type input))</text:p>
          </table:table-cell>
          <table:table-cell table:number-columns-repeated="8"/>
          <table:table-cell office:value-type="string" calcext:value-type="string">
            <text:p>H3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H20) (name DDR_A5) (type input))</text:p>
          </table:table-cell>
          <table:table-cell table:number-columns-repeated="8"/>
          <table:table-cell office:value-type="string" calcext:value-type="string">
            <text:p>H20</text:p>
          </table:table-cell>
          <table:table-cell office:value-type="string" calcext:value-type="string">
            <text:p>DDR_A5</text:p>
          </table:table-cell>
        </table:table-row>
        <table:table-row table:style-name="ro3">
          <table:table-cell office:value-type="string" calcext:value-type="string">
            <text:p><text:s text:c="8"/>(pin (num H21) (name DDR_DQ2) (type input))</text:p>
          </table:table-cell>
          <table:table-cell table:number-columns-repeated="8"/>
          <table:table-cell office:value-type="string" calcext:value-type="string">
            <text:p>H21</text:p>
          </table:table-cell>
          <table:table-cell office:value-type="string" calcext:value-type="string">
            <text:p>DDR_DQ2</text:p>
          </table:table-cell>
        </table:table-row>
        <table:table-row table:style-name="ro3">
          <table:table-cell office:value-type="string" calcext:value-type="string">
            <text:p><text:s text:c="8"/>(pin (num H22) (name DDR_DQ6) (type input))</text:p>
          </table:table-cell>
          <table:table-cell table:number-columns-repeated="8"/>
          <table:table-cell office:value-type="string" calcext:value-type="string">
            <text:p>H22</text:p>
          </table:table-cell>
          <table:table-cell office:value-type="string" calcext:value-type="string">
            <text:p>DDR_DQ6</text:p>
          </table:table-cell>
        </table:table-row>
        <table:table-row table:style-name="ro3">
          <table:table-cell office:value-type="string" calcext:value-type="string">
            <text:p><text:s text:c="8"/>(pin (num H23) (name DDR_DQM0) (type input))</text:p>
          </table:table-cell>
          <table:table-cell table:number-columns-repeated="8"/>
          <table:table-cell office:value-type="string" calcext:value-type="string">
            <text:p>H23</text:p>
          </table:table-cell>
          <table:table-cell office:value-type="string" calcext:value-type="string">
            <text:p>DDR_DQM0</text:p>
          </table:table-cell>
        </table:table-row>
        <table:table-row table:style-name="ro3">
          <table:table-cell office:value-type="string" calcext:value-type="string">
            <text:p><text:s text:c="8"/>(pin (num J2) (name "FMC_AD1/FMC_D1(PD15)") (type input))</text:p>
          </table:table-cell>
          <table:table-cell table:number-columns-repeated="8"/>
          <table:table-cell office:value-type="string" calcext:value-type="string">
            <text:p>J2</text:p>
          </table:table-cell>
          <table:table-cell office:value-type="string" calcext:value-type="string">
            <text:p>FMC_AD1/FMC_D1(PD15)</text:p>
          </table:table-cell>
        </table:table-row>
        <table:table-row table:style-name="ro3">
          <table:table-cell office:value-type="string" calcext:value-type="string">
            <text:p><text:s text:c="8"/>(pin (num J3) (name "USART1_TX(PZ7)") (type input))</text:p>
          </table:table-cell>
          <table:table-cell table:number-columns-repeated="8"/>
          <table:table-cell office:value-type="string" calcext:value-type="string">
            <text:p>J3</text:p>
          </table:table-cell>
          <table:table-cell office:value-type="string" calcext:value-type="string">
            <text:p>USART1_TX(PZ7)</text:p>
          </table:table-cell>
        </table:table-row>
        <table:table-row table:style-name="ro3">
          <table:table-cell office:value-type="string" calcext:value-type="string">
            <text:p><text:s text:c="8"/>(pin (num J4) (name "SPI1_MOSI(PZ2)") (type input))</text:p>
          </table:table-cell>
          <table:table-cell table:number-columns-repeated="8"/>
          <table:table-cell office:value-type="string" calcext:value-type="string">
            <text:p>J4</text:p>
          </table:table-cell>
          <table:table-cell office:value-type="string" calcext:value-type="string">
            <text:p>SPI1_MOSI(PZ2)</text:p>
          </table:table-cell>
        </table:table-row>
        <table:table-row table:style-name="ro3">
          <table:table-cell office:value-type="string" calcext:value-type="string">
            <text:p><text:s text:c="8"/>(pin (num J20) (name DDR_A2) (type input))</text:p>
          </table:table-cell>
          <table:table-cell table:number-columns-repeated="8"/>
          <table:table-cell office:value-type="string" calcext:value-type="string">
            <text:p>J20</text:p>
          </table:table-cell>
          <table:table-cell office:value-type="string" calcext:value-type="string">
            <text:p>DDR_A2</text:p>
          </table:table-cell>
        </table:table-row>
        <table:table-row table:style-name="ro3">
          <table:table-cell office:value-type="string" calcext:value-type="string">
            <text:p><text:s text:c="8"/>(pin (num J21) (name DDR_DQ4) (type input))</text:p>
          </table:table-cell>
          <table:table-cell table:number-columns-repeated="8"/>
          <table:table-cell office:value-type="string" calcext:value-type="string">
            <text:p>J21</text:p>
          </table:table-cell>
          <table:table-cell office:value-type="string" calcext:value-type="string">
            <text:p>DDR_DQ4</text:p>
          </table:table-cell>
        </table:table-row>
        <table:table-row table:style-name="ro3">
          <table:table-cell office:value-type="string" calcext:value-type="string">
            <text:p><text:s text:c="8"/>(pin (num J22) (name DDR_DQ5) (type input))</text:p>
          </table:table-cell>
          <table:table-cell table:number-columns-repeated="8"/>
          <table:table-cell office:value-type="string" calcext:value-type="string">
            <text:p>J22</text:p>
          </table:table-cell>
          <table:table-cell office:value-type="string" calcext:value-type="string">
            <text:p>DDR_DQ5</text:p>
          </table:table-cell>
        </table:table-row>
        <table:table-row table:style-name="ro3">
          <table:table-cell office:value-type="string" calcext:value-type="string">
            <text:p><text:s text:c="8"/>(pin (num K1) (name "USART3_RX(PD9)") (type input))</text:p>
          </table:table-cell>
          <table:table-cell table:number-columns-repeated="8"/>
          <table:table-cell office:value-type="string" calcext:value-type="string">
            <text:p>K1</text:p>
          </table:table-cell>
          <table:table-cell office:value-type="string" calcext:value-type="string">
            <text:p>USART3_RX(PD9)</text:p>
          </table:table-cell>
        </table:table-row>
        <table:table-row table:style-name="ro3">
          <table:table-cell office:value-type="string" calcext:value-type="string">
            <text:p><text:s text:c="8"/>(pin (num K3) (name "USART3_TX(PD8)") (type input))</text:p>
          </table:table-cell>
          <table:table-cell table:number-columns-repeated="8"/>
          <table:table-cell office:value-type="string" calcext:value-type="string">
            <text:p>K3</text:p>
          </table:table-cell>
          <table:table-cell office:value-type="string" calcext:value-type="string">
            <text:p>USART3_TX(PD8)</text:p>
          </table:table-cell>
        </table:table-row>
        <table:table-row table:style-name="ro3">
          <table:table-cell office:value-type="string" calcext:value-type="string">
            <text:p><text:s text:c="8"/>(pin (num K4) (name "USART6_RTS(PG12)") (type input))</text:p>
          </table:table-cell>
          <table:table-cell table:number-columns-repeated="8"/>
          <table:table-cell office:value-type="string" calcext:value-type="string">
            <text:p>K4</text:p>
          </table:table-cell>
          <table:table-cell office:value-type="string" calcext:value-type="string">
            <text:p>USART6_RTS(PG12)</text:p>
          </table:table-cell>
        </table:table-row>
        <table:table-row table:style-name="ro3">
          <table:table-cell office:value-type="string" calcext:value-type="string">
            <text:p><text:s text:c="8"/>(pin (num K20) (name DDR_DTO0) (type input))</text:p>
          </table:table-cell>
          <table:table-cell table:number-columns-repeated="8"/>
          <table:table-cell office:value-type="string" calcext:value-type="string">
            <text:p>K20</text:p>
          </table:table-cell>
          <table:table-cell office:value-type="string" calcext:value-type="string">
            <text:p>DDR_DTO0</text:p>
          </table:table-cell>
        </table:table-row>
        <table:table-row table:style-name="ro3">
          <table:table-cell office:value-type="string" calcext:value-type="string">
            <text:p><text:s text:c="8"/>(pin (num K21) (name VSS) (type input))</text:p>
          </table:table-cell>
          <table:table-cell table:number-columns-repeated="8"/>
          <table:table-cell office:value-type="string" calcext:value-type="string">
            <text:p>K21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K22) (name DDR_A3) (type input))</text:p>
          </table:table-cell>
          <table:table-cell table:number-columns-repeated="8"/>
          <table:table-cell office:value-type="string" calcext:value-type="string">
            <text:p>K22</text:p>
          </table:table-cell>
          <table:table-cell office:value-type="string" calcext:value-type="string">
            <text:p>DDR_A3</text:p>
          </table:table-cell>
        </table:table-row>
        <table:table-row table:style-name="ro3">
          <table:table-cell office:value-type="string" calcext:value-type="string">
            <text:p><text:s text:c="8"/>(pin (num K23) (name DDR_ZQ) (type input))</text:p>
          </table:table-cell>
          <table:table-cell table:number-columns-repeated="8"/>
          <table:table-cell office:value-type="string" calcext:value-type="string">
            <text:p>K23</text:p>
          </table:table-cell>
          <table:table-cell office:value-type="string" calcext:value-type="string">
            <text:p>DDR_ZQ</text:p>
          </table:table-cell>
        </table:table-row>
        <table:table-row table:style-name="ro3">
          <table:table-cell office:value-type="string" calcext:value-type="string">
            <text:p><text:s text:c="8"/>(pin (num L3) (name "FMC_AD0/FMC_D0(PD14)") (type input))</text:p>
          </table:table-cell>
          <table:table-cell table:number-columns-repeated="8"/>
          <table:table-cell office:value-type="string" calcext:value-type="string">
            <text:p>L3</text:p>
          </table:table-cell>
          <table:table-cell office:value-type="string" calcext:value-type="string">
            <text:p>FMC_AD0/FMC_D0(PD14)</text:p>
          </table:table-cell>
        </table:table-row>
        <table:table-row table:style-name="ro3">
          <table:table-cell office:value-type="string" calcext:value-type="string">
            <text:p><text:s text:c="8"/>(pin (num L20) (name DDR_A0) (type input))</text:p>
          </table:table-cell>
          <table:table-cell table:number-columns-repeated="8"/>
          <table:table-cell office:value-type="string" calcext:value-type="string">
            <text:p>L20</text:p>
          </table:table-cell>
          <table:table-cell office:value-type="string" calcext:value-type="string">
            <text:p>DDR_A0</text:p>
          </table:table-cell>
        </table:table-row>
        <table:table-row table:style-name="ro3">
          <table:table-cell office:value-type="string" calcext:value-type="string">
            <text:p><text:s text:c="8"/>(pin (num L21) (name DDR_DTO1) (type input))</text:p>
          </table:table-cell>
          <table:table-cell table:number-columns-repeated="8"/>
          <table:table-cell office:value-type="string" calcext:value-type="string">
            <text:p>L21</text:p>
          </table:table-cell>
          <table:table-cell office:value-type="string" calcext:value-type="string">
            <text:p>DDR_DTO1</text:p>
          </table:table-cell>
        </table:table-row>
        <table:table-row table:style-name="ro3">
          <table:table-cell office:value-type="string" calcext:value-type="string">
            <text:p><text:s text:c="8"/>(pin (num L22) (name DDR_ODT) (type input))</text:p>
          </table:table-cell>
          <table:table-cell table:number-columns-repeated="8"/>
          <table:table-cell office:value-type="string" calcext:value-type="string">
            <text:p>L22</text:p>
          </table:table-cell>
          <table:table-cell office:value-type="string" calcext:value-type="string">
            <text:p>DDR_ODT</text:p>
          </table:table-cell>
        </table:table-row>
        <table:table-row table:style-name="ro3">
          <table:table-cell office:value-type="string" calcext:value-type="string">
            <text:p><text:s text:c="8"/>(pin (num L23) (name DDR_BA0) (type input))</text:p>
          </table:table-cell>
          <table:table-cell table:number-columns-repeated="8"/>
          <table:table-cell office:value-type="string" calcext:value-type="string">
            <text:p>L23</text:p>
          </table:table-cell>
          <table:table-cell office:value-type="string" calcext:value-type="string">
            <text:p>DDR_BA0</text:p>
          </table:table-cell>
        </table:table-row>
        <table:table-row table:style-name="ro3">
          <table:table-cell office:value-type="string" calcext:value-type="string">
            <text:p><text:s text:c="8"/>(pin (num M2) (name BOOT2) (type input))</text:p>
          </table:table-cell>
          <table:table-cell table:number-columns-repeated="8"/>
          <table:table-cell office:value-type="string" calcext:value-type="string">
            <text:p>M2</text:p>
          </table:table-cell>
          <table:table-cell office:value-type="string" calcext:value-type="string">
            <text:p>BOOT2</text:p>
          </table:table-cell>
        </table:table-row>
        <table:table-row table:style-name="ro3">
          <table:table-cell office:value-type="string" calcext:value-type="string">
            <text:p><text:s text:c="8"/>(pin (num M3) (name NRST) (type input))</text:p>
          </table:table-cell>
          <table:table-cell table:number-columns-repeated="8"/>
          <table:table-cell office:value-type="string" calcext:value-type="string">
            <text:p>M3</text:p>
          </table:table-cell>
          <table:table-cell office:value-type="string" calcext:value-type="string">
            <text:p>NRST</text:p>
          </table:table-cell>
        </table:table-row>
        <table:table-row table:style-name="ro3">
          <table:table-cell office:value-type="string" calcext:value-type="string">
            <text:p><text:s text:c="8"/>(pin (num M4) (name NRSTCORE) (type input))</text:p>
          </table:table-cell>
          <table:table-cell table:number-columns-repeated="8"/>
          <table:table-cell office:value-type="string" calcext:value-type="string">
            <text:p>M4</text:p>
          </table:table-cell>
          <table:table-cell office:value-type="string" calcext:value-type="string">
            <text:p>NRSTCORE</text:p>
          </table:table-cell>
        </table:table-row>
        <table:table-row table:style-name="ro3">
          <table:table-cell office:value-type="string" calcext:value-type="string">
            <text:p><text:s text:c="8"/>(pin (num M20) (name DDR_WEN) (type input))</text:p>
          </table:table-cell>
          <table:table-cell table:number-columns-repeated="8"/>
          <table:table-cell office:value-type="string" calcext:value-type="string">
            <text:p>M20</text:p>
          </table:table-cell>
          <table:table-cell office:value-type="string" calcext:value-type="string">
            <text:p>DDR_WEN</text:p>
          </table:table-cell>
        </table:table-row>
        <table:table-row table:style-name="ro3">
          <table:table-cell office:value-type="string" calcext:value-type="string">
            <text:p><text:s text:c="8"/>(pin (num M21) (name DDR_BA2) (type input))</text:p>
          </table:table-cell>
          <table:table-cell table:number-columns-repeated="8"/>
          <table:table-cell office:value-type="string" calcext:value-type="string">
            <text:p>M21</text:p>
          </table:table-cell>
          <table:table-cell office:value-type="string" calcext:value-type="string">
            <text:p>DDR_BA2</text:p>
          </table:table-cell>
        </table:table-row>
        <table:table-row table:style-name="ro3">
          <table:table-cell office:value-type="string" calcext:value-type="string">
            <text:p><text:s text:c="8"/>(pin (num M22) (name DDR_CSN) (type input))</text:p>
          </table:table-cell>
          <table:table-cell table:number-columns-repeated="8"/>
          <table:table-cell office:value-type="string" calcext:value-type="string">
            <text:p>M22</text:p>
          </table:table-cell>
          <table:table-cell office:value-type="string" calcext:value-type="string">
            <text:p>DDR_CSN</text:p>
          </table:table-cell>
        </table:table-row>
        <table:table-row table:style-name="ro3">
          <table:table-cell office:value-type="string" calcext:value-type="string">
            <text:p><text:s text:c="8"/>(pin (num N1) (name BOOT0) (type input))</text:p>
          </table:table-cell>
          <table:table-cell table:number-columns-repeated="8"/>
          <table:table-cell office:value-type="string" calcext:value-type="string">
            <text:p>N1</text:p>
          </table:table-cell>
          <table:table-cell office:value-type="string" calcext:value-type="string">
            <text:p>BOOT0</text:p>
          </table:table-cell>
        </table:table-row>
        <table:table-row table:style-name="ro3">
          <table:table-cell office:value-type="string" calcext:value-type="string">
            <text:p><text:s text:c="8"/>(pin (num N3) (name PWR_LP) (type input))</text:p>
          </table:table-cell>
          <table:table-cell table:number-columns-repeated="8"/>
          <table:table-cell office:value-type="string" calcext:value-type="string">
            <text:p>N3</text:p>
          </table:table-cell>
          <table:table-cell office:value-type="string" calcext:value-type="string">
            <text:p>PWR_LP</text:p>
          </table:table-cell>
        </table:table-row>
        <table:table-row table:style-name="ro3">
          <table:table-cell office:value-type="string" calcext:value-type="string">
            <text:p><text:s text:c="8"/>(pin (num N4) (name BOOT1) (type input))</text:p>
          </table:table-cell>
          <table:table-cell table:number-columns-repeated="8"/>
          <table:table-cell office:value-type="string" calcext:value-type="string">
            <text:p>N4</text:p>
          </table:table-cell>
          <table:table-cell office:value-type="string" calcext:value-type="string">
            <text:p>BOOT1</text:p>
          </table:table-cell>
        </table:table-row>
        <table:table-row table:style-name="ro3">
          <table:table-cell office:value-type="string" calcext:value-type="string">
            <text:p><text:s text:c="8"/>(pin (num N20) (name DDR_CASN) (type input))</text:p>
          </table:table-cell>
          <table:table-cell table:number-columns-repeated="8"/>
          <table:table-cell office:value-type="string" calcext:value-type="string">
            <text:p>N20</text:p>
          </table:table-cell>
          <table:table-cell office:value-type="string" calcext:value-type="string">
            <text:p>DDR_CASN</text:p>
          </table:table-cell>
        </table:table-row>
        <table:table-row table:style-name="ro3">
          <table:table-cell office:value-type="string" calcext:value-type="string">
            <text:p><text:s text:c="8"/>(pin (num N21) (name DDR_RASN) (type input))</text:p>
          </table:table-cell>
          <table:table-cell table:number-columns-repeated="8"/>
          <table:table-cell office:value-type="string" calcext:value-type="string">
            <text:p>N21</text:p>
          </table:table-cell>
          <table:table-cell office:value-type="string" calcext:value-type="string">
            <text:p>DDR_RASN</text:p>
          </table:table-cell>
        </table:table-row>
        <table:table-row table:style-name="ro3">
          <table:table-cell office:value-type="string" calcext:value-type="string">
            <text:p><text:s text:c="8"/>(pin (num N22) (name DDR_CLKP) (type input))</text:p>
          </table:table-cell>
          <table:table-cell table:number-columns-repeated="8"/>
          <table:table-cell office:value-type="string" calcext:value-type="string">
            <text:p>N22</text:p>
          </table:table-cell>
          <table:table-cell office:value-type="string" calcext:value-type="string">
            <text:p>DDR_CLKP</text:p>
          </table:table-cell>
        </table:table-row>
        <table:table-row table:style-name="ro3">
          <table:table-cell office:value-type="string" calcext:value-type="string">
            <text:p><text:s text:c="8"/>(pin (num N23) (name DDR_CLKN) (type input))</text:p>
          </table:table-cell>
          <table:table-cell table:number-columns-repeated="8"/>
          <table:table-cell office:value-type="string" calcext:value-type="string">
            <text:p>N23</text:p>
          </table:table-cell>
          <table:table-cell office:value-type="string" calcext:value-type="string">
            <text:p>DDR_CLKN</text:p>
          </table:table-cell>
        </table:table-row>
        <table:table-row table:style-name="ro3">
          <table:table-cell office:value-type="string" calcext:value-type="string">
            <text:p><text:s text:c="8"/>(pin (num P3) (name VSS) (type input))</text:p>
          </table:table-cell>
          <table:table-cell table:number-columns-repeated="8"/>
          <table:table-cell office:value-type="string" calcext:value-type="string">
            <text:p>P3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P20) (name DDR_A15) (type input))</text:p>
          </table:table-cell>
          <table:table-cell table:number-columns-repeated="8"/>
          <table:table-cell office:value-type="string" calcext:value-type="string">
            <text:p>P20</text:p>
          </table:table-cell>
          <table:table-cell office:value-type="string" calcext:value-type="string">
            <text:p>DDR_A15</text:p>
          </table:table-cell>
        </table:table-row>
        <table:table-row table:style-name="ro3">
          <table:table-cell office:value-type="string" calcext:value-type="string">
            <text:p><text:s text:c="8"/>(pin (num P21) (name VSS) (type input))</text:p>
          </table:table-cell>
          <table:table-cell table:number-columns-repeated="8"/>
          <table:table-cell office:value-type="string" calcext:value-type="string">
            <text:p>P21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P22) (name DDR_A1) (type input))</text:p>
          </table:table-cell>
          <table:table-cell table:number-columns-repeated="8"/>
          <table:table-cell office:value-type="string" calcext:value-type="string">
            <text:p>P22</text:p>
          </table:table-cell>
          <table:table-cell office:value-type="string" calcext:value-type="string">
            <text:p>DDR_A1</text:p>
          </table:table-cell>
        </table:table-row>
        <table:table-row table:style-name="ro3">
          <table:table-cell office:value-type="string" calcext:value-type="string">
            <text:p><text:s text:c="8"/>(pin (num P23) (name DDR_A12) (type input))</text:p>
          </table:table-cell>
          <table:table-cell table:number-columns-repeated="8"/>
          <table:table-cell office:value-type="string" calcext:value-type="string">
            <text:p>P23</text:p>
          </table:table-cell>
          <table:table-cell office:value-type="string" calcext:value-type="string">
            <text:p>DDR_A12</text:p>
          </table:table-cell>
        </table:table-row>
        <table:table-row table:style-name="ro3">
          <table:table-cell office:value-type="string" calcext:value-type="string">
            <text:p><text:s text:c="8"/>(pin (num R2) (name PWR_ON) (type input))</text:p>
          </table:table-cell>
          <table:table-cell table:number-columns-repeated="8"/>
          <table:table-cell office:value-type="string" calcext:value-type="string">
            <text:p>R2</text:p>
          </table:table-cell>
          <table:table-cell office:value-type="string" calcext:value-type="string">
            <text:p>PWR_ON</text:p>
          </table:table-cell>
        </table:table-row>
        <table:table-row table:style-name="ro3">
          <table:table-cell office:value-type="string" calcext:value-type="string">
            <text:p><text:s text:c="8"/>(pin (num R3) (name PDR_ON) (type input))</text:p>
          </table:table-cell>
          <table:table-cell table:number-columns-repeated="8"/>
          <table:table-cell office:value-type="string" calcext:value-type="string">
            <text:p>R3</text:p>
          </table:table-cell>
          <table:table-cell office:value-type="string" calcext:value-type="string">
            <text:p>PDR_ON</text:p>
          </table:table-cell>
        </table:table-row>
        <table:table-row table:style-name="ro3">
          <table:table-cell office:value-type="string" calcext:value-type="string">
            <text:p><text:s text:c="8"/>(pin (num R4) (name VREF+) (type input))</text:p>
          </table:table-cell>
          <table:table-cell table:number-columns-repeated="8"/>
          <table:table-cell office:value-type="string" calcext:value-type="string">
            <text:p>R4</text:p>
          </table:table-cell>
          <table:table-cell office:value-type="string" calcext:value-type="string">
            <text:p>VREF+</text:p>
          </table:table-cell>
        </table:table-row>
        <table:table-row table:style-name="ro3">
          <table:table-cell office:value-type="string" calcext:value-type="string">
            <text:p><text:s text:c="8"/>(pin (num R20) (name DDR_A11) (type input))</text:p>
          </table:table-cell>
          <table:table-cell table:number-columns-repeated="8"/>
          <table:table-cell office:value-type="string" calcext:value-type="string">
            <text:p>R20</text:p>
          </table:table-cell>
          <table:table-cell office:value-type="string" calcext:value-type="string">
            <text:p>DDR_A11</text:p>
          </table:table-cell>
        </table:table-row>
        <table:table-row table:style-name="ro3">
          <table:table-cell office:value-type="string" calcext:value-type="string">
            <text:p><text:s text:c="8"/>(pin (num R21) (name DDR_A14) (type input))</text:p>
          </table:table-cell>
          <table:table-cell table:number-columns-repeated="8"/>
          <table:table-cell office:value-type="string" calcext:value-type="string">
            <text:p>R21</text:p>
          </table:table-cell>
          <table:table-cell office:value-type="string" calcext:value-type="string">
            <text:p>DDR_A14</text:p>
          </table:table-cell>
        </table:table-row>
        <table:table-row table:style-name="ro3">
          <table:table-cell office:value-type="string" calcext:value-type="string">
            <text:p><text:s text:c="8"/>(pin (num R22) (name DDR_A10) (type input))</text:p>
          </table:table-cell>
          <table:table-cell table:number-columns-repeated="8"/>
          <table:table-cell office:value-type="string" calcext:value-type="string">
            <text:p>R22</text:p>
          </table:table-cell>
          <table:table-cell office:value-type="string" calcext:value-type="string">
            <text:p>DDR_A10</text:p>
          </table:table-cell>
        </table:table-row>
        <table:table-row table:style-name="ro3">
          <table:table-cell office:value-type="string" calcext:value-type="string">
            <text:p><text:s text:c="8"/>(pin (num T1) (name "USART3_CTS(PI10)") (type input))</text:p>
          </table:table-cell>
          <table:table-cell table:number-columns-repeated="8"/>
          <table:table-cell office:value-type="string" calcext:value-type="string">
            <text:p>T1</text:p>
          </table:table-cell>
          <table:table-cell office:value-type="string" calcext:value-type="string">
            <text:p>USART3_CTS(PI10)</text:p>
          </table:table-cell>
        </table:table-row>
        <table:table-row table:style-name="ro3">
          <table:table-cell office:value-type="string" calcext:value-type="string">
            <text:p><text:s text:c="8"/>(pin (num T3) (name PDR_ON_CORE) (type input))</text:p>
          </table:table-cell>
          <table:table-cell table:number-columns-repeated="8"/>
          <table:table-cell office:value-type="string" calcext:value-type="string">
            <text:p>T3</text:p>
          </table:table-cell>
          <table:table-cell office:value-type="string" calcext:value-type="string">
            <text:p>PDR_ON_CORE</text:p>
          </table:table-cell>
        </table:table-row>
        <table:table-row table:style-name="ro3">
          <table:table-cell office:value-type="string" calcext:value-type="string">
            <text:p><text:s text:c="8"/>(pin (num T20) (name DDR_CKE) (type input))</text:p>
          </table:table-cell>
          <table:table-cell table:number-columns-repeated="8"/>
          <table:table-cell office:value-type="string" calcext:value-type="string">
            <text:p>T20</text:p>
          </table:table-cell>
          <table:table-cell office:value-type="string" calcext:value-type="string">
            <text:p>DDR_CKE</text:p>
          </table:table-cell>
        </table:table-row>
        <table:table-row table:style-name="ro3">
          <table:table-cell office:value-type="string" calcext:value-type="string">
            <text:p><text:s text:c="8"/>(pin (num T21) (name DDR_DQ8) (type input))</text:p>
          </table:table-cell>
          <table:table-cell table:number-columns-repeated="8"/>
          <table:table-cell office:value-type="string" calcext:value-type="string">
            <text:p>T21</text:p>
          </table:table-cell>
          <table:table-cell office:value-type="string" calcext:value-type="string">
            <text:p>DDR_DQ8</text:p>
          </table:table-cell>
        </table:table-row>
        <table:table-row table:style-name="ro3">
          <table:table-cell office:value-type="string" calcext:value-type="string">
            <text:p><text:s text:c="8"/>(pin (num T22) (name DDR_DQ10) (type input))</text:p>
          </table:table-cell>
          <table:table-cell table:number-columns-repeated="8"/>
          <table:table-cell office:value-type="string" calcext:value-type="string">
            <text:p>T22</text:p>
          </table:table-cell>
          <table:table-cell office:value-type="string" calcext:value-type="string">
            <text:p>DDR_DQ10</text:p>
          </table:table-cell>
        </table:table-row>
        <table:table-row table:style-name="ro3">
          <table:table-cell office:value-type="string" calcext:value-type="string">
            <text:p><text:s text:c="8"/>(pin (num T23) (name DDR_DQ13) (type input))</text:p>
          </table:table-cell>
          <table:table-cell table:number-columns-repeated="8"/>
          <table:table-cell office:value-type="string" calcext:value-type="string">
            <text:p>T23</text:p>
          </table:table-cell>
          <table:table-cell office:value-type="string" calcext:value-type="string">
            <text:p>DDR_DQ13</text:p>
          </table:table-cell>
        </table:table-row>
        <table:table-row table:style-name="ro3">
          <table:table-cell office:value-type="string" calcext:value-type="string">
            <text:p><text:s text:c="8"/>(pin (num U2) (name "USART2_RX(PA3)") (type input))</text:p>
          </table:table-cell>
          <table:table-cell table:number-columns-repeated="8"/>
          <table:table-cell office:value-type="string" calcext:value-type="string">
            <text:p>U2</text:p>
          </table:table-cell>
          <table:table-cell office:value-type="string" calcext:value-type="string">
            <text:p>USART2_RX(PA3)</text:p>
          </table:table-cell>
        </table:table-row>
        <table:table-row table:style-name="ro3">
          <table:table-cell office:value-type="string" calcext:value-type="string">
            <text:p><text:s text:c="8"/>(pin (num U20) (name DDR_BA1) (type input))</text:p>
          </table:table-cell>
          <table:table-cell table:number-columns-repeated="8"/>
          <table:table-cell office:value-type="string" calcext:value-type="string">
            <text:p>U20</text:p>
          </table:table-cell>
          <table:table-cell office:value-type="string" calcext:value-type="string">
            <text:p>DDR_BA1</text:p>
          </table:table-cell>
        </table:table-row>
        <table:table-row table:style-name="ro3">
          <table:table-cell office:value-type="string" calcext:value-type="string">
            <text:p><text:s text:c="8"/>(pin (num U21) (name DDR_DQ9) (type input))</text:p>
          </table:table-cell>
          <table:table-cell table:number-columns-repeated="8"/>
          <table:table-cell office:value-type="string" calcext:value-type="string">
            <text:p>U21</text:p>
          </table:table-cell>
          <table:table-cell office:value-type="string" calcext:value-type="string">
            <text:p>DDR_DQ9</text:p>
          </table:table-cell>
        </table:table-row>
        <table:table-row table:style-name="ro3">
          <table:table-cell office:value-type="string" calcext:value-type="string">
            <text:p><text:s text:c="8"/>(pin (num U22) (name DDR_DQS1P) (type input))</text:p>
          </table:table-cell>
          <table:table-cell table:number-columns-repeated="8"/>
          <table:table-cell office:value-type="string" calcext:value-type="string">
            <text:p>U22</text:p>
          </table:table-cell>
          <table:table-cell office:value-type="string" calcext:value-type="string">
            <text:p>DDR_DQS1P</text:p>
          </table:table-cell>
        </table:table-row>
        <table:table-row table:style-name="ro3">
          <table:table-cell office:value-type="string" calcext:value-type="string">
            <text:p><text:s text:c="8"/>(pin (num U23) (name DDR_DQS1N) (type input))</text:p>
          </table:table-cell>
          <table:table-cell table:number-columns-repeated="8"/>
          <table:table-cell office:value-type="string" calcext:value-type="string">
            <text:p>U23</text:p>
          </table:table-cell>
          <table:table-cell office:value-type="string" calcext:value-type="string">
            <text:p>DDR_DQS1N</text:p>
          </table:table-cell>
        </table:table-row>
        <table:table-row table:style-name="ro3">
          <table:table-cell office:value-type="string" calcext:value-type="string">
            <text:p><text:s text:c="8"/>(pin (num V4) (name "SPI1_NSS(PA4)") (type input))</text:p>
          </table:table-cell>
          <table:table-cell table:number-columns-repeated="8"/>
          <table:table-cell office:value-type="string" calcext:value-type="string">
            <text:p>V4</text:p>
          </table:table-cell>
          <table:table-cell office:value-type="string" calcext:value-type="string">
            <text:p>SPI1_NSS(PA4)</text:p>
          </table:table-cell>
        </table:table-row>
        <table:table-row table:style-name="ro3">
          <table:table-cell office:value-type="string" calcext:value-type="string">
            <text:p><text:s text:c="8"/>(pin (num V20) (name DDR_A4) (type input))</text:p>
          </table:table-cell>
          <table:table-cell table:number-columns-repeated="8"/>
          <table:table-cell office:value-type="string" calcext:value-type="string">
            <text:p>V20</text:p>
          </table:table-cell>
          <table:table-cell office:value-type="string" calcext:value-type="string">
            <text:p>DDR_A4</text:p>
          </table:table-cell>
        </table:table-row>
        <table:table-row table:style-name="ro3">
          <table:table-cell office:value-type="string" calcext:value-type="string">
            <text:p><text:s text:c="8"/>(pin (num V21) (name VSS) (type input))</text:p>
          </table:table-cell>
          <table:table-cell table:number-columns-repeated="8"/>
          <table:table-cell office:value-type="string" calcext:value-type="string">
            <text:p>V21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V22) (name DDR_DQM1) (type input))</text:p>
          </table:table-cell>
          <table:table-cell table:number-columns-repeated="8"/>
          <table:table-cell office:value-type="string" calcext:value-type="string">
            <text:p>V22</text:p>
          </table:table-cell>
          <table:table-cell office:value-type="string" calcext:value-type="string">
            <text:p>DDR_DQM1</text:p>
          </table:table-cell>
        </table:table-row>
        <table:table-row table:style-name="ro3">
          <table:table-cell office:value-type="string" calcext:value-type="string">
            <text:p><text:s text:c="8"/>(pin (num W2) (name "ETH1_RGMII_TX_CLK(PC3)") (type input))</text:p>
          </table:table-cell>
          <table:table-cell table:number-columns-repeated="8"/>
          <table:table-cell office:value-type="string" calcext:value-type="string">
            <text:p>W2</text:p>
          </table:table-cell>
          <table:table-cell office:value-type="string" calcext:value-type="string">
            <text:p>ETH1_RGMII_TX_CLK(PC3)</text:p>
          </table:table-cell>
        </table:table-row>
        <table:table-row table:style-name="ro3">
          <table:table-cell office:value-type="string" calcext:value-type="string">
            <text:p><text:s text:c="8"/>(pin (num W3) (name VSS) (type input))</text:p>
          </table:table-cell>
          <table:table-cell table:number-columns-repeated="8"/>
          <table:table-cell office:value-type="string" calcext:value-type="string">
            <text:p>W3</text:p>
          </table:table-cell>
          <table:table-cell office:value-type="string" calcext:value-type="string">
            <text:p>VSS</text:p>
          </table:table-cell>
        </table:table-row>
        <table:table-row table:style-name="ro3">
          <table:table-cell office:value-type="string" calcext:value-type="string">
            <text:p><text:s text:c="8"/>(pin (num W4) (name "SPI5_MISO(PH7)") (type input))</text:p>
          </table:table-cell>
          <table:table-cell table:number-columns-repeated="8"/>
          <table:table-cell office:value-type="string" calcext:value-type="string">
            <text:p>W4</text:p>
          </table:table-cell>
          <table:table-cell office:value-type="string" calcext:value-type="string">
            <text:p>SPI5_MISO(PH7)</text:p>
          </table:table-cell>
        </table:table-row>
        <table:table-row table:style-name="ro3">
          <table:table-cell office:value-type="string" calcext:value-type="string">
            <text:p><text:s text:c="8"/>(pin (num W20) (name DDR_A6) (type input))</text:p>
          </table:table-cell>
          <table:table-cell table:number-columns-repeated="8"/>
          <table:table-cell office:value-type="string" calcext:value-type="string">
            <text:p>W20</text:p>
          </table:table-cell>
          <table:table-cell office:value-type="string" calcext:value-type="string">
            <text:p>DDR_A6</text:p>
          </table:table-cell>
        </table:table-row>
        <table:table-row table:style-name="ro3">
          <table:table-cell office:value-type="string" calcext:value-type="string">
            <text:p><text:s text:c="8"/>(pin (num W21) (name DDR_DQ11) (type input))</text:p>
          </table:table-cell>
          <table:table-cell table:number-columns-repeated="8"/>
          <table:table-cell office:value-type="string" calcext:value-type="string">
            <text:p>W21</text:p>
          </table:table-cell>
          <table:table-cell office:value-type="string" calcext:value-type="string">
            <text:p>DDR_DQ11</text:p>
          </table:table-cell>
        </table:table-row>
        <table:table-row table:style-name="ro3">
          <table:table-cell office:value-type="string" calcext:value-type="string">
            <text:p><text:s text:c="8"/>(pin (num W22) (name DDR_DQ14) (type input))</text:p>
          </table:table-cell>
          <table:table-cell table:number-columns-repeated="8"/>
          <table:table-cell office:value-type="string" calcext:value-type="string">
            <text:p>W22</text:p>
          </table:table-cell>
          <table:table-cell office:value-type="string" calcext:value-type="string">
            <text:p>DDR_DQ14</text:p>
          </table:table-cell>
        </table:table-row>
        <table:table-row table:style-name="ro3">
          <table:table-cell office:value-type="string" calcext:value-type="string">
            <text:p><text:s text:c="8"/>(pin (num W23) (name DDR_DQ12) (type input))</text:p>
          </table:table-cell>
          <table:table-cell table:number-columns-repeated="8"/>
          <table:table-cell office:value-type="string" calcext:value-type="string">
            <text:p>W23</text:p>
          </table:table-cell>
          <table:table-cell office:value-type="string" calcext:value-type="string">
            <text:p>DDR_DQ12</text:p>
          </table:table-cell>
        </table:table-row>
        <table:table-row table:style-name="ro3">
          <table:table-cell office:value-type="string" calcext:value-type="string">
            <text:p><text:s text:c="8"/>(pin (num Y1) (name "ETH1_RGMII_TXD3(PE2)") (type input))</text:p>
          </table:table-cell>
          <table:table-cell table:number-columns-repeated="8"/>
          <table:table-cell office:value-type="string" calcext:value-type="string">
            <text:p>Y1</text:p>
          </table:table-cell>
          <table:table-cell office:value-type="string" calcext:value-type="string">
            <text:p>ETH1_RGMII_TXD3(PE2)</text:p>
          </table:table-cell>
        </table:table-row>
        <table:table-row table:style-name="ro3">
          <table:table-cell office:value-type="string" calcext:value-type="string">
            <text:p><text:s text:c="8"/>(pin (num Y2) (name "ETH1_RGMII_TXD2(PC2)") (type input))</text:p>
          </table:table-cell>
          <table:table-cell table:number-columns-repeated="8"/>
          <table:table-cell office:value-type="string" calcext:value-type="string">
            <text:p>Y2</text:p>
          </table:table-cell>
          <table:table-cell office:value-type="string" calcext:value-type="string">
            <text:p>ETH1_RGMII_TXD2(PC2)</text:p>
          </table:table-cell>
        </table:table-row>
        <table:table-row table:style-name="ro3">
          <table:table-cell office:value-type="string" calcext:value-type="string">
            <text:p><text:s text:c="8"/>(pin (num Y4) (name "I2C4_SDA(PF15)") (type input))</text:p>
          </table:table-cell>
          <table:table-cell table:number-columns-repeated="8"/>
          <table:table-cell office:value-type="string" calcext:value-type="string">
            <text:p>Y4</text:p>
          </table:table-cell>
          <table:table-cell office:value-type="string" calcext:value-type="string">
            <text:p>I2C4_SDA(PF15)</text:p>
          </table:table-cell>
        </table:table-row>
        <table:table-row table:style-name="ro3">
          <table:table-cell office:value-type="string" calcext:value-type="string">
            <text:p><text:s text:c="8"/>(pin (num Y5) (name "I2C4_SMBA(PF13)") (type input))</text:p>
          </table:table-cell>
          <table:table-cell table:number-columns-repeated="8"/>
          <table:table-cell office:value-type="string" calcext:value-type="string">
            <text:p>Y5</text:p>
          </table:table-cell>
          <table:table-cell office:value-type="string" calcext:value-type="string">
            <text:p>I2C4_SMBA(PF13)</text:p>
          </table:table-cell>
        </table:table-row>
        <table:table-row table:style-name="ro3">
          <table:table-cell office:value-type="string" calcext:value-type="string">
            <text:p><text:s text:c="8"/>(pin (num Y10) (name "SPI5_MOSI(PF11)") (type input))</text:p>
          </table:table-cell>
          <table:table-cell table:number-columns-repeated="8"/>
          <table:table-cell office:value-type="string" calcext:value-type="string">
            <text:p>Y10</text:p>
          </table:table-cell>
          <table:table-cell office:value-type="string" calcext:value-type="string">
            <text:p>SPI5_MOSI(PF11)</text:p>
          </table:table-cell>
        </table:table-row>
        <table:table-row table:style-name="ro3">
          <table:table-cell office:value-type="string" calcext:value-type="string">
            <text:p><text:s text:c="8"/>(pin (num Y11) (name "ETH1_RGMII_RXD2(PH6)") (type input))</text:p>
          </table:table-cell>
          <table:table-cell table:number-columns-repeated="8"/>
          <table:table-cell office:value-type="string" calcext:value-type="string">
            <text:p>Y11</text:p>
          </table:table-cell>
          <table:table-cell office:value-type="string" calcext:value-type="string">
            <text:p>ETH1_RGMII_RXD2(PH6)</text:p>
          </table:table-cell>
        </table:table-row>
        <table:table-row table:style-name="ro3">
          <table:table-cell office:value-type="string" calcext:value-type="string">
            <text:p><text:s text:c="8"/>(pin (num Y13) (name "FMC_NCE(PG9)") (type input))</text:p>
          </table:table-cell>
          <table:table-cell table:number-columns-repeated="8"/>
          <table:table-cell office:value-type="string" calcext:value-type="string">
            <text:p>Y13</text:p>
          </table:table-cell>
          <table:table-cell office:value-type="string" calcext:value-type="string">
            <text:p>FMC_NCE(PG9)</text:p>
          </table:table-cell>
        </table:table-row>
        <table:table-row table:style-name="ro3">
          <table:table-cell office:value-type="string" calcext:value-type="string">
            <text:p><text:s text:c="8"/>(pin (num Y14) (name "I2C4_SCL(PB6)") (type input))</text:p>
          </table:table-cell>
          <table:table-cell table:number-columns-repeated="8"/>
          <table:table-cell office:value-type="string" calcext:value-type="string">
            <text:p>Y14</text:p>
          </table:table-cell>
          <table:table-cell office:value-type="string" calcext:value-type="string">
            <text:p>I2C4_SCL(PB6)</text:p>
          </table:table-cell>
        </table:table-row>
        <table:table-row table:style-name="ro3">
          <table:table-cell office:value-type="string" calcext:value-type="string">
            <text:p><text:s text:c="8"/>(pin (num Y15) (name "FMC_AD7/FMC_D7(PE10)") (type input))</text:p>
          </table:table-cell>
          <table:table-cell table:number-columns-repeated="8"/>
          <table:table-cell office:value-type="string" calcext:value-type="string">
            <text:p>Y15</text:p>
          </table:table-cell>
          <table:table-cell office:value-type="string" calcext:value-type="string">
            <text:p>FMC_AD7/FMC_D7(PE10)</text:p>
          </table:table-cell>
        </table:table-row>
        <table:table-row table:style-name="ro3">
          <table:table-cell office:value-type="string" calcext:value-type="string">
            <text:p><text:s text:c="8"/>(pin (num Y17) (name "OTG_FS_ID(PA10)") (type input))</text:p>
          </table:table-cell>
          <table:table-cell table:number-columns-repeated="8"/>
          <table:table-cell office:value-type="string" calcext:value-type="string">
            <text:p>Y17</text:p>
          </table:table-cell>
          <table:table-cell office:value-type="string" calcext:value-type="string">
            <text:p>OTG_FS_ID(PA10)</text:p>
          </table:table-cell>
        </table:table-row>
        <table:table-row table:style-name="ro3">
          <table:table-cell office:value-type="string" calcext:value-type="string">
            <text:p><text:s text:c="8"/>(pin (num Y18) (name "FMC_A17/FMC_ALE(PD12)") (type input))</text:p>
          </table:table-cell>
          <table:table-cell table:number-columns-repeated="8"/>
          <table:table-cell office:value-type="string" calcext:value-type="string">
            <text:p>Y18</text:p>
          </table:table-cell>
          <table:table-cell office:value-type="string" calcext:value-type="string">
            <text:p>FMC_A17/FMC_ALE(PD12)</text:p>
          </table:table-cell>
        </table:table-row>
        <table:table-row table:style-name="ro3">
          <table:table-cell office:value-type="string" calcext:value-type="string">
            <text:p><text:s text:c="8"/>(pin (num Y19) (name DDR_ATO) (type input))</text:p>
          </table:table-cell>
          <table:table-cell table:number-columns-repeated="8"/>
          <table:table-cell office:value-type="string" calcext:value-type="string">
            <text:p>Y19</text:p>
          </table:table-cell>
          <table:table-cell office:value-type="string" calcext:value-type="string">
            <text:p>DDR_ATO</text:p>
          </table:table-cell>
        </table:table-row>
        <table:table-row table:style-name="ro3">
          <table:table-cell office:value-type="string" calcext:value-type="string">
            <text:p><text:s text:c="8"/>(pin (num Y20) (name DDR_A8) (type input))</text:p>
          </table:table-cell>
          <table:table-cell table:number-columns-repeated="8"/>
          <table:table-cell office:value-type="string" calcext:value-type="string">
            <text:p>Y20</text:p>
          </table:table-cell>
          <table:table-cell office:value-type="string" calcext:value-type="string">
            <text:p>DDR_A8</text:p>
          </table:table-cell>
        </table:table-row>
        <table:table-row table:style-name="ro3">
          <table:table-cell office:value-type="string" calcext:value-type="string">
            <text:p><text:s text:c="8"/>(pin (num Y21) (name DDR_DQ15) (type input))</text:p>
          </table:table-cell>
          <table:table-cell table:number-columns-repeated="8"/>
          <table:table-cell office:value-type="string" calcext:value-type="string">
            <text:p>Y21</text:p>
          </table:table-cell>
          <table:table-cell office:value-type="string" calcext:value-type="string">
            <text:p>DDR_DQ15</text:p>
          </table:table-cell>
        </table:table-row>
        <table:table-row table:style-name="ro3">
          <table:table-cell office:value-type="string" calcext:value-type="string">
            <text:p><text:s text:c="8"/>(pin (num Y22) (name DDR_DQ25) (type input))</text:p>
          </table:table-cell>
          <table:table-cell table:number-columns-repeated="8"/>
          <table:table-cell office:value-type="string" calcext:value-type="string">
            <text:p>Y22</text:p>
          </table:table-cell>
          <table:table-cell office:value-type="string" calcext:value-type="string">
            <text:p>DDR_DQ25</text:p>
          </table:table-cell>
        </table:table-row>
        <table:table-row table:style-name="ro3">
          <table:table-cell office:value-type="string" calcext:value-type="string">
            <text:p><text:s text:c="8"/>(pin (num Y23) (name DDR_DQ24) (type input)))))</text:p>
          </table:table-cell>
          <table:table-cell table:number-columns-repeated="8"/>
          <table:table-cell office:value-type="string" calcext:value-type="string">
            <text:p>Y23</text:p>
          </table:table-cell>
          <table:table-cell office:value-type="string" calcext:value-type="string">
            <text:p>DDR_DQ24</text:p>
          </table:table-cell>
        </table:table-row>
        <table:table-row table:style-name="ro3" table:number-rows-repeated="1048275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8">00/00/0000</text:date>, <text:time style:data-style-name="N2" text:time-value="08:57:20.772207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0:09:55.148886335</meta:creation-date>
    <dc:date>2020-04-28T09:22:45.096508660</dc:date>
    <meta:editing-duration>PT1H28M3S</meta:editing-duration>
    <meta:editing-cycles>24</meta:editing-cycles>
    <meta:generator>LibreOffice/5.1.6.2$Linux_X86_64 LibreOffice_project/10m0$Build-2</meta:generator>
    <meta:document-statistic meta:table-count="2" meta:cell-count="2600" meta:object-count="0"/>
  </office:meta>
</office:document-meta>
</file>